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3.1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1.0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9" style:family="table-cell" style:parent-style-name="Default" style:data-style-name="N100"/>
    <style:style style:name="ce23" style:family="table-cell" style:parent-style-name="Default" style:data-style-name="N37"/>
    <style:style style:name="ce24" style:family="table-cell" style:parent-style-name="Default" style:data-style-name="N154"/>
    <style:style style:name="ce25" style:family="table-cell" style:parent-style-name="Default" style:data-style-name="N11"/>
    <style:style style:name="ce26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1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1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Normal_20_2_20_7" style:data-style-name="N1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Normal_20_2_20_7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Normal_20_2_20_7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1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test_prevalence_history.England_weighted" table:style-name="ta1">
        <table:table-source xlink:type="simple" xlink:href="../out/latest_prevalence_history.England.csv" table:table-name="latest_prevalence_history.England_weighted" table:filter-name="Text - txt - csv (StarCalc)" table:filter-options="9/59/44,34,56,1,,2057,false,false,true,false,false"/>
        <table:table-column table:style-name="co1" table:default-cell-style-name="ce29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e_cases</text:p>
          </table:table-cell>
        </table:table-row>
        <table:table-row table:style-name="ro1">
          <table:table-cell office:value-type="string" calcext:value-type="string">
            <text:p>2021-11-01</text:p>
          </table:table-cell>
          <table:table-cell office:value-type="float" office:value="1057338.67820136" calcext:value-type="float">
            <text:p>1057338.67820136</text:p>
          </table:table-cell>
        </table:table-row>
        <table:table-row table:style-name="ro1">
          <table:table-cell office:value-type="string" calcext:value-type="string">
            <text:p>2021-11-02</text:p>
          </table:table-cell>
          <table:table-cell office:value-type="float" office:value="1053380.88588389" calcext:value-type="float">
            <text:p>1053380.88588389</text:p>
          </table:table-cell>
        </table:table-row>
        <table:table-row table:style-name="ro1">
          <table:table-cell office:value-type="string" calcext:value-type="string">
            <text:p>2021-11-03</text:p>
          </table:table-cell>
          <table:table-cell office:value-type="float" office:value="1045972.66493657" calcext:value-type="float">
            <text:p>1045972.66493657</text:p>
          </table:table-cell>
        </table:table-row>
        <table:table-row table:style-name="ro1">
          <table:table-cell office:value-type="string" calcext:value-type="string">
            <text:p>2021-11-04</text:p>
          </table:table-cell>
          <table:table-cell office:value-type="float" office:value="1035123.1954978" calcext:value-type="float">
            <text:p>1035123.1954978</text:p>
          </table:table-cell>
        </table:table-row>
        <table:table-row table:style-name="ro1">
          <table:table-cell office:value-type="string" calcext:value-type="string">
            <text:p>2021-11-05</text:p>
          </table:table-cell>
          <table:table-cell office:value-type="float" office:value="1021775.06092459" calcext:value-type="float">
            <text:p>1021775.06092459</text:p>
          </table:table-cell>
        </table:table-row>
        <table:table-row table:style-name="ro1">
          <table:table-cell office:value-type="string" calcext:value-type="string">
            <text:p>2021-11-06</text:p>
          </table:table-cell>
          <table:table-cell office:value-type="float" office:value="1006221.81084584" calcext:value-type="float">
            <text:p>1006221.81084584</text:p>
          </table:table-cell>
        </table:table-row>
        <table:table-row table:style-name="ro1">
          <table:table-cell office:value-type="string" calcext:value-type="string">
            <text:p>2021-11-07</text:p>
          </table:table-cell>
          <table:table-cell office:value-type="float" office:value="988892.716703596" calcext:value-type="float">
            <text:p>988892.716703596</text:p>
          </table:table-cell>
        </table:table-row>
        <table:table-row table:style-name="ro1">
          <table:table-cell office:value-type="string" calcext:value-type="string">
            <text:p>2021-11-08</text:p>
          </table:table-cell>
          <table:table-cell office:value-type="float" office:value="969714.712007548" calcext:value-type="float">
            <text:p>969714.712007548</text:p>
          </table:table-cell>
        </table:table-row>
        <table:table-row table:style-name="ro1">
          <table:table-cell office:value-type="string" calcext:value-type="string">
            <text:p>2021-11-09</text:p>
          </table:table-cell>
          <table:table-cell office:value-type="float" office:value="949352.951303384" calcext:value-type="float">
            <text:p>949352.951303384</text:p>
          </table:table-cell>
        </table:table-row>
        <table:table-row table:style-name="ro1">
          <table:table-cell office:value-type="string" calcext:value-type="string">
            <text:p>2021-11-10</text:p>
          </table:table-cell>
          <table:table-cell office:value-type="float" office:value="929494.090648022" calcext:value-type="float">
            <text:p>929494.090648022</text:p>
          </table:table-cell>
        </table:table-row>
        <table:table-row table:style-name="ro1">
          <table:table-cell office:value-type="string" calcext:value-type="string">
            <text:p>2021-11-11</text:p>
          </table:table-cell>
          <table:table-cell office:value-type="float" office:value="910750.383721176" calcext:value-type="float">
            <text:p>910750.383721176</text:p>
          </table:table-cell>
        </table:table-row>
        <table:table-row table:style-name="ro1">
          <table:table-cell office:value-type="string" calcext:value-type="string">
            <text:p>2021-11-12</text:p>
          </table:table-cell>
          <table:table-cell office:value-type="float" office:value="891917.498713347" calcext:value-type="float">
            <text:p>891917.498713347</text:p>
          </table:table-cell>
        </table:table-row>
        <table:table-row table:style-name="ro1">
          <table:table-cell office:value-type="string" calcext:value-type="string">
            <text:p>2021-11-13</text:p>
          </table:table-cell>
          <table:table-cell office:value-type="float" office:value="874850.06873103" calcext:value-type="float">
            <text:p>874850.06873103</text:p>
          </table:table-cell>
        </table:table-row>
        <table:table-row table:style-name="ro1">
          <table:table-cell office:value-type="string" calcext:value-type="string">
            <text:p>2021-11-14</text:p>
          </table:table-cell>
          <table:table-cell office:value-type="float" office:value="859506.956853415" calcext:value-type="float">
            <text:p>859506.956853415</text:p>
          </table:table-cell>
        </table:table-row>
        <table:table-row table:style-name="ro1">
          <table:table-cell office:value-type="string" calcext:value-type="string">
            <text:p>2021-11-15</text:p>
          </table:table-cell>
          <table:table-cell office:value-type="float" office:value="846571.556676901" calcext:value-type="float">
            <text:p>846571.556676901</text:p>
          </table:table-cell>
        </table:table-row>
        <table:table-row table:style-name="ro1">
          <table:table-cell office:value-type="string" calcext:value-type="string">
            <text:p>2021-11-16</text:p>
          </table:table-cell>
          <table:table-cell office:value-type="float" office:value="837021.907886342" calcext:value-type="float">
            <text:p>837021.907886342</text:p>
          </table:table-cell>
        </table:table-row>
        <table:table-row table:style-name="ro1">
          <table:table-cell office:value-type="string" calcext:value-type="string">
            <text:p>2021-11-17</text:p>
          </table:table-cell>
          <table:table-cell office:value-type="float" office:value="830570.296892656" calcext:value-type="float">
            <text:p>830570.296892656</text:p>
          </table:table-cell>
        </table:table-row>
        <table:table-row table:style-name="ro1">
          <table:table-cell office:value-type="string" calcext:value-type="string">
            <text:p>2021-11-18</text:p>
          </table:table-cell>
          <table:table-cell office:value-type="float" office:value="827295.12944628" calcext:value-type="float">
            <text:p>827295.12944628</text:p>
          </table:table-cell>
        </table:table-row>
        <table:table-row table:style-name="ro1">
          <table:table-cell office:value-type="string" calcext:value-type="string">
            <text:p>2021-11-19</text:p>
          </table:table-cell>
          <table:table-cell office:value-type="float" office:value="827888.233288444" calcext:value-type="float">
            <text:p>827888.233288444</text:p>
          </table:table-cell>
        </table:table-row>
        <table:table-row table:style-name="ro1">
          <table:table-cell office:value-type="string" calcext:value-type="string">
            <text:p>2021-11-20</text:p>
          </table:table-cell>
          <table:table-cell office:value-type="float" office:value="831296.527821258" calcext:value-type="float">
            <text:p>831296.527821258</text:p>
          </table:table-cell>
        </table:table-row>
        <table:table-row table:style-name="ro1">
          <table:table-cell office:value-type="string" calcext:value-type="string">
            <text:p>2021-11-21</text:p>
          </table:table-cell>
          <table:table-cell office:value-type="float" office:value="836519.067345062" calcext:value-type="float">
            <text:p>836519.067345062</text:p>
          </table:table-cell>
        </table:table-row>
        <table:table-row table:style-name="ro1">
          <table:table-cell office:value-type="string" calcext:value-type="string">
            <text:p>2021-11-22</text:p>
          </table:table-cell>
          <table:table-cell office:value-type="float" office:value="844258.195878796" calcext:value-type="float">
            <text:p>844258.195878796</text:p>
          </table:table-cell>
        </table:table-row>
        <table:table-row table:style-name="ro1">
          <table:table-cell office:value-type="string" calcext:value-type="string">
            <text:p>2021-11-23</text:p>
          </table:table-cell>
          <table:table-cell office:value-type="float" office:value="852997.646248233" calcext:value-type="float">
            <text:p>852997.646248233</text:p>
          </table:table-cell>
        </table:table-row>
        <table:table-row table:style-name="ro1">
          <table:table-cell office:value-type="string" calcext:value-type="string">
            <text:p>2021-11-24</text:p>
          </table:table-cell>
          <table:table-cell office:value-type="float" office:value="862134.219557192" calcext:value-type="float">
            <text:p>862134.219557192</text:p>
          </table:table-cell>
        </table:table-row>
        <table:table-row table:style-name="ro1">
          <table:table-cell office:value-type="string" calcext:value-type="string">
            <text:p>2021-11-25</text:p>
          </table:table-cell>
          <table:table-cell office:value-type="float" office:value="870802.333894641" calcext:value-type="float">
            <text:p>870802.333894641</text:p>
          </table:table-cell>
        </table:table-row>
        <table:table-row table:style-name="ro1">
          <table:table-cell office:value-type="string" calcext:value-type="string">
            <text:p>2021-11-26</text:p>
          </table:table-cell>
          <table:table-cell office:value-type="float" office:value="879650.839598443" calcext:value-type="float">
            <text:p>879650.839598443</text:p>
          </table:table-cell>
        </table:table-row>
        <table:table-row table:style-name="ro1">
          <table:table-cell office:value-type="string" calcext:value-type="string">
            <text:p>2021-11-27</text:p>
          </table:table-cell>
          <table:table-cell office:value-type="float" office:value="887708.626992944" calcext:value-type="float">
            <text:p>887708.626992944</text:p>
          </table:table-cell>
        </table:table-row>
        <table:table-row table:style-name="ro1">
          <table:table-cell office:value-type="string" calcext:value-type="string">
            <text:p>2021-11-28</text:p>
          </table:table-cell>
          <table:table-cell office:value-type="float" office:value="895043.019017887" calcext:value-type="float">
            <text:p>895043.019017887</text:p>
          </table:table-cell>
        </table:table-row>
        <table:table-row table:style-name="ro1">
          <table:table-cell office:value-type="string" calcext:value-type="string">
            <text:p>2021-11-29</text:p>
          </table:table-cell>
          <table:table-cell office:value-type="float" office:value="901370.866468056" calcext:value-type="float">
            <text:p>901370.866468056</text:p>
          </table:table-cell>
        </table:table-row>
        <table:table-row table:style-name="ro1">
          <table:table-cell office:value-type="string" calcext:value-type="string">
            <text:p>2021-11-30</text:p>
          </table:table-cell>
          <table:table-cell office:value-type="float" office:value="906197.701694151" calcext:value-type="float">
            <text:p>906197.701694151</text:p>
          </table:table-cell>
        </table:table-row>
        <table:table-row table:style-name="ro1">
          <table:table-cell office:value-type="string" calcext:value-type="string">
            <text:p>2021-12-01</text:p>
          </table:table-cell>
          <table:table-cell office:value-type="float" office:value="910479.150734741" calcext:value-type="float">
            <text:p>910479.150734741</text:p>
          </table:table-cell>
        </table:table-row>
        <table:table-row table:style-name="ro1">
          <table:table-cell office:value-type="string" calcext:value-type="string">
            <text:p>2021-12-02</text:p>
          </table:table-cell>
          <table:table-cell office:value-type="float" office:value="914864.894217986" calcext:value-type="float">
            <text:p>914864.894217986</text:p>
          </table:table-cell>
        </table:table-row>
        <table:table-row table:style-name="ro1">
          <table:table-cell office:value-type="string" calcext:value-type="string">
            <text:p>2021-12-03</text:p>
          </table:table-cell>
          <table:table-cell office:value-type="float" office:value="919030.941965789" calcext:value-type="float">
            <text:p>919030.941965789</text:p>
          </table:table-cell>
        </table:table-row>
        <table:table-row table:style-name="ro1">
          <table:table-cell office:value-type="string" calcext:value-type="string">
            <text:p>2021-12-04</text:p>
          </table:table-cell>
          <table:table-cell office:value-type="float" office:value="923385.321103969" calcext:value-type="float">
            <text:p>923385.321103969</text:p>
          </table:table-cell>
        </table:table-row>
        <table:table-row table:style-name="ro1">
          <table:table-cell office:value-type="string" calcext:value-type="string">
            <text:p>2021-12-05</text:p>
          </table:table-cell>
          <table:table-cell office:value-type="float" office:value="928655.770284203" calcext:value-type="float">
            <text:p>928655.770284203</text:p>
          </table:table-cell>
        </table:table-row>
        <table:table-row table:style-name="ro1">
          <table:table-cell office:value-type="string" calcext:value-type="string">
            <text:p>2021-12-06</text:p>
          </table:table-cell>
          <table:table-cell office:value-type="float" office:value="933157.649421252" calcext:value-type="float">
            <text:p>933157.649421252</text:p>
          </table:table-cell>
        </table:table-row>
        <table:table-row table:style-name="ro1">
          <table:table-cell office:value-type="string" calcext:value-type="string">
            <text:p>2021-12-07</text:p>
          </table:table-cell>
          <table:table-cell office:value-type="float" office:value="937410.158683588" calcext:value-type="float">
            <text:p>937410.158683588</text:p>
          </table:table-cell>
        </table:table-row>
        <table:table-row table:style-name="ro1">
          <table:table-cell office:value-type="string" calcext:value-type="string">
            <text:p>2021-12-08</text:p>
          </table:table-cell>
          <table:table-cell office:value-type="float" office:value="942315.54293047" calcext:value-type="float">
            <text:p>942315.54293047</text:p>
          </table:table-cell>
        </table:table-row>
        <table:table-row table:style-name="ro1">
          <table:table-cell office:value-type="string" calcext:value-type="string">
            <text:p>2021-12-09</text:p>
          </table:table-cell>
          <table:table-cell office:value-type="float" office:value="947798.922869545" calcext:value-type="float">
            <text:p>947798.922869545</text:p>
          </table:table-cell>
        </table:table-row>
        <table:table-row table:style-name="ro1">
          <table:table-cell office:value-type="string" calcext:value-type="string">
            <text:p>2021-12-10</text:p>
          </table:table-cell>
          <table:table-cell office:value-type="float" office:value="954448.481258494" calcext:value-type="float">
            <text:p>954448.481258494</text:p>
          </table:table-cell>
        </table:table-row>
        <table:table-row table:style-name="ro1">
          <table:table-cell office:value-type="string" calcext:value-type="string">
            <text:p>2021-12-11</text:p>
          </table:table-cell>
          <table:table-cell office:value-type="float" office:value="962155.074740516" calcext:value-type="float">
            <text:p>962155.074740516</text:p>
          </table:table-cell>
        </table:table-row>
        <table:table-row table:style-name="ro1">
          <table:table-cell office:value-type="string" calcext:value-type="string">
            <text:p>2021-12-12</text:p>
          </table:table-cell>
          <table:table-cell office:value-type="float" office:value="971719.297722427" calcext:value-type="float">
            <text:p>971719.297722427</text:p>
          </table:table-cell>
        </table:table-row>
        <table:table-row table:style-name="ro1">
          <table:table-cell office:value-type="string" calcext:value-type="string">
            <text:p>2021-12-13</text:p>
          </table:table-cell>
          <table:table-cell office:value-type="float" office:value="983352.689377738" calcext:value-type="float">
            <text:p>983352.689377738</text:p>
          </table:table-cell>
        </table:table-row>
        <table:table-row table:style-name="ro1">
          <table:table-cell office:value-type="string" calcext:value-type="string">
            <text:p>2021-12-14</text:p>
          </table:table-cell>
          <table:table-cell office:value-type="float" office:value="999476.204964" calcext:value-type="float">
            <text:p>999476.204964</text:p>
          </table:table-cell>
        </table:table-row>
        <table:table-row table:style-name="ro1">
          <table:table-cell office:value-type="string" calcext:value-type="string">
            <text:p>2021-12-15</text:p>
          </table:table-cell>
          <table:table-cell office:value-type="float" office:value="1023355.92079264" calcext:value-type="float">
            <text:p>1023355.92079264</text:p>
          </table:table-cell>
        </table:table-row>
        <table:table-row table:style-name="ro1">
          <table:table-cell office:value-type="string" calcext:value-type="string">
            <text:p>2021-12-16</text:p>
          </table:table-cell>
          <table:table-cell office:value-type="float" office:value="1055203.21665976" calcext:value-type="float">
            <text:p>1055203.21665976</text:p>
          </table:table-cell>
        </table:table-row>
        <table:table-row table:style-name="ro1">
          <table:table-cell office:value-type="string" calcext:value-type="string">
            <text:p>2021-12-17</text:p>
          </table:table-cell>
          <table:table-cell office:value-type="float" office:value="1093678.82222856" calcext:value-type="float">
            <text:p>1093678.82222856</text:p>
          </table:table-cell>
        </table:table-row>
        <table:table-row table:style-name="ro1">
          <table:table-cell office:value-type="string" calcext:value-type="string">
            <text:p>2021-12-18</text:p>
          </table:table-cell>
          <table:table-cell office:value-type="float" office:value="1138634.93989924" calcext:value-type="float">
            <text:p>1138634.93989924</text:p>
          </table:table-cell>
        </table:table-row>
        <table:table-row table:style-name="ro1">
          <table:table-cell office:value-type="string" calcext:value-type="string">
            <text:p>2021-12-19</text:p>
          </table:table-cell>
          <table:table-cell office:value-type="float" office:value="1190768.31847347" calcext:value-type="float">
            <text:p>1190768.31847347</text:p>
          </table:table-cell>
        </table:table-row>
        <table:table-row table:style-name="ro1">
          <table:table-cell office:value-type="string" calcext:value-type="string">
            <text:p>2021-12-20</text:p>
          </table:table-cell>
          <table:table-cell office:value-type="float" office:value="1248930.85306187" calcext:value-type="float">
            <text:p>1248930.85306187</text:p>
          </table:table-cell>
        </table:table-row>
        <table:table-row table:style-name="ro1">
          <table:table-cell office:value-type="string" calcext:value-type="string">
            <text:p>2021-12-21</text:p>
          </table:table-cell>
          <table:table-cell office:value-type="float" office:value="1313905.93555714" calcext:value-type="float">
            <text:p>1313905.93555714</text:p>
          </table:table-cell>
        </table:table-row>
        <table:table-row table:style-name="ro1">
          <table:table-cell office:value-type="string" calcext:value-type="string">
            <text:p>2021-12-22</text:p>
          </table:table-cell>
          <table:table-cell office:value-type="float" office:value="1384560.80371798" calcext:value-type="float">
            <text:p>1384560.80371798</text:p>
          </table:table-cell>
        </table:table-row>
        <table:table-row table:style-name="ro1">
          <table:table-cell office:value-type="string" calcext:value-type="string">
            <text:p>2021-12-23</text:p>
          </table:table-cell>
          <table:table-cell office:value-type="float" office:value="1460815.57115727" calcext:value-type="float">
            <text:p>1460815.57115727</text:p>
          </table:table-cell>
        </table:table-row>
        <table:table-row table:style-name="ro1">
          <table:table-cell office:value-type="string" calcext:value-type="string">
            <text:p>2021-12-24</text:p>
          </table:table-cell>
          <table:table-cell office:value-type="float" office:value="1541640.18761364" calcext:value-type="float">
            <text:p>1541640.18761364</text:p>
          </table:table-cell>
        </table:table-row>
        <table:table-row table:style-name="ro1">
          <table:table-cell office:value-type="string" calcext:value-type="string">
            <text:p>2021-12-25</text:p>
          </table:table-cell>
          <table:table-cell office:value-type="float" office:value="1624240.71252864" calcext:value-type="float">
            <text:p>1624240.71252864</text:p>
          </table:table-cell>
        </table:table-row>
        <table:table-row table:style-name="ro1">
          <table:table-cell office:value-type="string" calcext:value-type="string">
            <text:p>2021-12-26</text:p>
          </table:table-cell>
          <table:table-cell office:value-type="float" office:value="1707282.15716688" calcext:value-type="float">
            <text:p>1707282.15716688</text:p>
          </table:table-cell>
        </table:table-row>
        <table:table-row table:style-name="ro1">
          <table:table-cell office:value-type="string" calcext:value-type="string">
            <text:p>2021-12-27</text:p>
          </table:table-cell>
          <table:table-cell office:value-type="float" office:value="1789524.02035852" calcext:value-type="float">
            <text:p>1789524.02035852</text:p>
          </table:table-cell>
        </table:table-row>
        <table:table-row table:style-name="ro1">
          <table:table-cell office:value-type="string" calcext:value-type="string">
            <text:p>2021-12-28</text:p>
          </table:table-cell>
          <table:table-cell office:value-type="float" office:value="1868437.80527594" calcext:value-type="float">
            <text:p>1868437.80527594</text:p>
          </table:table-cell>
        </table:table-row>
        <table:table-row table:style-name="ro1">
          <table:table-cell office:value-type="string" calcext:value-type="string">
            <text:p>2021-12-29</text:p>
          </table:table-cell>
          <table:table-cell office:value-type="float" office:value="1943240.46513137" calcext:value-type="float">
            <text:p>1943240.46513137</text:p>
          </table:table-cell>
        </table:table-row>
        <table:table-row table:style-name="ro1">
          <table:table-cell office:value-type="string" calcext:value-type="string">
            <text:p>2021-12-30</text:p>
          </table:table-cell>
          <table:table-cell office:value-type="float" office:value="2014531.32487828" calcext:value-type="float">
            <text:p>2014531.32487828</text:p>
          </table:table-cell>
        </table:table-row>
        <table:table-row table:style-name="ro1">
          <table:table-cell office:value-type="string" calcext:value-type="string">
            <text:p>2021-12-31</text:p>
          </table:table-cell>
          <table:table-cell office:value-type="float" office:value="2081674.84661241" calcext:value-type="float">
            <text:p>2081674.84661241</text:p>
          </table:table-cell>
        </table:table-row>
        <table:table-row table:style-name="ro1">
          <table:table-cell office:value-type="string" calcext:value-type="string">
            <text:p>2022-01-01</text:p>
          </table:table-cell>
          <table:table-cell office:value-type="float" office:value="2144274.26762945" calcext:value-type="float">
            <text:p>2144274.26762945</text:p>
          </table:table-cell>
        </table:table-row>
        <table:table-row table:style-name="ro1">
          <table:table-cell office:value-type="string" calcext:value-type="string">
            <text:p>2022-01-02</text:p>
          </table:table-cell>
          <table:table-cell office:value-type="float" office:value="2200520.74441775" calcext:value-type="float">
            <text:p>2200520.74441775</text:p>
          </table:table-cell>
        </table:table-row>
        <table:table-row table:style-name="ro1">
          <table:table-cell office:value-type="string" calcext:value-type="string">
            <text:p>2022-01-03</text:p>
          </table:table-cell>
          <table:table-cell office:value-type="float" office:value="2250034.79363127" calcext:value-type="float">
            <text:p>2250034.79363127</text:p>
          </table:table-cell>
        </table:table-row>
        <table:table-row table:style-name="ro1">
          <table:table-cell office:value-type="string" calcext:value-type="string">
            <text:p>2022-01-04</text:p>
          </table:table-cell>
          <table:table-cell office:value-type="float" office:value="2292725.42979584" calcext:value-type="float">
            <text:p>2292725.42979584</text:p>
          </table:table-cell>
        </table:table-row>
        <table:table-row table:style-name="ro1">
          <table:table-cell office:value-type="string" calcext:value-type="string">
            <text:p>2022-01-05</text:p>
          </table:table-cell>
          <table:table-cell office:value-type="float" office:value="2328119.93031073" calcext:value-type="float">
            <text:p>2328119.93031073</text:p>
          </table:table-cell>
        </table:table-row>
        <table:table-row table:style-name="ro1">
          <table:table-cell office:value-type="string" calcext:value-type="string">
            <text:p>2022-01-06</text:p>
          </table:table-cell>
          <table:table-cell office:value-type="float" office:value="2355849.00404001" calcext:value-type="float">
            <text:p>2355849.00404001</text:p>
          </table:table-cell>
        </table:table-row>
        <table:table-row table:style-name="ro1">
          <table:table-cell office:value-type="string" calcext:value-type="string">
            <text:p>2022-01-07</text:p>
          </table:table-cell>
          <table:table-cell office:value-type="float" office:value="2376280.11170885" calcext:value-type="float">
            <text:p>2376280.11170885</text:p>
          </table:table-cell>
        </table:table-row>
        <table:table-row table:style-name="ro1">
          <table:table-cell office:value-type="string" calcext:value-type="string">
            <text:p>2022-01-08</text:p>
          </table:table-cell>
          <table:table-cell office:value-type="float" office:value="2389974.60696575" calcext:value-type="float">
            <text:p>2389974.60696575</text:p>
          </table:table-cell>
        </table:table-row>
        <table:table-row table:style-name="ro1">
          <table:table-cell office:value-type="string" calcext:value-type="string">
            <text:p>2022-01-09</text:p>
          </table:table-cell>
          <table:table-cell office:value-type="float" office:value="2396425.70829865" calcext:value-type="float">
            <text:p>2396425.70829865</text:p>
          </table:table-cell>
        </table:table-row>
        <table:table-row table:style-name="ro1">
          <table:table-cell office:value-type="string" calcext:value-type="string">
            <text:p>2022-01-10</text:p>
          </table:table-cell>
          <table:table-cell office:value-type="float" office:value="2395263.95658738" calcext:value-type="float">
            <text:p>2395263.95658738</text:p>
          </table:table-cell>
        </table:table-row>
        <table:table-row table:style-name="ro1">
          <table:table-cell office:value-type="string" calcext:value-type="string">
            <text:p>2022-01-11</text:p>
          </table:table-cell>
          <table:table-cell office:value-type="float" office:value="2386033.07276347" calcext:value-type="float">
            <text:p>2386033.07276347</text:p>
          </table:table-cell>
        </table:table-row>
        <table:table-row table:style-name="ro1">
          <table:table-cell office:value-type="string" calcext:value-type="string">
            <text:p>2022-01-12</text:p>
          </table:table-cell>
          <table:table-cell office:value-type="float" office:value="2368177.02718325" calcext:value-type="float">
            <text:p>2368177.02718325</text:p>
          </table:table-cell>
        </table:table-row>
        <table:table-row table:style-name="ro1">
          <table:table-cell office:value-type="string" calcext:value-type="string">
            <text:p>2022-01-13</text:p>
          </table:table-cell>
          <table:table-cell office:value-type="float" office:value="2342420.22525791" calcext:value-type="float">
            <text:p>2342420.22525791</text:p>
          </table:table-cell>
        </table:table-row>
        <table:table-row table:style-name="ro1">
          <table:table-cell office:value-type="string" calcext:value-type="string">
            <text:p>2022-01-14</text:p>
          </table:table-cell>
          <table:table-cell office:value-type="float" office:value="2309688.31465269" calcext:value-type="float">
            <text:p>2309688.31465269</text:p>
          </table:table-cell>
        </table:table-row>
        <table:table-row table:style-name="ro1">
          <table:table-cell office:value-type="string" calcext:value-type="string">
            <text:p>2022-01-15</text:p>
          </table:table-cell>
          <table:table-cell office:value-type="float" office:value="2271462.78494857" calcext:value-type="float">
            <text:p>2271462.78494857</text:p>
          </table:table-cell>
        </table:table-row>
        <table:table-row table:style-name="ro1">
          <table:table-cell office:value-type="string" calcext:value-type="string">
            <text:p>2022-01-16</text:p>
          </table:table-cell>
          <table:table-cell office:value-type="float" office:value="2229403.89264974" calcext:value-type="float">
            <text:p>2229403.89264974</text:p>
          </table:table-cell>
        </table:table-row>
        <table:table-row table:style-name="ro1">
          <table:table-cell office:value-type="string" calcext:value-type="string">
            <text:p>2022-01-17</text:p>
          </table:table-cell>
          <table:table-cell office:value-type="float" office:value="2184991.52637379" calcext:value-type="float">
            <text:p>2184991.52637379</text:p>
          </table:table-cell>
        </table:table-row>
        <table:table-row table:style-name="ro1">
          <table:table-cell office:value-type="string" calcext:value-type="string">
            <text:p>2022-01-18</text:p>
          </table:table-cell>
          <table:table-cell office:value-type="float" office:value="2137853.84035813" calcext:value-type="float">
            <text:p>2137853.84035813</text:p>
          </table:table-cell>
        </table:table-row>
        <table:table-row table:style-name="ro1">
          <table:table-cell office:value-type="string" calcext:value-type="string">
            <text:p>2022-01-19</text:p>
          </table:table-cell>
          <table:table-cell office:value-type="float" office:value="2091764.15362361" calcext:value-type="float">
            <text:p>2091764.15362361</text:p>
          </table:table-cell>
        </table:table-row>
        <table:table-row table:style-name="ro1">
          <table:table-cell office:value-type="string" calcext:value-type="string">
            <text:p>2022-01-20</text:p>
          </table:table-cell>
          <table:table-cell office:value-type="float" office:value="2047585.40849027" calcext:value-type="float">
            <text:p>2047585.40849027</text:p>
          </table:table-cell>
        </table:table-row>
        <table:table-row table:style-name="ro1">
          <table:table-cell office:value-type="string" calcext:value-type="string">
            <text:p>2022-01-21</text:p>
          </table:table-cell>
          <table:table-cell office:value-type="float" office:value="2008204.67741052" calcext:value-type="float">
            <text:p>2008204.67741052</text:p>
          </table:table-cell>
        </table:table-row>
        <table:table-row table:style-name="ro1">
          <table:table-cell office:value-type="string" calcext:value-type="string">
            <text:p>2022-01-22</text:p>
          </table:table-cell>
          <table:table-cell office:value-type="float" office:value="1973252.7116431" calcext:value-type="float">
            <text:p>1973252.7116431</text:p>
          </table:table-cell>
        </table:table-row>
        <table:table-row table:style-name="ro1">
          <table:table-cell office:value-type="string" calcext:value-type="string">
            <text:p>2022-01-23</text:p>
          </table:table-cell>
          <table:table-cell office:value-type="float" office:value="1945495.52927496" calcext:value-type="float">
            <text:p>1945495.52927496</text:p>
          </table:table-cell>
        </table:table-row>
        <table:table-row table:style-name="ro1">
          <table:table-cell office:value-type="string" calcext:value-type="string">
            <text:p>2022-01-24</text:p>
          </table:table-cell>
          <table:table-cell office:value-type="float" office:value="1925220.59823648" calcext:value-type="float">
            <text:p>1925220.59823648</text:p>
          </table:table-cell>
        </table:table-row>
        <table:table-row table:style-name="ro1">
          <table:table-cell office:value-type="string" calcext:value-type="string">
            <text:p>2022-01-25</text:p>
          </table:table-cell>
          <table:table-cell office:value-type="float" office:value="1913025.30918581" calcext:value-type="float">
            <text:p>1913025.30918581</text:p>
          </table:table-cell>
        </table:table-row>
        <table:table-row table:style-name="ro1">
          <table:table-cell office:value-type="string" calcext:value-type="string">
            <text:p>2022-01-26</text:p>
          </table:table-cell>
          <table:table-cell office:value-type="float" office:value="1908726.93703691" calcext:value-type="float">
            <text:p>1908726.93703691</text:p>
          </table:table-cell>
        </table:table-row>
        <table:table-row table:style-name="ro1">
          <table:table-cell office:value-type="string" calcext:value-type="string">
            <text:p>2022-01-27</text:p>
          </table:table-cell>
          <table:table-cell office:value-type="float" office:value="1912849.6576906" calcext:value-type="float">
            <text:p>1912849.6576906</text:p>
          </table:table-cell>
        </table:table-row>
        <table:table-row table:style-name="ro1">
          <table:table-cell office:value-type="string" calcext:value-type="string">
            <text:p>2022-01-28</text:p>
          </table:table-cell>
          <table:table-cell office:value-type="float" office:value="1924711.4807623" calcext:value-type="float">
            <text:p>1924711.4807623</text:p>
          </table:table-cell>
        </table:table-row>
        <table:table-row table:style-name="ro1">
          <table:table-cell office:value-type="string" calcext:value-type="string">
            <text:p>2022-01-29</text:p>
          </table:table-cell>
          <table:table-cell office:value-type="float" office:value="1943642.16288414" calcext:value-type="float">
            <text:p>1943642.16288414</text:p>
          </table:table-cell>
        </table:table-row>
        <table:table-row table:style-name="ro1">
          <table:table-cell office:value-type="string" calcext:value-type="string">
            <text:p>2022-01-30</text:p>
          </table:table-cell>
          <table:table-cell office:value-type="float" office:value="1969171.80745221" calcext:value-type="float">
            <text:p>1969171.80745221</text:p>
          </table:table-cell>
        </table:table-row>
        <table:table-row table:style-name="ro1">
          <table:table-cell office:value-type="string" calcext:value-type="string">
            <text:p>2022-01-31</text:p>
          </table:table-cell>
          <table:table-cell office:value-type="float" office:value="1999049.25114308" calcext:value-type="float">
            <text:p>1999049.25114308</text:p>
          </table:table-cell>
        </table:table-row>
        <table:table-row table:style-name="ro1">
          <table:table-cell office:value-type="string" calcext:value-type="string">
            <text:p>2022-02-01</text:p>
          </table:table-cell>
          <table:table-cell office:value-type="float" office:value="2032968.13011663" calcext:value-type="float">
            <text:p>2032968.13011663</text:p>
          </table:table-cell>
        </table:table-row>
        <table:table-row table:style-name="ro1">
          <table:table-cell office:value-type="string" calcext:value-type="string">
            <text:p>2022-02-02</text:p>
          </table:table-cell>
          <table:table-cell office:value-type="float" office:value="2069572.24562717" calcext:value-type="float">
            <text:p>2069572.24562717</text:p>
          </table:table-cell>
        </table:table-row>
        <table:table-row table:style-name="ro1">
          <table:table-cell office:value-type="string" calcext:value-type="string">
            <text:p>2022-02-03</text:p>
          </table:table-cell>
          <table:table-cell office:value-type="float" office:value="2107896.20474877" calcext:value-type="float">
            <text:p>2107896.20474877</text:p>
          </table:table-cell>
        </table:table-row>
        <table:table-row table:style-name="ro1">
          <table:table-cell office:value-type="string" calcext:value-type="string">
            <text:p>2022-02-04</text:p>
          </table:table-cell>
          <table:table-cell office:value-type="float" office:value="2146109.37084899" calcext:value-type="float">
            <text:p>2146109.37084899</text:p>
          </table:table-cell>
        </table:table-row>
        <table:table-row table:style-name="ro1">
          <table:table-cell office:value-type="string" calcext:value-type="string">
            <text:p>2022-02-05</text:p>
          </table:table-cell>
          <table:table-cell office:value-type="float" office:value="2184044.03469371" calcext:value-type="float">
            <text:p>2184044.03469371</text:p>
          </table:table-cell>
        </table:table-row>
        <table:table-row table:style-name="ro1">
          <table:table-cell office:value-type="string" calcext:value-type="string">
            <text:p>2022-02-06</text:p>
          </table:table-cell>
          <table:table-cell office:value-type="float" office:value="2219141.01724787" calcext:value-type="float">
            <text:p>2219141.01724787</text:p>
          </table:table-cell>
        </table:table-row>
        <table:table-row table:style-name="ro1">
          <table:table-cell office:value-type="string" calcext:value-type="string">
            <text:p>2022-02-07</text:p>
          </table:table-cell>
          <table:table-cell office:value-type="float" office:value="2250463.73425879" calcext:value-type="float">
            <text:p>2250463.73425879</text:p>
          </table:table-cell>
        </table:table-row>
        <table:table-row table:style-name="ro1">
          <table:table-cell office:value-type="string" calcext:value-type="string">
            <text:p>2022-02-08</text:p>
          </table:table-cell>
          <table:table-cell office:value-type="float" office:value="2277289.53223255" calcext:value-type="float">
            <text:p>2277289.53223255</text:p>
          </table:table-cell>
        </table:table-row>
        <table:table-row table:style-name="ro1">
          <table:table-cell office:value-type="string" calcext:value-type="string">
            <text:p>2022-02-09</text:p>
          </table:table-cell>
          <table:table-cell office:value-type="float" office:value="2297969.40803154" calcext:value-type="float">
            <text:p>2297969.40803154</text:p>
          </table:table-cell>
        </table:table-row>
        <table:table-row table:style-name="ro1">
          <table:table-cell office:value-type="string" calcext:value-type="string">
            <text:p>2022-02-10</text:p>
          </table:table-cell>
          <table:table-cell office:value-type="float" office:value="2312086.31771154" calcext:value-type="float">
            <text:p>2312086.31771154</text:p>
          </table:table-cell>
        </table:table-row>
        <table:table-row table:style-name="ro1">
          <table:table-cell office:value-type="string" calcext:value-type="string">
            <text:p>2022-02-11</text:p>
          </table:table-cell>
          <table:table-cell office:value-type="float" office:value="2320700.78725033" calcext:value-type="float">
            <text:p>2320700.78725033</text:p>
          </table:table-cell>
        </table:table-row>
        <table:table-row table:style-name="ro1">
          <table:table-cell office:value-type="string" calcext:value-type="string">
            <text:p>2022-02-12</text:p>
          </table:table-cell>
          <table:table-cell office:value-type="float" office:value="2323553.47568677" calcext:value-type="float">
            <text:p>2323553.47568677</text:p>
          </table:table-cell>
        </table:table-row>
        <table:table-row table:style-name="ro1">
          <table:table-cell office:value-type="string" calcext:value-type="string">
            <text:p>2022-02-13</text:p>
          </table:table-cell>
          <table:table-cell office:value-type="float" office:value="2319419.39715279" calcext:value-type="float">
            <text:p>2319419.39715279</text:p>
          </table:table-cell>
        </table:table-row>
        <table:table-row table:style-name="ro1">
          <table:table-cell office:value-type="string" calcext:value-type="string">
            <text:p>2022-02-14</text:p>
          </table:table-cell>
          <table:table-cell office:value-type="float" office:value="2309616.75627515" calcext:value-type="float">
            <text:p>2309616.75627515</text:p>
          </table:table-cell>
        </table:table-row>
        <table:table-row table:style-name="ro1">
          <table:table-cell office:value-type="string" calcext:value-type="string">
            <text:p>2022-02-15</text:p>
          </table:table-cell>
          <table:table-cell office:value-type="float" office:value="2293719.57796234" calcext:value-type="float">
            <text:p>2293719.57796234</text:p>
          </table:table-cell>
        </table:table-row>
        <table:table-row table:style-name="ro1">
          <table:table-cell office:value-type="string" calcext:value-type="string">
            <text:p>2022-02-16</text:p>
          </table:table-cell>
          <table:table-cell office:value-type="float" office:value="2271614.12096044" calcext:value-type="float">
            <text:p>2271614.12096044</text:p>
          </table:table-cell>
        </table:table-row>
        <table:table-row table:style-name="ro1">
          <table:table-cell office:value-type="string" calcext:value-type="string">
            <text:p>2022-02-17</text:p>
          </table:table-cell>
          <table:table-cell office:value-type="float" office:value="2246092.71276115" calcext:value-type="float">
            <text:p>2246092.71276115</text:p>
          </table:table-cell>
        </table:table-row>
        <table:table-row table:style-name="ro1">
          <table:table-cell office:value-type="string" calcext:value-type="string">
            <text:p>2022-02-18</text:p>
          </table:table-cell>
          <table:table-cell office:value-type="float" office:value="2217245.99939945" calcext:value-type="float">
            <text:p>2217245.99939945</text:p>
          </table:table-cell>
        </table:table-row>
        <table:table-row table:style-name="ro1">
          <table:table-cell office:value-type="string" calcext:value-type="string">
            <text:p>2022-02-19</text:p>
          </table:table-cell>
          <table:table-cell office:value-type="float" office:value="2184654.38883327" calcext:value-type="float">
            <text:p>2184654.38883327</text:p>
          </table:table-cell>
        </table:table-row>
        <table:table-row table:style-name="ro1">
          <table:table-cell office:value-type="string" calcext:value-type="string">
            <text:p>2022-02-20</text:p>
          </table:table-cell>
          <table:table-cell office:value-type="float" office:value="2149559.94332898" calcext:value-type="float">
            <text:p>2149559.94332898</text:p>
          </table:table-cell>
        </table:table-row>
        <table:table-row table:style-name="ro1">
          <table:table-cell office:value-type="string" calcext:value-type="string">
            <text:p>2022-02-21</text:p>
          </table:table-cell>
          <table:table-cell office:value-type="float" office:value="2112772.77439608" calcext:value-type="float">
            <text:p>2112772.77439608</text:p>
          </table:table-cell>
        </table:table-row>
        <table:table-row table:style-name="ro1">
          <table:table-cell office:value-type="string" calcext:value-type="string">
            <text:p>2022-02-22</text:p>
          </table:table-cell>
          <table:table-cell office:value-type="float" office:value="2074161.77899644" calcext:value-type="float">
            <text:p>2074161.77899644</text:p>
          </table:table-cell>
        </table:table-row>
        <table:table-row table:style-name="ro1">
          <table:table-cell office:value-type="string" calcext:value-type="string">
            <text:p>2022-02-23</text:p>
          </table:table-cell>
          <table:table-cell office:value-type="float" office:value="2034347.18040879" calcext:value-type="float">
            <text:p>2034347.18040879</text:p>
          </table:table-cell>
        </table:table-row>
        <table:table-row table:style-name="ro1">
          <table:table-cell office:value-type="string" calcext:value-type="string">
            <text:p>2022-02-24</text:p>
          </table:table-cell>
          <table:table-cell office:value-type="float" office:value="1994996.26685238" calcext:value-type="float">
            <text:p>1994996.26685238</text:p>
          </table:table-cell>
        </table:table-row>
        <table:table-row table:style-name="ro1">
          <table:table-cell office:value-type="string" calcext:value-type="string">
            <text:p>2022-02-25</text:p>
          </table:table-cell>
          <table:table-cell office:value-type="float" office:value="1956737.55650177" calcext:value-type="float">
            <text:p>1956737.55650177</text:p>
          </table:table-cell>
        </table:table-row>
        <table:table-row table:style-name="ro1">
          <table:table-cell office:value-type="string" calcext:value-type="string">
            <text:p>2022-02-26</text:p>
          </table:table-cell>
          <table:table-cell office:value-type="float" office:value="1919812.7199206" calcext:value-type="float">
            <text:p>1919812.7199206</text:p>
          </table:table-cell>
        </table:table-row>
        <table:table-row table:style-name="ro1">
          <table:table-cell office:value-type="string" calcext:value-type="string">
            <text:p>2022-02-27</text:p>
          </table:table-cell>
          <table:table-cell office:value-type="float" office:value="1885635.20294733" calcext:value-type="float">
            <text:p>1885635.20294733</text:p>
          </table:table-cell>
        </table:table-row>
        <table:table-row table:style-name="ro1">
          <table:table-cell office:value-type="string" calcext:value-type="string">
            <text:p>2022-02-28</text:p>
          </table:table-cell>
          <table:table-cell office:value-type="float" office:value="1854128.94820629" calcext:value-type="float">
            <text:p>1854128.94820629</text:p>
          </table:table-cell>
        </table:table-row>
        <table:table-row table:style-name="ro1">
          <table:table-cell office:value-type="string" calcext:value-type="string">
            <text:p>2022-03-01</text:p>
          </table:table-cell>
          <table:table-cell office:value-type="float" office:value="1825890.9059883" calcext:value-type="float">
            <text:p>1825890.9059883</text:p>
          </table:table-cell>
        </table:table-row>
        <table:table-row table:style-name="ro1">
          <table:table-cell office:value-type="string" calcext:value-type="string">
            <text:p>2022-03-02</text:p>
          </table:table-cell>
          <table:table-cell office:value-type="float" office:value="1802510.52774834" calcext:value-type="float">
            <text:p>1802510.52774834</text:p>
          </table:table-cell>
        </table:table-row>
        <table:table-row table:style-name="ro1">
          <table:table-cell office:value-type="string" calcext:value-type="string">
            <text:p>2022-03-03</text:p>
          </table:table-cell>
          <table:table-cell office:value-type="float" office:value="1784261.596016" calcext:value-type="float">
            <text:p>1784261.596016</text:p>
          </table:table-cell>
        </table:table-row>
        <table:table-row table:style-name="ro1">
          <table:table-cell office:value-type="string" calcext:value-type="string">
            <text:p>2022-03-04</text:p>
          </table:table-cell>
          <table:table-cell office:value-type="float" office:value="1772385.07286617" calcext:value-type="float">
            <text:p>1772385.07286617</text:p>
          </table:table-cell>
        </table:table-row>
        <table:table-row table:style-name="ro1">
          <table:table-cell office:value-type="string" calcext:value-type="string">
            <text:p>2022-03-05</text:p>
          </table:table-cell>
          <table:table-cell office:value-type="float" office:value="1767055.59762633" calcext:value-type="float">
            <text:p>1767055.59762633</text:p>
          </table:table-cell>
        </table:table-row>
        <table:table-row table:style-name="ro1">
          <table:table-cell office:value-type="string" calcext:value-type="string">
            <text:p>2022-03-06</text:p>
          </table:table-cell>
          <table:table-cell office:value-type="float" office:value="1768415.46931499" calcext:value-type="float">
            <text:p>1768415.46931499</text:p>
          </table:table-cell>
        </table:table-row>
        <table:table-row table:style-name="ro1">
          <table:table-cell office:value-type="string" calcext:value-type="string">
            <text:p>2022-03-07</text:p>
          </table:table-cell>
          <table:table-cell office:value-type="float" office:value="1778103.47432642" calcext:value-type="float">
            <text:p>1778103.47432642</text:p>
          </table:table-cell>
        </table:table-row>
        <table:table-row table:style-name="ro1">
          <table:table-cell office:value-type="string" calcext:value-type="string">
            <text:p>2022-03-08</text:p>
          </table:table-cell>
          <table:table-cell office:value-type="float" office:value="1798127.49987435" calcext:value-type="float">
            <text:p>1798127.49987435</text:p>
          </table:table-cell>
        </table:table-row>
        <table:table-row table:style-name="ro1">
          <table:table-cell office:value-type="string" calcext:value-type="string">
            <text:p>2022-03-09</text:p>
          </table:table-cell>
          <table:table-cell office:value-type="float" office:value="1828808.03041422" calcext:value-type="float">
            <text:p>1828808.03041422</text:p>
          </table:table-cell>
        </table:table-row>
        <table:table-row table:style-name="ro1">
          <table:table-cell office:value-type="string" calcext:value-type="string">
            <text:p>2022-03-10</text:p>
          </table:table-cell>
          <table:table-cell office:value-type="float" office:value="1871190.8447099" calcext:value-type="float">
            <text:p>1871190.8447099</text:p>
          </table:table-cell>
        </table:table-row>
        <table:table-row table:style-name="ro1">
          <table:table-cell office:value-type="string" calcext:value-type="string">
            <text:p>2022-03-11</text:p>
          </table:table-cell>
          <table:table-cell office:value-type="float" office:value="1924883.36694198" calcext:value-type="float">
            <text:p>1924883.36694198</text:p>
          </table:table-cell>
        </table:table-row>
        <table:table-row table:style-name="ro1">
          <table:table-cell office:value-type="string" calcext:value-type="string">
            <text:p>2022-03-12</text:p>
          </table:table-cell>
          <table:table-cell office:value-type="float" office:value="1989215.52288495" calcext:value-type="float">
            <text:p>1989215.52288495</text:p>
          </table:table-cell>
        </table:table-row>
        <table:table-row table:style-name="ro1">
          <table:table-cell office:value-type="string" calcext:value-type="string">
            <text:p>2022-03-13</text:p>
          </table:table-cell>
          <table:table-cell office:value-type="float" office:value="2063366.16593382" calcext:value-type="float">
            <text:p>2063366.16593382</text:p>
          </table:table-cell>
        </table:table-row>
        <table:table-row table:style-name="ro1">
          <table:table-cell office:value-type="string" calcext:value-type="string">
            <text:p>2022-03-14</text:p>
          </table:table-cell>
          <table:table-cell office:value-type="float" office:value="2147045.19032966" calcext:value-type="float">
            <text:p>2147045.19032966</text:p>
          </table:table-cell>
        </table:table-row>
        <table:table-row table:style-name="ro1">
          <table:table-cell office:value-type="string" calcext:value-type="string">
            <text:p>2022-03-15</text:p>
          </table:table-cell>
          <table:table-cell office:value-type="float" office:value="2237256.42796448" calcext:value-type="float">
            <text:p>2237256.42796448</text:p>
          </table:table-cell>
        </table:table-row>
        <table:table-row table:style-name="ro1">
          <table:table-cell office:value-type="string" calcext:value-type="string">
            <text:p>2022-03-16</text:p>
          </table:table-cell>
          <table:table-cell office:value-type="float" office:value="2332797.99686776" calcext:value-type="float">
            <text:p>2332797.99686776</text:p>
          </table:table-cell>
        </table:table-row>
        <table:table-row table:style-name="ro1">
          <table:table-cell office:value-type="string" calcext:value-type="string">
            <text:p>2022-03-17</text:p>
          </table:table-cell>
          <table:table-cell office:value-type="float" office:value="2435162.1205498" calcext:value-type="float">
            <text:p>2435162.1205498</text:p>
          </table:table-cell>
        </table:table-row>
      </table:table>
      <table:table table:name="CSS" table:style-name="ta1">
        <table:table-column table:style-name="co4" table:default-cell-style-name="Default"/>
        <table:table-column table:style-name="co4" table:default-cell-style-name="ce24"/>
        <table:table-column table:style-name="co4" table:default-cell-style-name="Default"/>
        <table:table-column table:style-name="co3" table:default-cell-style-name="ce25"/>
        <table:table-column table:style-name="co5" table:default-cell-style-name="ce25"/>
        <table:table-row table:style-name="ro1">
          <table:table-cell table:formula="of:=[$'latest_prevalence_history.England_weighted'.A1]" office:value-type="string" office:string-value="date" calcext:value-type="string">
            <text:p>date</text:p>
          </table:table-cell>
          <table:table-cell table:formula="of:=[$'latest_prevalence_history.England_weighted'.B1]" office:value-type="string" office:string-value="active_cases" calcext:value-type="string">
            <text:p>active_cases</text:p>
          </table:table-cell>
          <table:table-cell office:value-type="string" calcext:value-type="string">
            <text:p>date - 8</text:p>
          </table:table-cell>
          <table:table-cell office:value-type="string" calcext:value-type="string">
            <text:p>CSS %</text:p>
          </table:table-cell>
          <table:table-cell/>
        </table:table-row>
        <table:table-row table:style-name="ro1">
          <table:table-cell table:style-name="ce23" table:formula="of:=VALUE([$'latest_prevalence_history.England_weighted'.A2])" office:value-type="date" office:date-value="2021-11-01" calcext:value-type="date">
            <text:p>01/11/21</text:p>
          </table:table-cell>
          <table:table-cell table:formula="of:=[$'latest_prevalence_history.England_weighted'.B2]" office:value-type="float" office:value="1057338.67820136" calcext:value-type="float">
            <text:p>1,057,338.7</text:p>
          </table:table-cell>
          <table:table-cell table:style-name="ce23" table:formula="of:=[.A2] - 7" office:value-type="date" office:date-value="2021-10-25" calcext:value-type="date">
            <text:p>25/10/21</text:p>
          </table:table-cell>
          <table:table-cell table:formula="of:=[$'latest_prevalence_history.England_weighted'.B2]/55977178" office:value-type="percentage" office:value="0.0188887456634803" calcext:value-type="percentage">
            <text:p>1.89%</text:p>
          </table:table-cell>
          <table:table-cell/>
        </table:table-row>
        <table:table-row table:style-name="ro1">
          <table:table-cell table:style-name="ce23" table:formula="of:=VALUE([$'latest_prevalence_history.England_weighted'.A3])" office:value-type="date" office:date-value="2021-11-02" calcext:value-type="date">
            <text:p>02/11/21</text:p>
          </table:table-cell>
          <table:table-cell table:formula="of:=[$'latest_prevalence_history.England_weighted'.B3]" office:value-type="float" office:value="1053380.88588389" calcext:value-type="float">
            <text:p>1,053,380.9</text:p>
          </table:table-cell>
          <table:table-cell table:style-name="ce23" table:formula="of:=[.A3] - 7" office:value-type="date" office:date-value="2021-10-26" calcext:value-type="date">
            <text:p>26/10/21</text:p>
          </table:table-cell>
          <table:table-cell table:formula="of:=[$'latest_prevalence_history.England_weighted'.B3]/55977178" office:value-type="percentage" office:value="0.0188180419863948" calcext:value-type="percentage">
            <text:p>1.88%</text:p>
          </table:table-cell>
          <table:table-cell/>
        </table:table-row>
        <table:table-row table:style-name="ro1">
          <table:table-cell table:style-name="ce23" table:formula="of:=VALUE([$'latest_prevalence_history.England_weighted'.A4])" office:value-type="date" office:date-value="2021-11-03" calcext:value-type="date">
            <text:p>03/11/21</text:p>
          </table:table-cell>
          <table:table-cell table:formula="of:=[$'latest_prevalence_history.England_weighted'.B4]" office:value-type="float" office:value="1045972.66493657" calcext:value-type="float">
            <text:p>1,045,972.7</text:p>
          </table:table-cell>
          <table:table-cell table:style-name="ce23" table:formula="of:=[.A4] - 7" office:value-type="date" office:date-value="2021-10-27" calcext:value-type="date">
            <text:p>27/10/21</text:p>
          </table:table-cell>
          <table:table-cell table:formula="of:=[$'latest_prevalence_history.England_weighted'.B4]/55977178" office:value-type="percentage" office:value="0.0186856983918798" calcext:value-type="percentage">
            <text:p>1.87%</text:p>
          </table:table-cell>
          <table:table-cell/>
        </table:table-row>
        <table:table-row table:style-name="ro1">
          <table:table-cell table:style-name="ce23" table:formula="of:=VALUE([$'latest_prevalence_history.England_weighted'.A5])" office:value-type="date" office:date-value="2021-11-04" calcext:value-type="date">
            <text:p>04/11/21</text:p>
          </table:table-cell>
          <table:table-cell table:formula="of:=[$'latest_prevalence_history.England_weighted'.B5]" office:value-type="float" office:value="1035123.1954978" calcext:value-type="float">
            <text:p>1,035,123.2</text:p>
          </table:table-cell>
          <table:table-cell table:style-name="ce23" table:formula="of:=[.A5] - 7" office:value-type="date" office:date-value="2021-10-28" calcext:value-type="date">
            <text:p>28/10/21</text:p>
          </table:table-cell>
          <table:table-cell table:formula="of:=[$'latest_prevalence_history.England_weighted'.B5]/55977178" office:value-type="percentage" office:value="0.0184918788778134" calcext:value-type="percentage">
            <text:p>1.85%</text:p>
          </table:table-cell>
          <table:table-cell/>
        </table:table-row>
        <table:table-row table:style-name="ro1">
          <table:table-cell table:style-name="ce23" table:formula="of:=VALUE([$'latest_prevalence_history.England_weighted'.A6])" office:value-type="date" office:date-value="2021-11-05" calcext:value-type="date">
            <text:p>05/11/21</text:p>
          </table:table-cell>
          <table:table-cell table:formula="of:=[$'latest_prevalence_history.England_weighted'.B6]" office:value-type="float" office:value="1021775.06092459" calcext:value-type="float">
            <text:p>1,021,775.1</text:p>
          </table:table-cell>
          <table:table-cell table:style-name="ce23" table:formula="of:=[.A6] - 7" office:value-type="date" office:date-value="2021-10-29" calcext:value-type="date">
            <text:p>29/10/21</text:p>
          </table:table-cell>
          <table:table-cell table:formula="of:=[$'latest_prevalence_history.England_weighted'.B6]/55977178" office:value-type="percentage" office:value="0.0182534221522312" calcext:value-type="percentage">
            <text:p>1.83%</text:p>
          </table:table-cell>
          <table:table-cell/>
        </table:table-row>
        <table:table-row table:style-name="ro1">
          <table:table-cell table:style-name="ce23" table:formula="of:=VALUE([$'latest_prevalence_history.England_weighted'.A7])" office:value-type="date" office:date-value="2021-11-06" calcext:value-type="date">
            <text:p>06/11/21</text:p>
          </table:table-cell>
          <table:table-cell table:formula="of:=[$'latest_prevalence_history.England_weighted'.B7]" office:value-type="float" office:value="1006221.81084584" calcext:value-type="float">
            <text:p>1,006,221.8</text:p>
          </table:table-cell>
          <table:table-cell table:style-name="ce23" table:formula="of:=[.A7] - 7" office:value-type="date" office:date-value="2021-10-30" calcext:value-type="date">
            <text:p>30/10/21</text:p>
          </table:table-cell>
          <table:table-cell table:formula="of:=[$'latest_prevalence_history.England_weighted'.B7]/55977178" office:value-type="percentage" office:value="0.0179755723099482" calcext:value-type="percentage">
            <text:p>1.80%</text:p>
          </table:table-cell>
          <table:table-cell/>
        </table:table-row>
        <table:table-row table:style-name="ro1">
          <table:table-cell table:style-name="ce23" table:formula="of:=VALUE([$'latest_prevalence_history.England_weighted'.A8])" office:value-type="date" office:date-value="2021-11-07" calcext:value-type="date">
            <text:p>07/11/21</text:p>
          </table:table-cell>
          <table:table-cell table:formula="of:=[$'latest_prevalence_history.England_weighted'.B8]" office:value-type="float" office:value="988892.716703596" calcext:value-type="float">
            <text:p>988,892.7</text:p>
          </table:table-cell>
          <table:table-cell table:style-name="ce23" table:formula="of:=[.A8] - 7" office:value-type="date" office:date-value="2021-10-31" calcext:value-type="date">
            <text:p>31/10/21</text:p>
          </table:table-cell>
          <table:table-cell table:formula="of:=[$'latest_prevalence_history.England_weighted'.B8]/55977178" office:value-type="percentage" office:value="0.0176659980376931" calcext:value-type="percentage">
            <text:p>1.77%</text:p>
          </table:table-cell>
          <table:table-cell/>
        </table:table-row>
        <table:table-row table:style-name="ro1">
          <table:table-cell table:style-name="ce23" table:formula="of:=VALUE([$'latest_prevalence_history.England_weighted'.A9])" office:value-type="date" office:date-value="2021-11-08" calcext:value-type="date">
            <text:p>08/11/21</text:p>
          </table:table-cell>
          <table:table-cell table:formula="of:=[$'latest_prevalence_history.England_weighted'.B9]" office:value-type="float" office:value="969714.712007548" calcext:value-type="float">
            <text:p>969,714.7</text:p>
          </table:table-cell>
          <table:table-cell table:style-name="ce23" table:formula="of:=[.A9] - 7" office:value-type="date" office:date-value="2021-11-01" calcext:value-type="date">
            <text:p>01/11/21</text:p>
          </table:table-cell>
          <table:table-cell table:formula="of:=[$'latest_prevalence_history.England_weighted'.B9]/55977178" office:value-type="percentage" office:value="0.0173233940447578" calcext:value-type="percentage">
            <text:p>1.73%</text:p>
          </table:table-cell>
          <table:table-cell/>
        </table:table-row>
        <table:table-row table:style-name="ro1">
          <table:table-cell table:style-name="ce23" table:formula="of:=VALUE([$'latest_prevalence_history.England_weighted'.A10])" office:value-type="date" office:date-value="2021-11-09" calcext:value-type="date">
            <text:p>09/11/21</text:p>
          </table:table-cell>
          <table:table-cell table:formula="of:=[$'latest_prevalence_history.England_weighted'.B10]" office:value-type="float" office:value="949352.951303384" calcext:value-type="float">
            <text:p>949,353.0</text:p>
          </table:table-cell>
          <table:table-cell table:style-name="ce23" table:formula="of:=[.A10] - 7" office:value-type="date" office:date-value="2021-11-02" calcext:value-type="date">
            <text:p>02/11/21</text:p>
          </table:table-cell>
          <table:table-cell table:formula="of:=[$'latest_prevalence_history.England_weighted'.B10]/55977178" office:value-type="percentage" office:value="0.0169596429334716" calcext:value-type="percentage">
            <text:p>1.70%</text:p>
          </table:table-cell>
          <table:table-cell/>
        </table:table-row>
        <table:table-row table:style-name="ro1">
          <table:table-cell table:style-name="ce23" table:formula="of:=VALUE([$'latest_prevalence_history.England_weighted'.A11])" office:value-type="date" office:date-value="2021-11-10" calcext:value-type="date">
            <text:p>10/11/21</text:p>
          </table:table-cell>
          <table:table-cell table:formula="of:=[$'latest_prevalence_history.England_weighted'.B11]" office:value-type="float" office:value="929494.090648022" calcext:value-type="float">
            <text:p>929,494.1</text:p>
          </table:table-cell>
          <table:table-cell table:style-name="ce23" table:formula="of:=[.A11] - 7" office:value-type="date" office:date-value="2021-11-03" calcext:value-type="date">
            <text:p>03/11/21</text:p>
          </table:table-cell>
          <table:table-cell table:formula="of:=[$'latest_prevalence_history.England_weighted'.B11]/55977178" office:value-type="percentage" office:value="0.0166048758415085" calcext:value-type="percentage">
            <text:p>1.66%</text:p>
          </table:table-cell>
          <table:table-cell/>
        </table:table-row>
        <table:table-row table:style-name="ro1">
          <table:table-cell table:style-name="ce23" table:formula="of:=VALUE([$'latest_prevalence_history.England_weighted'.A12])" office:value-type="date" office:date-value="2021-11-11" calcext:value-type="date">
            <text:p>11/11/21</text:p>
          </table:table-cell>
          <table:table-cell table:formula="of:=[$'latest_prevalence_history.England_weighted'.B12]" office:value-type="float" office:value="910750.383721176" calcext:value-type="float">
            <text:p>910,750.4</text:p>
          </table:table-cell>
          <table:table-cell table:style-name="ce23" table:formula="of:=[.A12] - 7" office:value-type="date" office:date-value="2021-11-04" calcext:value-type="date">
            <text:p>04/11/21</text:p>
          </table:table-cell>
          <table:table-cell table:formula="of:=[$'latest_prevalence_history.England_weighted'.B12]/55977178" office:value-type="percentage" office:value="0.0162700303277378" calcext:value-type="percentage">
            <text:p>1.63%</text:p>
          </table:table-cell>
          <table:table-cell/>
        </table:table-row>
        <table:table-row table:style-name="ro1">
          <table:table-cell table:style-name="ce23" table:formula="of:=VALUE([$'latest_prevalence_history.England_weighted'.A13])" office:value-type="date" office:date-value="2021-11-12" calcext:value-type="date">
            <text:p>12/11/21</text:p>
          </table:table-cell>
          <table:table-cell table:formula="of:=[$'latest_prevalence_history.England_weighted'.B13]" office:value-type="float" office:value="891917.498713347" calcext:value-type="float">
            <text:p>891,917.5</text:p>
          </table:table-cell>
          <table:table-cell table:style-name="ce23" table:formula="of:=[.A13] - 7" office:value-type="date" office:date-value="2021-11-05" calcext:value-type="date">
            <text:p>05/11/21</text:p>
          </table:table-cell>
          <table:table-cell table:formula="of:=[$'latest_prevalence_history.England_weighted'.B13]/55977178" office:value-type="percentage" office:value="0.0159335916989839" calcext:value-type="percentage">
            <text:p>1.59%</text:p>
          </table:table-cell>
          <table:table-cell/>
        </table:table-row>
        <table:table-row table:style-name="ro1">
          <table:table-cell table:style-name="ce23" table:formula="of:=VALUE([$'latest_prevalence_history.England_weighted'.A14])" office:value-type="date" office:date-value="2021-11-13" calcext:value-type="date">
            <text:p>13/11/21</text:p>
          </table:table-cell>
          <table:table-cell table:formula="of:=[$'latest_prevalence_history.England_weighted'.B14]" office:value-type="float" office:value="874850.06873103" calcext:value-type="float">
            <text:p>874,850.1</text:p>
          </table:table-cell>
          <table:table-cell table:style-name="ce23" table:formula="of:=[.A14] - 7" office:value-type="date" office:date-value="2021-11-06" calcext:value-type="date">
            <text:p>06/11/21</text:p>
          </table:table-cell>
          <table:table-cell table:formula="of:=[$'latest_prevalence_history.England_weighted'.B14]/55977178" office:value-type="percentage" office:value="0.0156286919060305" calcext:value-type="percentage">
            <text:p>1.56%</text:p>
          </table:table-cell>
          <table:table-cell/>
        </table:table-row>
        <table:table-row table:style-name="ro1">
          <table:table-cell table:style-name="ce23" table:formula="of:=VALUE([$'latest_prevalence_history.England_weighted'.A15])" office:value-type="date" office:date-value="2021-11-14" calcext:value-type="date">
            <text:p>14/11/21</text:p>
          </table:table-cell>
          <table:table-cell table:formula="of:=[$'latest_prevalence_history.England_weighted'.B15]" office:value-type="float" office:value="859506.956853415" calcext:value-type="float">
            <text:p>859,507.0</text:p>
          </table:table-cell>
          <table:table-cell table:style-name="ce23" table:formula="of:=[.A15] - 7" office:value-type="date" office:date-value="2021-11-07" calcext:value-type="date">
            <text:p>07/11/21</text:p>
          </table:table-cell>
          <table:table-cell table:formula="of:=[$'latest_prevalence_history.England_weighted'.B15]/55977178" office:value-type="percentage" office:value="0.015354596061513" calcext:value-type="percentage">
            <text:p>1.54%</text:p>
          </table:table-cell>
          <table:table-cell/>
        </table:table-row>
        <table:table-row table:style-name="ro1">
          <table:table-cell table:style-name="ce23" table:formula="of:=VALUE([$'latest_prevalence_history.England_weighted'.A16])" office:value-type="date" office:date-value="2021-11-15" calcext:value-type="date">
            <text:p>15/11/21</text:p>
          </table:table-cell>
          <table:table-cell table:formula="of:=[$'latest_prevalence_history.England_weighted'.B16]" office:value-type="float" office:value="846571.556676901" calcext:value-type="float">
            <text:p>846,571.6</text:p>
          </table:table-cell>
          <table:table-cell table:style-name="ce23" table:formula="of:=[.A16] - 7" office:value-type="date" office:date-value="2021-11-08" calcext:value-type="date">
            <text:p>08/11/21</text:p>
          </table:table-cell>
          <table:table-cell table:formula="of:=[$'latest_prevalence_history.England_weighted'.B16]/55977178" office:value-type="percentage" office:value="0.0151235125978823" calcext:value-type="percentage">
            <text:p>1.51%</text:p>
          </table:table-cell>
          <table:table-cell/>
        </table:table-row>
        <table:table-row table:style-name="ro1">
          <table:table-cell table:style-name="ce23" table:formula="of:=VALUE([$'latest_prevalence_history.England_weighted'.A17])" office:value-type="date" office:date-value="2021-11-16" calcext:value-type="date">
            <text:p>16/11/21</text:p>
          </table:table-cell>
          <table:table-cell table:formula="of:=[$'latest_prevalence_history.England_weighted'.B17]" office:value-type="float" office:value="837021.907886342" calcext:value-type="float">
            <text:p>837,021.9</text:p>
          </table:table-cell>
          <table:table-cell table:style-name="ce23" table:formula="of:=[.A17] - 7" office:value-type="date" office:date-value="2021-11-09" calcext:value-type="date">
            <text:p>09/11/21</text:p>
          </table:table-cell>
          <table:table-cell table:formula="of:=[$'latest_prevalence_history.England_weighted'.B17]/55977178" office:value-type="percentage" office:value="0.0149529136300215" calcext:value-type="percentage">
            <text:p>1.50%</text:p>
          </table:table-cell>
          <table:table-cell/>
        </table:table-row>
        <table:table-row table:style-name="ro1">
          <table:table-cell table:style-name="ce23" table:formula="of:=VALUE([$'latest_prevalence_history.England_weighted'.A18])" office:value-type="date" office:date-value="2021-11-17" calcext:value-type="date">
            <text:p>17/11/21</text:p>
          </table:table-cell>
          <table:table-cell table:formula="of:=[$'latest_prevalence_history.England_weighted'.B18]" office:value-type="float" office:value="830570.296892656" calcext:value-type="float">
            <text:p>830,570.3</text:p>
          </table:table-cell>
          <table:table-cell table:style-name="ce23" table:formula="of:=[.A18] - 7" office:value-type="date" office:date-value="2021-11-10" calcext:value-type="date">
            <text:p>10/11/21</text:p>
          </table:table-cell>
          <table:table-cell table:formula="of:=[$'latest_prevalence_history.England_weighted'.B18]/55977178" office:value-type="percentage" office:value="0.0148376593206013" calcext:value-type="percentage">
            <text:p>1.48%</text:p>
          </table:table-cell>
          <table:table-cell/>
        </table:table-row>
        <table:table-row table:style-name="ro1">
          <table:table-cell table:style-name="ce23" table:formula="of:=VALUE([$'latest_prevalence_history.England_weighted'.A19])" office:value-type="date" office:date-value="2021-11-18" calcext:value-type="date">
            <text:p>18/11/21</text:p>
          </table:table-cell>
          <table:table-cell table:formula="of:=[$'latest_prevalence_history.England_weighted'.B19]" office:value-type="float" office:value="827295.12944628" calcext:value-type="float">
            <text:p>827,295.1</text:p>
          </table:table-cell>
          <table:table-cell table:style-name="ce23" table:formula="of:=[.A19] - 7" office:value-type="date" office:date-value="2021-11-11" calcext:value-type="date">
            <text:p>11/11/21</text:p>
          </table:table-cell>
          <table:table-cell table:formula="of:=[$'latest_prevalence_history.England_weighted'.B19]/55977178" office:value-type="percentage" office:value="0.0147791503431323" calcext:value-type="percentage">
            <text:p>1.48%</text:p>
          </table:table-cell>
          <table:table-cell/>
        </table:table-row>
        <table:table-row table:style-name="ro1">
          <table:table-cell table:style-name="ce23" table:formula="of:=VALUE([$'latest_prevalence_history.England_weighted'.A20])" office:value-type="date" office:date-value="2021-11-19" calcext:value-type="date">
            <text:p>19/11/21</text:p>
          </table:table-cell>
          <table:table-cell table:formula="of:=[$'latest_prevalence_history.England_weighted'.B20]" office:value-type="float" office:value="827888.233288444" calcext:value-type="float">
            <text:p>827,888.2</text:p>
          </table:table-cell>
          <table:table-cell table:style-name="ce23" table:formula="of:=[.A20] - 7" office:value-type="date" office:date-value="2021-11-12" calcext:value-type="date">
            <text:p>12/11/21</text:p>
          </table:table-cell>
          <table:table-cell table:formula="of:=[$'latest_prevalence_history.England_weighted'.B20]/55977178" office:value-type="percentage" office:value="0.0147897458011986" calcext:value-type="percentage">
            <text:p>1.48%</text:p>
          </table:table-cell>
          <table:table-cell/>
        </table:table-row>
        <table:table-row table:style-name="ro1">
          <table:table-cell table:style-name="ce23" table:formula="of:=VALUE([$'latest_prevalence_history.England_weighted'.A21])" office:value-type="date" office:date-value="2021-11-20" calcext:value-type="date">
            <text:p>20/11/21</text:p>
          </table:table-cell>
          <table:table-cell table:formula="of:=[$'latest_prevalence_history.England_weighted'.B21]" office:value-type="float" office:value="831296.527821258" calcext:value-type="float">
            <text:p>831,296.5</text:p>
          </table:table-cell>
          <table:table-cell table:style-name="ce23" table:formula="of:=[.A21] - 7" office:value-type="date" office:date-value="2021-11-13" calcext:value-type="date">
            <text:p>13/11/21</text:p>
          </table:table-cell>
          <table:table-cell table:formula="of:=[$'latest_prevalence_history.England_weighted'.B21]/55977178" office:value-type="percentage" office:value="0.0148506330172853" calcext:value-type="percentage">
            <text:p>1.49%</text:p>
          </table:table-cell>
          <table:table-cell/>
        </table:table-row>
        <table:table-row table:style-name="ro1">
          <table:table-cell table:style-name="ce23" table:formula="of:=VALUE([$'latest_prevalence_history.England_weighted'.A22])" office:value-type="date" office:date-value="2021-11-21" calcext:value-type="date">
            <text:p>21/11/21</text:p>
          </table:table-cell>
          <table:table-cell table:formula="of:=[$'latest_prevalence_history.England_weighted'.B22]" office:value-type="float" office:value="836519.067345062" calcext:value-type="float">
            <text:p>836,519.1</text:p>
          </table:table-cell>
          <table:table-cell table:style-name="ce23" table:formula="of:=[.A22] - 7" office:value-type="date" office:date-value="2021-11-14" calcext:value-type="date">
            <text:p>14/11/21</text:p>
          </table:table-cell>
          <table:table-cell table:formula="of:=[$'latest_prevalence_history.England_weighted'.B22]/55977178" office:value-type="percentage" office:value="0.014943930673766" calcext:value-type="percentage">
            <text:p>1.49%</text:p>
          </table:table-cell>
          <table:table-cell/>
        </table:table-row>
        <table:table-row table:style-name="ro1">
          <table:table-cell table:style-name="ce23" table:formula="of:=VALUE([$'latest_prevalence_history.England_weighted'.A23])" office:value-type="date" office:date-value="2021-11-22" calcext:value-type="date">
            <text:p>22/11/21</text:p>
          </table:table-cell>
          <table:table-cell table:formula="of:=[$'latest_prevalence_history.England_weighted'.B23]" office:value-type="float" office:value="844258.195878796" calcext:value-type="float">
            <text:p>844,258.2</text:p>
          </table:table-cell>
          <table:table-cell table:style-name="ce23" table:formula="of:=[.A23] - 7" office:value-type="date" office:date-value="2021-11-15" calcext:value-type="date">
            <text:p>15/11/21</text:p>
          </table:table-cell>
          <table:table-cell table:formula="of:=[$'latest_prevalence_history.England_weighted'.B23]/55977178" office:value-type="percentage" office:value="0.0150821857414605" calcext:value-type="percentage">
            <text:p>1.51%</text:p>
          </table:table-cell>
          <table:table-cell/>
        </table:table-row>
        <table:table-row table:style-name="ro1">
          <table:table-cell table:style-name="ce23" table:formula="of:=VALUE([$'latest_prevalence_history.England_weighted'.A24])" office:value-type="date" office:date-value="2021-11-23" calcext:value-type="date">
            <text:p>23/11/21</text:p>
          </table:table-cell>
          <table:table-cell table:formula="of:=[$'latest_prevalence_history.England_weighted'.B24]" office:value-type="float" office:value="852997.646248233" calcext:value-type="float">
            <text:p>852,997.6</text:p>
          </table:table-cell>
          <table:table-cell table:style-name="ce23" table:formula="of:=[.A24] - 7" office:value-type="date" office:date-value="2021-11-16" calcext:value-type="date">
            <text:p>16/11/21</text:p>
          </table:table-cell>
          <table:table-cell table:formula="of:=[$'latest_prevalence_history.England_weighted'.B24]/55977178" office:value-type="percentage" office:value="0.0152383109818118" calcext:value-type="percentage">
            <text:p>1.52%</text:p>
          </table:table-cell>
          <table:table-cell/>
        </table:table-row>
        <table:table-row table:style-name="ro1">
          <table:table-cell table:style-name="ce23" table:formula="of:=VALUE([$'latest_prevalence_history.England_weighted'.A25])" office:value-type="date" office:date-value="2021-11-24" calcext:value-type="date">
            <text:p>24/11/21</text:p>
          </table:table-cell>
          <table:table-cell table:formula="of:=[$'latest_prevalence_history.England_weighted'.B25]" office:value-type="float" office:value="862134.219557192" calcext:value-type="float">
            <text:p>862,134.2</text:p>
          </table:table-cell>
          <table:table-cell table:style-name="ce23" table:formula="of:=[.A25] - 7" office:value-type="date" office:date-value="2021-11-17" calcext:value-type="date">
            <text:p>17/11/21</text:p>
          </table:table-cell>
          <table:table-cell table:formula="of:=[$'latest_prevalence_history.England_weighted'.B25]/55977178" office:value-type="percentage" office:value="0.015401530594436" calcext:value-type="percentage">
            <text:p>1.54%</text:p>
          </table:table-cell>
          <table:table-cell/>
        </table:table-row>
        <table:table-row table:style-name="ro1">
          <table:table-cell table:style-name="ce23" table:formula="of:=VALUE([$'latest_prevalence_history.England_weighted'.A26])" office:value-type="date" office:date-value="2021-11-25" calcext:value-type="date">
            <text:p>25/11/21</text:p>
          </table:table-cell>
          <table:table-cell table:formula="of:=[$'latest_prevalence_history.England_weighted'.B26]" office:value-type="float" office:value="870802.333894641" calcext:value-type="float">
            <text:p>870,802.3</text:p>
          </table:table-cell>
          <table:table-cell table:style-name="ce23" table:formula="of:=[.A26] - 7" office:value-type="date" office:date-value="2021-11-18" calcext:value-type="date">
            <text:p>18/11/21</text:p>
          </table:table-cell>
          <table:table-cell table:formula="of:=[$'latest_prevalence_history.England_weighted'.B26]/55977178" office:value-type="percentage" office:value="0.0155563814577191" calcext:value-type="percentage">
            <text:p>1.56%</text:p>
          </table:table-cell>
          <table:table-cell/>
        </table:table-row>
        <table:table-row table:style-name="ro1">
          <table:table-cell table:style-name="ce23" table:formula="of:=VALUE([$'latest_prevalence_history.England_weighted'.A27])" office:value-type="date" office:date-value="2021-11-26" calcext:value-type="date">
            <text:p>26/11/21</text:p>
          </table:table-cell>
          <table:table-cell table:formula="of:=[$'latest_prevalence_history.England_weighted'.B27]" office:value-type="float" office:value="879650.839598443" calcext:value-type="float">
            <text:p>879,650.8</text:p>
          </table:table-cell>
          <table:table-cell table:style-name="ce23" table:formula="of:=[.A27] - 7" office:value-type="date" office:date-value="2021-11-19" calcext:value-type="date">
            <text:p>19/11/21</text:p>
          </table:table-cell>
          <table:table-cell table:formula="of:=[$'latest_prevalence_history.England_weighted'.B27]/55977178" office:value-type="percentage" office:value="0.0157144549087209" calcext:value-type="percentage">
            <text:p>1.57%</text:p>
          </table:table-cell>
          <table:table-cell/>
        </table:table-row>
        <table:table-row table:style-name="ro1">
          <table:table-cell table:style-name="ce23" table:formula="of:=VALUE([$'latest_prevalence_history.England_weighted'.A28])" office:value-type="date" office:date-value="2021-11-27" calcext:value-type="date">
            <text:p>27/11/21</text:p>
          </table:table-cell>
          <table:table-cell table:formula="of:=[$'latest_prevalence_history.England_weighted'.B28]" office:value-type="float" office:value="887708.626992944" calcext:value-type="float">
            <text:p>887,708.6</text:p>
          </table:table-cell>
          <table:table-cell table:style-name="ce23" table:formula="of:=[.A28] - 7" office:value-type="date" office:date-value="2021-11-20" calcext:value-type="date">
            <text:p>20/11/21</text:p>
          </table:table-cell>
          <table:table-cell table:formula="of:=[$'latest_prevalence_history.England_weighted'.B28]/55977178" office:value-type="percentage" office:value="0.0158584026331757" calcext:value-type="percentage">
            <text:p>1.59%</text:p>
          </table:table-cell>
          <table:table-cell/>
        </table:table-row>
        <table:table-row table:style-name="ro1">
          <table:table-cell table:style-name="ce23" table:formula="of:=VALUE([$'latest_prevalence_history.England_weighted'.A29])" office:value-type="date" office:date-value="2021-11-28" calcext:value-type="date">
            <text:p>28/11/21</text:p>
          </table:table-cell>
          <table:table-cell table:formula="of:=[$'latest_prevalence_history.England_weighted'.B29]" office:value-type="float" office:value="895043.019017887" calcext:value-type="float">
            <text:p>895,043.0</text:p>
          </table:table-cell>
          <table:table-cell table:style-name="ce23" table:formula="of:=[.A29] - 7" office:value-type="date" office:date-value="2021-11-21" calcext:value-type="date">
            <text:p>21/11/21</text:p>
          </table:table-cell>
          <table:table-cell table:formula="of:=[$'latest_prevalence_history.England_weighted'.B29]/55977178" office:value-type="percentage" office:value="0.0159894273165733" calcext:value-type="percentage">
            <text:p>1.60%</text:p>
          </table:table-cell>
          <table:table-cell/>
        </table:table-row>
        <table:table-row table:style-name="ro1">
          <table:table-cell table:style-name="ce23" table:formula="of:=VALUE([$'latest_prevalence_history.England_weighted'.A30])" office:value-type="date" office:date-value="2021-11-29" calcext:value-type="date">
            <text:p>29/11/21</text:p>
          </table:table-cell>
          <table:table-cell table:formula="of:=[$'latest_prevalence_history.England_weighted'.B30]" office:value-type="float" office:value="901370.866468056" calcext:value-type="float">
            <text:p>901,370.9</text:p>
          </table:table-cell>
          <table:table-cell table:style-name="ce23" table:formula="of:=[.A30] - 7" office:value-type="date" office:date-value="2021-11-22" calcext:value-type="date">
            <text:p>22/11/21</text:p>
          </table:table-cell>
          <table:table-cell table:formula="of:=[$'latest_prevalence_history.England_weighted'.B30]/55977178" office:value-type="percentage" office:value="0.0161024706616696" calcext:value-type="percentage">
            <text:p>1.61%</text:p>
          </table:table-cell>
          <table:table-cell/>
        </table:table-row>
        <table:table-row table:style-name="ro1">
          <table:table-cell table:style-name="ce23" table:formula="of:=VALUE([$'latest_prevalence_history.England_weighted'.A31])" office:value-type="date" office:date-value="2021-11-30" calcext:value-type="date">
            <text:p>30/11/21</text:p>
          </table:table-cell>
          <table:table-cell table:formula="of:=[$'latest_prevalence_history.England_weighted'.B31]" office:value-type="float" office:value="906197.701694151" calcext:value-type="float">
            <text:p>906,197.7</text:p>
          </table:table-cell>
          <table:table-cell table:style-name="ce23" table:formula="of:=[.A31] - 7" office:value-type="date" office:date-value="2021-11-23" calcext:value-type="date">
            <text:p>23/11/21</text:p>
          </table:table-cell>
          <table:table-cell table:formula="of:=[$'latest_prevalence_history.England_weighted'.B31]/55977178" office:value-type="percentage" office:value="0.0161886992890951" calcext:value-type="percentage">
            <text:p>1.62%</text:p>
          </table:table-cell>
          <table:table-cell/>
        </table:table-row>
        <table:table-row table:style-name="ro1">
          <table:table-cell table:style-name="ce23" table:formula="of:=VALUE([$'latest_prevalence_history.England_weighted'.A32])" office:value-type="date" office:date-value="2021-12-01" calcext:value-type="date">
            <text:p>01/12/21</text:p>
          </table:table-cell>
          <table:table-cell table:formula="of:=[$'latest_prevalence_history.England_weighted'.B32]" office:value-type="float" office:value="910479.150734741" calcext:value-type="float">
            <text:p>910,479.2</text:p>
          </table:table-cell>
          <table:table-cell table:style-name="ce23" table:formula="of:=[.A32] - 7" office:value-type="date" office:date-value="2021-11-24" calcext:value-type="date">
            <text:p>24/11/21</text:p>
          </table:table-cell>
          <table:table-cell table:formula="of:=[$'latest_prevalence_history.England_weighted'.B32]/55977178" office:value-type="percentage" office:value="0.0162651849068694" calcext:value-type="percentage">
            <text:p>1.63%</text:p>
          </table:table-cell>
          <table:table-cell/>
        </table:table-row>
        <table:table-row table:style-name="ro1">
          <table:table-cell table:style-name="ce23" table:formula="of:=VALUE([$'latest_prevalence_history.England_weighted'.A33])" office:value-type="date" office:date-value="2021-12-02" calcext:value-type="date">
            <text:p>02/12/21</text:p>
          </table:table-cell>
          <table:table-cell table:formula="of:=[$'latest_prevalence_history.England_weighted'.B33]" office:value-type="float" office:value="914864.894217986" calcext:value-type="float">
            <text:p>914,864.9</text:p>
          </table:table-cell>
          <table:table-cell table:style-name="ce23" table:formula="of:=[.A33] - 7" office:value-type="date" office:date-value="2021-11-25" calcext:value-type="date">
            <text:p>25/11/21</text:p>
          </table:table-cell>
          <table:table-cell table:formula="of:=[$'latest_prevalence_history.England_weighted'.B33]/55977178" office:value-type="percentage" office:value="0.0163435336847096" calcext:value-type="percentage">
            <text:p>1.63%</text:p>
          </table:table-cell>
          <table:table-cell/>
        </table:table-row>
        <table:table-row table:style-name="ro1">
          <table:table-cell table:style-name="ce23" table:formula="of:=VALUE([$'latest_prevalence_history.England_weighted'.A34])" office:value-type="date" office:date-value="2021-12-03" calcext:value-type="date">
            <text:p>03/12/21</text:p>
          </table:table-cell>
          <table:table-cell table:formula="of:=[$'latest_prevalence_history.England_weighted'.B34]" office:value-type="float" office:value="919030.941965789" calcext:value-type="float">
            <text:p>919,030.9</text:p>
          </table:table-cell>
          <table:table-cell table:style-name="ce23" table:formula="of:=[.A34] - 7" office:value-type="date" office:date-value="2021-11-26" calcext:value-type="date">
            <text:p>26/11/21</text:p>
          </table:table-cell>
          <table:table-cell table:formula="of:=[$'latest_prevalence_history.England_weighted'.B34]/55977178" office:value-type="percentage" office:value="0.0164179577249462" calcext:value-type="percentage">
            <text:p>1.64%</text:p>
          </table:table-cell>
          <table:table-cell/>
        </table:table-row>
        <table:table-row table:style-name="ro1">
          <table:table-cell table:style-name="ce23" table:formula="of:=VALUE([$'latest_prevalence_history.England_weighted'.A35])" office:value-type="date" office:date-value="2021-12-04" calcext:value-type="date">
            <text:p>04/12/21</text:p>
          </table:table-cell>
          <table:table-cell table:formula="of:=[$'latest_prevalence_history.England_weighted'.B35]" office:value-type="float" office:value="923385.321103969" calcext:value-type="float">
            <text:p>923,385.3</text:p>
          </table:table-cell>
          <table:table-cell table:style-name="ce23" table:formula="of:=[.A35] - 7" office:value-type="date" office:date-value="2021-11-27" calcext:value-type="date">
            <text:p>27/11/21</text:p>
          </table:table-cell>
          <table:table-cell table:formula="of:=[$'latest_prevalence_history.England_weighted'.B35]/55977178" office:value-type="percentage" office:value="0.0164957461968513" calcext:value-type="percentage">
            <text:p>1.65%</text:p>
          </table:table-cell>
          <table:table-cell/>
        </table:table-row>
        <table:table-row table:style-name="ro1">
          <table:table-cell table:style-name="ce23" table:formula="of:=VALUE([$'latest_prevalence_history.England_weighted'.A36])" office:value-type="date" office:date-value="2021-12-05" calcext:value-type="date">
            <text:p>05/12/21</text:p>
          </table:table-cell>
          <table:table-cell table:formula="of:=[$'latest_prevalence_history.England_weighted'.B36]" office:value-type="float" office:value="928655.770284203" calcext:value-type="float">
            <text:p>928,655.8</text:p>
          </table:table-cell>
          <table:table-cell table:style-name="ce23" table:formula="of:=[.A36] - 7" office:value-type="date" office:date-value="2021-11-28" calcext:value-type="date">
            <text:p>28/11/21</text:p>
          </table:table-cell>
          <table:table-cell table:formula="of:=[$'latest_prevalence_history.England_weighted'.B36]/55977178" office:value-type="percentage" office:value="0.0165898997317121" calcext:value-type="percentage">
            <text:p>1.66%</text:p>
          </table:table-cell>
          <table:table-cell/>
        </table:table-row>
        <table:table-row table:style-name="ro1">
          <table:table-cell table:style-name="ce23" table:formula="of:=VALUE([$'latest_prevalence_history.England_weighted'.A37])" office:value-type="date" office:date-value="2021-12-06" calcext:value-type="date">
            <text:p>06/12/21</text:p>
          </table:table-cell>
          <table:table-cell table:formula="of:=[$'latest_prevalence_history.England_weighted'.B37]" office:value-type="float" office:value="933157.649421252" calcext:value-type="float">
            <text:p>933,157.6</text:p>
          </table:table-cell>
          <table:table-cell table:style-name="ce23" table:formula="of:=[.A37] - 7" office:value-type="date" office:date-value="2021-11-29" calcext:value-type="date">
            <text:p>29/11/21</text:p>
          </table:table-cell>
          <table:table-cell table:formula="of:=[$'latest_prevalence_history.England_weighted'.B37]/55977178" office:value-type="percentage" office:value="0.0166703232060261" calcext:value-type="percentage">
            <text:p>1.67%</text:p>
          </table:table-cell>
          <table:table-cell/>
        </table:table-row>
        <table:table-row table:style-name="ro1">
          <table:table-cell table:style-name="ce23" table:formula="of:=VALUE([$'latest_prevalence_history.England_weighted'.A38])" office:value-type="date" office:date-value="2021-12-07" calcext:value-type="date">
            <text:p>07/12/21</text:p>
          </table:table-cell>
          <table:table-cell table:formula="of:=[$'latest_prevalence_history.England_weighted'.B38]" office:value-type="float" office:value="937410.158683588" calcext:value-type="float">
            <text:p>937,410.2</text:p>
          </table:table-cell>
          <table:table-cell table:style-name="ce23" table:formula="of:=[.A38] - 7" office:value-type="date" office:date-value="2021-11-30" calcext:value-type="date">
            <text:p>30/11/21</text:p>
          </table:table-cell>
          <table:table-cell table:formula="of:=[$'latest_prevalence_history.England_weighted'.B38]/55977178" office:value-type="percentage" office:value="0.0167462918313529" calcext:value-type="percentage">
            <text:p>1.67%</text:p>
          </table:table-cell>
          <table:table-cell/>
        </table:table-row>
        <table:table-row table:style-name="ro1">
          <table:table-cell table:style-name="ce23" table:formula="of:=VALUE([$'latest_prevalence_history.England_weighted'.A39])" office:value-type="date" office:date-value="2021-12-08" calcext:value-type="date">
            <text:p>08/12/21</text:p>
          </table:table-cell>
          <table:table-cell table:formula="of:=[$'latest_prevalence_history.England_weighted'.B39]" office:value-type="float" office:value="942315.54293047" calcext:value-type="float">
            <text:p>942,315.5</text:p>
          </table:table-cell>
          <table:table-cell table:style-name="ce23" table:formula="of:=[.A39] - 7" office:value-type="date" office:date-value="2021-12-01" calcext:value-type="date">
            <text:p>01/12/21</text:p>
          </table:table-cell>
          <table:table-cell table:formula="of:=[$'latest_prevalence_history.England_weighted'.B39]/55977178" office:value-type="percentage" office:value="0.0168339236917315" calcext:value-type="percentage">
            <text:p>1.68%</text:p>
          </table:table-cell>
          <table:table-cell/>
        </table:table-row>
        <table:table-row table:style-name="ro1">
          <table:table-cell table:style-name="ce23" table:formula="of:=VALUE([$'latest_prevalence_history.England_weighted'.A40])" office:value-type="date" office:date-value="2021-12-09" calcext:value-type="date">
            <text:p>09/12/21</text:p>
          </table:table-cell>
          <table:table-cell table:formula="of:=[$'latest_prevalence_history.England_weighted'.B40]" office:value-type="float" office:value="947798.922869545" calcext:value-type="float">
            <text:p>947,798.9</text:p>
          </table:table-cell>
          <table:table-cell table:style-name="ce23" table:formula="of:=[.A40] - 7" office:value-type="date" office:date-value="2021-12-02" calcext:value-type="date">
            <text:p>02/12/21</text:p>
          </table:table-cell>
          <table:table-cell table:formula="of:=[$'latest_prevalence_history.England_weighted'.B40]/55977178" office:value-type="percentage" office:value="0.0169318811117907" calcext:value-type="percentage">
            <text:p>1.69%</text:p>
          </table:table-cell>
          <table:table-cell/>
        </table:table-row>
        <table:table-row table:style-name="ro1">
          <table:table-cell table:style-name="ce23" table:formula="of:=VALUE([$'latest_prevalence_history.England_weighted'.A41])" office:value-type="date" office:date-value="2021-12-10" calcext:value-type="date">
            <text:p>10/12/21</text:p>
          </table:table-cell>
          <table:table-cell table:formula="of:=[$'latest_prevalence_history.England_weighted'.B41]" office:value-type="float" office:value="954448.481258494" calcext:value-type="float">
            <text:p>954,448.5</text:p>
          </table:table-cell>
          <table:table-cell table:style-name="ce23" table:formula="of:=[.A41] - 7" office:value-type="date" office:date-value="2021-12-03" calcext:value-type="date">
            <text:p>03/12/21</text:p>
          </table:table-cell>
          <table:table-cell table:formula="of:=[$'latest_prevalence_history.England_weighted'.B41]/55977178" office:value-type="percentage" office:value="0.0170506716372607" calcext:value-type="percentage">
            <text:p>1.71%</text:p>
          </table:table-cell>
          <table:table-cell/>
        </table:table-row>
        <table:table-row table:style-name="ro1">
          <table:table-cell table:style-name="ce23" table:formula="of:=VALUE([$'latest_prevalence_history.England_weighted'.A42])" office:value-type="date" office:date-value="2021-12-11" calcext:value-type="date">
            <text:p>11/12/21</text:p>
          </table:table-cell>
          <table:table-cell table:formula="of:=[$'latest_prevalence_history.England_weighted'.B42]" office:value-type="float" office:value="962155.074740516" calcext:value-type="float">
            <text:p>962,155.1</text:p>
          </table:table-cell>
          <table:table-cell table:style-name="ce23" table:formula="of:=[.A42] - 7" office:value-type="date" office:date-value="2021-12-04" calcext:value-type="date">
            <text:p>04/12/21</text:p>
          </table:table-cell>
          <table:table-cell table:formula="of:=[$'latest_prevalence_history.England_weighted'.B42]/55977178" office:value-type="percentage" office:value="0.017188345485021" calcext:value-type="percentage">
            <text:p>1.72%</text:p>
          </table:table-cell>
          <table:table-cell/>
        </table:table-row>
        <table:table-row table:style-name="ro1">
          <table:table-cell table:style-name="ce23" table:formula="of:=VALUE([$'latest_prevalence_history.England_weighted'.A43])" office:value-type="date" office:date-value="2021-12-12" calcext:value-type="date">
            <text:p>12/12/21</text:p>
          </table:table-cell>
          <table:table-cell table:formula="of:=[$'latest_prevalence_history.England_weighted'.B43]" office:value-type="float" office:value="971719.297722427" calcext:value-type="float">
            <text:p>971,719.3</text:p>
          </table:table-cell>
          <table:table-cell table:style-name="ce23" table:formula="of:=[.A43] - 7" office:value-type="date" office:date-value="2021-12-05" calcext:value-type="date">
            <text:p>05/12/21</text:p>
          </table:table-cell>
          <table:table-cell table:formula="of:=[$'latest_prevalence_history.England_weighted'.B43]/55977178" office:value-type="percentage" office:value="0.0173592048124046" calcext:value-type="percentage">
            <text:p>1.74%</text:p>
          </table:table-cell>
          <table:table-cell/>
        </table:table-row>
        <table:table-row table:style-name="ro1">
          <table:table-cell table:style-name="ce23" table:formula="of:=VALUE([$'latest_prevalence_history.England_weighted'.A44])" office:value-type="date" office:date-value="2021-12-13" calcext:value-type="date">
            <text:p>13/12/21</text:p>
          </table:table-cell>
          <table:table-cell table:formula="of:=[$'latest_prevalence_history.England_weighted'.B44]" office:value-type="float" office:value="983352.689377738" calcext:value-type="float">
            <text:p>983,352.7</text:p>
          </table:table-cell>
          <table:table-cell table:style-name="ce23" table:formula="of:=[.A44] - 7" office:value-type="date" office:date-value="2021-12-06" calcext:value-type="date">
            <text:p>06/12/21</text:p>
          </table:table-cell>
          <table:table-cell table:formula="of:=[$'latest_prevalence_history.England_weighted'.B44]/55977178" office:value-type="percentage" office:value="0.0175670286447405" calcext:value-type="percentage">
            <text:p>1.76%</text:p>
          </table:table-cell>
          <table:table-cell/>
        </table:table-row>
        <table:table-row table:style-name="ro1">
          <table:table-cell table:style-name="ce23" table:formula="of:=VALUE([$'latest_prevalence_history.England_weighted'.A45])" office:value-type="date" office:date-value="2021-12-14" calcext:value-type="date">
            <text:p>14/12/21</text:p>
          </table:table-cell>
          <table:table-cell table:formula="of:=[$'latest_prevalence_history.England_weighted'.B45]" office:value-type="float" office:value="999476.204964" calcext:value-type="float">
            <text:p>999,476.2</text:p>
          </table:table-cell>
          <table:table-cell table:style-name="ce23" table:formula="of:=[.A45] - 7" office:value-type="date" office:date-value="2021-12-07" calcext:value-type="date">
            <text:p>07/12/21</text:p>
          </table:table-cell>
          <table:table-cell table:formula="of:=[$'latest_prevalence_history.England_weighted'.B45]/55977178" office:value-type="percentage" office:value="0.0178550659514133" calcext:value-type="percentage">
            <text:p>1.79%</text:p>
          </table:table-cell>
          <table:table-cell/>
        </table:table-row>
        <table:table-row table:style-name="ro1">
          <table:table-cell table:style-name="ce23" table:formula="of:=VALUE([$'latest_prevalence_history.England_weighted'.A46])" office:value-type="date" office:date-value="2021-12-15" calcext:value-type="date">
            <text:p>15/12/21</text:p>
          </table:table-cell>
          <table:table-cell table:formula="of:=[$'latest_prevalence_history.England_weighted'.B46]" office:value-type="float" office:value="1023355.92079264" calcext:value-type="float">
            <text:p>1,023,355.9</text:p>
          </table:table-cell>
          <table:table-cell table:style-name="ce23" table:formula="of:=[.A46] - 7" office:value-type="date" office:date-value="2021-12-08" calcext:value-type="date">
            <text:p>08/12/21</text:p>
          </table:table-cell>
          <table:table-cell table:formula="of:=[$'latest_prevalence_history.England_weighted'.B46]/55977178" office:value-type="percentage" office:value="0.0182816633020092" calcext:value-type="percentage">
            <text:p>1.83%</text:p>
          </table:table-cell>
          <table:table-cell/>
        </table:table-row>
        <table:table-row table:style-name="ro1">
          <table:table-cell table:style-name="ce23" table:formula="of:=VALUE([$'latest_prevalence_history.England_weighted'.A47])" office:value-type="date" office:date-value="2021-12-16" calcext:value-type="date">
            <text:p>16/12/21</text:p>
          </table:table-cell>
          <table:table-cell table:formula="of:=[$'latest_prevalence_history.England_weighted'.B47]" office:value-type="float" office:value="1055203.21665976" calcext:value-type="float">
            <text:p>1,055,203.2</text:p>
          </table:table-cell>
          <table:table-cell table:style-name="ce23" table:formula="of:=[.A47] - 7" office:value-type="date" office:date-value="2021-12-09" calcext:value-type="date">
            <text:p>09/12/21</text:p>
          </table:table-cell>
          <table:table-cell table:formula="of:=[$'latest_prevalence_history.England_weighted'.B47]/55977178" office:value-type="percentage" office:value="0.018850596874672" calcext:value-type="percentage">
            <text:p>1.89%</text:p>
          </table:table-cell>
          <table:table-cell/>
        </table:table-row>
        <table:table-row table:style-name="ro1">
          <table:table-cell table:style-name="ce23" table:formula="of:=VALUE([$'latest_prevalence_history.England_weighted'.A48])" office:value-type="date" office:date-value="2021-12-17" calcext:value-type="date">
            <text:p>17/12/21</text:p>
          </table:table-cell>
          <table:table-cell table:formula="of:=[$'latest_prevalence_history.England_weighted'.B48]" office:value-type="float" office:value="1093678.82222856" calcext:value-type="float">
            <text:p>1,093,678.8</text:p>
          </table:table-cell>
          <table:table-cell table:style-name="ce23" table:formula="of:=[.A48] - 7" office:value-type="date" office:date-value="2021-12-10" calcext:value-type="date">
            <text:p>10/12/21</text:p>
          </table:table-cell>
          <table:table-cell table:formula="of:=[$'latest_prevalence_history.England_weighted'.B48]/55977178" office:value-type="percentage" office:value="0.019537941377262" calcext:value-type="percentage">
            <text:p>1.95%</text:p>
          </table:table-cell>
          <table:table-cell/>
        </table:table-row>
        <table:table-row table:style-name="ro1">
          <table:table-cell table:style-name="ce23" table:formula="of:=VALUE([$'latest_prevalence_history.England_weighted'.A49])" office:value-type="date" office:date-value="2021-12-18" calcext:value-type="date">
            <text:p>18/12/21</text:p>
          </table:table-cell>
          <table:table-cell table:formula="of:=[$'latest_prevalence_history.England_weighted'.B49]" office:value-type="float" office:value="1138634.93989924" calcext:value-type="float">
            <text:p>1,138,634.9</text:p>
          </table:table-cell>
          <table:table-cell table:style-name="ce23" table:formula="of:=[.A49] - 7" office:value-type="date" office:date-value="2021-12-11" calcext:value-type="date">
            <text:p>11/12/21</text:p>
          </table:table-cell>
          <table:table-cell table:formula="of:=[$'latest_prevalence_history.England_weighted'.B49]/55977178" office:value-type="percentage" office:value="0.0203410564909014" calcext:value-type="percentage">
            <text:p>2.03%</text:p>
          </table:table-cell>
          <table:table-cell/>
        </table:table-row>
        <table:table-row table:style-name="ro1">
          <table:table-cell table:style-name="ce23" table:formula="of:=VALUE([$'latest_prevalence_history.England_weighted'.A50])" office:value-type="date" office:date-value="2021-12-19" calcext:value-type="date">
            <text:p>19/12/21</text:p>
          </table:table-cell>
          <table:table-cell table:formula="of:=[$'latest_prevalence_history.England_weighted'.B50]" office:value-type="float" office:value="1190768.31847347" calcext:value-type="float">
            <text:p>1,190,768.3</text:p>
          </table:table-cell>
          <table:table-cell table:style-name="ce23" table:formula="of:=[.A50] - 7" office:value-type="date" office:date-value="2021-12-12" calcext:value-type="date">
            <text:p>12/12/21</text:p>
          </table:table-cell>
          <table:table-cell table:formula="of:=[$'latest_prevalence_history.England_weighted'.B50]/55977178" office:value-type="percentage" office:value="0.0212723892310804" calcext:value-type="percentage">
            <text:p>2.13%</text:p>
          </table:table-cell>
          <table:table-cell/>
        </table:table-row>
        <table:table-row table:style-name="ro1">
          <table:table-cell table:style-name="ce23" table:formula="of:=VALUE([$'latest_prevalence_history.England_weighted'.A51])" office:value-type="date" office:date-value="2021-12-20" calcext:value-type="date">
            <text:p>20/12/21</text:p>
          </table:table-cell>
          <table:table-cell table:formula="of:=[$'latest_prevalence_history.England_weighted'.B51]" office:value-type="float" office:value="1248930.85306187" calcext:value-type="float">
            <text:p>1,248,930.9</text:p>
          </table:table-cell>
          <table:table-cell table:style-name="ce23" table:formula="of:=[.A51] - 7" office:value-type="date" office:date-value="2021-12-13" calcext:value-type="date">
            <text:p>13/12/21</text:p>
          </table:table-cell>
          <table:table-cell table:formula="of:=[$'latest_prevalence_history.England_weighted'.B51]/55977178" office:value-type="percentage" office:value="0.0223114293661226" calcext:value-type="percentage">
            <text:p>2.23%</text:p>
          </table:table-cell>
          <table:table-cell/>
        </table:table-row>
        <table:table-row table:style-name="ro1">
          <table:table-cell table:style-name="ce23" table:formula="of:=VALUE([$'latest_prevalence_history.England_weighted'.A52])" office:value-type="date" office:date-value="2021-12-21" calcext:value-type="date">
            <text:p>21/12/21</text:p>
          </table:table-cell>
          <table:table-cell table:formula="of:=[$'latest_prevalence_history.England_weighted'.B52]" office:value-type="float" office:value="1313905.93555714" calcext:value-type="float">
            <text:p>1,313,905.9</text:p>
          </table:table-cell>
          <table:table-cell table:style-name="ce23" table:formula="of:=[.A52] - 7" office:value-type="date" office:date-value="2021-12-14" calcext:value-type="date">
            <text:p>14/12/21</text:p>
          </table:table-cell>
          <table:table-cell table:formula="of:=[$'latest_prevalence_history.England_weighted'.B52]/55977178" office:value-type="percentage" office:value="0.0234721717403679" calcext:value-type="percentage">
            <text:p>2.35%</text:p>
          </table:table-cell>
          <table:table-cell/>
        </table:table-row>
        <table:table-row table:style-name="ro1">
          <table:table-cell table:style-name="ce23" table:formula="of:=VALUE([$'latest_prevalence_history.England_weighted'.A53])" office:value-type="date" office:date-value="2021-12-22" calcext:value-type="date">
            <text:p>22/12/21</text:p>
          </table:table-cell>
          <table:table-cell table:formula="of:=[$'latest_prevalence_history.England_weighted'.B53]" office:value-type="float" office:value="1384560.80371798" calcext:value-type="float">
            <text:p>1,384,560.8</text:p>
          </table:table-cell>
          <table:table-cell table:style-name="ce23" table:formula="of:=[.A53] - 7" office:value-type="date" office:date-value="2021-12-15" calcext:value-type="date">
            <text:p>15/12/21</text:p>
          </table:table-cell>
          <table:table-cell table:formula="of:=[$'latest_prevalence_history.England_weighted'.B53]/55977178" office:value-type="percentage" office:value="0.0247343802096987" calcext:value-type="percentage">
            <text:p>2.47%</text:p>
          </table:table-cell>
          <table:table-cell/>
        </table:table-row>
        <table:table-row table:style-name="ro1">
          <table:table-cell table:style-name="ce23" table:formula="of:=VALUE([$'latest_prevalence_history.England_weighted'.A54])" office:value-type="date" office:date-value="2021-12-23" calcext:value-type="date">
            <text:p>23/12/21</text:p>
          </table:table-cell>
          <table:table-cell table:formula="of:=[$'latest_prevalence_history.England_weighted'.B54]" office:value-type="float" office:value="1460815.57115727" calcext:value-type="float">
            <text:p>1,460,815.6</text:p>
          </table:table-cell>
          <table:table-cell table:style-name="ce23" table:formula="of:=[.A54] - 7" office:value-type="date" office:date-value="2021-12-16" calcext:value-type="date">
            <text:p>16/12/21</text:p>
          </table:table-cell>
          <table:table-cell table:formula="of:=[$'latest_prevalence_history.England_weighted'.B54]/55977178" office:value-type="percentage" office:value="0.0260966276498838" calcext:value-type="percentage">
            <text:p>2.61%</text:p>
          </table:table-cell>
          <table:table-cell/>
        </table:table-row>
        <table:table-row table:style-name="ro1">
          <table:table-cell table:style-name="ce23" table:formula="of:=VALUE([$'latest_prevalence_history.England_weighted'.A55])" office:value-type="date" office:date-value="2021-12-24" calcext:value-type="date">
            <text:p>24/12/21</text:p>
          </table:table-cell>
          <table:table-cell table:formula="of:=[$'latest_prevalence_history.England_weighted'.B55]" office:value-type="float" office:value="1541640.18761364" calcext:value-type="float">
            <text:p>1,541,640.2</text:p>
          </table:table-cell>
          <table:table-cell table:style-name="ce23" table:formula="of:=[.A55] - 7" office:value-type="date" office:date-value="2021-12-17" calcext:value-type="date">
            <text:p>17/12/21</text:p>
          </table:table-cell>
          <table:table-cell table:formula="of:=[$'latest_prevalence_history.England_weighted'.B55]/55977178" office:value-type="percentage" office:value="0.027540512807088" calcext:value-type="percentage">
            <text:p>2.75%</text:p>
          </table:table-cell>
          <table:table-cell/>
        </table:table-row>
        <table:table-row table:style-name="ro1">
          <table:table-cell table:style-name="ce23" table:formula="of:=VALUE([$'latest_prevalence_history.England_weighted'.A56])" office:value-type="date" office:date-value="2021-12-25" calcext:value-type="date">
            <text:p>25/12/21</text:p>
          </table:table-cell>
          <table:table-cell table:formula="of:=[$'latest_prevalence_history.England_weighted'.B56]" office:value-type="float" office:value="1624240.71252864" calcext:value-type="float">
            <text:p>1,624,240.7</text:p>
          </table:table-cell>
          <table:table-cell table:style-name="ce23" table:formula="of:=[.A56] - 7" office:value-type="date" office:date-value="2021-12-18" calcext:value-type="date">
            <text:p>18/12/21</text:p>
          </table:table-cell>
          <table:table-cell table:formula="of:=[$'latest_prevalence_history.England_weighted'.B56]/55977178" office:value-type="percentage" office:value="0.0290161235446459" calcext:value-type="percentage">
            <text:p>2.90%</text:p>
          </table:table-cell>
          <table:table-cell/>
        </table:table-row>
        <table:table-row table:style-name="ro1">
          <table:table-cell table:style-name="ce23" table:formula="of:=VALUE([$'latest_prevalence_history.England_weighted'.A57])" office:value-type="date" office:date-value="2021-12-26" calcext:value-type="date">
            <text:p>26/12/21</text:p>
          </table:table-cell>
          <table:table-cell table:formula="of:=[$'latest_prevalence_history.England_weighted'.B57]" office:value-type="float" office:value="1707282.15716688" calcext:value-type="float">
            <text:p>1,707,282.2</text:p>
          </table:table-cell>
          <table:table-cell table:style-name="ce23" table:formula="of:=[.A57] - 7" office:value-type="date" office:date-value="2021-12-19" calcext:value-type="date">
            <text:p>19/12/21</text:p>
          </table:table-cell>
          <table:table-cell table:formula="of:=[$'latest_prevalence_history.England_weighted'.B57]/55977178" office:value-type="percentage" office:value="0.0304996110587582" calcext:value-type="percentage">
            <text:p>3.05%</text:p>
          </table:table-cell>
          <table:table-cell/>
        </table:table-row>
        <table:table-row table:style-name="ro1">
          <table:table-cell table:style-name="ce23" table:formula="of:=VALUE([$'latest_prevalence_history.England_weighted'.A58])" office:value-type="date" office:date-value="2021-12-27" calcext:value-type="date">
            <text:p>27/12/21</text:p>
          </table:table-cell>
          <table:table-cell table:formula="of:=[$'latest_prevalence_history.England_weighted'.B58]" office:value-type="float" office:value="1789524.02035852" calcext:value-type="float">
            <text:p>1,789,524.0</text:p>
          </table:table-cell>
          <table:table-cell table:style-name="ce23" table:formula="of:=[.A58] - 7" office:value-type="date" office:date-value="2021-12-20" calcext:value-type="date">
            <text:p>20/12/21</text:p>
          </table:table-cell>
          <table:table-cell table:formula="of:=[$'latest_prevalence_history.England_weighted'.B58]/55977178" office:value-type="percentage" office:value="0.0319688145114875" calcext:value-type="percentage">
            <text:p>3.20%</text:p>
          </table:table-cell>
          <table:table-cell/>
        </table:table-row>
        <table:table-row table:style-name="ro1">
          <table:table-cell table:style-name="ce23" table:formula="of:=VALUE([$'latest_prevalence_history.England_weighted'.A59])" office:value-type="date" office:date-value="2021-12-28" calcext:value-type="date">
            <text:p>28/12/21</text:p>
          </table:table-cell>
          <table:table-cell table:formula="of:=[$'latest_prevalence_history.England_weighted'.B59]" office:value-type="float" office:value="1868437.80527594" calcext:value-type="float">
            <text:p>1,868,437.8</text:p>
          </table:table-cell>
          <table:table-cell table:style-name="ce23" table:formula="of:=[.A59] - 7" office:value-type="date" office:date-value="2021-12-21" calcext:value-type="date">
            <text:p>21/12/21</text:p>
          </table:table-cell>
          <table:table-cell table:formula="of:=[$'latest_prevalence_history.England_weighted'.B59]/55977178" office:value-type="percentage" office:value="0.0333785637653249" calcext:value-type="percentage">
            <text:p>3.34%</text:p>
          </table:table-cell>
          <table:table-cell/>
        </table:table-row>
        <table:table-row table:style-name="ro1">
          <table:table-cell table:style-name="ce23" table:formula="of:=VALUE([$'latest_prevalence_history.England_weighted'.A60])" office:value-type="date" office:date-value="2021-12-29" calcext:value-type="date">
            <text:p>29/12/21</text:p>
          </table:table-cell>
          <table:table-cell table:formula="of:=[$'latest_prevalence_history.England_weighted'.B60]" office:value-type="float" office:value="1943240.46513137" calcext:value-type="float">
            <text:p>1,943,240.5</text:p>
          </table:table-cell>
          <table:table-cell table:style-name="ce23" table:formula="of:=[.A60] - 7" office:value-type="date" office:date-value="2021-12-22" calcext:value-type="date">
            <text:p>22/12/21</text:p>
          </table:table-cell>
          <table:table-cell table:formula="of:=[$'latest_prevalence_history.England_weighted'.B60]/55977178" office:value-type="percentage" office:value="0.0347148701410308" calcext:value-type="percentage">
            <text:p>3.47%</text:p>
          </table:table-cell>
          <table:table-cell/>
        </table:table-row>
        <table:table-row table:style-name="ro1">
          <table:table-cell table:style-name="ce23" table:formula="of:=VALUE([$'latest_prevalence_history.England_weighted'.A61])" office:value-type="date" office:date-value="2021-12-30" calcext:value-type="date">
            <text:p>30/12/21</text:p>
          </table:table-cell>
          <table:table-cell table:formula="of:=[$'latest_prevalence_history.England_weighted'.B61]" office:value-type="float" office:value="2014531.32487828" calcext:value-type="float">
            <text:p>2,014,531.3</text:p>
          </table:table-cell>
          <table:table-cell table:style-name="ce23" table:formula="of:=[.A61] - 7" office:value-type="date" office:date-value="2021-12-23" calcext:value-type="date">
            <text:p>23/12/21</text:p>
          </table:table-cell>
          <table:table-cell table:formula="of:=[$'latest_prevalence_history.England_weighted'.B61]/55977178" office:value-type="percentage" office:value="0.0359884402332372" calcext:value-type="percentage">
            <text:p>3.60%</text:p>
          </table:table-cell>
          <table:table-cell/>
        </table:table-row>
        <table:table-row table:style-name="ro1">
          <table:table-cell table:style-name="ce23" table:formula="of:=VALUE([$'latest_prevalence_history.England_weighted'.A62])" office:value-type="date" office:date-value="2021-12-31" calcext:value-type="date">
            <text:p>31/12/21</text:p>
          </table:table-cell>
          <table:table-cell table:formula="of:=[$'latest_prevalence_history.England_weighted'.B62]" office:value-type="float" office:value="2081674.84661241" calcext:value-type="float">
            <text:p>2,081,674.8</text:p>
          </table:table-cell>
          <table:table-cell table:style-name="ce23" table:formula="of:=[.A62] - 7" office:value-type="date" office:date-value="2021-12-24" calcext:value-type="date">
            <text:p>24/12/21</text:p>
          </table:table-cell>
          <table:table-cell table:formula="of:=[$'latest_prevalence_history.England_weighted'.B62]/55977178" office:value-type="percentage" office:value="0.0371879205238323" calcext:value-type="percentage">
            <text:p>3.72%</text:p>
          </table:table-cell>
          <table:table-cell/>
        </table:table-row>
        <table:table-row table:style-name="ro1">
          <table:table-cell table:style-name="ce23" table:formula="of:=VALUE([$'latest_prevalence_history.England_weighted'.A63])" office:value-type="date" office:date-value="2022-01-01" calcext:value-type="date">
            <text:p>01/01/22</text:p>
          </table:table-cell>
          <table:table-cell table:formula="of:=[$'latest_prevalence_history.England_weighted'.B63]" office:value-type="float" office:value="2144274.26762945" calcext:value-type="float">
            <text:p>2,144,274.3</text:p>
          </table:table-cell>
          <table:table-cell table:style-name="ce23" table:formula="of:=[.A63] - 7" office:value-type="date" office:date-value="2021-12-25" calcext:value-type="date">
            <text:p>25/12/21</text:p>
          </table:table-cell>
          <table:table-cell table:formula="of:=[$'latest_prevalence_history.England_weighted'.B63]/55977178" office:value-type="percentage" office:value="0.0383062230759372" calcext:value-type="percentage">
            <text:p>3.83%</text:p>
          </table:table-cell>
          <table:table-cell/>
        </table:table-row>
        <table:table-row table:style-name="ro1">
          <table:table-cell table:style-name="ce23" table:formula="of:=VALUE([$'latest_prevalence_history.England_weighted'.A64])" office:value-type="date" office:date-value="2022-01-02" calcext:value-type="date">
            <text:p>02/01/22</text:p>
          </table:table-cell>
          <table:table-cell table:formula="of:=[$'latest_prevalence_history.England_weighted'.B64]" office:value-type="float" office:value="2200520.74441775" calcext:value-type="float">
            <text:p>2,200,520.7</text:p>
          </table:table-cell>
          <table:table-cell table:style-name="ce23" table:formula="of:=[.A64] - 7" office:value-type="date" office:date-value="2021-12-26" calcext:value-type="date">
            <text:p>26/12/21</text:p>
          </table:table-cell>
          <table:table-cell table:formula="of:=[$'latest_prevalence_history.England_weighted'.B64]/55977178" office:value-type="percentage" office:value="0.0393110339434716" calcext:value-type="percentage">
            <text:p>3.93%</text:p>
          </table:table-cell>
          <table:table-cell/>
        </table:table-row>
        <table:table-row table:style-name="ro1">
          <table:table-cell table:style-name="ce23" table:formula="of:=VALUE([$'latest_prevalence_history.England_weighted'.A65])" office:value-type="date" office:date-value="2022-01-03" calcext:value-type="date">
            <text:p>03/01/22</text:p>
          </table:table-cell>
          <table:table-cell table:formula="of:=[$'latest_prevalence_history.England_weighted'.B65]" office:value-type="float" office:value="2250034.79363127" calcext:value-type="float">
            <text:p>2,250,034.8</text:p>
          </table:table-cell>
          <table:table-cell table:style-name="ce23" table:formula="of:=[.A65] - 7" office:value-type="date" office:date-value="2021-12-27" calcext:value-type="date">
            <text:p>27/12/21</text:p>
          </table:table-cell>
          <table:table-cell table:formula="of:=[$'latest_prevalence_history.England_weighted'.B65]/55977178" office:value-type="percentage" office:value="0.0401955738753259" calcext:value-type="percentage">
            <text:p>4.02%</text:p>
          </table:table-cell>
          <table:table-cell/>
        </table:table-row>
        <table:table-row table:style-name="ro1">
          <table:table-cell table:style-name="ce23" table:formula="of:=VALUE([$'latest_prevalence_history.England_weighted'.A66])" office:value-type="date" office:date-value="2022-01-04" calcext:value-type="date">
            <text:p>04/01/22</text:p>
          </table:table-cell>
          <table:table-cell table:formula="of:=[$'latest_prevalence_history.England_weighted'.B66]" office:value-type="float" office:value="2292725.42979584" calcext:value-type="float">
            <text:p>2,292,725.4</text:p>
          </table:table-cell>
          <table:table-cell table:style-name="ce23" table:formula="of:=[.A66] - 7" office:value-type="date" office:date-value="2021-12-28" calcext:value-type="date">
            <text:p>28/12/21</text:p>
          </table:table-cell>
          <table:table-cell table:formula="of:=[$'latest_prevalence_history.England_weighted'.B66]/55977178" office:value-type="percentage" office:value="0.0409582174684804" calcext:value-type="percentage">
            <text:p>4.10%</text:p>
          </table:table-cell>
          <table:table-cell/>
        </table:table-row>
        <table:table-row table:style-name="ro1">
          <table:table-cell table:style-name="ce23" table:formula="of:=VALUE([$'latest_prevalence_history.England_weighted'.A67])" office:value-type="date" office:date-value="2022-01-05" calcext:value-type="date">
            <text:p>05/01/22</text:p>
          </table:table-cell>
          <table:table-cell table:formula="of:=[$'latest_prevalence_history.England_weighted'.B67]" office:value-type="float" office:value="2328119.93031073" calcext:value-type="float">
            <text:p>2,328,119.9</text:p>
          </table:table-cell>
          <table:table-cell table:style-name="ce23" table:formula="of:=[.A67] - 7" office:value-type="date" office:date-value="2021-12-29" calcext:value-type="date">
            <text:p>29/12/21</text:p>
          </table:table-cell>
          <table:table-cell table:formula="of:=[$'latest_prevalence_history.England_weighted'.B67]/55977178" office:value-type="percentage" office:value="0.041590519806317" calcext:value-type="percentage">
            <text:p>4.16%</text:p>
          </table:table-cell>
          <table:table-cell/>
        </table:table-row>
        <table:table-row table:style-name="ro1">
          <table:table-cell table:style-name="ce23" table:formula="of:=VALUE([$'latest_prevalence_history.England_weighted'.A68])" office:value-type="date" office:date-value="2022-01-06" calcext:value-type="date">
            <text:p>06/01/22</text:p>
          </table:table-cell>
          <table:table-cell table:formula="of:=[$'latest_prevalence_history.England_weighted'.B68]" office:value-type="float" office:value="2355849.00404001" calcext:value-type="float">
            <text:p>2,355,849.0</text:p>
          </table:table-cell>
          <table:table-cell table:style-name="ce23" table:formula="of:=[.A68] - 7" office:value-type="date" office:date-value="2021-12-30" calcext:value-type="date">
            <text:p>30/12/21</text:p>
          </table:table-cell>
          <table:table-cell table:formula="of:=[$'latest_prevalence_history.England_weighted'.B68]/55977178" office:value-type="percentage" office:value="0.0420858837156816" calcext:value-type="percentage">
            <text:p>4.21%</text:p>
          </table:table-cell>
          <table:table-cell/>
        </table:table-row>
        <table:table-row table:style-name="ro1">
          <table:table-cell table:style-name="ce23" table:formula="of:=VALUE([$'latest_prevalence_history.England_weighted'.A69])" office:value-type="date" office:date-value="2022-01-07" calcext:value-type="date">
            <text:p>07/01/22</text:p>
          </table:table-cell>
          <table:table-cell table:formula="of:=[$'latest_prevalence_history.England_weighted'.B69]" office:value-type="float" office:value="2376280.11170885" calcext:value-type="float">
            <text:p>2,376,280.1</text:p>
          </table:table-cell>
          <table:table-cell table:style-name="ce23" table:formula="of:=[.A69] - 7" office:value-type="date" office:date-value="2021-12-31" calcext:value-type="date">
            <text:p>31/12/21</text:p>
          </table:table-cell>
          <table:table-cell table:formula="of:=[$'latest_prevalence_history.England_weighted'.B69]/55977178" office:value-type="percentage" office:value="0.0424508736704957" calcext:value-type="percentage">
            <text:p>4.25%</text:p>
          </table:table-cell>
          <table:table-cell/>
        </table:table-row>
        <table:table-row table:style-name="ro1">
          <table:table-cell table:style-name="ce23" table:formula="of:=VALUE([$'latest_prevalence_history.England_weighted'.A70])" office:value-type="date" office:date-value="2022-01-08" calcext:value-type="date">
            <text:p>08/01/22</text:p>
          </table:table-cell>
          <table:table-cell table:formula="of:=[$'latest_prevalence_history.England_weighted'.B70]" office:value-type="float" office:value="2389974.60696575" calcext:value-type="float">
            <text:p>2,389,974.6</text:p>
          </table:table-cell>
          <table:table-cell table:style-name="ce23" table:formula="of:=[.A70] - 7" office:value-type="date" office:date-value="2022-01-01" calcext:value-type="date">
            <text:p>01/01/22</text:p>
          </table:table-cell>
          <table:table-cell table:formula="of:=[$'latest_prevalence_history.England_weighted'.B70]/55977178" office:value-type="percentage" office:value="0.0426955179299276" calcext:value-type="percentage">
            <text:p>4.27%</text:p>
          </table:table-cell>
          <table:table-cell/>
        </table:table-row>
        <table:table-row table:style-name="ro1">
          <table:table-cell table:style-name="ce23" table:formula="of:=VALUE([$'latest_prevalence_history.England_weighted'.A71])" office:value-type="date" office:date-value="2022-01-09" calcext:value-type="date">
            <text:p>09/01/22</text:p>
          </table:table-cell>
          <table:table-cell table:formula="of:=[$'latest_prevalence_history.England_weighted'.B71]" office:value-type="float" office:value="2396425.70829865" calcext:value-type="float">
            <text:p>2,396,425.7</text:p>
          </table:table-cell>
          <table:table-cell table:style-name="ce23" table:formula="of:=[.A71] - 7" office:value-type="date" office:date-value="2022-01-02" calcext:value-type="date">
            <text:p>02/01/22</text:p>
          </table:table-cell>
          <table:table-cell table:formula="of:=[$'latest_prevalence_history.England_weighted'.B71]/55977178" office:value-type="percentage" office:value="0.0428107631345519" calcext:value-type="percentage">
            <text:p>4.28%</text:p>
          </table:table-cell>
          <table:table-cell/>
        </table:table-row>
        <table:table-row table:style-name="ro1">
          <table:table-cell table:style-name="ce23" table:formula="of:=VALUE([$'latest_prevalence_history.England_weighted'.A72])" office:value-type="date" office:date-value="2022-01-10" calcext:value-type="date">
            <text:p>10/01/22</text:p>
          </table:table-cell>
          <table:table-cell table:formula="of:=[$'latest_prevalence_history.England_weighted'.B72]" office:value-type="float" office:value="2395263.95658738" calcext:value-type="float">
            <text:p>2,395,264.0</text:p>
          </table:table-cell>
          <table:table-cell table:style-name="ce23" table:formula="of:=[.A72] - 7" office:value-type="date" office:date-value="2022-01-03" calcext:value-type="date">
            <text:p>03/01/22</text:p>
          </table:table-cell>
          <table:table-cell table:formula="of:=[$'latest_prevalence_history.England_weighted'.B72]/55977178" office:value-type="percentage" office:value="0.0427900091102732" calcext:value-type="percentage">
            <text:p>4.28%</text:p>
          </table:table-cell>
          <table:table-cell/>
        </table:table-row>
        <table:table-row table:style-name="ro1">
          <table:table-cell table:style-name="ce23" table:formula="of:=VALUE([$'latest_prevalence_history.England_weighted'.A73])" office:value-type="date" office:date-value="2022-01-11" calcext:value-type="date">
            <text:p>11/01/22</text:p>
          </table:table-cell>
          <table:table-cell table:formula="of:=[$'latest_prevalence_history.England_weighted'.B73]" office:value-type="float" office:value="2386033.07276347" calcext:value-type="float">
            <text:p>2,386,033.1</text:p>
          </table:table-cell>
          <table:table-cell table:style-name="ce23" table:formula="of:=[.A73] - 7" office:value-type="date" office:date-value="2022-01-04" calcext:value-type="date">
            <text:p>04/01/22</text:p>
          </table:table-cell>
          <table:table-cell table:formula="of:=[$'latest_prevalence_history.England_weighted'.B73]/55977178" office:value-type="percentage" office:value="0.0426251046946931" calcext:value-type="percentage">
            <text:p>4.26%</text:p>
          </table:table-cell>
          <table:table-cell/>
        </table:table-row>
        <table:table-row table:style-name="ro1">
          <table:table-cell table:style-name="ce23" table:formula="of:=VALUE([$'latest_prevalence_history.England_weighted'.A74])" office:value-type="date" office:date-value="2022-01-12" calcext:value-type="date">
            <text:p>12/01/22</text:p>
          </table:table-cell>
          <table:table-cell table:formula="of:=[$'latest_prevalence_history.England_weighted'.B74]" office:value-type="float" office:value="2368177.02718325" calcext:value-type="float">
            <text:p>2,368,177.0</text:p>
          </table:table-cell>
          <table:table-cell table:style-name="ce23" table:formula="of:=[.A74] - 7" office:value-type="date" office:date-value="2022-01-05" calcext:value-type="date">
            <text:p>05/01/22</text:p>
          </table:table-cell>
          <table:table-cell table:formula="of:=[$'latest_prevalence_history.England_weighted'.B74]/55977178" office:value-type="percentage" office:value="0.0423061167389191" calcext:value-type="percentage">
            <text:p>4.23%</text:p>
          </table:table-cell>
          <table:table-cell/>
        </table:table-row>
        <table:table-row table:style-name="ro1">
          <table:table-cell table:style-name="ce23" table:formula="of:=VALUE([$'latest_prevalence_history.England_weighted'.A75])" office:value-type="date" office:date-value="2022-01-13" calcext:value-type="date">
            <text:p>13/01/22</text:p>
          </table:table-cell>
          <table:table-cell table:formula="of:=[$'latest_prevalence_history.England_weighted'.B75]" office:value-type="float" office:value="2342420.22525791" calcext:value-type="float">
            <text:p>2,342,420.2</text:p>
          </table:table-cell>
          <table:table-cell table:style-name="ce23" table:formula="of:=[.A75] - 7" office:value-type="date" office:date-value="2022-01-06" calcext:value-type="date">
            <text:p>06/01/22</text:p>
          </table:table-cell>
          <table:table-cell table:formula="of:=[$'latest_prevalence_history.England_weighted'.B75]/55977178" office:value-type="percentage" office:value="0.0418459863278194" calcext:value-type="percentage">
            <text:p>4.18%</text:p>
          </table:table-cell>
          <table:table-cell/>
        </table:table-row>
        <table:table-row table:style-name="ro1">
          <table:table-cell table:style-name="ce23" table:formula="of:=VALUE([$'latest_prevalence_history.England_weighted'.A76])" office:value-type="date" office:date-value="2022-01-14" calcext:value-type="date">
            <text:p>14/01/22</text:p>
          </table:table-cell>
          <table:table-cell table:formula="of:=[$'latest_prevalence_history.England_weighted'.B76]" office:value-type="float" office:value="2309688.31465269" calcext:value-type="float">
            <text:p>2,309,688.3</text:p>
          </table:table-cell>
          <table:table-cell table:style-name="ce23" table:formula="of:=[.A76] - 7" office:value-type="date" office:date-value="2022-01-07" calcext:value-type="date">
            <text:p>07/01/22</text:p>
          </table:table-cell>
          <table:table-cell table:formula="of:=[$'latest_prevalence_history.England_weighted'.B76]/55977178" office:value-type="percentage" office:value="0.041261249623064" calcext:value-type="percentage">
            <text:p>4.13%</text:p>
          </table:table-cell>
          <table:table-cell/>
        </table:table-row>
        <table:table-row table:style-name="ro1">
          <table:table-cell table:style-name="ce23" table:formula="of:=VALUE([$'latest_prevalence_history.England_weighted'.A77])" office:value-type="date" office:date-value="2022-01-15" calcext:value-type="date">
            <text:p>15/01/22</text:p>
          </table:table-cell>
          <table:table-cell table:formula="of:=[$'latest_prevalence_history.England_weighted'.B77]" office:value-type="float" office:value="2271462.78494857" calcext:value-type="float">
            <text:p>2,271,462.8</text:p>
          </table:table-cell>
          <table:table-cell table:style-name="ce23" table:formula="of:=[.A77] - 7" office:value-type="date" office:date-value="2022-01-08" calcext:value-type="date">
            <text:p>08/01/22</text:p>
          </table:table-cell>
          <table:table-cell table:formula="of:=[$'latest_prevalence_history.England_weighted'.B77]/55977178" office:value-type="percentage" office:value="0.0405783725815647" calcext:value-type="percentage">
            <text:p>4.06%</text:p>
          </table:table-cell>
          <table:table-cell/>
        </table:table-row>
        <table:table-row table:style-name="ro1">
          <table:table-cell table:style-name="ce23" table:formula="of:=VALUE([$'latest_prevalence_history.England_weighted'.A78])" office:value-type="date" office:date-value="2022-01-16" calcext:value-type="date">
            <text:p>16/01/22</text:p>
          </table:table-cell>
          <table:table-cell table:formula="of:=[$'latest_prevalence_history.England_weighted'.B78]" office:value-type="float" office:value="2229403.89264974" calcext:value-type="float">
            <text:p>2,229,403.9</text:p>
          </table:table-cell>
          <table:table-cell table:style-name="ce23" table:formula="of:=[.A78] - 7" office:value-type="date" office:date-value="2022-01-09" calcext:value-type="date">
            <text:p>09/01/22</text:p>
          </table:table-cell>
          <table:table-cell table:formula="of:=[$'latest_prevalence_history.England_weighted'.B78]/55977178" office:value-type="percentage" office:value="0.0398270147282119" calcext:value-type="percentage">
            <text:p>3.98%</text:p>
          </table:table-cell>
          <table:table-cell/>
        </table:table-row>
        <table:table-row table:style-name="ro1">
          <table:table-cell table:style-name="ce23" table:formula="of:=VALUE([$'latest_prevalence_history.England_weighted'.A79])" office:value-type="date" office:date-value="2022-01-17" calcext:value-type="date">
            <text:p>17/01/22</text:p>
          </table:table-cell>
          <table:table-cell table:formula="of:=[$'latest_prevalence_history.England_weighted'.B79]" office:value-type="float" office:value="2184991.52637379" calcext:value-type="float">
            <text:p>2,184,991.5</text:p>
          </table:table-cell>
          <table:table-cell table:style-name="ce23" table:formula="of:=[.A79] - 7" office:value-type="date" office:date-value="2022-01-10" calcext:value-type="date">
            <text:p>10/01/22</text:p>
          </table:table-cell>
          <table:table-cell table:formula="of:=[$'latest_prevalence_history.England_weighted'.B79]/55977178" office:value-type="percentage" office:value="0.0390336134196296" calcext:value-type="percentage">
            <text:p>3.90%</text:p>
          </table:table-cell>
          <table:table-cell/>
        </table:table-row>
        <table:table-row table:style-name="ro1">
          <table:table-cell table:style-name="ce23" table:formula="of:=VALUE([$'latest_prevalence_history.England_weighted'.A80])" office:value-type="date" office:date-value="2022-01-18" calcext:value-type="date">
            <text:p>18/01/22</text:p>
          </table:table-cell>
          <table:table-cell table:formula="of:=[$'latest_prevalence_history.England_weighted'.B80]" office:value-type="float" office:value="2137853.84035813" calcext:value-type="float">
            <text:p>2,137,853.8</text:p>
          </table:table-cell>
          <table:table-cell table:style-name="ce23" table:formula="of:=[.A80] - 7" office:value-type="date" office:date-value="2022-01-11" calcext:value-type="date">
            <text:p>11/01/22</text:p>
          </table:table-cell>
          <table:table-cell table:formula="of:=[$'latest_prevalence_history.England_weighted'.B80]/55977178" office:value-type="percentage" office:value="0.0381915258457317" calcext:value-type="percentage">
            <text:p>3.82%</text:p>
          </table:table-cell>
          <table:table-cell/>
        </table:table-row>
        <table:table-row table:style-name="ro1">
          <table:table-cell table:style-name="ce23" table:formula="of:=VALUE([$'latest_prevalence_history.England_weighted'.A81])" office:value-type="date" office:date-value="2022-01-19" calcext:value-type="date">
            <text:p>19/01/22</text:p>
          </table:table-cell>
          <table:table-cell table:formula="of:=[$'latest_prevalence_history.England_weighted'.B81]" office:value-type="float" office:value="2091764.15362361" calcext:value-type="float">
            <text:p>2,091,764.2</text:p>
          </table:table-cell>
          <table:table-cell table:style-name="ce23" table:formula="of:=[.A81] - 7" office:value-type="date" office:date-value="2022-01-12" calcext:value-type="date">
            <text:p>12/01/22</text:p>
          </table:table-cell>
          <table:table-cell table:formula="of:=[$'latest_prevalence_history.England_weighted'.B81]/55977178" office:value-type="percentage" office:value="0.0373681601745556" calcext:value-type="percentage">
            <text:p>3.74%</text:p>
          </table:table-cell>
          <table:table-cell/>
        </table:table-row>
        <table:table-row table:style-name="ro1">
          <table:table-cell table:style-name="ce23" table:formula="of:=VALUE([$'latest_prevalence_history.England_weighted'.A82])" office:value-type="date" office:date-value="2022-01-20" calcext:value-type="date">
            <text:p>20/01/22</text:p>
          </table:table-cell>
          <table:table-cell table:formula="of:=[$'latest_prevalence_history.England_weighted'.B82]" office:value-type="float" office:value="2047585.40849027" calcext:value-type="float">
            <text:p>2,047,585.4</text:p>
          </table:table-cell>
          <table:table-cell table:style-name="ce23" table:formula="of:=[.A82] - 7" office:value-type="date" office:date-value="2022-01-13" calcext:value-type="date">
            <text:p>13/01/22</text:p>
          </table:table-cell>
          <table:table-cell table:formula="of:=[$'latest_prevalence_history.England_weighted'.B82]/55977178" office:value-type="percentage" office:value="0.0365789323729444" calcext:value-type="percentage">
            <text:p>3.66%</text:p>
          </table:table-cell>
          <table:table-cell/>
        </table:table-row>
        <table:table-row table:style-name="ro1">
          <table:table-cell table:style-name="ce23" table:formula="of:=VALUE([$'latest_prevalence_history.England_weighted'.A83])" office:value-type="date" office:date-value="2022-01-21" calcext:value-type="date">
            <text:p>21/01/22</text:p>
          </table:table-cell>
          <table:table-cell table:formula="of:=[$'latest_prevalence_history.England_weighted'.B83]" office:value-type="float" office:value="2008204.67741052" calcext:value-type="float">
            <text:p>2,008,204.7</text:p>
          </table:table-cell>
          <table:table-cell table:style-name="ce23" table:formula="of:=[.A83] - 7" office:value-type="date" office:date-value="2022-01-14" calcext:value-type="date">
            <text:p>14/01/22</text:p>
          </table:table-cell>
          <table:table-cell table:formula="of:=[$'latest_prevalence_history.England_weighted'.B83]/55977178" office:value-type="percentage" office:value="0.0358754183251346" calcext:value-type="percentage">
            <text:p>3.59%</text:p>
          </table:table-cell>
          <table:table-cell/>
        </table:table-row>
        <table:table-row table:style-name="ro1">
          <table:table-cell table:style-name="ce23" table:formula="of:=VALUE([$'latest_prevalence_history.England_weighted'.A84])" office:value-type="date" office:date-value="2022-01-22" calcext:value-type="date">
            <text:p>22/01/22</text:p>
          </table:table-cell>
          <table:table-cell table:formula="of:=[$'latest_prevalence_history.England_weighted'.B84]" office:value-type="float" office:value="1973252.7116431" calcext:value-type="float">
            <text:p>1,973,252.7</text:p>
          </table:table-cell>
          <table:table-cell table:style-name="ce23" table:formula="of:=[.A84] - 7" office:value-type="date" office:date-value="2022-01-15" calcext:value-type="date">
            <text:p>15/01/22</text:p>
          </table:table-cell>
          <table:table-cell table:formula="of:=[$'latest_prevalence_history.England_weighted'.B84]/55977178" office:value-type="percentage" office:value="0.0352510216153287" calcext:value-type="percentage">
            <text:p>3.53%</text:p>
          </table:table-cell>
          <table:table-cell/>
        </table:table-row>
        <table:table-row table:style-name="ro1">
          <table:table-cell table:style-name="ce23" table:formula="of:=VALUE([$'latest_prevalence_history.England_weighted'.A85])" office:value-type="date" office:date-value="2022-01-23" calcext:value-type="date">
            <text:p>23/01/22</text:p>
          </table:table-cell>
          <table:table-cell table:formula="of:=[$'latest_prevalence_history.England_weighted'.B85]" office:value-type="float" office:value="1945495.52927496" calcext:value-type="float">
            <text:p>1,945,495.5</text:p>
          </table:table-cell>
          <table:table-cell table:style-name="ce23" table:formula="of:=[.A85] - 7" office:value-type="date" office:date-value="2022-01-16" calcext:value-type="date">
            <text:p>16/01/22</text:p>
          </table:table-cell>
          <table:table-cell table:formula="of:=[$'latest_prevalence_history.England_weighted'.B85]/55977178" office:value-type="percentage" office:value="0.0347551555613425" calcext:value-type="percentage">
            <text:p>3.48%</text:p>
          </table:table-cell>
          <table:table-cell/>
        </table:table-row>
        <table:table-row table:style-name="ro1">
          <table:table-cell table:style-name="ce23" table:formula="of:=VALUE([$'latest_prevalence_history.England_weighted'.A86])" office:value-type="date" office:date-value="2022-01-24" calcext:value-type="date">
            <text:p>24/01/22</text:p>
          </table:table-cell>
          <table:table-cell table:formula="of:=[$'latest_prevalence_history.England_weighted'.B86]" office:value-type="float" office:value="1925220.59823648" calcext:value-type="float">
            <text:p>1,925,220.6</text:p>
          </table:table-cell>
          <table:table-cell table:style-name="ce23" table:formula="of:=[.A86] - 7" office:value-type="date" office:date-value="2022-01-17" calcext:value-type="date">
            <text:p>17/01/22</text:p>
          </table:table-cell>
          <table:table-cell table:formula="of:=[$'latest_prevalence_history.England_weighted'.B86]/55977178" office:value-type="percentage" office:value="0.0343929556119545" calcext:value-type="percentage">
            <text:p>3.44%</text:p>
          </table:table-cell>
          <table:table-cell/>
        </table:table-row>
        <table:table-row table:style-name="ro1">
          <table:table-cell table:style-name="ce23" table:formula="of:=VALUE([$'latest_prevalence_history.England_weighted'.A87])" office:value-type="date" office:date-value="2022-01-25" calcext:value-type="date">
            <text:p>25/01/22</text:p>
          </table:table-cell>
          <table:table-cell table:formula="of:=[$'latest_prevalence_history.England_weighted'.B87]" office:value-type="float" office:value="1913025.30918581" calcext:value-type="float">
            <text:p>1,913,025.3</text:p>
          </table:table-cell>
          <table:table-cell table:style-name="ce23" table:formula="of:=[.A87] - 7" office:value-type="date" office:date-value="2022-01-18" calcext:value-type="date">
            <text:p>18/01/22</text:p>
          </table:table-cell>
          <table:table-cell table:formula="of:=[$'latest_prevalence_history.England_weighted'.B87]/55977178" office:value-type="percentage" office:value="0.0341750938067263" calcext:value-type="percentage">
            <text:p>3.42%</text:p>
          </table:table-cell>
          <table:table-cell/>
        </table:table-row>
        <table:table-row table:style-name="ro1">
          <table:table-cell table:style-name="ce23" table:formula="of:=VALUE([$'latest_prevalence_history.England_weighted'.A88])" office:value-type="date" office:date-value="2022-01-26" calcext:value-type="date">
            <text:p>26/01/22</text:p>
          </table:table-cell>
          <table:table-cell table:formula="of:=[$'latest_prevalence_history.England_weighted'.B88]" office:value-type="float" office:value="1908726.93703691" calcext:value-type="float">
            <text:p>1,908,726.9</text:p>
          </table:table-cell>
          <table:table-cell table:style-name="ce23" table:formula="of:=[.A88] - 7" office:value-type="date" office:date-value="2022-01-19" calcext:value-type="date">
            <text:p>19/01/22</text:p>
          </table:table-cell>
          <table:table-cell table:formula="of:=[$'latest_prevalence_history.England_weighted'.B88]/55977178" office:value-type="percentage" office:value="0.0340983058673825" calcext:value-type="percentage">
            <text:p>3.41%</text:p>
          </table:table-cell>
          <table:table-cell/>
        </table:table-row>
        <table:table-row table:style-name="ro1">
          <table:table-cell table:style-name="ce23" table:formula="of:=VALUE([$'latest_prevalence_history.England_weighted'.A89])" office:value-type="date" office:date-value="2022-01-27" calcext:value-type="date">
            <text:p>27/01/22</text:p>
          </table:table-cell>
          <table:table-cell table:formula="of:=[$'latest_prevalence_history.England_weighted'.B89]" office:value-type="float" office:value="1912849.6576906" calcext:value-type="float">
            <text:p>1,912,849.7</text:p>
          </table:table-cell>
          <table:table-cell table:style-name="ce23" table:formula="of:=[.A89] - 7" office:value-type="date" office:date-value="2022-01-20" calcext:value-type="date">
            <text:p>20/01/22</text:p>
          </table:table-cell>
          <table:table-cell table:formula="of:=[$'latest_prevalence_history.England_weighted'.B89]/55977178" office:value-type="percentage" office:value="0.0341719558940716" calcext:value-type="percentage">
            <text:p>3.42%</text:p>
          </table:table-cell>
          <table:table-cell/>
        </table:table-row>
        <table:table-row table:style-name="ro1">
          <table:table-cell table:style-name="ce23" table:formula="of:=VALUE([$'latest_prevalence_history.England_weighted'.A90])" office:value-type="date" office:date-value="2022-01-28" calcext:value-type="date">
            <text:p>28/01/22</text:p>
          </table:table-cell>
          <table:table-cell table:formula="of:=[$'latest_prevalence_history.England_weighted'.B90]" office:value-type="float" office:value="1924711.4807623" calcext:value-type="float">
            <text:p>1,924,711.5</text:p>
          </table:table-cell>
          <table:table-cell table:style-name="ce23" table:formula="of:=[.A90] - 7" office:value-type="date" office:date-value="2022-01-21" calcext:value-type="date">
            <text:p>21/01/22</text:p>
          </table:table-cell>
          <table:table-cell table:formula="of:=[$'latest_prevalence_history.England_weighted'.B90]/55977178" office:value-type="percentage" office:value="0.034383860521913" calcext:value-type="percentage">
            <text:p>3.44%</text:p>
          </table:table-cell>
          <table:table-cell/>
        </table:table-row>
        <table:table-row table:style-name="ro1">
          <table:table-cell table:style-name="ce23" table:formula="of:=VALUE([$'latest_prevalence_history.England_weighted'.A91])" office:value-type="date" office:date-value="2022-01-29" calcext:value-type="date">
            <text:p>29/01/22</text:p>
          </table:table-cell>
          <table:table-cell table:formula="of:=[$'latest_prevalence_history.England_weighted'.B91]" office:value-type="float" office:value="1943642.16288414" calcext:value-type="float">
            <text:p>1,943,642.2</text:p>
          </table:table-cell>
          <table:table-cell table:style-name="ce23" table:formula="of:=[.A91] - 7" office:value-type="date" office:date-value="2022-01-22" calcext:value-type="date">
            <text:p>22/01/22</text:p>
          </table:table-cell>
          <table:table-cell table:formula="of:=[$'latest_prevalence_history.England_weighted'.B91]/55977178" office:value-type="percentage" office:value="0.0347220462397039" calcext:value-type="percentage">
            <text:p>3.47%</text:p>
          </table:table-cell>
          <table:table-cell/>
        </table:table-row>
        <table:table-row table:style-name="ro1">
          <table:table-cell table:style-name="ce23" table:formula="of:=VALUE([$'latest_prevalence_history.England_weighted'.A92])" office:value-type="date" office:date-value="2022-01-30" calcext:value-type="date">
            <text:p>30/01/22</text:p>
          </table:table-cell>
          <table:table-cell table:formula="of:=[$'latest_prevalence_history.England_weighted'.B92]" office:value-type="float" office:value="1969171.80745221" calcext:value-type="float">
            <text:p>1,969,171.8</text:p>
          </table:table-cell>
          <table:table-cell table:style-name="ce23" table:formula="of:=[.A92] - 7" office:value-type="date" office:date-value="2022-01-23" calcext:value-type="date">
            <text:p>23/01/22</text:p>
          </table:table-cell>
          <table:table-cell table:formula="of:=[$'latest_prevalence_history.England_weighted'.B92]/55977178" office:value-type="percentage" office:value="0.0351781186156296" calcext:value-type="percentage">
            <text:p>3.52%</text:p>
          </table:table-cell>
          <table:table-cell/>
        </table:table-row>
        <table:table-row table:style-name="ro1">
          <table:table-cell table:style-name="ce23" table:formula="of:=VALUE([$'latest_prevalence_history.England_weighted'.A93])" office:value-type="date" office:date-value="2022-01-31" calcext:value-type="date">
            <text:p>31/01/22</text:p>
          </table:table-cell>
          <table:table-cell table:formula="of:=[$'latest_prevalence_history.England_weighted'.B93]" office:value-type="float" office:value="1999049.25114308" calcext:value-type="float">
            <text:p>1,999,049.3</text:p>
          </table:table-cell>
          <table:table-cell table:style-name="ce23" table:formula="of:=[.A93] - 7" office:value-type="date" office:date-value="2022-01-24" calcext:value-type="date">
            <text:p>24/01/22</text:p>
          </table:table-cell>
          <table:table-cell table:formula="of:=[$'latest_prevalence_history.England_weighted'.B93]/55977178" office:value-type="percentage" office:value="0.0357118619152806" calcext:value-type="percentage">
            <text:p>3.57%</text:p>
          </table:table-cell>
          <table:table-cell/>
        </table:table-row>
        <table:table-row table:style-name="ro1">
          <table:table-cell table:style-name="ce23" table:formula="of:=VALUE([$'latest_prevalence_history.England_weighted'.A94])" office:value-type="date" office:date-value="2022-02-01" calcext:value-type="date">
            <text:p>01/02/22</text:p>
          </table:table-cell>
          <table:table-cell table:formula="of:=[$'latest_prevalence_history.England_weighted'.B94]" office:value-type="float" office:value="2032968.13011663" calcext:value-type="float">
            <text:p>2,032,968.1</text:p>
          </table:table-cell>
          <table:table-cell table:style-name="ce23" table:formula="of:=[.A94] - 7" office:value-type="date" office:date-value="2022-01-25" calcext:value-type="date">
            <text:p>25/01/22</text:p>
          </table:table-cell>
          <table:table-cell table:formula="of:=[$'latest_prevalence_history.England_weighted'.B94]/55977178" office:value-type="percentage" office:value="0.0363178031253493" calcext:value-type="percentage">
            <text:p>3.63%</text:p>
          </table:table-cell>
          <table:table-cell/>
        </table:table-row>
        <table:table-row table:style-name="ro1">
          <table:table-cell table:style-name="ce23" table:formula="of:=VALUE([$'latest_prevalence_history.England_weighted'.A95])" office:value-type="date" office:date-value="2022-02-02" calcext:value-type="date">
            <text:p>02/02/22</text:p>
          </table:table-cell>
          <table:table-cell table:formula="of:=[$'latest_prevalence_history.England_weighted'.B95]" office:value-type="float" office:value="2069572.24562717" calcext:value-type="float">
            <text:p>2,069,572.2</text:p>
          </table:table-cell>
          <table:table-cell table:style-name="ce23" table:formula="of:=[.A95] - 7" office:value-type="date" office:date-value="2022-01-26" calcext:value-type="date">
            <text:p>26/01/22</text:p>
          </table:table-cell>
          <table:table-cell table:formula="of:=[$'latest_prevalence_history.England_weighted'.B95]/55977178" office:value-type="percentage" office:value="0.0369717145374348" calcext:value-type="percentage">
            <text:p>3.70%</text:p>
          </table:table-cell>
          <table:table-cell/>
        </table:table-row>
        <table:table-row table:style-name="ro1">
          <table:table-cell table:style-name="ce23" table:formula="of:=VALUE([$'latest_prevalence_history.England_weighted'.A96])" office:value-type="date" office:date-value="2022-02-03" calcext:value-type="date">
            <text:p>03/02/22</text:p>
          </table:table-cell>
          <table:table-cell table:formula="of:=[$'latest_prevalence_history.England_weighted'.B96]" office:value-type="float" office:value="2107896.20474877" calcext:value-type="float">
            <text:p>2,107,896.2</text:p>
          </table:table-cell>
          <table:table-cell table:style-name="ce23" table:formula="of:=[.A96] - 7" office:value-type="date" office:date-value="2022-01-27" calcext:value-type="date">
            <text:p>27/01/22</text:p>
          </table:table-cell>
          <table:table-cell table:formula="of:=[$'latest_prevalence_history.England_weighted'.B96]/55977178" office:value-type="percentage" office:value="0.0376563499637078" calcext:value-type="percentage">
            <text:p>3.77%</text:p>
          </table:table-cell>
          <table:table-cell/>
        </table:table-row>
        <table:table-row table:style-name="ro1">
          <table:table-cell table:style-name="ce23" table:formula="of:=VALUE([$'latest_prevalence_history.England_weighted'.A97])" office:value-type="date" office:date-value="2022-02-04" calcext:value-type="date">
            <text:p>04/02/22</text:p>
          </table:table-cell>
          <table:table-cell table:formula="of:=[$'latest_prevalence_history.England_weighted'.B97]" office:value-type="float" office:value="2146109.37084899" calcext:value-type="float">
            <text:p>2,146,109.4</text:p>
          </table:table-cell>
          <table:table-cell table:style-name="ce23" table:formula="of:=[.A97] - 7" office:value-type="date" office:date-value="2022-01-28" calcext:value-type="date">
            <text:p>28/01/22</text:p>
          </table:table-cell>
          <table:table-cell table:formula="of:=[$'latest_prevalence_history.England_weighted'.B97]/55977178" office:value-type="percentage" office:value="0.0383390061365543" calcext:value-type="percentage">
            <text:p>3.83%</text:p>
          </table:table-cell>
          <table:table-cell/>
        </table:table-row>
        <table:table-row table:style-name="ro1">
          <table:table-cell table:style-name="ce23" table:formula="of:=VALUE([$'latest_prevalence_history.England_weighted'.A98])" office:value-type="date" office:date-value="2022-02-05" calcext:value-type="date">
            <text:p>05/02/22</text:p>
          </table:table-cell>
          <table:table-cell table:formula="of:=[$'latest_prevalence_history.England_weighted'.B98]" office:value-type="float" office:value="2184044.03469371" calcext:value-type="float">
            <text:p>2,184,044.0</text:p>
          </table:table-cell>
          <table:table-cell table:style-name="ce23" table:formula="of:=[.A98] - 7" office:value-type="date" office:date-value="2022-01-29" calcext:value-type="date">
            <text:p>29/01/22</text:p>
          </table:table-cell>
          <table:table-cell table:formula="of:=[$'latest_prevalence_history.England_weighted'.B98]/55977178" office:value-type="percentage" office:value="0.0390166870272329" calcext:value-type="percentage">
            <text:p>3.90%</text:p>
          </table:table-cell>
          <table:table-cell/>
        </table:table-row>
        <table:table-row table:style-name="ro1">
          <table:table-cell table:style-name="ce23" table:formula="of:=VALUE([$'latest_prevalence_history.England_weighted'.A99])" office:value-type="date" office:date-value="2022-02-06" calcext:value-type="date">
            <text:p>06/02/22</text:p>
          </table:table-cell>
          <table:table-cell table:formula="of:=[$'latest_prevalence_history.England_weighted'.B99]" office:value-type="float" office:value="2219141.01724787" calcext:value-type="float">
            <text:p>2,219,141.0</text:p>
          </table:table-cell>
          <table:table-cell table:style-name="ce23" table:formula="of:=[.A99] - 7" office:value-type="date" office:date-value="2022-01-30" calcext:value-type="date">
            <text:p>30/01/22</text:p>
          </table:table-cell>
          <table:table-cell table:formula="of:=[$'latest_prevalence_history.England_weighted'.B99]/55977178" office:value-type="percentage" office:value="0.0396436743782951" calcext:value-type="percentage">
            <text:p>3.96%</text:p>
          </table:table-cell>
          <table:table-cell/>
        </table:table-row>
        <table:table-row table:style-name="ro1">
          <table:table-cell table:style-name="ce23" table:formula="of:=VALUE([$'latest_prevalence_history.England_weighted'.A100])" office:value-type="date" office:date-value="2022-02-07" calcext:value-type="date">
            <text:p>07/02/22</text:p>
          </table:table-cell>
          <table:table-cell table:formula="of:=[$'latest_prevalence_history.England_weighted'.B100]" office:value-type="float" office:value="2250463.73425879" calcext:value-type="float">
            <text:p>2,250,463.7</text:p>
          </table:table-cell>
          <table:table-cell table:style-name="ce23" table:formula="of:=[.A100] - 7" office:value-type="date" office:date-value="2022-01-31" calcext:value-type="date">
            <text:p>31/01/22</text:p>
          </table:table-cell>
          <table:table-cell table:formula="of:=[$'latest_prevalence_history.England_weighted'.B100]/55977178" office:value-type="percentage" office:value="0.040203236652244" calcext:value-type="percentage">
            <text:p>4.02%</text:p>
          </table:table-cell>
          <table:table-cell/>
        </table:table-row>
        <table:table-row table:style-name="ro1">
          <table:table-cell table:style-name="ce23" table:formula="of:=VALUE([$'latest_prevalence_history.England_weighted'.A101])" office:value-type="date" office:date-value="2022-02-08" calcext:value-type="date">
            <text:p>08/02/22</text:p>
          </table:table-cell>
          <table:table-cell table:formula="of:=[$'latest_prevalence_history.England_weighted'.B101]" office:value-type="float" office:value="2277289.53223255" calcext:value-type="float">
            <text:p>2,277,289.5</text:p>
          </table:table-cell>
          <table:table-cell table:style-name="ce23" table:formula="of:=[.A101] - 7" office:value-type="date" office:date-value="2022-02-01" calcext:value-type="date">
            <text:p>01/02/22</text:p>
          </table:table-cell>
          <table:table-cell table:formula="of:=[$'latest_prevalence_history.England_weighted'.B101]/55977178" office:value-type="percentage" office:value="0.0406824640612027" calcext:value-type="percentage">
            <text:p>4.07%</text:p>
          </table:table-cell>
          <table:table-cell/>
        </table:table-row>
        <table:table-row table:style-name="ro1">
          <table:table-cell table:style-name="ce23" table:formula="of:=VALUE([$'latest_prevalence_history.England_weighted'.A102])" office:value-type="date" office:date-value="2022-02-09" calcext:value-type="date">
            <text:p>09/02/22</text:p>
          </table:table-cell>
          <table:table-cell table:formula="of:=[$'latest_prevalence_history.England_weighted'.B102]" office:value-type="float" office:value="2297969.40803154" calcext:value-type="float">
            <text:p>2,297,969.4</text:p>
          </table:table-cell>
          <table:table-cell table:style-name="ce23" table:formula="of:=[.A102] - 7" office:value-type="date" office:date-value="2022-02-02" calcext:value-type="date">
            <text:p>02/02/22</text:p>
          </table:table-cell>
          <table:table-cell table:formula="of:=[$'latest_prevalence_history.England_weighted'.B102]/55977178" office:value-type="percentage" office:value="0.0410518981151844" calcext:value-type="percentage">
            <text:p>4.11%</text:p>
          </table:table-cell>
          <table:table-cell/>
        </table:table-row>
        <table:table-row table:style-name="ro1">
          <table:table-cell table:style-name="ce23" table:formula="of:=VALUE([$'latest_prevalence_history.England_weighted'.A103])" office:value-type="date" office:date-value="2022-02-10" calcext:value-type="date">
            <text:p>10/02/22</text:p>
          </table:table-cell>
          <table:table-cell table:formula="of:=[$'latest_prevalence_history.England_weighted'.B103]" office:value-type="float" office:value="2312086.31771154" calcext:value-type="float">
            <text:p>2,312,086.3</text:p>
          </table:table-cell>
          <table:table-cell table:style-name="ce23" table:formula="of:=[.A103] - 7" office:value-type="date" office:date-value="2022-02-03" calcext:value-type="date">
            <text:p>03/02/22</text:p>
          </table:table-cell>
          <table:table-cell table:formula="of:=[$'latest_prevalence_history.England_weighted'.B103]/55977178" office:value-type="percentage" office:value="0.0413040885646564" calcext:value-type="percentage">
            <text:p>4.13%</text:p>
          </table:table-cell>
          <table:table-cell/>
        </table:table-row>
        <table:table-row table:style-name="ro1">
          <table:table-cell table:style-name="ce23" table:formula="of:=VALUE([$'latest_prevalence_history.England_weighted'.A104])" office:value-type="date" office:date-value="2022-02-11" calcext:value-type="date">
            <text:p>11/02/22</text:p>
          </table:table-cell>
          <table:table-cell table:formula="of:=[$'latest_prevalence_history.England_weighted'.B104]" office:value-type="float" office:value="2320700.78725033" calcext:value-type="float">
            <text:p>2,320,700.8</text:p>
          </table:table-cell>
          <table:table-cell table:style-name="ce23" table:formula="of:=[.A104] - 7" office:value-type="date" office:date-value="2022-02-04" calcext:value-type="date">
            <text:p>04/02/22</text:p>
          </table:table-cell>
          <table:table-cell table:formula="of:=[$'latest_prevalence_history.England_weighted'.B104]/55977178" office:value-type="percentage" office:value="0.0414579810945513" calcext:value-type="percentage">
            <text:p>4.15%</text:p>
          </table:table-cell>
          <table:table-cell/>
        </table:table-row>
        <table:table-row table:style-name="ro1">
          <table:table-cell table:style-name="ce23" table:formula="of:=VALUE([$'latest_prevalence_history.England_weighted'.A105])" office:value-type="date" office:date-value="2022-02-12" calcext:value-type="date">
            <text:p>12/02/22</text:p>
          </table:table-cell>
          <table:table-cell table:formula="of:=[$'latest_prevalence_history.England_weighted'.B105]" office:value-type="float" office:value="2323553.47568677" calcext:value-type="float">
            <text:p>2,323,553.5</text:p>
          </table:table-cell>
          <table:table-cell table:style-name="ce23" table:formula="of:=[.A105] - 7" office:value-type="date" office:date-value="2022-02-05" calcext:value-type="date">
            <text:p>05/02/22</text:p>
          </table:table-cell>
          <table:table-cell table:formula="of:=[$'latest_prevalence_history.England_weighted'.B105]/55977178" office:value-type="percentage" office:value="0.0415089427281734" calcext:value-type="percentage">
            <text:p>4.15%</text:p>
          </table:table-cell>
          <table:table-cell/>
        </table:table-row>
        <table:table-row table:style-name="ro1">
          <table:table-cell table:style-name="ce23" table:formula="of:=VALUE([$'latest_prevalence_history.England_weighted'.A106])" office:value-type="date" office:date-value="2022-02-13" calcext:value-type="date">
            <text:p>13/02/22</text:p>
          </table:table-cell>
          <table:table-cell table:formula="of:=[$'latest_prevalence_history.England_weighted'.B106]" office:value-type="float" office:value="2319419.39715279" calcext:value-type="float">
            <text:p>2,319,419.4</text:p>
          </table:table-cell>
          <table:table-cell table:style-name="ce23" table:formula="of:=[.A106] - 7" office:value-type="date" office:date-value="2022-02-06" calcext:value-type="date">
            <text:p>06/02/22</text:p>
          </table:table-cell>
          <table:table-cell table:formula="of:=[$'latest_prevalence_history.England_weighted'.B106]/55977178" office:value-type="percentage" office:value="0.0414350897995035" calcext:value-type="percentage">
            <text:p>4.14%</text:p>
          </table:table-cell>
          <table:table-cell/>
        </table:table-row>
        <table:table-row table:style-name="ro1">
          <table:table-cell table:style-name="ce23" table:formula="of:=VALUE([$'latest_prevalence_history.England_weighted'.A107])" office:value-type="date" office:date-value="2022-02-14" calcext:value-type="date">
            <text:p>14/02/22</text:p>
          </table:table-cell>
          <table:table-cell table:formula="of:=[$'latest_prevalence_history.England_weighted'.B107]" office:value-type="float" office:value="2309616.75627515" calcext:value-type="float">
            <text:p>2,309,616.8</text:p>
          </table:table-cell>
          <table:table-cell table:style-name="ce23" table:formula="of:=[.A107] - 7" office:value-type="date" office:date-value="2022-02-07" calcext:value-type="date">
            <text:p>07/02/22</text:p>
          </table:table-cell>
          <table:table-cell table:formula="of:=[$'latest_prevalence_history.England_weighted'.B107]/55977178" office:value-type="percentage" office:value="0.0412599712739208" calcext:value-type="percentage">
            <text:p>4.13%</text:p>
          </table:table-cell>
          <table:table-cell/>
        </table:table-row>
        <table:table-row table:style-name="ro1">
          <table:table-cell table:style-name="ce23" table:formula="of:=VALUE([$'latest_prevalence_history.England_weighted'.A108])" office:value-type="date" office:date-value="2022-02-15" calcext:value-type="date">
            <text:p>15/02/22</text:p>
          </table:table-cell>
          <table:table-cell table:formula="of:=[$'latest_prevalence_history.England_weighted'.B108]" office:value-type="float" office:value="2293719.57796234" calcext:value-type="float">
            <text:p>2,293,719.6</text:p>
          </table:table-cell>
          <table:table-cell table:style-name="ce23" table:formula="of:=[.A108] - 7" office:value-type="date" office:date-value="2022-02-08" calcext:value-type="date">
            <text:p>08/02/22</text:p>
          </table:table-cell>
          <table:table-cell table:formula="of:=[$'latest_prevalence_history.England_weighted'.B108]/55977178" office:value-type="percentage" office:value="0.0409759773520976" calcext:value-type="percentage">
            <text:p>4.10%</text:p>
          </table:table-cell>
          <table:table-cell/>
        </table:table-row>
        <table:table-row table:style-name="ro1">
          <table:table-cell table:style-name="ce23" table:formula="of:=VALUE([$'latest_prevalence_history.England_weighted'.A109])" office:value-type="date" office:date-value="2022-02-16" calcext:value-type="date">
            <text:p>16/02/22</text:p>
          </table:table-cell>
          <table:table-cell table:formula="of:=[$'latest_prevalence_history.England_weighted'.B109]" office:value-type="float" office:value="2271614.12096044" calcext:value-type="float">
            <text:p>2,271,614.1</text:p>
          </table:table-cell>
          <table:table-cell table:style-name="ce23" table:formula="of:=[.A109] - 7" office:value-type="date" office:date-value="2022-02-09" calcext:value-type="date">
            <text:p>09/02/22</text:p>
          </table:table-cell>
          <table:table-cell table:formula="of:=[$'latest_prevalence_history.England_weighted'.B109]/55977178" office:value-type="percentage" office:value="0.0405810761121333" calcext:value-type="percentage">
            <text:p>4.06%</text:p>
          </table:table-cell>
          <table:table-cell/>
        </table:table-row>
        <table:table-row table:style-name="ro1">
          <table:table-cell table:style-name="ce23" table:formula="of:=VALUE([$'latest_prevalence_history.England_weighted'.A110])" office:value-type="date" office:date-value="2022-02-17" calcext:value-type="date">
            <text:p>17/02/22</text:p>
          </table:table-cell>
          <table:table-cell table:formula="of:=[$'latest_prevalence_history.England_weighted'.B110]" office:value-type="float" office:value="2246092.71276115" calcext:value-type="float">
            <text:p>2,246,092.7</text:p>
          </table:table-cell>
          <table:table-cell table:style-name="ce23" table:formula="of:=[.A110] - 7" office:value-type="date" office:date-value="2022-02-10" calcext:value-type="date">
            <text:p>10/02/22</text:p>
          </table:table-cell>
          <table:table-cell table:formula="of:=[$'latest_prevalence_history.England_weighted'.B110]/55977178" office:value-type="percentage" office:value="0.0401251508741858" calcext:value-type="percentage">
            <text:p>4.01%</text:p>
          </table:table-cell>
          <table:table-cell/>
        </table:table-row>
        <table:table-row table:style-name="ro1">
          <table:table-cell table:style-name="ce23" table:formula="of:=VALUE([$'latest_prevalence_history.England_weighted'.A111])" office:value-type="date" office:date-value="2022-02-18" calcext:value-type="date">
            <text:p>18/02/22</text:p>
          </table:table-cell>
          <table:table-cell table:formula="of:=[$'latest_prevalence_history.England_weighted'.B111]" office:value-type="float" office:value="2217245.99939945" calcext:value-type="float">
            <text:p>2,217,246.0</text:p>
          </table:table-cell>
          <table:table-cell table:style-name="ce23" table:formula="of:=[.A111] - 7" office:value-type="date" office:date-value="2022-02-11" calcext:value-type="date">
            <text:p>11/02/22</text:p>
          </table:table-cell>
          <table:table-cell table:formula="of:=[$'latest_prevalence_history.England_weighted'.B111]/55977178" office:value-type="percentage" office:value="0.0396098209773892" calcext:value-type="percentage">
            <text:p>3.96%</text:p>
          </table:table-cell>
          <table:table-cell/>
        </table:table-row>
        <table:table-row table:style-name="ro1">
          <table:table-cell table:style-name="ce23" table:formula="of:=VALUE([$'latest_prevalence_history.England_weighted'.A112])" office:value-type="date" office:date-value="2022-02-19" calcext:value-type="date">
            <text:p>19/02/22</text:p>
          </table:table-cell>
          <table:table-cell table:formula="of:=[$'latest_prevalence_history.England_weighted'.B112]" office:value-type="float" office:value="2184654.38883327" calcext:value-type="float">
            <text:p>2,184,654.4</text:p>
          </table:table-cell>
          <table:table-cell table:style-name="ce23" table:formula="of:=[.A112] - 7" office:value-type="date" office:date-value="2022-02-12" calcext:value-type="date">
            <text:p>12/02/22</text:p>
          </table:table-cell>
          <table:table-cell table:formula="of:=[$'latest_prevalence_history.England_weighted'.B112]/55977178" office:value-type="percentage" office:value="0.039027590651913" calcext:value-type="percentage">
            <text:p>3.90%</text:p>
          </table:table-cell>
          <table:table-cell/>
        </table:table-row>
        <table:table-row table:style-name="ro1">
          <table:table-cell table:style-name="ce23" table:formula="of:=VALUE([$'latest_prevalence_history.England_weighted'.A113])" office:value-type="date" office:date-value="2022-02-20" calcext:value-type="date">
            <text:p>20/02/22</text:p>
          </table:table-cell>
          <table:table-cell table:formula="of:=[$'latest_prevalence_history.England_weighted'.B113]" office:value-type="float" office:value="2149559.94332898" calcext:value-type="float">
            <text:p>2,149,559.9</text:p>
          </table:table-cell>
          <table:table-cell table:style-name="ce23" table:formula="of:=[.A113] - 7" office:value-type="date" office:date-value="2022-02-13" calcext:value-type="date">
            <text:p>13/02/22</text:p>
          </table:table-cell>
          <table:table-cell table:formula="of:=[$'latest_prevalence_history.England_weighted'.B113]/55977178" office:value-type="percentage" office:value="0.0384006486237834" calcext:value-type="percentage">
            <text:p>3.84%</text:p>
          </table:table-cell>
          <table:table-cell/>
        </table:table-row>
        <table:table-row table:style-name="ro1">
          <table:table-cell table:style-name="ce23" table:formula="of:=VALUE([$'latest_prevalence_history.England_weighted'.A114])" office:value-type="date" office:date-value="2022-02-21" calcext:value-type="date">
            <text:p>21/02/22</text:p>
          </table:table-cell>
          <table:table-cell table:formula="of:=[$'latest_prevalence_history.England_weighted'.B114]" office:value-type="float" office:value="2112772.77439608" calcext:value-type="float">
            <text:p>2,112,772.8</text:p>
          </table:table-cell>
          <table:table-cell table:style-name="ce23" table:formula="of:=[.A114] - 7" office:value-type="date" office:date-value="2022-02-14" calcext:value-type="date">
            <text:p>14/02/22</text:p>
          </table:table-cell>
          <table:table-cell table:formula="of:=[$'latest_prevalence_history.England_weighted'.B114]/55977178" office:value-type="percentage" office:value="0.0377434670678839" calcext:value-type="percentage">
            <text:p>3.77%</text:p>
          </table:table-cell>
          <table:table-cell/>
        </table:table-row>
        <table:table-row table:style-name="ro1">
          <table:table-cell table:style-name="ce23" table:formula="of:=VALUE([$'latest_prevalence_history.England_weighted'.A115])" office:value-type="date" office:date-value="2022-02-22" calcext:value-type="date">
            <text:p>22/02/22</text:p>
          </table:table-cell>
          <table:table-cell table:formula="of:=[$'latest_prevalence_history.England_weighted'.B115]" office:value-type="float" office:value="2074161.77899644" calcext:value-type="float">
            <text:p>2,074,161.8</text:p>
          </table:table-cell>
          <table:table-cell table:style-name="ce23" table:formula="of:=[.A115] - 7" office:value-type="date" office:date-value="2022-02-15" calcext:value-type="date">
            <text:p>15/02/22</text:p>
          </table:table-cell>
          <table:table-cell table:formula="of:=[$'latest_prevalence_history.England_weighted'.B115]/55977178" office:value-type="percentage" office:value="0.0370537039040524" calcext:value-type="percentage">
            <text:p>3.71%</text:p>
          </table:table-cell>
          <table:table-cell/>
        </table:table-row>
        <table:table-row table:style-name="ro1">
          <table:table-cell table:style-name="ce23" table:formula="of:=VALUE([$'latest_prevalence_history.England_weighted'.A116])" office:value-type="date" office:date-value="2022-02-23" calcext:value-type="date">
            <text:p>23/02/22</text:p>
          </table:table-cell>
          <table:table-cell table:formula="of:=[$'latest_prevalence_history.England_weighted'.B116]" office:value-type="float" office:value="2034347.18040879" calcext:value-type="float">
            <text:p>2,034,347.2</text:p>
          </table:table-cell>
          <table:table-cell table:style-name="ce23" table:formula="of:=[.A116] - 7" office:value-type="date" office:date-value="2022-02-16" calcext:value-type="date">
            <text:p>16/02/22</text:p>
          </table:table-cell>
          <table:table-cell table:formula="of:=[$'latest_prevalence_history.England_weighted'.B116]/55977178" office:value-type="percentage" office:value="0.0363424390634481" calcext:value-type="percentage">
            <text:p>3.63%</text:p>
          </table:table-cell>
          <table:table-cell/>
        </table:table-row>
        <table:table-row table:style-name="ro1">
          <table:table-cell table:style-name="ce23" table:formula="of:=VALUE([$'latest_prevalence_history.England_weighted'.A117])" office:value-type="date" office:date-value="2022-02-24" calcext:value-type="date">
            <text:p>24/02/22</text:p>
          </table:table-cell>
          <table:table-cell table:formula="of:=[$'latest_prevalence_history.England_weighted'.B117]" office:value-type="float" office:value="1994996.26685238" calcext:value-type="float">
            <text:p>1,994,996.3</text:p>
          </table:table-cell>
          <table:table-cell table:style-name="ce23" table:formula="of:=[.A117] - 7" office:value-type="date" office:date-value="2022-02-17" calcext:value-type="date">
            <text:p>17/02/22</text:p>
          </table:table-cell>
          <table:table-cell table:formula="of:=[$'latest_prevalence_history.England_weighted'.B117]/55977178" office:value-type="percentage" office:value="0.0356394576884954" calcext:value-type="percentage">
            <text:p>3.56%</text:p>
          </table:table-cell>
          <table:table-cell/>
        </table:table-row>
        <table:table-row table:style-name="ro1">
          <table:table-cell table:style-name="ce23" table:formula="of:=VALUE([$'latest_prevalence_history.England_weighted'.A118])" office:value-type="date" office:date-value="2022-02-25" calcext:value-type="date">
            <text:p>25/02/22</text:p>
          </table:table-cell>
          <table:table-cell table:formula="of:=[$'latest_prevalence_history.England_weighted'.B118]" office:value-type="float" office:value="1956737.55650177" calcext:value-type="float">
            <text:p>1,956,737.6</text:p>
          </table:table-cell>
          <table:table-cell table:style-name="ce23" table:formula="of:=[.A118] - 7" office:value-type="date" office:date-value="2022-02-18" calcext:value-type="date">
            <text:p>18/02/22</text:p>
          </table:table-cell>
          <table:table-cell table:formula="of:=[$'latest_prevalence_history.England_weighted'.B118]/55977178" office:value-type="percentage" office:value="0.0349559878938837" calcext:value-type="percentage">
            <text:p>3.50%</text:p>
          </table:table-cell>
          <table:table-cell/>
        </table:table-row>
        <table:table-row table:style-name="ro1">
          <table:table-cell table:style-name="ce23" table:formula="of:=VALUE([$'latest_prevalence_history.England_weighted'.A119])" office:value-type="date" office:date-value="2022-02-26" calcext:value-type="date">
            <text:p>26/02/22</text:p>
          </table:table-cell>
          <table:table-cell table:formula="of:=[$'latest_prevalence_history.England_weighted'.B119]" office:value-type="float" office:value="1919812.7199206" calcext:value-type="float">
            <text:p>1,919,812.7</text:p>
          </table:table-cell>
          <table:table-cell table:style-name="ce23" table:formula="of:=[.A119] - 7" office:value-type="date" office:date-value="2022-02-19" calcext:value-type="date">
            <text:p>19/02/22</text:p>
          </table:table-cell>
          <table:table-cell table:formula="of:=[$'latest_prevalence_history.England_weighted'.B119]/55977178" office:value-type="percentage" office:value="0.0342963469848481" calcext:value-type="percentage">
            <text:p>3.43%</text:p>
          </table:table-cell>
          <table:table-cell/>
        </table:table-row>
        <table:table-row table:style-name="ro1">
          <table:table-cell table:style-name="ce23" table:formula="of:=VALUE([$'latest_prevalence_history.England_weighted'.A120])" office:value-type="date" office:date-value="2022-02-27" calcext:value-type="date">
            <text:p>27/02/22</text:p>
          </table:table-cell>
          <table:table-cell table:formula="of:=[$'latest_prevalence_history.England_weighted'.B120]" office:value-type="float" office:value="1885635.20294733" calcext:value-type="float">
            <text:p>1,885,635.2</text:p>
          </table:table-cell>
          <table:table-cell table:style-name="ce23" table:formula="of:=[.A120] - 7" office:value-type="date" office:date-value="2022-02-20" calcext:value-type="date">
            <text:p>20/02/22</text:p>
          </table:table-cell>
          <table:table-cell table:formula="of:=[$'latest_prevalence_history.England_weighted'.B120]/55977178" office:value-type="percentage" office:value="0.0336857853560845" calcext:value-type="percentage">
            <text:p>3.37%</text:p>
          </table:table-cell>
          <table:table-cell/>
        </table:table-row>
        <table:table-row table:style-name="ro1">
          <table:table-cell table:style-name="ce23" table:formula="of:=VALUE([$'latest_prevalence_history.England_weighted'.A121])" office:value-type="date" office:date-value="2022-02-28" calcext:value-type="date">
            <text:p>28/02/22</text:p>
          </table:table-cell>
          <table:table-cell table:formula="of:=[$'latest_prevalence_history.England_weighted'.B121]" office:value-type="float" office:value="1854128.94820629" calcext:value-type="float">
            <text:p>1,854,128.9</text:p>
          </table:table-cell>
          <table:table-cell table:style-name="ce23" table:formula="of:=[.A121] - 7" office:value-type="date" office:date-value="2022-02-21" calcext:value-type="date">
            <text:p>21/02/22</text:p>
          </table:table-cell>
          <table:table-cell table:formula="of:=[$'latest_prevalence_history.England_weighted'.B121]/55977178" office:value-type="percentage" office:value="0.0331229442864427" calcext:value-type="percentage">
            <text:p>3.31%</text:p>
          </table:table-cell>
          <table:table-cell/>
        </table:table-row>
        <table:table-row table:style-name="ro1">
          <table:table-cell table:style-name="ce23" table:formula="of:=VALUE([$'latest_prevalence_history.England_weighted'.A122])" office:value-type="date" office:date-value="2022-03-01" calcext:value-type="date">
            <text:p>01/03/22</text:p>
          </table:table-cell>
          <table:table-cell table:formula="of:=[$'latest_prevalence_history.England_weighted'.B122]" office:value-type="float" office:value="1825890.9059883" calcext:value-type="float">
            <text:p>1,825,890.9</text:p>
          </table:table-cell>
          <table:table-cell table:style-name="ce23" table:formula="of:=[.A122] - 7" office:value-type="date" office:date-value="2022-02-22" calcext:value-type="date">
            <text:p>22/02/22</text:p>
          </table:table-cell>
          <table:table-cell table:formula="of:=[$'latest_prevalence_history.England_weighted'.B122]/55977178" office:value-type="percentage" office:value="0.0326184879485761" calcext:value-type="percentage">
            <text:p>3.26%</text:p>
          </table:table-cell>
          <table:table-cell/>
        </table:table-row>
        <table:table-row table:style-name="ro1">
          <table:table-cell table:style-name="ce23" table:formula="of:=VALUE([$'latest_prevalence_history.England_weighted'.A123])" office:value-type="date" office:date-value="2022-03-02" calcext:value-type="date">
            <text:p>02/03/22</text:p>
          </table:table-cell>
          <table:table-cell table:formula="of:=[$'latest_prevalence_history.England_weighted'.B123]" office:value-type="float" office:value="1802510.52774834" calcext:value-type="float">
            <text:p>1,802,510.5</text:p>
          </table:table-cell>
          <table:table-cell table:style-name="ce23" table:formula="of:=[.A123] - 7" office:value-type="date" office:date-value="2022-02-23" calcext:value-type="date">
            <text:p>23/02/22</text:p>
          </table:table-cell>
          <table:table-cell table:formula="of:=[$'latest_prevalence_history.England_weighted'.B123]/55977178" office:value-type="percentage" office:value="0.0322008109760078" calcext:value-type="percentage">
            <text:p>3.22%</text:p>
          </table:table-cell>
          <table:table-cell/>
        </table:table-row>
        <table:table-row table:style-name="ro1">
          <table:table-cell table:style-name="ce23" table:formula="of:=VALUE([$'latest_prevalence_history.England_weighted'.A124])" office:value-type="date" office:date-value="2022-03-03" calcext:value-type="date">
            <text:p>03/03/22</text:p>
          </table:table-cell>
          <table:table-cell table:formula="of:=[$'latest_prevalence_history.England_weighted'.B124]" office:value-type="float" office:value="1784261.596016" calcext:value-type="float">
            <text:p>1,784,261.6</text:p>
          </table:table-cell>
          <table:table-cell table:style-name="ce23" table:formula="of:=[.A124] - 7" office:value-type="date" office:date-value="2022-02-24" calcext:value-type="date">
            <text:p>24/02/22</text:p>
          </table:table-cell>
          <table:table-cell table:formula="of:=[$'latest_prevalence_history.England_weighted'.B124]/55977178" office:value-type="percentage" office:value="0.0318748043357241" calcext:value-type="percentage">
            <text:p>3.19%</text:p>
          </table:table-cell>
          <table:table-cell/>
        </table:table-row>
        <table:table-row table:style-name="ro1">
          <table:table-cell table:style-name="ce23" table:formula="of:=VALUE([$'latest_prevalence_history.England_weighted'.A125])" office:value-type="date" office:date-value="2022-03-04" calcext:value-type="date">
            <text:p>04/03/22</text:p>
          </table:table-cell>
          <table:table-cell table:formula="of:=[$'latest_prevalence_history.England_weighted'.B125]" office:value-type="float" office:value="1772385.07286617" calcext:value-type="float">
            <text:p>1,772,385.1</text:p>
          </table:table-cell>
          <table:table-cell table:style-name="ce23" table:formula="of:=[.A125] - 7" office:value-type="date" office:date-value="2022-02-25" calcext:value-type="date">
            <text:p>25/02/22</text:p>
          </table:table-cell>
          <table:table-cell table:formula="of:=[$'latest_prevalence_history.England_weighted'.B125]/55977178" office:value-type="percentage" office:value="0.0316626370994652" calcext:value-type="percentage">
            <text:p>3.17%</text:p>
          </table:table-cell>
          <table:table-cell/>
        </table:table-row>
        <table:table-row table:style-name="ro1">
          <table:table-cell table:style-name="ce23" table:formula="of:=VALUE([$'latest_prevalence_history.England_weighted'.A126])" office:value-type="date" office:date-value="2022-03-05" calcext:value-type="date">
            <text:p>05/03/22</text:p>
          </table:table-cell>
          <table:table-cell table:formula="of:=[$'latest_prevalence_history.England_weighted'.B126]" office:value-type="float" office:value="1767055.59762633" calcext:value-type="float">
            <text:p>1,767,055.6</text:p>
          </table:table-cell>
          <table:table-cell table:style-name="ce23" table:formula="of:=[.A126] - 7" office:value-type="date" office:date-value="2022-02-26" calcext:value-type="date">
            <text:p>26/02/22</text:p>
          </table:table-cell>
          <table:table-cell table:formula="of:=[$'latest_prevalence_history.England_weighted'.B126]/55977178" office:value-type="percentage" office:value="0.031567429098093" calcext:value-type="percentage">
            <text:p>3.16%</text:p>
          </table:table-cell>
          <table:table-cell/>
        </table:table-row>
        <table:table-row table:style-name="ro1">
          <table:table-cell table:style-name="ce23" table:formula="of:=VALUE([$'latest_prevalence_history.England_weighted'.A127])" office:value-type="date" office:date-value="2022-03-06" calcext:value-type="date">
            <text:p>06/03/22</text:p>
          </table:table-cell>
          <table:table-cell table:formula="of:=[$'latest_prevalence_history.England_weighted'.B127]" office:value-type="float" office:value="1768415.46931499" calcext:value-type="float">
            <text:p>1,768,415.5</text:p>
          </table:table-cell>
          <table:table-cell table:style-name="ce23" table:formula="of:=[.A127] - 7" office:value-type="date" office:date-value="2022-02-27" calcext:value-type="date">
            <text:p>27/02/22</text:p>
          </table:table-cell>
          <table:table-cell table:formula="of:=[$'latest_prevalence_history.England_weighted'.B127]/55977178" office:value-type="percentage" office:value="0.0315917224215016" calcext:value-type="percentage">
            <text:p>3.16%</text:p>
          </table:table-cell>
          <table:table-cell/>
        </table:table-row>
        <table:table-row table:style-name="ro1">
          <table:table-cell table:style-name="ce23" table:formula="of:=VALUE([$'latest_prevalence_history.England_weighted'.A128])" office:value-type="date" office:date-value="2022-03-07" calcext:value-type="date">
            <text:p>07/03/22</text:p>
          </table:table-cell>
          <table:table-cell table:formula="of:=[$'latest_prevalence_history.England_weighted'.B128]" office:value-type="float" office:value="1778103.47432642" calcext:value-type="float">
            <text:p>1,778,103.5</text:p>
          </table:table-cell>
          <table:table-cell table:style-name="ce23" table:formula="of:=[.A128] - 7" office:value-type="date" office:date-value="2022-02-28" calcext:value-type="date">
            <text:p>28/02/22</text:p>
          </table:table-cell>
          <table:table-cell table:formula="of:=[$'latest_prevalence_history.England_weighted'.B128]/55977178" office:value-type="percentage" office:value="0.031764793043451" calcext:value-type="percentage">
            <text:p>3.18%</text:p>
          </table:table-cell>
          <table:table-cell/>
        </table:table-row>
        <table:table-row table:style-name="ro1">
          <table:table-cell table:style-name="ce23" table:formula="of:=VALUE([$'latest_prevalence_history.England_weighted'.A129])" office:value-type="date" office:date-value="2022-03-08" calcext:value-type="date">
            <text:p>08/03/22</text:p>
          </table:table-cell>
          <table:table-cell table:formula="of:=[$'latest_prevalence_history.England_weighted'.B129]" office:value-type="float" office:value="1798127.49987435" calcext:value-type="float">
            <text:p>1,798,127.5</text:p>
          </table:table-cell>
          <table:table-cell table:style-name="ce23" table:formula="of:=[.A129] - 7" office:value-type="date" office:date-value="2022-03-01" calcext:value-type="date">
            <text:p>01/03/22</text:p>
          </table:table-cell>
          <table:table-cell table:formula="of:=[$'latest_prevalence_history.England_weighted'.B129]/55977178" office:value-type="percentage" office:value="0.0321225107109607" calcext:value-type="percentage">
            <text:p>3.21%</text:p>
          </table:table-cell>
          <table:table-cell/>
        </table:table-row>
        <table:table-row table:style-name="ro1">
          <table:table-cell table:style-name="ce23" table:formula="of:=VALUE([$'latest_prevalence_history.England_weighted'.A130])" office:value-type="date" office:date-value="2022-03-09" calcext:value-type="date">
            <text:p>09/03/22</text:p>
          </table:table-cell>
          <table:table-cell table:formula="of:=[$'latest_prevalence_history.England_weighted'.B130]" office:value-type="float" office:value="1828808.03041422" calcext:value-type="float">
            <text:p>1,828,808.0</text:p>
          </table:table-cell>
          <table:table-cell table:style-name="ce23" table:formula="of:=[.A130] - 7" office:value-type="date" office:date-value="2022-03-02" calcext:value-type="date">
            <text:p>02/03/22</text:p>
          </table:table-cell>
          <table:table-cell table:formula="of:=[$'latest_prevalence_history.England_weighted'.B130]/55977178" office:value-type="percentage" office:value="0.0326706006939868" calcext:value-type="percentage">
            <text:p>3.27%</text:p>
          </table:table-cell>
          <table:table-cell/>
        </table:table-row>
        <table:table-row table:style-name="ro1">
          <table:table-cell table:style-name="ce23" table:formula="of:=VALUE([$'latest_prevalence_history.England_weighted'.A131])" office:value-type="date" office:date-value="2022-03-10" calcext:value-type="date">
            <text:p>10/03/22</text:p>
          </table:table-cell>
          <table:table-cell table:formula="of:=[$'latest_prevalence_history.England_weighted'.B131]" office:value-type="float" office:value="1871190.8447099" calcext:value-type="float">
            <text:p>1,871,190.8</text:p>
          </table:table-cell>
          <table:table-cell table:style-name="ce23" table:formula="of:=[.A131] - 7" office:value-type="date" office:date-value="2022-03-03" calcext:value-type="date">
            <text:p>03/03/22</text:p>
          </table:table-cell>
          <table:table-cell table:formula="of:=[$'latest_prevalence_history.England_weighted'.B131]/55977178" office:value-type="percentage" office:value="0.0334277452269906" calcext:value-type="percentage">
            <text:p>3.34%</text:p>
          </table:table-cell>
          <table:table-cell/>
        </table:table-row>
        <table:table-row table:style-name="ro1">
          <table:table-cell table:style-name="ce23" table:formula="of:=VALUE([$'latest_prevalence_history.England_weighted'.A132])" office:value-type="date" office:date-value="2022-03-11" calcext:value-type="date">
            <text:p>11/03/22</text:p>
          </table:table-cell>
          <table:table-cell table:formula="of:=[$'latest_prevalence_history.England_weighted'.B132]" office:value-type="float" office:value="1924883.36694198" calcext:value-type="float">
            <text:p>1,924,883.4</text:p>
          </table:table-cell>
          <table:table-cell table:style-name="ce23" table:formula="of:=[.A132] - 7" office:value-type="date" office:date-value="2022-03-04" calcext:value-type="date">
            <text:p>04/03/22</text:p>
          </table:table-cell>
          <table:table-cell table:formula="of:=[$'latest_prevalence_history.England_weighted'.B132]/55977178" office:value-type="percentage" office:value="0.0343869311693773" calcext:value-type="percentage">
            <text:p>3.44%</text:p>
          </table:table-cell>
          <table:table-cell/>
        </table:table-row>
        <table:table-row table:style-name="ro1">
          <table:table-cell table:style-name="ce23" table:formula="of:=VALUE([$'latest_prevalence_history.England_weighted'.A133])" office:value-type="date" office:date-value="2022-03-12" calcext:value-type="date">
            <text:p>12/03/22</text:p>
          </table:table-cell>
          <table:table-cell table:formula="of:=[$'latest_prevalence_history.England_weighted'.B133]" office:value-type="float" office:value="1989215.52288495" calcext:value-type="float">
            <text:p>1,989,215.5</text:p>
          </table:table-cell>
          <table:table-cell table:style-name="ce23" table:formula="of:=[.A133] - 7" office:value-type="date" office:date-value="2022-03-05" calcext:value-type="date">
            <text:p>05/03/22</text:p>
          </table:table-cell>
          <table:table-cell table:formula="of:=[$'latest_prevalence_history.England_weighted'.B133]/55977178" office:value-type="percentage" office:value="0.0355361880315751" calcext:value-type="percentage">
            <text:p>3.55%</text:p>
          </table:table-cell>
          <table:table-cell/>
        </table:table-row>
        <table:table-row table:style-name="ro1">
          <table:table-cell table:style-name="ce23" table:formula="of:=VALUE([$'latest_prevalence_history.England_weighted'.A134])" office:value-type="date" office:date-value="2022-03-13" calcext:value-type="date">
            <text:p>13/03/22</text:p>
          </table:table-cell>
          <table:table-cell table:formula="of:=[$'latest_prevalence_history.England_weighted'.B134]" office:value-type="float" office:value="2063366.16593382" calcext:value-type="float">
            <text:p>2,063,366.2</text:p>
          </table:table-cell>
          <table:table-cell table:style-name="ce23" table:formula="of:=[.A134] - 7" office:value-type="date" office:date-value="2022-03-06" calcext:value-type="date">
            <text:p>06/03/22</text:p>
          </table:table-cell>
          <table:table-cell table:formula="of:=[$'latest_prevalence_history.England_weighted'.B134]/55977178" office:value-type="percentage" office:value="0.0368608465030841" calcext:value-type="percentage">
            <text:p>3.69%</text:p>
          </table:table-cell>
          <table:table-cell/>
        </table:table-row>
        <table:table-row table:style-name="ro1">
          <table:table-cell table:style-name="ce23" table:formula="of:=VALUE([$'latest_prevalence_history.England_weighted'.A135])" office:value-type="date" office:date-value="2022-03-14" calcext:value-type="date">
            <text:p>14/03/22</text:p>
          </table:table-cell>
          <table:table-cell table:formula="of:=[$'latest_prevalence_history.England_weighted'.B135]" office:value-type="float" office:value="2147045.19032966" calcext:value-type="float">
            <text:p>2,147,045.2</text:p>
          </table:table-cell>
          <table:table-cell table:style-name="ce23" table:formula="of:=[.A135] - 7" office:value-type="date" office:date-value="2022-03-07" calcext:value-type="date">
            <text:p>07/03/22</text:p>
          </table:table-cell>
          <table:table-cell table:formula="of:=[$'latest_prevalence_history.England_weighted'.B135]/55977178" office:value-type="percentage" office:value="0.0383557240118404" calcext:value-type="percentage">
            <text:p>3.84%</text:p>
          </table:table-cell>
          <table:table-cell/>
        </table:table-row>
        <table:table-row table:style-name="ro1">
          <table:table-cell table:style-name="ce23" table:formula="of:=VALUE([$'latest_prevalence_history.England_weighted'.A136])" office:value-type="date" office:date-value="2022-03-15" calcext:value-type="date">
            <text:p>15/03/22</text:p>
          </table:table-cell>
          <table:table-cell table:formula="of:=[$'latest_prevalence_history.England_weighted'.B136]" office:value-type="float" office:value="2237256.42796448" calcext:value-type="float">
            <text:p>2,237,256.4</text:p>
          </table:table-cell>
          <table:table-cell table:style-name="ce23" table:formula="of:=[.A136] - 7" office:value-type="date" office:date-value="2022-03-08" calcext:value-type="date">
            <text:p>08/03/22</text:p>
          </table:table-cell>
          <table:table-cell table:formula="of:=[$'latest_prevalence_history.England_weighted'.B136]/55977178" office:value-type="percentage" office:value="0.0399672957426414" calcext:value-type="percentage">
            <text:p>4.00%</text:p>
          </table:table-cell>
          <table:table-cell/>
        </table:table-row>
        <table:table-row table:style-name="ro1">
          <table:table-cell table:style-name="ce23" table:formula="of:=VALUE([$'latest_prevalence_history.England_weighted'.A137])" office:value-type="date" office:date-value="2022-03-16" calcext:value-type="date">
            <text:p>16/03/22</text:p>
          </table:table-cell>
          <table:table-cell table:formula="of:=[$'latest_prevalence_history.England_weighted'.B137]" office:value-type="float" office:value="2332797.99686776" calcext:value-type="float">
            <text:p>2,332,798.0</text:p>
          </table:table-cell>
          <table:table-cell table:style-name="ce23" table:formula="of:=[.A137] - 7" office:value-type="date" office:date-value="2022-03-09" calcext:value-type="date">
            <text:p>09/03/22</text:p>
          </table:table-cell>
          <table:table-cell table:formula="of:=[$'latest_prevalence_history.England_weighted'.B137]/55977178" office:value-type="percentage" office:value="0.0416740907672723" calcext:value-type="percentage">
            <text:p>4.17%</text:p>
          </table:table-cell>
          <table:table-cell/>
        </table:table-row>
        <table:table-row table:style-name="ro1">
          <table:table-cell table:style-name="ce23" table:formula="of:=VALUE([$'latest_prevalence_history.England_weighted'.A138])" office:value-type="date" office:date-value="2022-03-17" calcext:value-type="date">
            <text:p>17/03/22</text:p>
          </table:table-cell>
          <table:table-cell table:formula="of:=[$'latest_prevalence_history.England_weighted'.B138]" office:value-type="float" office:value="2435162.1205498" calcext:value-type="float">
            <text:p>2,435,162.1</text:p>
          </table:table-cell>
          <table:table-cell table:style-name="ce23" table:formula="of:=[.A138] - 7" office:value-type="date" office:date-value="2022-03-10" calcext:value-type="date">
            <text:p>10/03/22</text:p>
          </table:table-cell>
          <table:table-cell table:formula="of:=[$'latest_prevalence_history.England_weighted'.B138]/55977178" office:value-type="percentage" office:value="0.0435027667981013" calcext:value-type="percentage">
            <text:p>4.35%</text:p>
          </table:table-cell>
          <table:table-cell/>
        </table:table-row>
        <table:table-row table:style-name="ro1" table:number-rows-repeated="451">
          <table:table-cell table:style-name="ce23"/>
          <table:table-cell/>
          <table:table-cell table:style-name="ce23"/>
          <table:table-cell table:number-columns-repeated="2"/>
        </table:table-row>
        <table:table-row table:style-name="ro1" table:number-rows-repeated="104798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NS" table:style-name="ta1">
        <table:table-column table:style-name="co3" table:default-cell-style-name="Default"/>
        <table:table-column table:style-name="co3" table:default-cell-style-name="ce25"/>
        <table:table-column table:style-name="co3" table:default-cell-style-name="Default"/>
        <table:table-column table:style-name="co3" table:default-cell-style-name="ce25"/>
        <table:table-column table:style-name="co3" table:default-cell-style-name="ce24"/>
        <table:table-column table:style-name="co3" table:number-columns-repeated="2" table:default-cell-style-name="Default"/>
        <table:table-column table:style-name="co3" table:default-cell-style-name="ce24"/>
        <table:table-row table:style-name="ro1">
          <table:table-cell table:style-name="ce23" office:value-type="string" calcext:value-type="string">
            <text:p>date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date</text:p>
          </table:table-cell>
          <table:table-cell table:formula="of:=COM.MICROSOFT.CONCAT(&quot;ONS % * &quot;; [.G2])" office:value-type="string" office:string-value="ONS % * 1" calcext:value-type="string">
            <text:p>ONS % * 1</text:p>
          </table:table-cell>
          <table:table-cell table:formula="of:=COM.MICROSOFT.CONCAT(&quot;ONS * &quot;; [.G2])" office:value-type="string" office:string-value="ONS * 1" calcext:value-type="string">
            <text:p>ONS * 1</text:p>
          </table:table-cell>
          <table:table-cell office:value-type="string" calcext:value-type="string">
            <text:p>point cmp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ONS</text:p>
          </table:table-cell>
        </table:table-row>
        <table:table-row table:style-name="ro2">
          <table:table-cell table:style-name="ce23" office:value-type="date" office:date-value="2020-07-09" calcext:value-type="date">
            <text:p>09/07/2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23" table:formula="of:=[.A2]" office:value-type="date" office:date-value="2020-07-09" calcext:value-type="date">
            <text:p>09/07/20</text:p>
          </table:table-cell>
          <table:table-cell table:formula="of:=[.B2]*[.$G$2]" office:value-type="percentage" office:value="0.0004" calcext:value-type="percentage">
            <text:p>0.04%</text:p>
          </table:table-cell>
          <table:table-cell table:formula="of:=[.H2] *[.$G$2]" office:value-type="float" office:value="22390.8712" calcext:value-type="float">
            <text:p>22,390.9</text:p>
          </table:table-cell>
          <table:table-cell/>
          <table:table-cell office:value-type="float" office:value="1" calcext:value-type="float">
            <text:p>1</text:p>
          </table:table-cell>
          <table:table-cell table:formula="of:=55977178*[.B2]" office:value-type="float" office:value="22390.8712" calcext:value-type="float">
            <text:p>22,390.9</text:p>
          </table:table-cell>
        </table:table-row>
        <table:table-row table:style-name="ro2">
          <table:table-cell table:style-name="ce23" office:value-type="date" office:date-value="2020-07-16" calcext:value-type="date">
            <text:p>16/07/2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23" table:formula="of:=[.A3]" office:value-type="date" office:date-value="2020-07-16" calcext:value-type="date">
            <text:p>16/07/20</text:p>
          </table:table-cell>
          <table:table-cell table:formula="of:=[.B3]*[.$G$2]" office:value-type="percentage" office:value="0.0005" calcext:value-type="percentage">
            <text:p>0.05%</text:p>
          </table:table-cell>
          <table:table-cell table:formula="of:=[.H3] *[.$G$2]" office:value-type="float" office:value="27988.589" calcext:value-type="float">
            <text:p>27,988.6</text:p>
          </table:table-cell>
          <table:table-cell table:style-name="ce25" table:formula="of:=([.E3]-[.E2])/[.E2]" office:value-type="percentage" office:value="0.25" calcext:value-type="percentage">
            <text:p>25.00%</text:p>
          </table:table-cell>
          <table:table-cell/>
          <table:table-cell table:formula="of:=55977178*[.B3]" office:value-type="float" office:value="27988.589" calcext:value-type="float">
            <text:p>27,988.6</text:p>
          </table:table-cell>
        </table:table-row>
        <table:table-row table:style-name="ro2">
          <table:table-cell table:style-name="ce23" office:value-type="date" office:date-value="2020-07-23" calcext:value-type="date">
            <text:p>23/07/2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23" table:formula="of:=[.A4]" office:value-type="date" office:date-value="2020-07-23" calcext:value-type="date">
            <text:p>23/07/20</text:p>
          </table:table-cell>
          <table:table-cell table:formula="of:=[.B4]*[.$G$2]" office:value-type="percentage" office:value="0.0007" calcext:value-type="percentage">
            <text:p>0.07%</text:p>
          </table:table-cell>
          <table:table-cell table:formula="of:=[.H4] *[.$G$2]" office:value-type="float" office:value="39184.0246" calcext:value-type="float">
            <text:p>39,184.0</text:p>
          </table:table-cell>
          <table:table-cell table:style-name="ce25" table:formula="of:=([.E4]-[.E3])/[.E3]" office:value-type="percentage" office:value="0.4" calcext:value-type="percentage">
            <text:p>40.00%</text:p>
          </table:table-cell>
          <table:table-cell/>
          <table:table-cell table:formula="of:=55977178*[.B4]" office:value-type="float" office:value="39184.0246" calcext:value-type="float">
            <text:p>39,184.0</text:p>
          </table:table-cell>
        </table:table-row>
        <table:table-row table:style-name="ro2">
          <table:table-cell table:style-name="ce23" office:value-type="date" office:date-value="2020-07-30" calcext:value-type="date">
            <text:p>30/07/2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23" table:formula="of:=[.A5]" office:value-type="date" office:date-value="2020-07-30" calcext:value-type="date">
            <text:p>30/07/20</text:p>
          </table:table-cell>
          <table:table-cell table:formula="of:=[.B5]*[.$G$2]" office:value-type="percentage" office:value="0.0005" calcext:value-type="percentage">
            <text:p>0.05%</text:p>
          </table:table-cell>
          <table:table-cell table:formula="of:=[.H5] *[.$G$2]" office:value-type="float" office:value="27988.589" calcext:value-type="float">
            <text:p>27,988.6</text:p>
          </table:table-cell>
          <table:table-cell table:style-name="ce25" table:formula="of:=([.E5]-[.E4])/[.E4]" office:value-type="percentage" office:value="-0.285714285714286" calcext:value-type="percentage">
            <text:p>-28.57%</text:p>
          </table:table-cell>
          <table:table-cell/>
          <table:table-cell table:formula="of:=55977178*[.B5]" office:value-type="float" office:value="27988.589" calcext:value-type="float">
            <text:p>27,988.6</text:p>
          </table:table-cell>
        </table:table-row>
        <table:table-row table:style-name="ro2">
          <table:table-cell table:style-name="ce23" office:value-type="date" office:date-value="2020-08-06" calcext:value-type="date">
            <text:p>06/08/20</text:p>
          </table:table-cell>
          <table:table-cell table:style-name="ce27" office:value-type="percentage" office:value="0.0005" calcext:value-type="percentage">
            <text:p>0.05%</text:p>
          </table:table-cell>
          <table:table-cell table:style-name="ce23" table:formula="of:=[.A6]" office:value-type="date" office:date-value="2020-08-06" calcext:value-type="date">
            <text:p>06/08/20</text:p>
          </table:table-cell>
          <table:table-cell table:formula="of:=[.B6]*[.$G$2]" office:value-type="percentage" office:value="0.0005" calcext:value-type="percentage">
            <text:p>0.05%</text:p>
          </table:table-cell>
          <table:table-cell table:formula="of:=[.H6] *[.$G$2]" office:value-type="float" office:value="27988.589" calcext:value-type="float">
            <text:p>27,988.6</text:p>
          </table:table-cell>
          <table:table-cell table:style-name="ce25" table:formula="of:=([.E6]-[.E5])/[.E5]" office:value-type="percentage" office:value="0" calcext:value-type="percentage">
            <text:p>0.00%</text:p>
          </table:table-cell>
          <table:table-cell/>
          <table:table-cell table:formula="of:=55977178*[.B6]" office:value-type="float" office:value="27988.589" calcext:value-type="float">
            <text:p>27,988.6</text:p>
          </table:table-cell>
        </table:table-row>
        <table:table-row table:style-name="ro2">
          <table:table-cell table:style-name="ce23" office:value-type="date" office:date-value="2020-08-10" calcext:value-type="date">
            <text:p>10/08/20</text:p>
          </table:table-cell>
          <table:table-cell table:style-name="ce28" office:value-type="percentage" office:value="0.0005" calcext:value-type="percentage">
            <text:p>0.05%</text:p>
          </table:table-cell>
          <table:table-cell table:style-name="ce23" table:formula="of:=[.A7]" office:value-type="date" office:date-value="2020-08-10" calcext:value-type="date">
            <text:p>10/08/20</text:p>
          </table:table-cell>
          <table:table-cell table:formula="of:=[.B7]*[.$G$2]" office:value-type="percentage" office:value="0.0005" calcext:value-type="percentage">
            <text:p>0.05%</text:p>
          </table:table-cell>
          <table:table-cell table:formula="of:=[.H7] *[.$G$2]" office:value-type="float" office:value="27988.589" calcext:value-type="float">
            <text:p>27,988.6</text:p>
          </table:table-cell>
          <table:table-cell table:style-name="ce25" table:formula="of:=([.E7]-[.E6])/[.E6]" office:value-type="percentage" office:value="0" calcext:value-type="percentage">
            <text:p>0.00%</text:p>
          </table:table-cell>
          <table:table-cell/>
          <table:table-cell table:formula="of:=55977178*[.B7]" office:value-type="float" office:value="27988.589" calcext:value-type="float">
            <text:p>27,988.6</text:p>
          </table:table-cell>
        </table:table-row>
        <table:table-row table:style-name="ro2">
          <table:table-cell table:style-name="ce23" office:value-type="date" office:date-value="2020-08-17" calcext:value-type="date">
            <text:p>17/08/20</text:p>
          </table:table-cell>
          <table:table-cell table:style-name="ce28" office:value-type="percentage" office:value="0.0005" calcext:value-type="percentage">
            <text:p>0.05%</text:p>
          </table:table-cell>
          <table:table-cell table:style-name="ce23" table:formula="of:=[.A8]" office:value-type="date" office:date-value="2020-08-17" calcext:value-type="date">
            <text:p>17/08/20</text:p>
          </table:table-cell>
          <table:table-cell table:formula="of:=[.B8]*[.$G$2]" office:value-type="percentage" office:value="0.0005" calcext:value-type="percentage">
            <text:p>0.05%</text:p>
          </table:table-cell>
          <table:table-cell table:formula="of:=[.H8] *[.$G$2]" office:value-type="float" office:value="27988.589" calcext:value-type="float">
            <text:p>27,988.6</text:p>
          </table:table-cell>
          <table:table-cell table:style-name="ce25" table:formula="of:=([.E8]-[.E7])/[.E7]" office:value-type="percentage" office:value="0" calcext:value-type="percentage">
            <text:p>0.00%</text:p>
          </table:table-cell>
          <table:table-cell/>
          <table:table-cell table:formula="of:=55977178*[.B8]" office:value-type="float" office:value="27988.589" calcext:value-type="float">
            <text:p>27,988.6</text:p>
          </table:table-cell>
        </table:table-row>
        <table:table-row table:style-name="ro2">
          <table:table-cell table:style-name="ce23" office:value-type="date" office:date-value="2020-08-22" calcext:value-type="date">
            <text:p>22/08/20</text:p>
          </table:table-cell>
          <table:table-cell table:style-name="ce28" office:value-type="percentage" office:value="0.0005" calcext:value-type="percentage">
            <text:p>0.05%</text:p>
          </table:table-cell>
          <table:table-cell table:style-name="ce23" table:formula="of:=[.A9]" office:value-type="date" office:date-value="2020-08-22" calcext:value-type="date">
            <text:p>22/08/20</text:p>
          </table:table-cell>
          <table:table-cell table:formula="of:=[.B9]*[.$G$2]" office:value-type="percentage" office:value="0.0005" calcext:value-type="percentage">
            <text:p>0.05%</text:p>
          </table:table-cell>
          <table:table-cell table:formula="of:=[.H9] *[.$G$2]" office:value-type="float" office:value="27988.589" calcext:value-type="float">
            <text:p>27,988.6</text:p>
          </table:table-cell>
          <table:table-cell table:style-name="ce25" table:formula="of:=([.E9]-[.E8])/[.E8]" office:value-type="percentage" office:value="0" calcext:value-type="percentage">
            <text:p>0.00%</text:p>
          </table:table-cell>
          <table:table-cell/>
          <table:table-cell table:formula="of:=55977178*[.B9]" office:value-type="float" office:value="27988.589" calcext:value-type="float">
            <text:p>27,988.6</text:p>
          </table:table-cell>
        </table:table-row>
        <table:table-row table:style-name="ro2">
          <table:table-cell table:style-name="ce23" office:value-type="date" office:date-value="2020-09-02" calcext:value-type="date">
            <text:p>02/09/20</text:p>
          </table:table-cell>
          <table:table-cell table:style-name="ce43" office:value-type="percentage" office:value="0.0007" calcext:value-type="percentage">
            <text:p>0.07%</text:p>
          </table:table-cell>
          <table:table-cell table:style-name="ce23" table:formula="of:=[.A10]" office:value-type="date" office:date-value="2020-09-02" calcext:value-type="date">
            <text:p>02/09/20</text:p>
          </table:table-cell>
          <table:table-cell table:formula="of:=[.B10]*[.$G$2]" office:value-type="percentage" office:value="0.0007" calcext:value-type="percentage">
            <text:p>0.07%</text:p>
          </table:table-cell>
          <table:table-cell table:formula="of:=[.H10] *[.$G$2]" office:value-type="float" office:value="39184.0246" calcext:value-type="float">
            <text:p>39,184.0</text:p>
          </table:table-cell>
          <table:table-cell table:style-name="ce25" table:formula="of:=([.E10]-[.E9])/[.E9]" office:value-type="percentage" office:value="0.4" calcext:value-type="percentage">
            <text:p>40.00%</text:p>
          </table:table-cell>
          <table:table-cell/>
          <table:table-cell table:formula="of:=55977178*[.B10]" office:value-type="float" office:value="39184.0246" calcext:value-type="float">
            <text:p>39,184.0</text:p>
          </table:table-cell>
        </table:table-row>
        <table:table-row table:style-name="ro2">
          <table:table-cell table:style-name="ce23" office:value-type="date" office:date-value="2020-09-07" calcext:value-type="date">
            <text:p>07/09/20</text:p>
          </table:table-cell>
          <table:table-cell table:style-name="ce43" office:value-type="percentage" office:value="0.0011" calcext:value-type="percentage">
            <text:p>0.11%</text:p>
          </table:table-cell>
          <table:table-cell table:style-name="ce23" table:formula="of:=[.A11]" office:value-type="date" office:date-value="2020-09-07" calcext:value-type="date">
            <text:p>07/09/20</text:p>
          </table:table-cell>
          <table:table-cell table:formula="of:=[.B11]*[.$G$2]" office:value-type="percentage" office:value="0.0011" calcext:value-type="percentage">
            <text:p>0.11%</text:p>
          </table:table-cell>
          <table:table-cell table:formula="of:=[.H11] *[.$G$2]" office:value-type="float" office:value="61574.8958" calcext:value-type="float">
            <text:p>61,574.9</text:p>
          </table:table-cell>
          <table:table-cell table:style-name="ce25" table:formula="of:=([.E11]-[.E10])/[.E10]" office:value-type="percentage" office:value="0.571428571428572" calcext:value-type="percentage">
            <text:p>57.14%</text:p>
          </table:table-cell>
          <table:table-cell/>
          <table:table-cell table:formula="of:=55977178*[.B11]" office:value-type="float" office:value="61574.8958" calcext:value-type="float">
            <text:p>61,574.9</text:p>
          </table:table-cell>
        </table:table-row>
        <table:table-row table:style-name="ro2">
          <table:table-cell table:style-name="ce23" office:value-type="date" office:date-value="2020-09-16" calcext:value-type="date">
            <text:p>16/09/20</text:p>
          </table:table-cell>
          <table:table-cell table:style-name="ce43" office:value-type="percentage" office:value="0.0019" calcext:value-type="percentage">
            <text:p>0.19%</text:p>
          </table:table-cell>
          <table:table-cell table:style-name="ce23" table:formula="of:=[.A12]" office:value-type="date" office:date-value="2020-09-16" calcext:value-type="date">
            <text:p>16/09/20</text:p>
          </table:table-cell>
          <table:table-cell table:formula="of:=[.B12]*[.$G$2]" office:value-type="percentage" office:value="0.0019" calcext:value-type="percentage">
            <text:p>0.19%</text:p>
          </table:table-cell>
          <table:table-cell table:formula="of:=[.H12] *[.$G$2]" office:value-type="float" office:value="106356.6382" calcext:value-type="float">
            <text:p>106,356.6</text:p>
          </table:table-cell>
          <table:table-cell table:style-name="ce25" table:formula="of:=([.E12]-[.E11])/[.E11]" office:value-type="percentage" office:value="0.727272727272727" calcext:value-type="percentage">
            <text:p>72.73%</text:p>
          </table:table-cell>
          <table:table-cell/>
          <table:table-cell table:formula="of:=55977178*[.B12]" office:value-type="float" office:value="106356.6382" calcext:value-type="float">
            <text:p>106,356.6</text:p>
          </table:table-cell>
        </table:table-row>
        <table:table-row table:style-name="ro2">
          <table:table-cell table:style-name="ce23" office:value-type="date" office:date-value="2020-09-21" calcext:value-type="date">
            <text:p>21/09/20</text:p>
          </table:table-cell>
          <table:table-cell table:style-name="ce43" office:value-type="percentage" office:value="0.0021" calcext:value-type="percentage">
            <text:p>0.21%</text:p>
          </table:table-cell>
          <table:table-cell table:style-name="ce23" table:formula="of:=[.A13]" office:value-type="date" office:date-value="2020-09-21" calcext:value-type="date">
            <text:p>21/09/20</text:p>
          </table:table-cell>
          <table:table-cell table:formula="of:=[.B13]*[.$G$2]" office:value-type="percentage" office:value="0.0021" calcext:value-type="percentage">
            <text:p>0.21%</text:p>
          </table:table-cell>
          <table:table-cell table:formula="of:=[.H13] *[.$G$2]" office:value-type="float" office:value="117552.0738" calcext:value-type="float">
            <text:p>117,552.1</text:p>
          </table:table-cell>
          <table:table-cell table:style-name="ce25" table:formula="of:=([.E13]-[.E12])/[.E12]" office:value-type="percentage" office:value="0.105263157894737" calcext:value-type="percentage">
            <text:p>10.53%</text:p>
          </table:table-cell>
          <table:table-cell/>
          <table:table-cell table:formula="of:=55977178*[.B13]" office:value-type="float" office:value="117552.0738" calcext:value-type="float">
            <text:p>117,552.1</text:p>
          </table:table-cell>
        </table:table-row>
        <table:table-row table:style-name="ro2">
          <table:table-cell table:style-name="ce23" office:value-type="date" office:date-value="2020-09-28" calcext:value-type="date">
            <text:p>28/09/20</text:p>
          </table:table-cell>
          <table:table-cell table:style-name="ce43" office:value-type="percentage" office:value="0.0041" calcext:value-type="percentage">
            <text:p>0.41%</text:p>
          </table:table-cell>
          <table:table-cell table:style-name="ce23" table:formula="of:=[.A14]" office:value-type="date" office:date-value="2020-09-28" calcext:value-type="date">
            <text:p>28/09/20</text:p>
          </table:table-cell>
          <table:table-cell table:formula="of:=[.B14]*[.$G$2]" office:value-type="percentage" office:value="0.0041" calcext:value-type="percentage">
            <text:p>0.41%</text:p>
          </table:table-cell>
          <table:table-cell table:formula="of:=[.H14] *[.$G$2]" office:value-type="float" office:value="229506.4298" calcext:value-type="float">
            <text:p>229,506.4</text:p>
          </table:table-cell>
          <table:table-cell table:style-name="ce25" table:formula="of:=([.E14]-[.E13])/[.E13]" office:value-type="percentage" office:value="0.952380952380953" calcext:value-type="percentage">
            <text:p>95.24%</text:p>
          </table:table-cell>
          <table:table-cell/>
          <table:table-cell table:formula="of:=55977178*[.B14]" office:value-type="float" office:value="229506.4298" calcext:value-type="float">
            <text:p>229,506.4</text:p>
          </table:table-cell>
        </table:table-row>
        <table:table-row table:style-name="ro2">
          <table:table-cell table:style-name="ce23" office:value-type="date" office:date-value="2020-10-05" calcext:value-type="date">
            <text:p>05/10/20</text:p>
          </table:table-cell>
          <table:table-cell table:style-name="ce43" office:value-type="percentage" office:value="0.0062" calcext:value-type="percentage">
            <text:p>0.62%</text:p>
          </table:table-cell>
          <table:table-cell table:style-name="ce23" table:formula="of:=[.A15]" office:value-type="date" office:date-value="2020-10-05" calcext:value-type="date">
            <text:p>05/10/20</text:p>
          </table:table-cell>
          <table:table-cell table:formula="of:=[.B15]*[.$G$2]" office:value-type="percentage" office:value="0.0062" calcext:value-type="percentage">
            <text:p>0.62%</text:p>
          </table:table-cell>
          <table:table-cell table:formula="of:=[.H15] *[.$G$2]" office:value-type="float" office:value="347058.5036" calcext:value-type="float">
            <text:p>347,058.5</text:p>
          </table:table-cell>
          <table:table-cell table:style-name="ce25" table:formula="of:=([.E15]-[.E14])/[.E14]" office:value-type="percentage" office:value="0.512195121951219" calcext:value-type="percentage">
            <text:p>51.22%</text:p>
          </table:table-cell>
          <table:table-cell/>
          <table:table-cell table:formula="of:=55977178*[.B15]" office:value-type="float" office:value="347058.5036" calcext:value-type="float">
            <text:p>347,058.5</text:p>
          </table:table-cell>
        </table:table-row>
        <table:table-row table:style-name="ro2">
          <table:table-cell table:style-name="ce23" office:value-type="date" office:date-value="2020-10-13" calcext:value-type="date">
            <text:p>13/10/20</text:p>
          </table:table-cell>
          <table:table-cell table:style-name="ce43" office:value-type="percentage" office:value="0.0079" calcext:value-type="percentage">
            <text:p>0.79%</text:p>
          </table:table-cell>
          <table:table-cell table:style-name="ce23" table:formula="of:=[.A16]" office:value-type="date" office:date-value="2020-10-13" calcext:value-type="date">
            <text:p>13/10/20</text:p>
          </table:table-cell>
          <table:table-cell table:formula="of:=[.B16]*[.$G$2]" office:value-type="percentage" office:value="0.0079" calcext:value-type="percentage">
            <text:p>0.79%</text:p>
          </table:table-cell>
          <table:table-cell table:formula="of:=[.H16] *[.$G$2]" office:value-type="float" office:value="442219.7062" calcext:value-type="float">
            <text:p>442,219.7</text:p>
          </table:table-cell>
          <table:table-cell table:style-name="ce25" table:formula="of:=([.E16]-[.E15])/[.E15]" office:value-type="percentage" office:value="0.274193548387097" calcext:value-type="percentage">
            <text:p>27.42%</text:p>
          </table:table-cell>
          <table:table-cell/>
          <table:table-cell table:formula="of:=55977178*[.B16]" office:value-type="float" office:value="442219.7062" calcext:value-type="float">
            <text:p>442,219.7</text:p>
          </table:table-cell>
        </table:table-row>
        <table:table-row table:style-name="ro2">
          <table:table-cell table:style-name="ce23" office:value-type="date" office:date-value="2020-10-20" calcext:value-type="date">
            <text:p>20/10/20</text:p>
          </table:table-cell>
          <table:table-cell table:style-name="ce43" office:value-type="percentage" office:value="0.0104" calcext:value-type="percentage">
            <text:p>1.04%</text:p>
          </table:table-cell>
          <table:table-cell table:style-name="ce23" table:formula="of:=[.A17]" office:value-type="date" office:date-value="2020-10-20" calcext:value-type="date">
            <text:p>20/10/20</text:p>
          </table:table-cell>
          <table:table-cell table:formula="of:=[.B17]*[.$G$2]" office:value-type="percentage" office:value="0.0104" calcext:value-type="percentage">
            <text:p>1.04%</text:p>
          </table:table-cell>
          <table:table-cell table:formula="of:=[.H17] *[.$G$2]" office:value-type="float" office:value="582162.6512" calcext:value-type="float">
            <text:p>582,162.7</text:p>
          </table:table-cell>
          <table:table-cell table:style-name="ce25" table:formula="of:=([.E17]-[.E16])/[.E16]" office:value-type="percentage" office:value="0.316455696202531" calcext:value-type="percentage">
            <text:p>31.65%</text:p>
          </table:table-cell>
          <table:table-cell/>
          <table:table-cell table:formula="of:=55977178*[.B17]" office:value-type="float" office:value="582162.6512" calcext:value-type="float">
            <text:p>582,162.7</text:p>
          </table:table-cell>
        </table:table-row>
        <table:table-row table:style-name="ro2">
          <table:table-cell table:style-name="ce23" office:value-type="date" office:date-value="2020-10-28" calcext:value-type="date">
            <text:p>28/10/20</text:p>
          </table:table-cell>
          <table:table-cell table:style-name="ce43" office:value-type="percentage" office:value="0.0113" calcext:value-type="percentage">
            <text:p>1.13%</text:p>
          </table:table-cell>
          <table:table-cell table:style-name="ce23" table:formula="of:=[.A18]" office:value-type="date" office:date-value="2020-10-28" calcext:value-type="date">
            <text:p>28/10/20</text:p>
          </table:table-cell>
          <table:table-cell table:formula="of:=[.B18]*[.$G$2]" office:value-type="percentage" office:value="0.0113" calcext:value-type="percentage">
            <text:p>1.13%</text:p>
          </table:table-cell>
          <table:table-cell table:formula="of:=[.H18] *[.$G$2]" office:value-type="float" office:value="632542.1114" calcext:value-type="float">
            <text:p>632,542.1</text:p>
          </table:table-cell>
          <table:table-cell table:style-name="ce25" table:formula="of:=([.E18]-[.E17])/[.E17]" office:value-type="percentage" office:value="0.0865384615384615" calcext:value-type="percentage">
            <text:p>8.65%</text:p>
          </table:table-cell>
          <table:table-cell/>
          <table:table-cell table:formula="of:=55977178*[.B18]" office:value-type="float" office:value="632542.1114" calcext:value-type="float">
            <text:p>632,542.1</text:p>
          </table:table-cell>
        </table:table-row>
        <table:table-row table:style-name="ro2">
          <table:table-cell table:style-name="ce23" office:value-type="date" office:date-value="2020-11-03" calcext:value-type="date">
            <text:p>03/11/20</text:p>
          </table:table-cell>
          <table:table-cell table:style-name="ce43" office:value-type="percentage" office:value="0.012" calcext:value-type="percentage">
            <text:p>1.20%</text:p>
          </table:table-cell>
          <table:table-cell table:style-name="ce23" table:formula="of:=[.A19]" office:value-type="date" office:date-value="2020-11-03" calcext:value-type="date">
            <text:p>03/11/20</text:p>
          </table:table-cell>
          <table:table-cell table:formula="of:=[.B19]*[.$G$2]" office:value-type="percentage" office:value="0.012" calcext:value-type="percentage">
            <text:p>1.20%</text:p>
          </table:table-cell>
          <table:table-cell table:formula="of:=[.H19] *[.$G$2]" office:value-type="float" office:value="671726.136" calcext:value-type="float">
            <text:p>671,726.1</text:p>
          </table:table-cell>
          <table:table-cell table:style-name="ce25" table:formula="of:=([.E19]-[.E18])/[.E18]" office:value-type="percentage" office:value="0.0619469026548675" calcext:value-type="percentage">
            <text:p>6.19%</text:p>
          </table:table-cell>
          <table:table-cell/>
          <table:table-cell table:formula="of:=55977178*[.B19]" office:value-type="float" office:value="671726.136" calcext:value-type="float">
            <text:p>671,726.1</text:p>
          </table:table-cell>
        </table:table-row>
        <table:table-row table:style-name="ro2">
          <table:table-cell table:style-name="ce23" office:value-type="date" office:date-value="2020-11-11" calcext:value-type="date">
            <text:p>11/11/20</text:p>
          </table:table-cell>
          <table:table-cell table:style-name="ce43" office:value-type="percentage" office:value="0.0122" calcext:value-type="percentage">
            <text:p>1.22%</text:p>
          </table:table-cell>
          <table:table-cell table:style-name="ce23" table:formula="of:=[.A20]" office:value-type="date" office:date-value="2020-11-11" calcext:value-type="date">
            <text:p>11/11/20</text:p>
          </table:table-cell>
          <table:table-cell table:formula="of:=[.B20]*[.$G$2]" office:value-type="percentage" office:value="0.0122" calcext:value-type="percentage">
            <text:p>1.22%</text:p>
          </table:table-cell>
          <table:table-cell table:formula="of:=[.H20] *[.$G$2]" office:value-type="float" office:value="682921.5716" calcext:value-type="float">
            <text:p>682,921.6</text:p>
          </table:table-cell>
          <table:table-cell table:style-name="ce25" table:formula="of:=([.E20]-[.E19])/[.E19]" office:value-type="percentage" office:value="0.0166666666666666" calcext:value-type="percentage">
            <text:p>1.67%</text:p>
          </table:table-cell>
          <table:table-cell/>
          <table:table-cell table:formula="of:=55977178*[.B20]" office:value-type="float" office:value="682921.5716" calcext:value-type="float">
            <text:p>682,921.6</text:p>
          </table:table-cell>
        </table:table-row>
        <table:table-row table:style-name="ro2">
          <table:table-cell table:style-name="ce23" office:value-type="date" office:date-value="2020-11-18" calcext:value-type="date">
            <text:p>18/11/20</text:p>
          </table:table-cell>
          <table:table-cell table:style-name="ce43" office:value-type="percentage" office:value="0.0116" calcext:value-type="percentage">
            <text:p>1.16%</text:p>
          </table:table-cell>
          <table:table-cell table:style-name="ce23" table:formula="of:=[.A21]" office:value-type="date" office:date-value="2020-11-18" calcext:value-type="date">
            <text:p>18/11/20</text:p>
          </table:table-cell>
          <table:table-cell table:formula="of:=[.B21]*[.$G$2]" office:value-type="percentage" office:value="0.0116" calcext:value-type="percentage">
            <text:p>1.16%</text:p>
          </table:table-cell>
          <table:table-cell table:formula="of:=[.H21] *[.$G$2]" office:value-type="float" office:value="649335.2648" calcext:value-type="float">
            <text:p>649,335.3</text:p>
          </table:table-cell>
          <table:table-cell table:style-name="ce25" table:formula="of:=([.E21]-[.E20])/[.E20]" office:value-type="percentage" office:value="-0.0491803278688525" calcext:value-type="percentage">
            <text:p>-4.92%</text:p>
          </table:table-cell>
          <table:table-cell/>
          <table:table-cell table:formula="of:=55977178*[.B21]" office:value-type="float" office:value="649335.2648" calcext:value-type="float">
            <text:p>649,335.3</text:p>
          </table:table-cell>
        </table:table-row>
        <table:table-row table:style-name="ro2">
          <table:table-cell table:style-name="ce23" office:value-type="date" office:date-value="2020-11-25" calcext:value-type="date">
            <text:p>25/11/20</text:p>
          </table:table-cell>
          <table:table-cell table:style-name="ce43" office:value-type="percentage" office:value="0.0096" calcext:value-type="percentage">
            <text:p>0.96%</text:p>
          </table:table-cell>
          <table:table-cell table:style-name="ce23" table:formula="of:=[.A22]" office:value-type="date" office:date-value="2020-11-25" calcext:value-type="date">
            <text:p>25/11/20</text:p>
          </table:table-cell>
          <table:table-cell table:formula="of:=[.B22]*[.$G$2]" office:value-type="percentage" office:value="0.0096" calcext:value-type="percentage">
            <text:p>0.96%</text:p>
          </table:table-cell>
          <table:table-cell table:formula="of:=[.H22] *[.$G$2]" office:value-type="float" office:value="537380.9088" calcext:value-type="float">
            <text:p>537,380.9</text:p>
          </table:table-cell>
          <table:table-cell table:style-name="ce25" table:formula="of:=([.E22]-[.E21])/[.E21]" office:value-type="percentage" office:value="-0.172413793103448" calcext:value-type="percentage">
            <text:p>-17.24%</text:p>
          </table:table-cell>
          <table:table-cell/>
          <table:table-cell table:formula="of:=55977178*[.B22]" office:value-type="float" office:value="537380.9088" calcext:value-type="float">
            <text:p>537,380.9</text:p>
          </table:table-cell>
        </table:table-row>
        <table:table-row table:style-name="ro2">
          <table:table-cell table:style-name="ce23" office:value-type="date" office:date-value="2020-12-02" calcext:value-type="date">
            <text:p>02/12/20</text:p>
          </table:table-cell>
          <table:table-cell table:style-name="ce43" office:value-type="percentage" office:value="0.0088" calcext:value-type="percentage">
            <text:p>0.88%</text:p>
          </table:table-cell>
          <table:table-cell table:style-name="ce23" table:formula="of:=[.A23]" office:value-type="date" office:date-value="2020-12-02" calcext:value-type="date">
            <text:p>02/12/20</text:p>
          </table:table-cell>
          <table:table-cell table:formula="of:=[.B23]*[.$G$2]" office:value-type="percentage" office:value="0.0088" calcext:value-type="percentage">
            <text:p>0.88%</text:p>
          </table:table-cell>
          <table:table-cell table:formula="of:=[.H23] *[.$G$2]" office:value-type="float" office:value="492599.1664" calcext:value-type="float">
            <text:p>492,599.2</text:p>
          </table:table-cell>
          <table:table-cell table:style-name="ce25" table:formula="of:=([.E23]-[.E22])/[.E22]" office:value-type="percentage" office:value="-0.0833333333333332" calcext:value-type="percentage">
            <text:p>-8.33%</text:p>
          </table:table-cell>
          <table:table-cell/>
          <table:table-cell table:formula="of:=55977178*[.B23]" office:value-type="float" office:value="492599.1664" calcext:value-type="float">
            <text:p>492,599.2</text:p>
          </table:table-cell>
        </table:table-row>
        <table:table-row table:style-name="ro2">
          <table:table-cell table:style-name="ce23" office:value-type="date" office:date-value="2020-12-09" calcext:value-type="date">
            <text:p>09/12/20</text:p>
          </table:table-cell>
          <table:table-cell table:style-name="ce43" office:value-type="percentage" office:value="0.0104" calcext:value-type="percentage">
            <text:p>1.04%</text:p>
          </table:table-cell>
          <table:table-cell table:style-name="ce23" table:formula="of:=[.A24]" office:value-type="date" office:date-value="2020-12-09" calcext:value-type="date">
            <text:p>09/12/20</text:p>
          </table:table-cell>
          <table:table-cell table:formula="of:=[.B24]*[.$G$2]" office:value-type="percentage" office:value="0.0104" calcext:value-type="percentage">
            <text:p>1.04%</text:p>
          </table:table-cell>
          <table:table-cell table:formula="of:=[.H24] *[.$G$2]" office:value-type="float" office:value="582162.6512" calcext:value-type="float">
            <text:p>582,162.7</text:p>
          </table:table-cell>
          <table:table-cell table:style-name="ce25" table:formula="of:=([.E24]-[.E23])/[.E23]" office:value-type="percentage" office:value="0.181818181818182" calcext:value-type="percentage">
            <text:p>18.18%</text:p>
          </table:table-cell>
          <table:table-cell/>
          <table:table-cell table:formula="of:=55977178*[.B24]" office:value-type="float" office:value="582162.6512" calcext:value-type="float">
            <text:p>582,162.7</text:p>
          </table:table-cell>
        </table:table-row>
        <table:table-row table:style-name="ro2">
          <table:table-cell table:style-name="ce23" office:value-type="date" office:date-value="2020-12-15" calcext:value-type="date">
            <text:p>15/12/20</text:p>
          </table:table-cell>
          <table:table-cell table:style-name="ce43" office:value-type="percentage" office:value="0.0118" calcext:value-type="percentage">
            <text:p>1.18%</text:p>
          </table:table-cell>
          <table:table-cell table:style-name="ce23" table:formula="of:=[.A25]" office:value-type="date" office:date-value="2020-12-15" calcext:value-type="date">
            <text:p>15/12/20</text:p>
          </table:table-cell>
          <table:table-cell table:formula="of:=[.B25]*[.$G$2]" office:value-type="percentage" office:value="0.0118" calcext:value-type="percentage">
            <text:p>1.18%</text:p>
          </table:table-cell>
          <table:table-cell table:formula="of:=[.H25] *[.$G$2]" office:value-type="float" office:value="660530.7004" calcext:value-type="float">
            <text:p>660,530.7</text:p>
          </table:table-cell>
          <table:table-cell table:style-name="ce25" table:formula="of:=([.E25]-[.E24])/[.E24]" office:value-type="percentage" office:value="0.134615384615385" calcext:value-type="percentage">
            <text:p>13.46%</text:p>
          </table:table-cell>
          <table:table-cell/>
          <table:table-cell table:formula="of:=55977178*[.B25]" office:value-type="float" office:value="660530.7004" calcext:value-type="float">
            <text:p>660,530.7</text:p>
          </table:table-cell>
        </table:table-row>
        <table:table-row table:style-name="ro2">
          <table:table-cell table:style-name="ce23" office:value-type="date" office:date-value="2020-12-20" calcext:value-type="date">
            <text:p>20/12/20</text:p>
          </table:table-cell>
          <table:table-cell table:style-name="ce43" office:value-type="percentage" office:value="0.0147" calcext:value-type="percentage">
            <text:p>1.47%</text:p>
          </table:table-cell>
          <table:table-cell table:style-name="ce23" table:formula="of:=[.A26]" office:value-type="date" office:date-value="2020-12-20" calcext:value-type="date">
            <text:p>20/12/20</text:p>
          </table:table-cell>
          <table:table-cell table:formula="of:=[.B26]*[.$G$2]" office:value-type="percentage" office:value="0.0147" calcext:value-type="percentage">
            <text:p>1.47%</text:p>
          </table:table-cell>
          <table:table-cell table:formula="of:=[.H26] *[.$G$2]" office:value-type="float" office:value="822864.5166" calcext:value-type="float">
            <text:p>822,864.5</text:p>
          </table:table-cell>
          <table:table-cell table:style-name="ce25" table:formula="of:=([.E26]-[.E25])/[.E25]" office:value-type="percentage" office:value="0.245762711864407" calcext:value-type="percentage">
            <text:p>24.58%</text:p>
          </table:table-cell>
          <table:table-cell/>
          <table:table-cell table:formula="of:=55977178*[.B26]" office:value-type="float" office:value="822864.5166" calcext:value-type="float">
            <text:p>822,864.5</text:p>
          </table:table-cell>
        </table:table-row>
        <table:table-row table:style-name="ro2">
          <table:table-cell table:style-name="ce23" office:value-type="date" office:date-value="2020-12-30" calcext:value-type="date">
            <text:p>30/12/20</text:p>
          </table:table-cell>
          <table:table-cell table:style-name="ce43" office:value-type="percentage" office:value="0.0206" calcext:value-type="percentage">
            <text:p>2.06%</text:p>
          </table:table-cell>
          <table:table-cell table:style-name="ce23" table:formula="of:=[.A27]" office:value-type="date" office:date-value="2020-12-30" calcext:value-type="date">
            <text:p>30/12/20</text:p>
          </table:table-cell>
          <table:table-cell table:formula="of:=[.B27]*[.$G$2]" office:value-type="percentage" office:value="0.0206" calcext:value-type="percentage">
            <text:p>2.06%</text:p>
          </table:table-cell>
          <table:table-cell table:formula="of:=[.H27] *[.$G$2]" office:value-type="float" office:value="1153129.8668" calcext:value-type="float">
            <text:p>1,153,129.9</text:p>
          </table:table-cell>
          <table:table-cell table:style-name="ce25" table:formula="of:=([.E27]-[.E26])/[.E26]" office:value-type="percentage" office:value="0.401360544217687" calcext:value-type="percentage">
            <text:p>40.14%</text:p>
          </table:table-cell>
          <table:table-cell/>
          <table:table-cell table:formula="of:=55977178*[.B27]" office:value-type="float" office:value="1153129.8668" calcext:value-type="float">
            <text:p>1,153,129.9</text:p>
          </table:table-cell>
        </table:table-row>
        <table:table-row table:style-name="ro2">
          <table:table-cell table:style-name="ce23" office:value-type="date" office:date-value="2021-01-06" calcext:value-type="date">
            <text:p>06/01/21</text:p>
          </table:table-cell>
          <table:table-cell table:style-name="ce43" office:value-type="percentage" office:value="0.0208" calcext:value-type="percentage">
            <text:p>2.08%</text:p>
          </table:table-cell>
          <table:table-cell table:style-name="ce23" table:formula="of:=[.A28]" office:value-type="date" office:date-value="2021-01-06" calcext:value-type="date">
            <text:p>06/01/21</text:p>
          </table:table-cell>
          <table:table-cell table:formula="of:=[.B28]*[.$G$2]" office:value-type="percentage" office:value="0.0208" calcext:value-type="percentage">
            <text:p>2.08%</text:p>
          </table:table-cell>
          <table:table-cell table:formula="of:=[.H28] *[.$G$2]" office:value-type="float" office:value="1164325.3024" calcext:value-type="float">
            <text:p>1,164,325.3</text:p>
          </table:table-cell>
          <table:table-cell table:style-name="ce25" table:formula="of:=([.E28]-[.E27])/[.E27]" office:value-type="percentage" office:value="0.00970873786407764" calcext:value-type="percentage">
            <text:p>0.97%</text:p>
          </table:table-cell>
          <table:table-cell/>
          <table:table-cell table:formula="of:=55977178*[.B28]" office:value-type="float" office:value="1164325.3024" calcext:value-type="float">
            <text:p>1,164,325.3</text:p>
          </table:table-cell>
        </table:table-row>
        <table:table-row table:style-name="ro2">
          <table:table-cell table:style-name="ce23" office:value-type="date" office:date-value="2021-01-13" calcext:value-type="date">
            <text:p>13/01/21</text:p>
          </table:table-cell>
          <table:table-cell table:style-name="ce43" office:value-type="percentage" office:value="0.0188" calcext:value-type="percentage">
            <text:p>1.88%</text:p>
          </table:table-cell>
          <table:table-cell table:style-name="ce23" table:formula="of:=[.A29]" office:value-type="date" office:date-value="2021-01-13" calcext:value-type="date">
            <text:p>13/01/21</text:p>
          </table:table-cell>
          <table:table-cell table:formula="of:=[.B29]*[.$G$2]" office:value-type="percentage" office:value="0.0188" calcext:value-type="percentage">
            <text:p>1.88%</text:p>
          </table:table-cell>
          <table:table-cell table:formula="of:=[.H29] *[.$G$2]" office:value-type="float" office:value="1052370.9464" calcext:value-type="float">
            <text:p>1,052,370.9</text:p>
          </table:table-cell>
          <table:table-cell table:style-name="ce25" table:formula="of:=([.E29]-[.E28])/[.E28]" office:value-type="percentage" office:value="-0.0961538461538461" calcext:value-type="percentage">
            <text:p>-9.62%</text:p>
          </table:table-cell>
          <table:table-cell/>
          <table:table-cell table:formula="of:=55977178*[.B29]" office:value-type="float" office:value="1052370.9464" calcext:value-type="float">
            <text:p>1,052,370.9</text:p>
          </table:table-cell>
        </table:table-row>
        <table:table-row table:style-name="ro2">
          <table:table-cell table:style-name="ce23" office:value-type="date" office:date-value="2021-01-20" calcext:value-type="date">
            <text:p>20/01/21</text:p>
          </table:table-cell>
          <table:table-cell table:style-name="ce43" office:value-type="percentage" office:value="0.0187" calcext:value-type="percentage">
            <text:p>1.87%</text:p>
          </table:table-cell>
          <table:table-cell table:style-name="ce23" table:formula="of:=[.A30]" office:value-type="date" office:date-value="2021-01-20" calcext:value-type="date">
            <text:p>20/01/21</text:p>
          </table:table-cell>
          <table:table-cell table:formula="of:=[.B30]*[.$G$2]" office:value-type="percentage" office:value="0.0187" calcext:value-type="percentage">
            <text:p>1.87%</text:p>
          </table:table-cell>
          <table:table-cell table:formula="of:=[.H30] *[.$G$2]" office:value-type="float" office:value="1046773.2286" calcext:value-type="float">
            <text:p>1,046,773.2</text:p>
          </table:table-cell>
          <table:table-cell table:style-name="ce25" table:formula="of:=([.E30]-[.E29])/[.E29]" office:value-type="percentage" office:value="-0.0053191489361702" calcext:value-type="percentage">
            <text:p>-0.53%</text:p>
          </table:table-cell>
          <table:table-cell/>
          <table:table-cell table:formula="of:=55977178*[.B30]" office:value-type="float" office:value="1046773.2286" calcext:value-type="float">
            <text:p>1,046,773.2</text:p>
          </table:table-cell>
        </table:table-row>
        <table:table-row table:style-name="ro2">
          <table:table-cell table:style-name="ce23" office:value-type="date" office:date-value="2021-01-27" calcext:value-type="date">
            <text:p>27/01/21</text:p>
          </table:table-cell>
          <table:table-cell table:style-name="ce43" office:value-type="percentage" office:value="0.0155" calcext:value-type="percentage">
            <text:p>1.55%</text:p>
          </table:table-cell>
          <table:table-cell table:style-name="ce23" table:formula="of:=[.A31]" office:value-type="date" office:date-value="2021-01-27" calcext:value-type="date">
            <text:p>27/01/21</text:p>
          </table:table-cell>
          <table:table-cell table:formula="of:=[.B31]*[.$G$2]" office:value-type="percentage" office:value="0.0155" calcext:value-type="percentage">
            <text:p>1.55%</text:p>
          </table:table-cell>
          <table:table-cell table:formula="of:=[.H31] *[.$G$2]" office:value-type="float" office:value="867646.259" calcext:value-type="float">
            <text:p>867,646.3</text:p>
          </table:table-cell>
          <table:table-cell table:style-name="ce25" table:formula="of:=([.E31]-[.E30])/[.E30]" office:value-type="percentage" office:value="-0.171122994652406" calcext:value-type="percentage">
            <text:p>-17.11%</text:p>
          </table:table-cell>
          <table:table-cell/>
          <table:table-cell table:formula="of:=55977178*[.B31]" office:value-type="float" office:value="867646.259" calcext:value-type="float">
            <text:p>867,646.3</text:p>
          </table:table-cell>
        </table:table-row>
        <table:table-row table:style-name="ro2">
          <table:table-cell table:style-name="ce23" office:value-type="date" office:date-value="2021-02-02" calcext:value-type="date">
            <text:p>02/02/21</text:p>
          </table:table-cell>
          <table:table-cell table:style-name="ce43" office:value-type="percentage" office:value="0.0128" calcext:value-type="percentage">
            <text:p>1.28%</text:p>
          </table:table-cell>
          <table:table-cell table:style-name="ce23" table:formula="of:=[.A32]" office:value-type="date" office:date-value="2021-02-02" calcext:value-type="date">
            <text:p>02/02/21</text:p>
          </table:table-cell>
          <table:table-cell table:formula="of:=[.B32]*[.$G$2]" office:value-type="percentage" office:value="0.0128" calcext:value-type="percentage">
            <text:p>1.28%</text:p>
          </table:table-cell>
          <table:table-cell table:formula="of:=[.H32] *[.$G$2]" office:value-type="float" office:value="716507.8784" calcext:value-type="float">
            <text:p>716,507.9</text:p>
          </table:table-cell>
          <table:table-cell table:style-name="ce25" table:formula="of:=([.E32]-[.E31])/[.E31]" office:value-type="percentage" office:value="-0.174193548387097" calcext:value-type="percentage">
            <text:p>-17.42%</text:p>
          </table:table-cell>
          <table:table-cell/>
          <table:table-cell table:formula="of:=55977178*[.B32]" office:value-type="float" office:value="716507.8784" calcext:value-type="float">
            <text:p>716,507.9</text:p>
          </table:table-cell>
        </table:table-row>
        <table:table-row table:style-name="ro2">
          <table:table-cell table:style-name="ce23" office:value-type="date" office:date-value="2021-02-09" calcext:value-type="date">
            <text:p>09/02/21</text:p>
          </table:table-cell>
          <table:table-cell table:style-name="ce43" office:value-type="percentage" office:value="0.0088" calcext:value-type="percentage">
            <text:p>0.88%</text:p>
          </table:table-cell>
          <table:table-cell table:style-name="ce23" table:formula="of:=[.A33]" office:value-type="date" office:date-value="2021-02-09" calcext:value-type="date">
            <text:p>09/02/21</text:p>
          </table:table-cell>
          <table:table-cell table:formula="of:=[.B33]*[.$G$2]" office:value-type="percentage" office:value="0.0088" calcext:value-type="percentage">
            <text:p>0.88%</text:p>
          </table:table-cell>
          <table:table-cell table:formula="of:=[.H33] *[.$G$2]" office:value-type="float" office:value="492599.1664" calcext:value-type="float">
            <text:p>492,599.2</text:p>
          </table:table-cell>
          <table:table-cell table:style-name="ce25" table:formula="of:=([.E33]-[.E32])/[.E32]" office:value-type="percentage" office:value="-0.3125" calcext:value-type="percentage">
            <text:p>-31.25%</text:p>
          </table:table-cell>
          <table:table-cell/>
          <table:table-cell table:formula="of:=55977178*[.B33]" office:value-type="float" office:value="492599.1664" calcext:value-type="float">
            <text:p>492,599.2</text:p>
          </table:table-cell>
        </table:table-row>
        <table:table-row table:style-name="ro2">
          <table:table-cell table:style-name="ce23" office:value-type="date" office:date-value="2021-02-16" calcext:value-type="date">
            <text:p>16/02/21</text:p>
          </table:table-cell>
          <table:table-cell table:style-name="ce43" office:value-type="percentage" office:value="0.0069" calcext:value-type="percentage">
            <text:p>0.69%</text:p>
          </table:table-cell>
          <table:table-cell table:style-name="ce23" table:formula="of:=[.A34]" office:value-type="date" office:date-value="2021-02-16" calcext:value-type="date">
            <text:p>16/02/21</text:p>
          </table:table-cell>
          <table:table-cell table:formula="of:=[.B34]*[.$G$2]" office:value-type="percentage" office:value="0.0069" calcext:value-type="percentage">
            <text:p>0.69%</text:p>
          </table:table-cell>
          <table:table-cell table:formula="of:=[.H34] *[.$G$2]" office:value-type="float" office:value="386242.5282" calcext:value-type="float">
            <text:p>386,242.5</text:p>
          </table:table-cell>
          <table:table-cell table:style-name="ce25" table:formula="of:=([.E34]-[.E33])/[.E33]" office:value-type="percentage" office:value="-0.215909090909091" calcext:value-type="percentage">
            <text:p>-21.59%</text:p>
          </table:table-cell>
          <table:table-cell/>
          <table:table-cell table:formula="of:=55977178*[.B34]" office:value-type="float" office:value="386242.5282" calcext:value-type="float">
            <text:p>386,242.5</text:p>
          </table:table-cell>
        </table:table-row>
        <table:table-row table:style-name="ro2">
          <table:table-cell table:style-name="ce23" office:value-type="date" office:date-value="2021-02-24" calcext:value-type="date">
            <text:p>24/02/21</text:p>
          </table:table-cell>
          <table:table-cell table:style-name="ce43" office:value-type="percentage" office:value="0.0045" calcext:value-type="percentage">
            <text:p>0.45%</text:p>
          </table:table-cell>
          <table:table-cell table:style-name="ce23" table:formula="of:=[.A35]" office:value-type="date" office:date-value="2021-02-24" calcext:value-type="date">
            <text:p>24/02/21</text:p>
          </table:table-cell>
          <table:table-cell table:formula="of:=[.B35]*[.$G$2]" office:value-type="percentage" office:value="0.0045" calcext:value-type="percentage">
            <text:p>0.45%</text:p>
          </table:table-cell>
          <table:table-cell table:formula="of:=[.H35] *[.$G$2]" office:value-type="float" office:value="251897.301" calcext:value-type="float">
            <text:p>251,897.3</text:p>
          </table:table-cell>
          <table:table-cell table:style-name="ce25" table:formula="of:=([.E35]-[.E34])/[.E34]" office:value-type="percentage" office:value="-0.347826086956522" calcext:value-type="percentage">
            <text:p>-34.78%</text:p>
          </table:table-cell>
          <table:table-cell/>
          <table:table-cell table:formula="of:=55977178*[.B35]" office:value-type="float" office:value="251897.301" calcext:value-type="float">
            <text:p>251,897.3</text:p>
          </table:table-cell>
        </table:table-row>
        <table:table-row table:style-name="ro2">
          <table:table-cell table:style-name="ce23" office:value-type="date" office:date-value="2021-03-02" calcext:value-type="date">
            <text:p>02/03/21</text:p>
          </table:table-cell>
          <table:table-cell table:style-name="ce43" office:value-type="percentage" office:value="0.0037" calcext:value-type="percentage">
            <text:p>0.37%</text:p>
          </table:table-cell>
          <table:table-cell table:style-name="ce23" table:formula="of:=[.A36]" office:value-type="date" office:date-value="2021-03-02" calcext:value-type="date">
            <text:p>02/03/21</text:p>
          </table:table-cell>
          <table:table-cell table:formula="of:=[.B36]*[.$G$2]" office:value-type="percentage" office:value="0.0037" calcext:value-type="percentage">
            <text:p>0.37%</text:p>
          </table:table-cell>
          <table:table-cell table:formula="of:=[.H36] *[.$G$2]" office:value-type="float" office:value="207115.5586" calcext:value-type="float">
            <text:p>207,115.6</text:p>
          </table:table-cell>
          <table:table-cell table:style-name="ce25" table:formula="of:=([.E36]-[.E35])/[.E35]" office:value-type="percentage" office:value="-0.177777777777778" calcext:value-type="percentage">
            <text:p>-17.78%</text:p>
          </table:table-cell>
          <table:table-cell/>
          <table:table-cell table:formula="of:=55977178*[.B36]" office:value-type="float" office:value="207115.5586" calcext:value-type="float">
            <text:p>207,115.6</text:p>
          </table:table-cell>
        </table:table-row>
        <table:table-row table:style-name="ro2">
          <table:table-cell table:style-name="ce23" office:value-type="date" office:date-value="2021-03-10" calcext:value-type="date">
            <text:p>10/03/21</text:p>
          </table:table-cell>
          <table:table-cell table:style-name="ce43" office:value-type="percentage" office:value="0.0029" calcext:value-type="percentage">
            <text:p>0.29%</text:p>
          </table:table-cell>
          <table:table-cell table:style-name="ce23" table:formula="of:=[.A37]" office:value-type="date" office:date-value="2021-03-10" calcext:value-type="date">
            <text:p>10/03/21</text:p>
          </table:table-cell>
          <table:table-cell table:formula="of:=[.B37]*[.$G$2]" office:value-type="percentage" office:value="0.0029" calcext:value-type="percentage">
            <text:p>0.29%</text:p>
          </table:table-cell>
          <table:table-cell table:formula="of:=[.H37] *[.$G$2]" office:value-type="float" office:value="162333.8162" calcext:value-type="float">
            <text:p>162,333.8</text:p>
          </table:table-cell>
          <table:table-cell table:style-name="ce25" table:formula="of:=([.E37]-[.E36])/[.E36]" office:value-type="percentage" office:value="-0.216216216216216" calcext:value-type="percentage">
            <text:p>-21.62%</text:p>
          </table:table-cell>
          <table:table-cell/>
          <table:table-cell table:formula="of:=55977178*[.B37]" office:value-type="float" office:value="162333.8162" calcext:value-type="float">
            <text:p>162,333.8</text:p>
          </table:table-cell>
        </table:table-row>
        <table:table-row table:style-name="ro2">
          <table:table-cell table:style-name="ce23" office:value-type="date" office:date-value="2021-03-17" calcext:value-type="date">
            <text:p>17/03/21</text:p>
          </table:table-cell>
          <table:table-cell table:style-name="ce43" office:value-type="percentage" office:value="0.003" calcext:value-type="percentage">
            <text:p>0.30%</text:p>
          </table:table-cell>
          <table:table-cell table:style-name="ce23" table:formula="of:=[.A38]" office:value-type="date" office:date-value="2021-03-17" calcext:value-type="date">
            <text:p>17/03/21</text:p>
          </table:table-cell>
          <table:table-cell table:formula="of:=[.B38]*[.$G$2]" office:value-type="percentage" office:value="0.003" calcext:value-type="percentage">
            <text:p>0.30%</text:p>
          </table:table-cell>
          <table:table-cell table:formula="of:=[.H38] *[.$G$2]" office:value-type="float" office:value="167931.534" calcext:value-type="float">
            <text:p>167,931.5</text:p>
          </table:table-cell>
          <table:table-cell table:style-name="ce25" table:formula="of:=([.E38]-[.E37])/[.E37]" office:value-type="percentage" office:value="0.0344827586206897" calcext:value-type="percentage">
            <text:p>3.45%</text:p>
          </table:table-cell>
          <table:table-cell/>
          <table:table-cell table:formula="of:=55977178*[.B38]" office:value-type="float" office:value="167931.534" calcext:value-type="float">
            <text:p>167,931.5</text:p>
          </table:table-cell>
        </table:table-row>
        <table:table-row table:style-name="ro2">
          <table:table-cell table:style-name="ce23" office:value-type="date" office:date-value="2021-03-24" calcext:value-type="date">
            <text:p>24/03/21</text:p>
          </table:table-cell>
          <table:table-cell table:style-name="ce43" office:value-type="percentage" office:value="0.0027" calcext:value-type="percentage">
            <text:p>0.27%</text:p>
          </table:table-cell>
          <table:table-cell table:style-name="ce23" table:formula="of:=[.A39]" office:value-type="date" office:date-value="2021-03-24" calcext:value-type="date">
            <text:p>24/03/21</text:p>
          </table:table-cell>
          <table:table-cell table:formula="of:=[.B39]*[.$G$2]" office:value-type="percentage" office:value="0.0027" calcext:value-type="percentage">
            <text:p>0.27%</text:p>
          </table:table-cell>
          <table:table-cell table:formula="of:=[.H39] *[.$G$2]" office:value-type="float" office:value="151138.3806" calcext:value-type="float">
            <text:p>151,138.4</text:p>
          </table:table-cell>
          <table:table-cell table:style-name="ce25" table:formula="of:=([.E39]-[.E38])/[.E38]" office:value-type="percentage" office:value="-0.1" calcext:value-type="percentage">
            <text:p>-10.00%</text:p>
          </table:table-cell>
          <table:table-cell/>
          <table:table-cell table:formula="of:=55977178*[.B39]" office:value-type="float" office:value="151138.3806" calcext:value-type="float">
            <text:p>151,138.4</text:p>
          </table:table-cell>
        </table:table-row>
        <table:table-row table:style-name="ro2">
          <table:table-cell table:style-name="ce23" office:value-type="date" office:date-value="2021-03-31" calcext:value-type="date">
            <text:p>31/03/21</text:p>
          </table:table-cell>
          <table:table-cell table:style-name="ce44" office:value-type="percentage" office:value="0.003" calcext:value-type="percentage">
            <text:p>0.30%</text:p>
          </table:table-cell>
          <table:table-cell table:style-name="ce23" table:formula="of:=[.A40]" office:value-type="date" office:date-value="2021-03-31" calcext:value-type="date">
            <text:p>31/03/21</text:p>
          </table:table-cell>
          <table:table-cell table:formula="of:=[.B40]*[.$G$2]" office:value-type="percentage" office:value="0.003" calcext:value-type="percentage">
            <text:p>0.30%</text:p>
          </table:table-cell>
          <table:table-cell table:formula="of:=[.H40] *[.$G$2]" office:value-type="float" office:value="167931.534" calcext:value-type="float">
            <text:p>167,931.5</text:p>
          </table:table-cell>
          <table:table-cell table:style-name="ce25" table:formula="of:=([.E40]-[.E39])/[.E39]" office:value-type="percentage" office:value="0.111111111111111" calcext:value-type="percentage">
            <text:p>11.11%</text:p>
          </table:table-cell>
          <table:table-cell/>
          <table:table-cell table:formula="of:=55977178*[.B40]" office:value-type="float" office:value="167931.534" calcext:value-type="float">
            <text:p>167,931.5</text:p>
          </table:table-cell>
        </table:table-row>
        <table:table-row table:style-name="ro2">
          <table:table-cell table:style-name="ce23" office:value-type="date" office:date-value="2021-04-07" calcext:value-type="date">
            <text:p>07/04/21</text:p>
          </table:table-cell>
          <table:table-cell table:style-name="ce45" office:value-type="percentage" office:value="0.0021" calcext:value-type="percentage">
            <text:p>0.21%</text:p>
          </table:table-cell>
          <table:table-cell table:style-name="ce23" table:formula="of:=[.A41]" office:value-type="date" office:date-value="2021-04-07" calcext:value-type="date">
            <text:p>07/04/21</text:p>
          </table:table-cell>
          <table:table-cell table:formula="of:=[.B41]*[.$G$2]" office:value-type="percentage" office:value="0.0021" calcext:value-type="percentage">
            <text:p>0.21%</text:p>
          </table:table-cell>
          <table:table-cell table:formula="of:=[.H41] *[.$G$2]" office:value-type="float" office:value="117552.0738" calcext:value-type="float">
            <text:p>117,552.1</text:p>
          </table:table-cell>
          <table:table-cell table:style-name="ce25" table:formula="of:=([.E41]-[.E40])/[.E40]" office:value-type="percentage" office:value="-0.3" calcext:value-type="percentage">
            <text:p>-30.00%</text:p>
          </table:table-cell>
          <table:table-cell/>
          <table:table-cell table:formula="of:=55977178*[.B41]" office:value-type="float" office:value="117552.0738" calcext:value-type="float">
            <text:p>117,552.1</text:p>
          </table:table-cell>
        </table:table-row>
        <table:table-row table:style-name="ro2">
          <table:table-cell table:style-name="ce23" office:value-type="date" office:date-value="2021-04-13" calcext:value-type="date">
            <text:p>13/04/21</text:p>
          </table:table-cell>
          <table:table-cell table:style-name="ce46" office:value-type="percentage" office:value="0.0017" calcext:value-type="percentage">
            <text:p>0.17%</text:p>
          </table:table-cell>
          <table:table-cell table:style-name="ce23" table:formula="of:=[.A42]" office:value-type="date" office:date-value="2021-04-13" calcext:value-type="date">
            <text:p>13/04/21</text:p>
          </table:table-cell>
          <table:table-cell table:formula="of:=[.B42]*[.$G$2]" office:value-type="percentage" office:value="0.0017" calcext:value-type="percentage">
            <text:p>0.17%</text:p>
          </table:table-cell>
          <table:table-cell table:formula="of:=[.H42] *[.$G$2]" office:value-type="float" office:value="95161.2026" calcext:value-type="float">
            <text:p>95,161.2</text:p>
          </table:table-cell>
          <table:table-cell table:style-name="ce25" table:formula="of:=([.E42]-[.E41])/[.E41]" office:value-type="percentage" office:value="-0.190476190476191" calcext:value-type="percentage">
            <text:p>-19.05%</text:p>
          </table:table-cell>
          <table:table-cell/>
          <table:table-cell table:formula="of:=55977178*[.B42]" office:value-type="float" office:value="95161.2026" calcext:value-type="float">
            <text:p>95,161.2</text:p>
          </table:table-cell>
        </table:table-row>
        <table:table-row table:style-name="ro2">
          <table:table-cell table:style-name="ce23" office:value-type="date" office:date-value="2021-04-21" calcext:value-type="date">
            <text:p>21/04/21</text:p>
          </table:table-cell>
          <table:table-cell table:style-name="ce46" office:value-type="percentage" office:value="0.001" calcext:value-type="percentage">
            <text:p>0.10%</text:p>
          </table:table-cell>
          <table:table-cell table:style-name="ce23" table:formula="of:=[.A43]" office:value-type="date" office:date-value="2021-04-21" calcext:value-type="date">
            <text:p>21/04/21</text:p>
          </table:table-cell>
          <table:table-cell table:formula="of:=[.B43]*[.$G$2]" office:value-type="percentage" office:value="0.001" calcext:value-type="percentage">
            <text:p>0.10%</text:p>
          </table:table-cell>
          <table:table-cell table:formula="of:=[.H43] *[.$G$2]" office:value-type="float" office:value="55977.178" calcext:value-type="float">
            <text:p>55,977.2</text:p>
          </table:table-cell>
          <table:table-cell table:style-name="ce25" table:formula="of:=([.E43]-[.E42])/[.E42]" office:value-type="percentage" office:value="-0.411764705882353" calcext:value-type="percentage">
            <text:p>-41.18%</text:p>
          </table:table-cell>
          <table:table-cell/>
          <table:table-cell table:formula="of:=55977178*[.B43]" office:value-type="float" office:value="55977.178" calcext:value-type="float">
            <text:p>55,977.2</text:p>
          </table:table-cell>
        </table:table-row>
        <table:table-row table:style-name="ro2">
          <table:table-cell table:style-name="ce23" office:value-type="date" office:date-value="2021-04-29" calcext:value-type="date">
            <text:p>29/04/21</text:p>
          </table:table-cell>
          <table:table-cell table:style-name="ce46" office:value-type="percentage" office:value="0.0008" calcext:value-type="percentage">
            <text:p>0.08%</text:p>
          </table:table-cell>
          <table:table-cell table:style-name="ce23" table:formula="of:=[.A44]" office:value-type="date" office:date-value="2021-04-29" calcext:value-type="date">
            <text:p>29/04/21</text:p>
          </table:table-cell>
          <table:table-cell table:formula="of:=[.B44]*[.$G$2]" office:value-type="percentage" office:value="0.0008" calcext:value-type="percentage">
            <text:p>0.08%</text:p>
          </table:table-cell>
          <table:table-cell table:formula="of:=[.H44] *[.$G$2]" office:value-type="float" office:value="44781.7424" calcext:value-type="float">
            <text:p>44,781.7</text:p>
          </table:table-cell>
          <table:table-cell table:style-name="ce25" table:formula="of:=([.E44]-[.E43])/[.E43]" office:value-type="percentage" office:value="-0.2" calcext:value-type="percentage">
            <text:p>-20.00%</text:p>
          </table:table-cell>
          <table:table-cell/>
          <table:table-cell table:formula="of:=55977178*[.B44]" office:value-type="float" office:value="44781.7424" calcext:value-type="float">
            <text:p>44,781.7</text:p>
          </table:table-cell>
        </table:table-row>
        <table:table-row table:style-name="ro2">
          <table:table-cell table:style-name="ce23" office:value-type="date" office:date-value="2021-05-05" calcext:value-type="date">
            <text:p>05/05/21</text:p>
          </table:table-cell>
          <table:table-cell table:style-name="ce46" office:value-type="percentage" office:value="0.0007" calcext:value-type="percentage">
            <text:p>0.07%</text:p>
          </table:table-cell>
          <table:table-cell table:style-name="ce23" table:formula="of:=[.A45]" office:value-type="date" office:date-value="2021-05-05" calcext:value-type="date">
            <text:p>05/05/21</text:p>
          </table:table-cell>
          <table:table-cell table:formula="of:=[.B45]*[.$G$2]" office:value-type="percentage" office:value="0.0007" calcext:value-type="percentage">
            <text:p>0.07%</text:p>
          </table:table-cell>
          <table:table-cell table:formula="of:=[.H45] *[.$G$2]" office:value-type="float" office:value="39184.0246" calcext:value-type="float">
            <text:p>39,184.0</text:p>
          </table:table-cell>
          <table:table-cell table:style-name="ce25" table:formula="of:=([.E45]-[.E44])/[.E44]" office:value-type="percentage" office:value="-0.125" calcext:value-type="percentage">
            <text:p>-12.50%</text:p>
          </table:table-cell>
          <table:table-cell/>
          <table:table-cell table:formula="of:=55977178*[.B45]" office:value-type="float" office:value="39184.0246" calcext:value-type="float">
            <text:p>39,184.0</text:p>
          </table:table-cell>
        </table:table-row>
        <table:table-row table:style-name="ro2">
          <table:table-cell table:style-name="ce23" office:value-type="date" office:date-value="2021-05-12" calcext:value-type="date">
            <text:p>12/05/21</text:p>
          </table:table-cell>
          <table:table-cell table:style-name="ce46" office:value-type="percentage" office:value="0.0009" calcext:value-type="percentage">
            <text:p>0.09%</text:p>
          </table:table-cell>
          <table:table-cell table:style-name="ce23" table:formula="of:=[.A46]" office:value-type="date" office:date-value="2021-05-12" calcext:value-type="date">
            <text:p>12/05/21</text:p>
          </table:table-cell>
          <table:table-cell table:formula="of:=[.B46]*[.$G$2]" office:value-type="percentage" office:value="0.0009" calcext:value-type="percentage">
            <text:p>0.09%</text:p>
          </table:table-cell>
          <table:table-cell table:formula="of:=[.H46] *[.$G$2]" office:value-type="float" office:value="50379.4602" calcext:value-type="float">
            <text:p>50,379.5</text:p>
          </table:table-cell>
          <table:table-cell table:style-name="ce25" table:formula="of:=([.E46]-[.E45])/[.E45]" office:value-type="percentage" office:value="0.285714285714286" calcext:value-type="percentage">
            <text:p>28.57%</text:p>
          </table:table-cell>
          <table:table-cell/>
          <table:table-cell table:formula="of:=55977178*[.B46]" office:value-type="float" office:value="50379.4602" calcext:value-type="float">
            <text:p>50,379.5</text:p>
          </table:table-cell>
        </table:table-row>
        <table:table-row table:style-name="ro2">
          <table:table-cell table:style-name="ce23" office:value-type="date" office:date-value="2021-05-19" calcext:value-type="date">
            <text:p>19/05/21</text:p>
          </table:table-cell>
          <table:table-cell table:style-name="ce46" office:value-type="percentage" office:value="0.0009" calcext:value-type="percentage">
            <text:p>0.09%</text:p>
          </table:table-cell>
          <table:table-cell table:style-name="ce23" table:formula="of:=[.A47]" office:value-type="date" office:date-value="2021-05-19" calcext:value-type="date">
            <text:p>19/05/21</text:p>
          </table:table-cell>
          <table:table-cell table:formula="of:=[.B47]*[.$G$2]" office:value-type="percentage" office:value="0.0009" calcext:value-type="percentage">
            <text:p>0.09%</text:p>
          </table:table-cell>
          <table:table-cell table:formula="of:=[.H47] *[.$G$2]" office:value-type="float" office:value="50379.4602" calcext:value-type="float">
            <text:p>50,379.5</text:p>
          </table:table-cell>
          <table:table-cell table:style-name="ce25" table:formula="of:=([.E47]-[.E46])/[.E46]" office:value-type="percentage" office:value="0" calcext:value-type="percentage">
            <text:p>0.00%</text:p>
          </table:table-cell>
          <table:table-cell/>
          <table:table-cell table:formula="of:=55977178*[.B47]" office:value-type="float" office:value="50379.4602" calcext:value-type="float">
            <text:p>50,379.5</text:p>
          </table:table-cell>
        </table:table-row>
        <table:table-row table:style-name="ro2">
          <table:table-cell table:style-name="ce23" office:value-type="date" office:date-value="2021-05-26" calcext:value-type="date">
            <text:p>26/05/21</text:p>
          </table:table-cell>
          <table:table-cell table:style-name="ce47" office:value-type="percentage" office:value="0.0016" calcext:value-type="percentage">
            <text:p>0.16%</text:p>
          </table:table-cell>
          <table:table-cell table:style-name="ce23" table:formula="of:=[.A48]" office:value-type="date" office:date-value="2021-05-26" calcext:value-type="date">
            <text:p>26/05/21</text:p>
          </table:table-cell>
          <table:table-cell table:formula="of:=[.B48]*[.$G$2]" office:value-type="percentage" office:value="0.0016" calcext:value-type="percentage">
            <text:p>0.16%</text:p>
          </table:table-cell>
          <table:table-cell table:formula="of:=[.H48] *[.$G$2]" office:value-type="float" office:value="89563.4848" calcext:value-type="float">
            <text:p>89,563.5</text:p>
          </table:table-cell>
          <table:table-cell table:style-name="ce25" table:formula="of:=([.E48]-[.E47])/[.E47]" office:value-type="percentage" office:value="0.777777777777778" calcext:value-type="percentage">
            <text:p>77.78%</text:p>
          </table:table-cell>
          <table:table-cell/>
          <table:table-cell table:formula="of:=55977178*[.B48]" office:value-type="float" office:value="89563.4848" calcext:value-type="float">
            <text:p>89,563.5</text:p>
          </table:table-cell>
        </table:table-row>
        <table:table-row table:style-name="ro1">
          <table:table-cell table:style-name="ce23" office:value-type="date" office:date-value="2021-06-02" calcext:value-type="date">
            <text:p>02/06/21</text:p>
          </table:table-cell>
          <table:table-cell office:value-type="percentage" office:value="0.0018" calcext:value-type="percentage">
            <text:p>0.18%</text:p>
          </table:table-cell>
          <table:table-cell table:style-name="ce23" table:formula="of:=[.A49]" office:value-type="date" office:date-value="2021-06-02" calcext:value-type="date">
            <text:p>02/06/21</text:p>
          </table:table-cell>
          <table:table-cell table:formula="of:=[.B49]*[.$G$2]" office:value-type="percentage" office:value="0.0018" calcext:value-type="percentage">
            <text:p>0.18%</text:p>
          </table:table-cell>
          <table:table-cell table:formula="of:=[.H49] *[.$G$2]" office:value-type="float" office:value="100758.9204" calcext:value-type="float">
            <text:p>100,758.9</text:p>
          </table:table-cell>
          <table:table-cell table:style-name="ce25" table:formula="of:=([.E49]-[.E48])/[.E48]" office:value-type="percentage" office:value="0.125" calcext:value-type="percentage">
            <text:p>12.50%</text:p>
          </table:table-cell>
          <table:table-cell/>
          <table:table-cell table:formula="of:=55977178*[.B49]" office:value-type="float" office:value="100758.9204" calcext:value-type="float">
            <text:p>100,758.9</text:p>
          </table:table-cell>
        </table:table-row>
        <table:table-row table:style-name="ro2">
          <table:table-cell table:style-name="ce23" office:value-type="date" office:date-value="2021-06-09" calcext:value-type="date">
            <text:p>09/06/21</text:p>
          </table:table-cell>
          <table:table-cell table:style-name="ce47" office:value-type="percentage" office:value="0.0019" calcext:value-type="percentage">
            <text:p>0.19%</text:p>
          </table:table-cell>
          <table:table-cell table:style-name="ce23" table:formula="of:=[.A50]" office:value-type="date" office:date-value="2021-06-09" calcext:value-type="date">
            <text:p>09/06/21</text:p>
          </table:table-cell>
          <table:table-cell table:formula="of:=[.B50]*[.$G$2]" office:value-type="percentage" office:value="0.0019" calcext:value-type="percentage">
            <text:p>0.19%</text:p>
          </table:table-cell>
          <table:table-cell table:formula="of:=[.H50] *[.$G$2]" office:value-type="float" office:value="106356.6382" calcext:value-type="float">
            <text:p>106,356.6</text:p>
          </table:table-cell>
          <table:table-cell table:style-name="ce25" table:formula="of:=([.E50]-[.E49])/[.E49]" office:value-type="percentage" office:value="0.0555555555555555" calcext:value-type="percentage">
            <text:p>5.56%</text:p>
          </table:table-cell>
          <table:table-cell/>
          <table:table-cell table:formula="of:=55977178*[.B50]" office:value-type="float" office:value="106356.6382" calcext:value-type="float">
            <text:p>106,356.6</text:p>
          </table:table-cell>
        </table:table-row>
        <table:table-row table:style-name="ro2">
          <table:table-cell table:style-name="ce23" office:value-type="date" office:date-value="2021-06-16" calcext:value-type="date">
            <text:p>16/06/21</text:p>
          </table:table-cell>
          <table:table-cell table:style-name="ce47" office:value-type="percentage" office:value="0.0022" calcext:value-type="percentage">
            <text:p>0.22%</text:p>
          </table:table-cell>
          <table:table-cell table:style-name="ce23" table:formula="of:=[.A51]" office:value-type="date" office:date-value="2021-06-16" calcext:value-type="date">
            <text:p>16/06/21</text:p>
          </table:table-cell>
          <table:table-cell table:formula="of:=[.B51]*[.$G$2]" office:value-type="percentage" office:value="0.0022" calcext:value-type="percentage">
            <text:p>0.22%</text:p>
          </table:table-cell>
          <table:table-cell table:formula="of:=[.H51] *[.$G$2]" office:value-type="float" office:value="123149.7916" calcext:value-type="float">
            <text:p>123,149.8</text:p>
          </table:table-cell>
          <table:table-cell table:style-name="ce25" table:formula="of:=([.E51]-[.E50])/[.E50]" office:value-type="percentage" office:value="0.157894736842105" calcext:value-type="percentage">
            <text:p>15.79%</text:p>
          </table:table-cell>
          <table:table-cell/>
          <table:table-cell table:formula="of:=55977178*[.B51]" office:value-type="float" office:value="123149.7916" calcext:value-type="float">
            <text:p>123,149.8</text:p>
          </table:table-cell>
        </table:table-row>
        <table:table-row table:style-name="ro1">
          <table:table-cell table:style-name="ce23" office:value-type="date" office:date-value="2021-06-23" calcext:value-type="date">
            <text:p>23/06/21</text:p>
          </table:table-cell>
          <table:table-cell office:value-type="percentage" office:value="0.0039" calcext:value-type="percentage">
            <text:p>0.39%</text:p>
          </table:table-cell>
          <table:table-cell table:style-name="ce23" table:formula="of:=[.A52]" office:value-type="date" office:date-value="2021-06-23" calcext:value-type="date">
            <text:p>23/06/21</text:p>
          </table:table-cell>
          <table:table-cell table:formula="of:=[.B52]*[.$G$2]" office:value-type="percentage" office:value="0.0039" calcext:value-type="percentage">
            <text:p>0.39%</text:p>
          </table:table-cell>
          <table:table-cell table:formula="of:=[.H52] *[.$G$2]" office:value-type="float" office:value="218310.9942" calcext:value-type="float">
            <text:p>218,311.0</text:p>
          </table:table-cell>
          <table:table-cell table:style-name="ce25" table:formula="of:=([.E52]-[.E51])/[.E51]" office:value-type="percentage" office:value="0.772727272727273" calcext:value-type="percentage">
            <text:p>77.27%</text:p>
          </table:table-cell>
          <table:table-cell/>
          <table:table-cell table:formula="of:=55977178*[.B52]" office:value-type="float" office:value="218310.9942" calcext:value-type="float">
            <text:p>218,311.0</text:p>
          </table:table-cell>
        </table:table-row>
        <table:table-row table:style-name="ro2">
          <table:table-cell table:style-name="ce23" office:value-type="date" office:date-value="2021-06-30" calcext:value-type="date">
            <text:p>30/06/21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23" table:formula="of:=[.A53]" office:value-type="date" office:date-value="2021-06-30" calcext:value-type="date">
            <text:p>30/06/21</text:p>
          </table:table-cell>
          <table:table-cell table:formula="of:=[.B53]*[.$G$2]" office:value-type="percentage" office:value="0.0061" calcext:value-type="percentage">
            <text:p>0.61%</text:p>
          </table:table-cell>
          <table:table-cell table:formula="of:=[.H53] *[.$G$2]" office:value-type="float" office:value="341460.7858" calcext:value-type="float">
            <text:p>341,460.8</text:p>
          </table:table-cell>
          <table:table-cell table:style-name="ce25" table:formula="of:=([.E53]-[.E52])/[.E52]" office:value-type="percentage" office:value="0.564102564102564" calcext:value-type="percentage">
            <text:p>56.41%</text:p>
          </table:table-cell>
          <table:table-cell/>
          <table:table-cell table:formula="of:=55977178*[.B53]" office:value-type="float" office:value="341460.7858" calcext:value-type="float">
            <text:p>341,460.8</text:p>
          </table:table-cell>
        </table:table-row>
        <table:table-row table:style-name="ro2">
          <table:table-cell table:style-name="ce23" office:value-type="date" office:date-value="2021-07-07" calcext:value-type="date">
            <text:p>07/07/21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23" table:formula="of:=[.A54]" office:value-type="date" office:date-value="2021-07-07" calcext:value-type="date">
            <text:p>07/07/21</text:p>
          </table:table-cell>
          <table:table-cell table:formula="of:=[.B54]*[.$G$2]" office:value-type="percentage" office:value="0.0106" calcext:value-type="percentage">
            <text:p>1.06%</text:p>
          </table:table-cell>
          <table:table-cell table:formula="of:=[.H54] *[.$G$2]" office:value-type="float" office:value="593358.0868" calcext:value-type="float">
            <text:p>593,358.1</text:p>
          </table:table-cell>
          <table:table-cell table:style-name="ce25" table:formula="of:=([.E54]-[.E53])/[.E53]" office:value-type="percentage" office:value="0.737704918032787" calcext:value-type="percentage">
            <text:p>73.77%</text:p>
          </table:table-cell>
          <table:table-cell/>
          <table:table-cell table:formula="of:=55977178*[.B54]" office:value-type="float" office:value="593358.0868" calcext:value-type="float">
            <text:p>593,358.1</text:p>
          </table:table-cell>
        </table:table-row>
        <table:table-row table:style-name="ro2">
          <table:table-cell table:style-name="ce23" office:value-type="date" office:date-value="2021-07-14" calcext:value-type="date">
            <text:p>14/07/21</text:p>
          </table:table-cell>
          <table:table-cell table:style-name="ce49" office:value-type="percentage" office:value="0.0136" calcext:value-type="percentage">
            <text:p>1.36%</text:p>
          </table:table-cell>
          <table:table-cell table:style-name="ce23" table:formula="of:=[.A55]" office:value-type="date" office:date-value="2021-07-14" calcext:value-type="date">
            <text:p>14/07/21</text:p>
          </table:table-cell>
          <table:table-cell table:formula="of:=[.B55]*[.$G$2]" office:value-type="percentage" office:value="0.0136" calcext:value-type="percentage">
            <text:p>1.36%</text:p>
          </table:table-cell>
          <table:table-cell table:formula="of:=[.H55] *[.$G$2]" office:value-type="float" office:value="761289.6208" calcext:value-type="float">
            <text:p>761,289.6</text:p>
          </table:table-cell>
          <table:table-cell table:style-name="ce25" table:formula="of:=([.E55]-[.E54])/[.E54]" office:value-type="percentage" office:value="0.283018867924528" calcext:value-type="percentage">
            <text:p>28.30%</text:p>
          </table:table-cell>
          <table:table-cell/>
          <table:table-cell table:formula="of:=55977178*[.B55]" office:value-type="float" office:value="761289.6208" calcext:value-type="float">
            <text:p>761,289.6</text:p>
          </table:table-cell>
        </table:table-row>
        <table:table-row table:style-name="ro2">
          <table:table-cell table:style-name="ce23" office:value-type="date" office:date-value="2021-07-21" calcext:value-type="date">
            <text:p>21/07/21</text:p>
          </table:table-cell>
          <table:table-cell table:style-name="ce49" office:value-type="percentage" office:value="0.0157" calcext:value-type="percentage">
            <text:p>1.57%</text:p>
          </table:table-cell>
          <table:table-cell table:style-name="ce23" table:formula="of:=[.A56]" office:value-type="date" office:date-value="2021-07-21" calcext:value-type="date">
            <text:p>21/07/21</text:p>
          </table:table-cell>
          <table:table-cell table:formula="of:=[.B56]*[.$G$2]" office:value-type="percentage" office:value="0.0157" calcext:value-type="percentage">
            <text:p>1.57%</text:p>
          </table:table-cell>
          <table:table-cell table:formula="of:=[.H56] *[.$G$2]" office:value-type="float" office:value="878841.6946" calcext:value-type="float">
            <text:p>878,841.7</text:p>
          </table:table-cell>
          <table:table-cell table:style-name="ce25" table:formula="of:=([.E56]-[.E55])/[.E55]" office:value-type="percentage" office:value="0.154411764705882" calcext:value-type="percentage">
            <text:p>15.44%</text:p>
          </table:table-cell>
          <table:table-cell/>
          <table:table-cell table:formula="of:=55977178*[.B56]" office:value-type="float" office:value="878841.6946" calcext:value-type="float">
            <text:p>878,841.7</text:p>
          </table:table-cell>
        </table:table-row>
        <table:table-row table:style-name="ro1">
          <table:table-cell table:style-name="ce23" office:value-type="date" office:date-value="2021-07-28" calcext:value-type="date">
            <text:p>28/07/21</text:p>
          </table:table-cell>
          <table:table-cell office:value-type="percentage" office:value="0.0132" calcext:value-type="percentage">
            <text:p>1.32%</text:p>
          </table:table-cell>
          <table:table-cell table:style-name="ce23" table:formula="of:=[.A57]" office:value-type="date" office:date-value="2021-07-28" calcext:value-type="date">
            <text:p>28/07/21</text:p>
          </table:table-cell>
          <table:table-cell table:formula="of:=[.B57]*[.$G$2]" office:value-type="percentage" office:value="0.0132" calcext:value-type="percentage">
            <text:p>1.32%</text:p>
          </table:table-cell>
          <table:table-cell table:formula="of:=[.H57] *[.$G$2]" office:value-type="float" office:value="738898.7496" calcext:value-type="float">
            <text:p>738,898.7</text:p>
          </table:table-cell>
          <table:table-cell table:style-name="ce25" table:formula="of:=([.E57]-[.E56])/[.E56]" office:value-type="percentage" office:value="-0.159235668789809" calcext:value-type="percentage">
            <text:p>-15.92%</text:p>
          </table:table-cell>
          <table:table-cell/>
          <table:table-cell table:formula="of:=55977178*[.B57]" office:value-type="float" office:value="738898.7496" calcext:value-type="float">
            <text:p>738,898.7</text:p>
          </table:table-cell>
        </table:table-row>
        <table:table-row table:style-name="ro1">
          <table:table-cell table:style-name="ce23" office:value-type="date" office:date-value="2021-08-03" calcext:value-type="date">
            <text:p>03/08/21</text:p>
          </table:table-cell>
          <table:table-cell office:value-type="percentage" office:value="0.0133" calcext:value-type="percentage">
            <text:p>1.33%</text:p>
          </table:table-cell>
          <table:table-cell table:style-name="ce23" table:formula="of:=[.A58]" office:value-type="date" office:date-value="2021-08-03" calcext:value-type="date">
            <text:p>03/08/21</text:p>
          </table:table-cell>
          <table:table-cell table:formula="of:=[.B58]*[.$G$2]" office:value-type="percentage" office:value="0.0133" calcext:value-type="percentage">
            <text:p>1.33%</text:p>
          </table:table-cell>
          <table:table-cell table:formula="of:=[.H58] *[.$G$2]" office:value-type="float" office:value="744496.4674" calcext:value-type="float">
            <text:p>744,496.5</text:p>
          </table:table-cell>
          <table:table-cell table:style-name="ce25" table:formula="of:=([.E58]-[.E57])/[.E57]" office:value-type="percentage" office:value="0.00757575757575755" calcext:value-type="percentage">
            <text:p>0.76%</text:p>
          </table:table-cell>
          <table:table-cell/>
          <table:table-cell table:formula="of:=55977178*[.B58]" office:value-type="float" office:value="744496.4674" calcext:value-type="float">
            <text:p>744,496.5</text:p>
          </table:table-cell>
        </table:table-row>
        <table:table-row table:style-name="ro1">
          <table:table-cell table:style-name="ce23" office:value-type="date" office:date-value="2021-08-11" calcext:value-type="date">
            <text:p>11/08/21</text:p>
          </table:table-cell>
          <table:table-cell office:value-type="percentage" office:value="0.0128" calcext:value-type="percentage">
            <text:p>1.28%</text:p>
          </table:table-cell>
          <table:table-cell table:style-name="ce23" table:formula="of:=[.A59]" office:value-type="date" office:date-value="2021-08-11" calcext:value-type="date">
            <text:p>11/08/21</text:p>
          </table:table-cell>
          <table:table-cell table:formula="of:=[.B59]*[.$G$2]" office:value-type="percentage" office:value="0.0128" calcext:value-type="percentage">
            <text:p>1.28%</text:p>
          </table:table-cell>
          <table:table-cell table:formula="of:=[.H59] *[.$G$2]" office:value-type="float" office:value="716507.8784" calcext:value-type="float">
            <text:p>716,507.9</text:p>
          </table:table-cell>
          <table:table-cell table:style-name="ce25" table:formula="of:=([.E59]-[.E58])/[.E58]" office:value-type="percentage" office:value="-0.0375939849624059" calcext:value-type="percentage">
            <text:p>-3.76%</text:p>
          </table:table-cell>
          <table:table-cell/>
          <table:table-cell table:formula="of:=55977178*[.B59]" office:value-type="float" office:value="716507.8784" calcext:value-type="float">
            <text:p>716,507.9</text:p>
          </table:table-cell>
        </table:table-row>
        <table:table-row table:style-name="ro1">
          <table:table-cell table:style-name="ce23" office:value-type="date" office:date-value="2021-08-17" calcext:value-type="date">
            <text:p>17/08/21</text:p>
          </table:table-cell>
          <table:table-cell office:value-type="percentage" office:value="0.0139" calcext:value-type="percentage">
            <text:p>1.39%</text:p>
          </table:table-cell>
          <table:table-cell table:style-name="ce23" table:formula="of:=[.A60]" office:value-type="date" office:date-value="2021-08-17" calcext:value-type="date">
            <text:p>17/08/21</text:p>
          </table:table-cell>
          <table:table-cell table:formula="of:=[.B60]*[.$G$2]" office:value-type="percentage" office:value="0.0139" calcext:value-type="percentage">
            <text:p>1.39%</text:p>
          </table:table-cell>
          <table:table-cell table:formula="of:=[.H60] *[.$G$2]" office:value-type="float" office:value="778082.7742" calcext:value-type="float">
            <text:p>778,082.8</text:p>
          </table:table-cell>
          <table:table-cell table:style-name="ce25" table:formula="of:=([.E60]-[.E59])/[.E59]" office:value-type="percentage" office:value="0.0859374999999999" calcext:value-type="percentage">
            <text:p>8.59%</text:p>
          </table:table-cell>
          <table:table-cell/>
          <table:table-cell table:formula="of:=55977178*[.B60]" office:value-type="float" office:value="778082.7742" calcext:value-type="float">
            <text:p>778,082.8</text:p>
          </table:table-cell>
        </table:table-row>
        <table:table-row table:style-name="ro2">
          <table:table-cell table:style-name="ce23" office:value-type="date" office:date-value="2021-08-24" calcext:value-type="date">
            <text:p>24/08/21</text:p>
          </table:table-cell>
          <table:table-cell table:style-name="ce47" office:value-type="percentage" office:value="0.0141" calcext:value-type="percentage">
            <text:p>1.41%</text:p>
          </table:table-cell>
          <table:table-cell table:style-name="ce23" table:formula="of:=[.A61]" office:value-type="date" office:date-value="2021-08-24" calcext:value-type="date">
            <text:p>24/08/21</text:p>
          </table:table-cell>
          <table:table-cell table:formula="of:=[.B61]*[.$G$2]" office:value-type="percentage" office:value="0.0141" calcext:value-type="percentage">
            <text:p>1.41%</text:p>
          </table:table-cell>
          <table:table-cell table:formula="of:=[.H61] *[.$G$2]" office:value-type="float" office:value="789278.2098" calcext:value-type="float">
            <text:p>789,278.2</text:p>
          </table:table-cell>
          <table:table-cell table:style-name="ce25" table:formula="of:=([.E61]-[.E60])/[.E60]" office:value-type="percentage" office:value="0.0143884892086331" calcext:value-type="percentage">
            <text:p>1.44%</text:p>
          </table:table-cell>
          <table:table-cell/>
          <table:table-cell table:formula="of:=55977178*[.B61]" office:value-type="float" office:value="789278.2098" calcext:value-type="float">
            <text:p>789,278.2</text:p>
          </table:table-cell>
        </table:table-row>
        <table:table-row table:style-name="ro1">
          <table:table-cell table:style-name="ce23" office:value-type="date" office:date-value="2021-08-31" calcext:value-type="date">
            <text:p>31/08/21</text:p>
          </table:table-cell>
          <table:table-cell office:value-type="percentage" office:value="0.0138" calcext:value-type="percentage">
            <text:p>1.38%</text:p>
          </table:table-cell>
          <table:table-cell table:style-name="ce23" table:formula="of:=[.A62]" office:value-type="date" office:date-value="2021-08-31" calcext:value-type="date">
            <text:p>31/08/21</text:p>
          </table:table-cell>
          <table:table-cell table:formula="of:=[.B62]*[.$G$2]" office:value-type="percentage" office:value="0.0138" calcext:value-type="percentage">
            <text:p>1.38%</text:p>
          </table:table-cell>
          <table:table-cell table:formula="of:=[.H62] *[.$G$2]" office:value-type="float" office:value="772485.0564" calcext:value-type="float">
            <text:p>772,485.1</text:p>
          </table:table-cell>
          <table:table-cell table:style-name="ce25" table:formula="of:=([.E62]-[.E61])/[.E61]" office:value-type="percentage" office:value="-0.0212765957446808" calcext:value-type="percentage">
            <text:p>-2.13%</text:p>
          </table:table-cell>
          <table:table-cell/>
          <table:table-cell table:formula="of:=55977178*[.B62]" office:value-type="float" office:value="772485.0564" calcext:value-type="float">
            <text:p>772,485.1</text:p>
          </table:table-cell>
        </table:table-row>
        <table:table-row table:style-name="ro1">
          <table:table-cell table:style-name="ce23" office:value-type="date" office:date-value="2021-09-08" calcext:value-type="date">
            <text:p>08/09/21</text:p>
          </table:table-cell>
          <table:table-cell office:value-type="percentage" office:value="0.0128" calcext:value-type="percentage">
            <text:p>1.28%</text:p>
          </table:table-cell>
          <table:table-cell table:style-name="ce23" table:formula="of:=[.A63]" office:value-type="date" office:date-value="2021-09-08" calcext:value-type="date">
            <text:p>08/09/21</text:p>
          </table:table-cell>
          <table:table-cell table:formula="of:=[.B63]*[.$G$2]" office:value-type="percentage" office:value="0.0128" calcext:value-type="percentage">
            <text:p>1.28%</text:p>
          </table:table-cell>
          <table:table-cell table:formula="of:=[.H63] *[.$G$2]" office:value-type="float" office:value="716507.8784" calcext:value-type="float">
            <text:p>716,507.9</text:p>
          </table:table-cell>
          <table:table-cell table:style-name="ce25" table:formula="of:=([.E63]-[.E62])/[.E62]" office:value-type="percentage" office:value="-0.072463768115942" calcext:value-type="percentage">
            <text:p>-7.25%</text:p>
          </table:table-cell>
          <table:table-cell/>
          <table:table-cell table:formula="of:=55977178*[.B63]" office:value-type="float" office:value="716507.8784" calcext:value-type="float">
            <text:p>716,507.9</text:p>
          </table:table-cell>
        </table:table-row>
        <table:table-row table:style-name="ro2">
          <table:table-cell table:style-name="ce23" office:value-type="date" office:date-value="2021-09-15" calcext:value-type="date">
            <text:p>15/09/21</text:p>
          </table:table-cell>
          <table:table-cell table:style-name="ce50" office:value-type="percentage" office:value="0.0114" calcext:value-type="percentage">
            <text:p>1.14%</text:p>
          </table:table-cell>
          <table:table-cell table:style-name="ce23" table:formula="of:=[.A64]" office:value-type="date" office:date-value="2021-09-15" calcext:value-type="date">
            <text:p>15/09/21</text:p>
          </table:table-cell>
          <table:table-cell table:formula="of:=[.B64]*[.$G$2]" office:value-type="percentage" office:value="0.0114" calcext:value-type="percentage">
            <text:p>1.14%</text:p>
          </table:table-cell>
          <table:table-cell table:formula="of:=[.H64] *[.$G$2]" office:value-type="float" office:value="638139.8292" calcext:value-type="float">
            <text:p>638,139.8</text:p>
          </table:table-cell>
          <table:table-cell table:style-name="ce25" table:formula="of:=([.E64]-[.E63])/[.E63]" office:value-type="percentage" office:value="-0.109375" calcext:value-type="percentage">
            <text:p>-10.94%</text:p>
          </table:table-cell>
          <table:table-cell/>
          <table:table-cell table:formula="of:=55977178*[.B64]" office:value-type="float" office:value="638139.8292" calcext:value-type="float">
            <text:p>638,139.8</text:p>
          </table:table-cell>
        </table:table-row>
        <table:table-row table:style-name="ro2">
          <table:table-cell table:style-name="ce23" office:value-type="date" office:date-value="2021-09-22" calcext:value-type="date">
            <text:p>22/09/21</text:p>
          </table:table-cell>
          <table:table-cell table:style-name="ce51" office:value-type="percentage" office:value="0.0121" calcext:value-type="percentage">
            <text:p>1.21%</text:p>
          </table:table-cell>
          <table:table-cell table:style-name="ce23" table:formula="of:=[.A65]" office:value-type="date" office:date-value="2021-09-22" calcext:value-type="date">
            <text:p>22/09/21</text:p>
          </table:table-cell>
          <table:table-cell table:formula="of:=[.B65]*[.$G$2]" office:value-type="percentage" office:value="0.0121" calcext:value-type="percentage">
            <text:p>1.21%</text:p>
          </table:table-cell>
          <table:table-cell table:formula="of:=[.H65] *[.$G$2]" office:value-type="float" office:value="677323.8538" calcext:value-type="float">
            <text:p>677,323.9</text:p>
          </table:table-cell>
          <table:table-cell table:style-name="ce25" table:formula="of:=([.E65]-[.E64])/[.E64]" office:value-type="percentage" office:value="0.0614035087719296" calcext:value-type="percentage">
            <text:p>6.14%</text:p>
          </table:table-cell>
          <table:table-cell/>
          <table:table-cell table:formula="of:=55977178*[.B65]" office:value-type="float" office:value="677323.8538" calcext:value-type="float">
            <text:p>677,323.9</text:p>
          </table:table-cell>
        </table:table-row>
        <table:table-row table:style-name="ro1">
          <table:table-cell table:style-name="ce23" office:value-type="date" office:date-value="2021-09-29" calcext:value-type="date">
            <text:p>29/09/21</text:p>
          </table:table-cell>
          <table:table-cell office:value-type="percentage" office:value="0.0144" calcext:value-type="percentage">
            <text:p>1.44%</text:p>
          </table:table-cell>
          <table:table-cell table:style-name="ce23" table:formula="of:=[.A66]" office:value-type="date" office:date-value="2021-09-29" calcext:value-type="date">
            <text:p>29/09/21</text:p>
          </table:table-cell>
          <table:table-cell table:formula="of:=[.B66]*[.$G$2]" office:value-type="percentage" office:value="0.0144" calcext:value-type="percentage">
            <text:p>1.44%</text:p>
          </table:table-cell>
          <table:table-cell table:formula="of:=[.H66] *[.$G$2]" office:value-type="float" office:value="806071.3632" calcext:value-type="float">
            <text:p>806,071.4</text:p>
          </table:table-cell>
          <table:table-cell table:style-name="ce25" table:formula="of:=([.E66]-[.E65])/[.E65]" office:value-type="percentage" office:value="0.190082644628099" calcext:value-type="percentage">
            <text:p>19.01%</text:p>
          </table:table-cell>
          <table:table-cell/>
          <table:table-cell table:formula="of:=55977178*[.B66]" office:value-type="float" office:value="806071.3632" calcext:value-type="float">
            <text:p>806,071.4</text:p>
          </table:table-cell>
        </table:table-row>
        <table:table-row table:style-name="ro1">
          <table:table-cell table:style-name="ce23" office:value-type="date" office:date-value="2021-10-06" calcext:value-type="date">
            <text:p>06/10/21</text:p>
          </table:table-cell>
          <table:table-cell office:value-type="percentage" office:value="0.0163" calcext:value-type="percentage">
            <text:p>1.63%</text:p>
          </table:table-cell>
          <table:table-cell table:style-name="ce23" table:formula="of:=[.A67]" office:value-type="date" office:date-value="2021-10-06" calcext:value-type="date">
            <text:p>06/10/21</text:p>
          </table:table-cell>
          <table:table-cell table:formula="of:=[.B67]*[.$G$2]" office:value-type="percentage" office:value="0.0163" calcext:value-type="percentage">
            <text:p>1.63%</text:p>
          </table:table-cell>
          <table:table-cell table:formula="of:=[.H67] *[.$G$2]" office:value-type="float" office:value="912428.0014" calcext:value-type="float">
            <text:p>912,428.0</text:p>
          </table:table-cell>
          <table:table-cell table:style-name="ce25" table:formula="of:=([.E67]-[.E66])/[.E66]" office:value-type="percentage" office:value="0.131944444444444" calcext:value-type="percentage">
            <text:p>13.19%</text:p>
          </table:table-cell>
          <table:table-cell/>
          <table:table-cell table:formula="of:=55977178*[.B67]" office:value-type="float" office:value="912428.0014" calcext:value-type="float">
            <text:p>912,428.0</text:p>
          </table:table-cell>
        </table:table-row>
        <table:table-row table:style-name="ro1">
          <table:table-cell table:style-name="ce23" office:value-type="date" office:date-value="2021-10-13" calcext:value-type="date">
            <text:p>13/10/21</text:p>
          </table:table-cell>
          <table:table-cell office:value-type="percentage" office:value="0.0179" calcext:value-type="percentage">
            <text:p>1.79%</text:p>
          </table:table-cell>
          <table:table-cell table:style-name="ce23" table:formula="of:=[.A68]" office:value-type="date" office:date-value="2021-10-13" calcext:value-type="date">
            <text:p>13/10/21</text:p>
          </table:table-cell>
          <table:table-cell table:formula="of:=[.B68]*[.$G$2]" office:value-type="percentage" office:value="0.0179" calcext:value-type="percentage">
            <text:p>1.79%</text:p>
          </table:table-cell>
          <table:table-cell table:formula="of:=[.H68] *[.$G$2]" office:value-type="float" office:value="1001991.4862" calcext:value-type="float">
            <text:p>1,001,991.5</text:p>
          </table:table-cell>
          <table:table-cell table:style-name="ce25" table:formula="of:=([.E68]-[.E67])/[.E67]" office:value-type="percentage" office:value="0.098159509202454" calcext:value-type="percentage">
            <text:p>9.82%</text:p>
          </table:table-cell>
          <table:table-cell/>
          <table:table-cell table:formula="of:=55977178*[.B68]" office:value-type="float" office:value="1001991.4862" calcext:value-type="float">
            <text:p>1,001,991.5</text:p>
          </table:table-cell>
        </table:table-row>
        <table:table-row table:style-name="ro1">
          <table:table-cell table:style-name="ce23" office:value-type="date" office:date-value="2021-10-19" calcext:value-type="date">
            <text:p>19/10/21</text:p>
          </table:table-cell>
          <table:table-cell office:value-type="percentage" office:value="0.0202" calcext:value-type="percentage">
            <text:p>2.02%</text:p>
          </table:table-cell>
          <table:table-cell table:style-name="ce23" table:formula="of:=[.A69]" office:value-type="date" office:date-value="2021-10-19" calcext:value-type="date">
            <text:p>19/10/21</text:p>
          </table:table-cell>
          <table:table-cell table:formula="of:=[.B69]*[.$G$2]" office:value-type="percentage" office:value="0.0202" calcext:value-type="percentage">
            <text:p>2.02%</text:p>
          </table:table-cell>
          <table:table-cell table:formula="of:=[.H69] *[.$G$2]" office:value-type="float" office:value="1130738.9956" calcext:value-type="float">
            <text:p>1,130,739.0</text:p>
          </table:table-cell>
          <table:table-cell table:style-name="ce25" table:formula="of:=([.E69]-[.E68])/[.E68]" office:value-type="percentage" office:value="0.128491620111732" calcext:value-type="percentage">
            <text:p>12.85%</text:p>
          </table:table-cell>
          <table:table-cell/>
          <table:table-cell table:formula="of:=55977178*[.B69]" office:value-type="float" office:value="1130738.9956" calcext:value-type="float">
            <text:p>1,130,739.0</text:p>
          </table:table-cell>
        </table:table-row>
        <table:table-row table:style-name="ro2">
          <table:table-cell table:style-name="ce23" office:value-type="date" office:date-value="2021-10-27" calcext:value-type="date">
            <text:p>27/10/21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23" table:formula="of:=[.A70]" office:value-type="date" office:date-value="2021-10-27" calcext:value-type="date">
            <text:p>27/10/21</text:p>
          </table:table-cell>
          <table:table-cell table:formula="of:=[.B70]*[.$G$2]" office:value-type="percentage" office:value="0.0202" calcext:value-type="percentage">
            <text:p>2.02%</text:p>
          </table:table-cell>
          <table:table-cell table:formula="of:=[.H70] *[.$G$2]" office:value-type="float" office:value="1130738.9956" calcext:value-type="float">
            <text:p>1,130,739.0</text:p>
          </table:table-cell>
          <table:table-cell table:style-name="ce25" table:formula="of:=([.E70]-[.E69])/[.E69]" office:value-type="percentage" office:value="0" calcext:value-type="percentage">
            <text:p>0.00%</text:p>
          </table:table-cell>
          <table:table-cell/>
          <table:table-cell table:formula="of:=55977178*[.B70]" office:value-type="float" office:value="1130738.9956" calcext:value-type="float">
            <text:p>1,130,739.0</text:p>
          </table:table-cell>
        </table:table-row>
        <table:table-row table:style-name="ro2">
          <table:table-cell table:style-name="ce23" office:value-type="date" office:date-value="2021-11-03" calcext:value-type="date">
            <text:p>03/11/21</text:p>
          </table:table-cell>
          <table:table-cell table:style-name="ce50" office:value-type="percentage" office:value="0.017" calcext:value-type="percentage">
            <text:p>1.70%</text:p>
          </table:table-cell>
          <table:table-cell table:style-name="ce23" table:formula="of:=[.A71]" office:value-type="date" office:date-value="2021-11-03" calcext:value-type="date">
            <text:p>03/11/21</text:p>
          </table:table-cell>
          <table:table-cell table:formula="of:=[.B71]*[.$G$2]" office:value-type="percentage" office:value="0.017" calcext:value-type="percentage">
            <text:p>1.70%</text:p>
          </table:table-cell>
          <table:table-cell table:formula="of:=[.H71] *[.$G$2]" office:value-type="float" office:value="951612.026" calcext:value-type="float">
            <text:p>951,612.0</text:p>
          </table:table-cell>
          <table:table-cell table:style-name="ce25" table:formula="of:=([.E71]-[.E70])/[.E70]" office:value-type="percentage" office:value="-0.158415841584158" calcext:value-type="percentage">
            <text:p>-15.84%</text:p>
          </table:table-cell>
          <table:table-cell/>
          <table:table-cell table:formula="of:=55977178*[.B71]" office:value-type="float" office:value="951612.026" calcext:value-type="float">
            <text:p>951,612.0</text:p>
          </table:table-cell>
        </table:table-row>
        <table:table-row table:style-name="ro1">
          <table:table-cell table:style-name="ce23" office:value-type="date" office:date-value="2021-11-10" calcext:value-type="date">
            <text:p>10/11/21</text:p>
          </table:table-cell>
          <table:table-cell office:value-type="percentage" office:value="0.0151" calcext:value-type="percentage">
            <text:p>1.51%</text:p>
          </table:table-cell>
          <table:table-cell table:style-name="ce23" table:formula="of:=[.A72]" office:value-type="date" office:date-value="2021-11-10" calcext:value-type="date">
            <text:p>10/11/21</text:p>
          </table:table-cell>
          <table:table-cell table:formula="of:=[.B72]*[.$G$2]" office:value-type="percentage" office:value="0.0151" calcext:value-type="percentage">
            <text:p>1.51%</text:p>
          </table:table-cell>
          <table:table-cell table:formula="of:=[.H72] *[.$G$2]" office:value-type="float" office:value="845255.3878" calcext:value-type="float">
            <text:p>845,255.4</text:p>
          </table:table-cell>
          <table:table-cell table:style-name="ce25" table:formula="of:=([.E72]-[.E71])/[.E71]" office:value-type="percentage" office:value="-0.111764705882353" calcext:value-type="percentage">
            <text:p>-11.18%</text:p>
          </table:table-cell>
          <table:table-cell/>
          <table:table-cell table:formula="of:=55977178*[.B72]" office:value-type="float" office:value="845255.3878" calcext:value-type="float">
            <text:p>845,255.4</text:p>
          </table:table-cell>
        </table:table-row>
        <table:table-row table:style-name="ro2">
          <table:table-cell table:style-name="ce23" office:value-type="date" office:date-value="2021-11-17" calcext:value-type="date">
            <text:p>17/11/21</text:p>
          </table:table-cell>
          <table:table-cell table:style-name="ce52" office:value-type="percentage" office:value="0.0158" calcext:value-type="percentage">
            <text:p>1.58%</text:p>
          </table:table-cell>
          <table:table-cell table:style-name="ce23" table:formula="of:=[.A73]" office:value-type="date" office:date-value="2021-11-17" calcext:value-type="date">
            <text:p>17/11/21</text:p>
          </table:table-cell>
          <table:table-cell table:formula="of:=[.B73]*[.$G$2]" office:value-type="percentage" office:value="0.0158" calcext:value-type="percentage">
            <text:p>1.58%</text:p>
          </table:table-cell>
          <table:table-cell table:formula="of:=[.H73] *[.$G$2]" office:value-type="float" office:value="884439.4124" calcext:value-type="float">
            <text:p>884,439.4</text:p>
          </table:table-cell>
          <table:table-cell table:style-name="ce25" table:formula="of:=([.E73]-[.E72])/[.E72]" office:value-type="percentage" office:value="0.0463576158940397" calcext:value-type="percentage">
            <text:p>4.64%</text:p>
          </table:table-cell>
          <table:table-cell/>
          <table:table-cell table:formula="of:=55977178*[.B73]" office:value-type="float" office:value="884439.4124" calcext:value-type="float">
            <text:p>884,439.4</text:p>
          </table:table-cell>
        </table:table-row>
        <table:table-row table:style-name="ro1">
          <table:table-cell table:style-name="ce23" office:value-type="date" office:date-value="2021-11-24" calcext:value-type="date">
            <text:p>24/11/21</text:p>
          </table:table-cell>
          <table:table-cell office:value-type="percentage" office:value="0.0165" calcext:value-type="percentage">
            <text:p>1.65%</text:p>
          </table:table-cell>
          <table:table-cell table:style-name="ce23" table:formula="of:=[.A74]" office:value-type="date" office:date-value="2021-11-24" calcext:value-type="date">
            <text:p>24/11/21</text:p>
          </table:table-cell>
          <table:table-cell table:formula="of:=[.B74]*[.$G$2]" office:value-type="percentage" office:value="0.0165" calcext:value-type="percentage">
            <text:p>1.65%</text:p>
          </table:table-cell>
          <table:table-cell table:formula="of:=[.H74] *[.$G$2]" office:value-type="float" office:value="923623.437" calcext:value-type="float">
            <text:p>923,623.4</text:p>
          </table:table-cell>
          <table:table-cell table:style-name="ce25" table:formula="of:=([.E74]-[.E73])/[.E73]" office:value-type="percentage" office:value="0.0443037974683544" calcext:value-type="percentage">
            <text:p>4.43%</text:p>
          </table:table-cell>
          <table:table-cell/>
          <table:table-cell table:formula="of:=55977178*[.B74]" office:value-type="float" office:value="923623.437" calcext:value-type="float">
            <text:p>923,623.4</text:p>
          </table:table-cell>
        </table:table-row>
        <table:table-row table:style-name="ro1">
          <table:table-cell table:style-name="ce23" office:value-type="date" office:date-value="2021-11-28" calcext:value-type="date">
            <text:p>28/11/21</text:p>
          </table:table-cell>
          <table:table-cell office:value-type="percentage" office:value="0.0164" calcext:value-type="percentage">
            <text:p>1.64%</text:p>
          </table:table-cell>
          <table:table-cell table:style-name="ce23" table:formula="of:=[.A75]" office:value-type="date" office:date-value="2021-11-28" calcext:value-type="date">
            <text:p>28/11/21</text:p>
          </table:table-cell>
          <table:table-cell table:formula="of:=[.B75]*[.$G$2]" office:value-type="percentage" office:value="0.0164" calcext:value-type="percentage">
            <text:p>1.64%</text:p>
          </table:table-cell>
          <table:table-cell table:formula="of:=[.H75] *[.$G$2]" office:value-type="float" office:value="918025.7192" calcext:value-type="float">
            <text:p>918,025.7</text:p>
          </table:table-cell>
          <table:table-cell table:style-name="ce25" table:formula="of:=([.E75]-[.E74])/[.E74]" office:value-type="percentage" office:value="-0.00606060606060604" calcext:value-type="percentage">
            <text:p>-0.61%</text:p>
          </table:table-cell>
          <table:table-cell/>
          <table:table-cell table:formula="of:=55977178*[.B75]" office:value-type="float" office:value="918025.7192" calcext:value-type="float">
            <text:p>918,025.7</text:p>
          </table:table-cell>
        </table:table-row>
        <table:table-row table:style-name="ro1">
          <table:table-cell table:style-name="ce23" office:value-type="date" office:date-value="2021-12-08" calcext:value-type="date">
            <text:p>08/12/21</text:p>
          </table:table-cell>
          <table:table-cell office:value-type="percentage" office:value="0.0172" calcext:value-type="percentage">
            <text:p>1.72%</text:p>
          </table:table-cell>
          <table:table-cell table:style-name="ce23" table:formula="of:=[.A76]" office:value-type="date" office:date-value="2021-12-08" calcext:value-type="date">
            <text:p>08/12/21</text:p>
          </table:table-cell>
          <table:table-cell table:formula="of:=[.B76]*[.$G$2]" office:value-type="percentage" office:value="0.0172" calcext:value-type="percentage">
            <text:p>1.72%</text:p>
          </table:table-cell>
          <table:table-cell table:formula="of:=[.H76] *[.$G$2]" office:value-type="float" office:value="962807.4616" calcext:value-type="float">
            <text:p>962,807.5</text:p>
          </table:table-cell>
          <table:table-cell table:style-name="ce25" table:formula="of:=([.E76]-[.E75])/[.E75]" office:value-type="percentage" office:value="0.048780487804878" calcext:value-type="percentage">
            <text:p>4.88%</text:p>
          </table:table-cell>
          <table:table-cell/>
          <table:table-cell table:formula="of:=55977178*[.B76]" office:value-type="float" office:value="962807.4616" calcext:value-type="float">
            <text:p>962,807.5</text:p>
          </table:table-cell>
        </table:table-row>
        <table:table-row table:style-name="ro2">
          <table:table-cell table:style-name="ce23" office:value-type="date" office:date-value="2021-12-13" calcext:value-type="date">
            <text:p>13/12/21</text:p>
          </table:table-cell>
          <table:table-cell table:style-name="ce50" office:value-type="percentage" office:value="0.0221" calcext:value-type="percentage">
            <text:p>2.21%</text:p>
          </table:table-cell>
          <table:table-cell table:style-name="ce23" table:formula="of:=[.A77]" office:value-type="date" office:date-value="2021-12-13" calcext:value-type="date">
            <text:p>13/12/21</text:p>
          </table:table-cell>
          <table:table-cell table:formula="of:=[.B77]*[.$G$2]" office:value-type="percentage" office:value="0.0221" calcext:value-type="percentage">
            <text:p>2.21%</text:p>
          </table:table-cell>
          <table:table-cell table:formula="of:=[.H77] *[.$G$2]" office:value-type="float" office:value="1237095.6338" calcext:value-type="float">
            <text:p>1,237,095.6</text:p>
          </table:table-cell>
          <table:table-cell table:style-name="ce25" table:formula="of:=([.E77]-[.E76])/[.E76]" office:value-type="percentage" office:value="0.284883720930233" calcext:value-type="percentage">
            <text:p>28.49%</text:p>
          </table:table-cell>
          <table:table-cell/>
          <table:table-cell table:formula="of:=55977178*[.B77]" office:value-type="float" office:value="1237095.6338" calcext:value-type="float">
            <text:p>1,237,095.6</text:p>
          </table:table-cell>
        </table:table-row>
        <table:table-row table:style-name="ro1">
          <table:table-cell table:style-name="ce23" office:value-type="date" office:date-value="2021-12-16" calcext:value-type="date">
            <text:p>16/12/21</text:p>
          </table:table-cell>
          <table:table-cell office:value-type="percentage" office:value="0.0283" calcext:value-type="percentage">
            <text:p>2.83%</text:p>
          </table:table-cell>
          <table:table-cell table:style-name="ce23" table:formula="of:=[.A78]" office:value-type="date" office:date-value="2021-12-16" calcext:value-type="date">
            <text:p>16/12/21</text:p>
          </table:table-cell>
          <table:table-cell table:formula="of:=[.B78]*[.$G$2]" office:value-type="percentage" office:value="0.0283" calcext:value-type="percentage">
            <text:p>2.83%</text:p>
          </table:table-cell>
          <table:table-cell table:formula="of:=[.H78] *[.$G$2]" office:value-type="float" office:value="1584154.1374" calcext:value-type="float">
            <text:p>1,584,154.1</text:p>
          </table:table-cell>
          <table:table-cell table:style-name="ce25" table:formula="of:=([.E78]-[.E77])/[.E77]" office:value-type="percentage" office:value="0.280542986425339" calcext:value-type="percentage">
            <text:p>28.05%</text:p>
          </table:table-cell>
          <table:table-cell/>
          <table:table-cell table:formula="of:=55977178*[.B78]" office:value-type="float" office:value="1584154.1374" calcext:value-type="float">
            <text:p>1,584,154.1</text:p>
          </table:table-cell>
        </table:table-row>
        <table:table-row table:style-name="ro2">
          <table:table-cell table:style-name="ce23" office:value-type="date" office:date-value="2021-12-20" calcext:value-type="date">
            <text:p>20/12/21</text:p>
          </table:table-cell>
          <table:table-cell table:style-name="ce53" office:value-type="percentage" office:value="0.0371" calcext:value-type="percentage">
            <text:p>3.71%</text:p>
          </table:table-cell>
          <table:table-cell table:style-name="ce23" table:formula="of:=[.A79]" office:value-type="date" office:date-value="2021-12-20" calcext:value-type="date">
            <text:p>20/12/21</text:p>
          </table:table-cell>
          <table:table-cell table:formula="of:=[.B79]*[.$G$2]" office:value-type="percentage" office:value="0.0371" calcext:value-type="percentage">
            <text:p>3.71%</text:p>
          </table:table-cell>
          <table:table-cell table:formula="of:=[.H79] *[.$G$2]" office:value-type="float" office:value="2076753.3038" calcext:value-type="float">
            <text:p>2,076,753.3</text:p>
          </table:table-cell>
          <table:table-cell table:style-name="ce25" table:formula="of:=([.E79]-[.E78])/[.E78]" office:value-type="percentage" office:value="0.31095406360424" calcext:value-type="percentage">
            <text:p>31.10%</text:p>
          </table:table-cell>
          <table:table-cell/>
          <table:table-cell table:formula="of:=55977178*[.B79]" office:value-type="float" office:value="2076753.3038" calcext:value-type="float">
            <text:p>2,076,753.3</text:p>
          </table:table-cell>
        </table:table-row>
        <table:table-row table:style-name="ro1">
          <table:table-cell table:style-name="ce23" office:value-type="date" office:date-value="2021-12-28" calcext:value-type="date">
            <text:p>28/12/21</text:p>
          </table:table-cell>
          <table:table-cell office:value-type="percentage" office:value="0.06" calcext:value-type="percentage">
            <text:p>6.00%</text:p>
          </table:table-cell>
          <table:table-cell table:style-name="ce23" table:formula="of:=[.A80]" office:value-type="date" office:date-value="2021-12-28" calcext:value-type="date">
            <text:p>28/12/21</text:p>
          </table:table-cell>
          <table:table-cell table:formula="of:=[.B80]*[.$G$2]" office:value-type="percentage" office:value="0.06" calcext:value-type="percentage">
            <text:p>6.00%</text:p>
          </table:table-cell>
          <table:table-cell table:formula="of:=[.H80] *[.$G$2]" office:value-type="float" office:value="3358630.68" calcext:value-type="float">
            <text:p>3,358,630.7</text:p>
          </table:table-cell>
          <table:table-cell table:style-name="ce25" table:formula="of:=([.E80]-[.E79])/[.E79]" office:value-type="percentage" office:value="0.617250673854447" calcext:value-type="percentage">
            <text:p>61.73%</text:p>
          </table:table-cell>
          <table:table-cell/>
          <table:table-cell table:formula="of:=55977178*[.B80]" office:value-type="float" office:value="3358630.68" calcext:value-type="float">
            <text:p>3,358,630.7</text:p>
          </table:table-cell>
        </table:table-row>
        <table:table-row table:style-name="ro1">
          <table:table-cell table:style-name="ce23" office:value-type="date" office:date-value="2022-01-03" calcext:value-type="date">
            <text:p>03/01/22</text:p>
          </table:table-cell>
          <table:table-cell office:value-type="percentage" office:value="0.0685" calcext:value-type="percentage">
            <text:p>6.85%</text:p>
          </table:table-cell>
          <table:table-cell table:style-name="ce23" table:formula="of:=[.A81]" office:value-type="date" office:date-value="2022-01-03" calcext:value-type="date">
            <text:p>03/01/22</text:p>
          </table:table-cell>
          <table:table-cell table:formula="of:=[.B81]*[.$G$2]" office:value-type="percentage" office:value="0.0685" calcext:value-type="percentage">
            <text:p>6.85%</text:p>
          </table:table-cell>
          <table:table-cell table:formula="of:=[.H81] *[.$G$2]" office:value-type="float" office:value="3834436.693" calcext:value-type="float">
            <text:p>3,834,436.7</text:p>
          </table:table-cell>
          <table:table-cell table:style-name="ce25" table:formula="of:=([.E81]-[.E80])/[.E80]" office:value-type="percentage" office:value="0.141666666666667" calcext:value-type="percentage">
            <text:p>14.17%</text:p>
          </table:table-cell>
          <table:table-cell/>
          <table:table-cell table:formula="of:=55977178*[.B81]" office:value-type="float" office:value="3834436.693" calcext:value-type="float">
            <text:p>3,834,436.7</text:p>
          </table:table-cell>
        </table:table-row>
        <table:table-row table:style-name="ro1">
          <table:table-cell table:style-name="ce23" office:value-type="date" office:date-value="2022-01-12" calcext:value-type="date">
            <text:p>12/01/22</text:p>
          </table:table-cell>
          <table:table-cell office:value-type="percentage" office:value="0.0547" calcext:value-type="percentage">
            <text:p>5.47%</text:p>
          </table:table-cell>
          <table:table-cell table:style-name="ce23" table:formula="of:=[.A82]" office:value-type="date" office:date-value="2022-01-12" calcext:value-type="date">
            <text:p>12/01/22</text:p>
          </table:table-cell>
          <table:table-cell table:formula="of:=[.B82]*[.$G$2]" office:value-type="percentage" office:value="0.0547" calcext:value-type="percentage">
            <text:p>5.47%</text:p>
          </table:table-cell>
          <table:table-cell table:formula="of:=[.H82] *[.$G$2]" office:value-type="float" office:value="3061951.6366" calcext:value-type="float">
            <text:p>3,061,951.6</text:p>
          </table:table-cell>
          <table:table-cell table:style-name="ce25" table:formula="of:=([.E82]-[.E81])/[.E81]" office:value-type="percentage" office:value="-0.201459854014599" calcext:value-type="percentage">
            <text:p>-20.15%</text:p>
          </table:table-cell>
          <table:table-cell/>
          <table:table-cell table:formula="of:=55977178*[.B82]" office:value-type="float" office:value="3061951.6366" calcext:value-type="float">
            <text:p>3,061,951.6</text:p>
          </table:table-cell>
        </table:table-row>
        <table:table-row table:style-name="ro1">
          <table:table-cell table:style-name="ce23" office:value-type="date" office:date-value="2022-01-19" calcext:value-type="date">
            <text:p>19/01/22</text:p>
          </table:table-cell>
          <table:table-cell office:value-type="percentage" office:value="0.0482" calcext:value-type="percentage">
            <text:p>4.82%</text:p>
          </table:table-cell>
          <table:table-cell table:style-name="ce23" table:formula="of:=[.A83]" office:value-type="date" office:date-value="2022-01-19" calcext:value-type="date">
            <text:p>19/01/22</text:p>
          </table:table-cell>
          <table:table-cell table:formula="of:=[.B83]*[.$G$2]" office:value-type="percentage" office:value="0.0482" calcext:value-type="percentage">
            <text:p>4.82%</text:p>
          </table:table-cell>
          <table:table-cell table:formula="of:=[.H83] *[.$G$2]" office:value-type="float" office:value="2698099.9796" calcext:value-type="float">
            <text:p>2,698,100.0</text:p>
          </table:table-cell>
          <table:table-cell table:style-name="ce25" table:formula="of:=([.E83]-[.E82])/[.E82]" office:value-type="percentage" office:value="-0.118829981718464" calcext:value-type="percentage">
            <text:p>-11.88%</text:p>
          </table:table-cell>
          <table:table-cell/>
          <table:table-cell table:formula="of:=55977178*[.B83]" office:value-type="float" office:value="2698099.9796" calcext:value-type="float">
            <text:p>2,698,100.0</text:p>
          </table:table-cell>
        </table:table-row>
        <table:table-row table:style-name="ro1">
          <table:table-cell table:style-name="ce23" office:value-type="date" office:date-value="2022-01-26" calcext:value-type="date">
            <text:p>26/01/22</text:p>
          </table:table-cell>
          <table:table-cell office:value-type="percentage" office:value="0.0483" calcext:value-type="percentage">
            <text:p>4.83%</text:p>
          </table:table-cell>
          <table:table-cell table:style-name="ce23" table:formula="of:=[.A84]" office:value-type="date" office:date-value="2022-01-26" calcext:value-type="date">
            <text:p>26/01/22</text:p>
          </table:table-cell>
          <table:table-cell table:formula="of:=[.B84]*[.$G$2]" office:value-type="percentage" office:value="0.0483" calcext:value-type="percentage">
            <text:p>4.83%</text:p>
          </table:table-cell>
          <table:table-cell table:formula="of:=[.H84] *[.$G$2]" office:value-type="float" office:value="2703697.6974" calcext:value-type="float">
            <text:p>2,703,697.7</text:p>
          </table:table-cell>
          <table:table-cell table:style-name="ce25" table:formula="of:=([.E84]-[.E83])/[.E83]" office:value-type="percentage" office:value="0.00207468879668041" calcext:value-type="percentage">
            <text:p>0.21%</text:p>
          </table:table-cell>
          <table:table-cell/>
          <table:table-cell table:formula="of:=55977178*[.B84]" office:value-type="float" office:value="2703697.6974" calcext:value-type="float">
            <text:p>2,703,697.7</text:p>
          </table:table-cell>
        </table:table-row>
        <table:table-row table:style-name="ro1">
          <table:table-cell table:style-name="ce23" office:value-type="date" office:date-value="2022-02-02" calcext:value-type="date">
            <text:p>02/02/22</text:p>
          </table:table-cell>
          <table:table-cell office:value-type="percentage" office:value="0.0518" calcext:value-type="percentage">
            <text:p>5.18%</text:p>
          </table:table-cell>
          <table:table-cell table:style-name="ce23" table:formula="of:=[.A85]" office:value-type="date" office:date-value="2022-02-02" calcext:value-type="date">
            <text:p>02/02/22</text:p>
          </table:table-cell>
          <table:table-cell table:formula="of:=[.B85]*[.$G$2]" office:value-type="percentage" office:value="0.0518" calcext:value-type="percentage">
            <text:p>5.18%</text:p>
          </table:table-cell>
          <table:table-cell table:formula="of:=[.H85] *[.$G$2]" office:value-type="float" office:value="2899617.8204" calcext:value-type="float">
            <text:p>2,899,617.8</text:p>
          </table:table-cell>
          <table:table-cell table:style-name="ce25" table:formula="of:=([.E85]-[.E84])/[.E84]" office:value-type="percentage" office:value="0.0724637681159421" calcext:value-type="percentage">
            <text:p>7.25%</text:p>
          </table:table-cell>
          <table:table-cell/>
          <table:table-cell table:formula="of:=55977178*[.B85]" office:value-type="float" office:value="2899617.8204" calcext:value-type="float">
            <text:p>2,899,617.8</text:p>
          </table:table-cell>
        </table:table-row>
        <table:table-row table:style-name="ro1">
          <table:table-cell table:style-name="ce23" office:value-type="date" office:date-value="2022-02-09" calcext:value-type="date">
            <text:p>09/02/22</text:p>
          </table:table-cell>
          <table:table-cell office:value-type="percentage" office:value="0.0449" calcext:value-type="percentage">
            <text:p>4.49%</text:p>
          </table:table-cell>
          <table:table-cell table:style-name="ce23" table:formula="of:=[.A86]" office:value-type="date" office:date-value="2022-02-09" calcext:value-type="date">
            <text:p>09/02/22</text:p>
          </table:table-cell>
          <table:table-cell table:formula="of:=[.B86]*[.$G$2]" office:value-type="percentage" office:value="0.0449" calcext:value-type="percentage">
            <text:p>4.49%</text:p>
          </table:table-cell>
          <table:table-cell table:formula="of:=[.H86] *[.$G$2]" office:value-type="float" office:value="2513375.2922" calcext:value-type="float">
            <text:p>2,513,375.3</text:p>
          </table:table-cell>
          <table:table-cell table:style-name="ce25" table:formula="of:=([.E86]-[.E85])/[.E85]" office:value-type="percentage" office:value="-0.133204633204633" calcext:value-type="percentage">
            <text:p>-13.32%</text:p>
          </table:table-cell>
          <table:table-cell/>
          <table:table-cell table:formula="of:=55977178*[.B86]" office:value-type="float" office:value="2513375.2922" calcext:value-type="float">
            <text:p>2,513,375.3</text:p>
          </table:table-cell>
        </table:table-row>
        <table:table-row table:style-name="ro1">
          <table:table-cell table:style-name="ce23" office:value-type="date" office:date-value="2022-02-16" calcext:value-type="date">
            <text:p>16/02/22</text:p>
          </table:table-cell>
          <table:table-cell office:value-type="percentage" office:value="0.0384" calcext:value-type="percentage">
            <text:p>3.84%</text:p>
          </table:table-cell>
          <table:table-cell table:style-name="ce23" table:formula="of:=[.A87]" office:value-type="date" office:date-value="2022-02-16" calcext:value-type="date">
            <text:p>16/02/22</text:p>
          </table:table-cell>
          <table:table-cell table:formula="of:=[.B87]*[.$G$2]" office:value-type="percentage" office:value="0.0384" calcext:value-type="percentage">
            <text:p>3.84%</text:p>
          </table:table-cell>
          <table:table-cell table:formula="of:=[.H87] *[.$G$2]" office:value-type="float" office:value="2149523.6352" calcext:value-type="float">
            <text:p>2,149,523.6</text:p>
          </table:table-cell>
          <table:table-cell table:style-name="ce25" table:formula="of:=([.E87]-[.E86])/[.E86]" office:value-type="percentage" office:value="-0.144766146993319" calcext:value-type="percentage">
            <text:p>-14.48%</text:p>
          </table:table-cell>
          <table:table-cell/>
          <table:table-cell table:formula="of:=55977178*[.B87]" office:value-type="float" office:value="2149523.6352" calcext:value-type="float">
            <text:p>2,149,523.6</text:p>
          </table:table-cell>
        </table:table-row>
        <table:table-row table:style-name="ro1">
          <table:table-cell table:style-name="ce23" office:value-type="date" office:date-value="2022-02-23" calcext:value-type="date">
            <text:p>23/02/22</text:p>
          </table:table-cell>
          <table:table-cell office:value-type="percentage" office:value="0.0355" calcext:value-type="percentage">
            <text:p>3.55%</text:p>
          </table:table-cell>
          <table:table-cell table:style-name="ce23" table:formula="of:=[.A88]" office:value-type="date" office:date-value="2022-02-23" calcext:value-type="date">
            <text:p>23/02/22</text:p>
          </table:table-cell>
          <table:table-cell table:formula="of:=[.B88]*[.$G$2]" office:value-type="percentage" office:value="0.0355" calcext:value-type="percentage">
            <text:p>3.55%</text:p>
          </table:table-cell>
          <table:table-cell table:formula="of:=[.H88] *[.$G$2]" office:value-type="float" office:value="1987189.819" calcext:value-type="float">
            <text:p>1,987,189.8</text:p>
          </table:table-cell>
          <table:table-cell table:style-name="ce25" table:formula="of:=([.E88]-[.E87])/[.E87]" office:value-type="percentage" office:value="-0.0755208333333333" calcext:value-type="percentage">
            <text:p>-7.55%</text:p>
          </table:table-cell>
          <table:table-cell/>
          <table:table-cell table:formula="of:=55977178*[.B88]" office:value-type="float" office:value="1987189.819" calcext:value-type="float">
            <text:p>1,987,189.8</text:p>
          </table:table-cell>
        </table:table-row>
        <table:table-row table:style-name="ro1">
          <table:table-cell table:style-name="ce23" office:value-type="date" office:date-value="2022-03-02" calcext:value-type="date">
            <text:p>02/03/22</text:p>
          </table:table-cell>
          <table:table-cell office:value-type="percentage" office:value="0.038" calcext:value-type="percentage">
            <text:p>3.80%</text:p>
          </table:table-cell>
          <table:table-cell table:style-name="ce23" table:formula="of:=[.A89]" office:value-type="date" office:date-value="2022-03-02" calcext:value-type="date">
            <text:p>02/03/22</text:p>
          </table:table-cell>
          <table:table-cell table:formula="of:=[.B89]*[.$G$2]" office:value-type="percentage" office:value="0.038" calcext:value-type="percentage">
            <text:p>3.80%</text:p>
          </table:table-cell>
          <table:table-cell table:formula="of:=[.H89] *[.$G$2]" office:value-type="float" office:value="2127132.764" calcext:value-type="float">
            <text:p>2,127,132.8</text:p>
          </table:table-cell>
          <table:table-cell table:style-name="ce25" table:formula="of:=([.E89]-[.E88])/[.E88]" office:value-type="percentage" office:value="0.0704225352112676" calcext:value-type="percentage">
            <text:p>7.04%</text:p>
          </table:table-cell>
          <table:table-cell/>
          <table:table-cell table:formula="of:=55977178*[.B89]" office:value-type="float" office:value="2127132.764" calcext:value-type="float">
            <text:p>2,127,132.8</text:p>
          </table:table-cell>
        </table:table-row>
        <table:table-row table:style-name="ro1">
          <table:table-cell table:style-name="ce23" office:value-type="date" office:date-value="2022-03-09" calcext:value-type="date">
            <text:p>09/03/22</text:p>
          </table:table-cell>
          <table:table-cell office:value-type="percentage" office:value="0.0487" calcext:value-type="percentage">
            <text:p>4.87%</text:p>
          </table:table-cell>
          <table:table-cell table:style-name="ce23" table:formula="of:=[.A90]" office:value-type="date" office:date-value="2022-03-09" calcext:value-type="date">
            <text:p>09/03/22</text:p>
          </table:table-cell>
          <table:table-cell table:formula="of:=[.B90]*[.$G$2]" office:value-type="percentage" office:value="0.0487" calcext:value-type="percentage">
            <text:p>4.87%</text:p>
          </table:table-cell>
          <table:table-cell table:formula="of:=[.H90] *[.$G$2]" office:value-type="float" office:value="2726088.5686" calcext:value-type="float">
            <text:p>2,726,088.6</text:p>
          </table:table-cell>
          <table:table-cell table:style-name="ce25" table:formula="of:=([.E90]-[.E89])/[.E89]" office:value-type="percentage" office:value="0.281578947368421" calcext:value-type="percentage">
            <text:p>28.16%</text:p>
          </table:table-cell>
          <table:table-cell/>
          <table:table-cell table:formula="of:=55977178*[.B90]" office:value-type="float" office:value="2726088.5686" calcext:value-type="float">
            <text:p>2,726,088.6</text:p>
          </table:table-cell>
        </table:table-row>
        <table:table-row table:style-name="ro1" table:number-rows-repeated="104848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raph (recent)" table:style-name="ta1">
        <table:shapes>
          <draw:frame draw:z-index="0" draw:style-name="gr1" draw:text-style-name="P1" svg:width="20.677cm" svg:height="11.422cm" svg:x="0.001cm" svg:y="0cm">
            <draw:object draw:notify-on-update-of-ranges="CSS.C2:CSS.C1000 CSS.B1:CSS.B1 CSS.D2:CSS.D1000 ONS.A2:ONS.A1000 ONS.E1:ONS.E1 ONS.D2:ONS.D10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0.677cm" svg:height="11.422cm" svg:x="0.056cm" svg:y="12.724cm">
            <draw:object draw:notify-on-update-of-ranges="CSS.C2:CSS.C1000 CSS.B1:CSS.B1 CSS.D2:CSS.D1000 ONS.A2:ONS.A1000 ONS.E1:ONS.E1 ONS.D2:ONS.D10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table table:name="Graph (ONS history)" table:style-name="ta1">
        <table:shapes>
          <draw:frame draw:z-index="0" draw:style-name="gr2" draw:text-style-name="P2" svg:width="26.047cm" svg:height="11.421cm" svg:x="0.001cm" svg:y="0.001cm">
            <draw:object draw:notify-on-update-of-ranges="ONS.A2:ONS.A1000 ONS.B2:ONS.B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3" number:min-decimal-places="3" number:min-integer-digits="1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5P0"/>
    </number:number-style>
    <number:number-style style:name="N146">
      <number:number number:decimal-places="1" number:min-decimal-places="1" number:min-integer-digits="1"/>
    </number:number-style>
    <number:percentage-style style:name="N147">
      <number:number number:decimal-places="16" number:min-decimal-places="16" number:min-integer-digits="1"/>
      <number:text>%</number:text>
    </number:percentage-style>
    <number:percentage-style style:name="N148">
      <number:number number:decimal-places="15" number:min-decimal-places="15" number:min-integer-digits="1"/>
      <number:text>%</number:text>
    </number:percentage-style>
    <number:percentage-style style:name="N149">
      <number:number number:decimal-places="9" number:min-decimal-places="9" number:min-integer-digits="1"/>
      <number:text>%</number:text>
    </number:percentage-style>
    <number:number-style style:name="N151P0" style:volatile="true">
      <number:text>£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51P0"/>
    </number:number-style>
    <number:number-style style:name="N152">
      <number:number number:decimal-places="16" number:min-decimal-places="16" number:min-integer-digits="1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number:min-decimal-places="1" number:min-integer-digits="1" number:grouping="true"/>
    </number:number-style>
    <number:date-style style:name="N10111P0" style:volatile="true" number:language="en" number:country="GB">
      <number:day/>
      <number:text> </number:text>
      <number:month number:style="long" number:textual="true"/>
      <number:text> </number:text>
      <number:year number:style="long"/>
    </number:date-style>
    <number:text-style style:name="N10111" number:language="en" number:country="GB">
      <number:text-content/>
      <style:map style:condition="value()&lt;=1.7976931348623157E+308" style:apply-style-name="N10111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_20_7" style:display-name="Normal 2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12:32:19.47082826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date>2022-03-18T12:51:02.335095571</dc:date>
    <meta:editing-duration>P4DT1H12M54S</meta:editing-duration>
    <meta:editing-cycles>141</meta:editing-cycles>
    <meta:document-statistic meta:table-count="5" meta:cell-count="145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7">
      <style:chart-properties chart:display-label="true" chart:tick-marks-minor-inner="false" chart:tick-marks-minor-outer="true" chart:logarithmic="false" chart:minimum="44287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e59" draw:fill-color="#ffde59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048cm" svg:height="11.422cm" xlink:href=".." xlink:type="simple" chart:class="chart:scatter" chart:style-name="ch1">
        <chart:title svg:x="7.676cm" svg:y="0.364cm" chart:style-name="ch2">
          <text:p>ONS COVID Infection Survey prevalence for England</text:p>
        </chart:title>
        <chart:plot-area chart:style-name="ch3" table:cell-range-address="ONS.A2:ONS.B1000" svg:x="0.52cm" svg:y="1.371cm" svg:width="25.008cm" svg:height="9.823cm">
          <chart:coordinate-region svg:x="1.75cm" svg:y="1.571cm" svg:width="23.115cm" svg:height="8.9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NS.B2:ONS.B1000" chart:class="chart:scatter">
            <chart:domain table:cell-range-address="ONS.A2:ONS.A1000"/>
            <chart:data-point chart:repeated="9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021">
                <text:p>44021</text:p>
                <draw:g>
                  <svg:desc>ONS.A2:ONS.A1000</svg:desc>
                </draw:g>
              </table:table-cell>
              <table:table-cell office:value-type="float" office:value="0.0004">
                <text:p>0.0004</text:p>
                <draw:g>
                  <svg:desc>ONS.B2:ONS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028">
                <text:p>44028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035">
                <text:p>44035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042">
                <text:p>44042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049">
                <text:p>44049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053">
                <text:p>44053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060">
                <text:p>44060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65">
                <text:p>44065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076">
                <text:p>44076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081">
                <text:p>44081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90">
                <text:p>44090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095">
                <text:p>44095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102">
                <text:p>44102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109">
                <text:p>44109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117">
                <text:p>44117</text:p>
              </table:table-cell>
              <table:table-cell office:value-type="float" office:value="0.0079">
                <text:p>0.0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124">
                <text:p>44124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132">
                <text:p>44132</text:p>
              </table:table-cell>
              <table:table-cell office:value-type="float" office:value="0.0113">
                <text:p>0.01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138">
                <text:p>44138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146">
                <text:p>44146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153">
                <text:p>44153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160">
                <text:p>44160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167">
                <text:p>44167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174">
                <text:p>44174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180">
                <text:p>44180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185">
                <text:p>44185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195">
                <text:p>44195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202">
                <text:p>44202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209">
                <text:p>44209</text:p>
              </table:table-cell>
              <table:table-cell office:value-type="float" office:value="0.0188">
                <text:p>0.01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216">
                <text:p>44216</text:p>
              </table:table-cell>
              <table:table-cell office:value-type="float" office:value="0.0187">
                <text:p>0.01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223">
                <text:p>44223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229">
                <text:p>44229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236">
                <text:p>44236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243">
                <text:p>44243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251">
                <text:p>44251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257">
                <text:p>44257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265">
                <text:p>44265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272">
                <text:p>4427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279">
                <text:p>44279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286">
                <text:p>4428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293">
                <text:p>44293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299">
                <text:p>44299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307">
                <text:p>4430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315">
                <text:p>44315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321">
                <text:p>44321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328">
                <text:p>44328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335">
                <text:p>44335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342">
                <text:p>44342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349">
                <text:p>44349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356">
                <text:p>44356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363">
                <text:p>44363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370">
                <text:p>44370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377">
                <text:p>44377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384">
                <text:p>44384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391">
                <text:p>4439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398">
                <text:p>44398</text:p>
              </table:table-cell>
              <table:table-cell office:value-type="float" office:value="0.0157">
                <text:p>0.01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405">
                <text:p>44405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411">
                <text:p>44411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419">
                <text:p>44419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425">
                <text:p>44425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432">
                <text:p>44432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439">
                <text:p>44439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447">
                <text:p>44447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454">
                <text:p>44454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461">
                <text:p>44461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468">
                <text:p>44468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475">
                <text:p>44475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482">
                <text:p>44482</text:p>
              </table:table-cell>
              <table:table-cell office:value-type="float" office:value="0.0179">
                <text:p>0.01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488">
                <text:p>44488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496">
                <text:p>44496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503">
                <text:p>44503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510">
                <text:p>44510</text:p>
              </table:table-cell>
              <table:table-cell office:value-type="float" office:value="0.0151">
                <text:p>0.01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517">
                <text:p>44517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524">
                <text:p>44524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528">
                <text:p>44528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538">
                <text:p>44538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543">
                <text:p>44543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546">
                <text:p>44546</text:p>
              </table:table-cell>
              <table:table-cell office:value-type="float" office:value="0.0283">
                <text:p>0.02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550">
                <text:p>44550</text:p>
              </table:table-cell>
              <table:table-cell office:value-type="float" office:value="0.0371">
                <text:p>0.03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558">
                <text:p>4455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564">
                <text:p>44564</text:p>
              </table:table-cell>
              <table:table-cell office:value-type="float" office:value="0.0685">
                <text:p>0.06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573">
                <text:p>44573</text:p>
              </table:table-cell>
              <table:table-cell office:value-type="float" office:value="0.0547">
                <text:p>0.05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580">
                <text:p>44580</text:p>
              </table:table-cell>
              <table:table-cell office:value-type="float" office:value="0.0482">
                <text:p>0.04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587">
                <text:p>44587</text:p>
              </table:table-cell>
              <table:table-cell office:value-type="float" office:value="0.0483">
                <text:p>0.04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594">
                <text:p>44594</text:p>
              </table:table-cell>
              <table:table-cell office:value-type="float" office:value="0.0518">
                <text:p>0.05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601">
                <text:p>44601</text:p>
              </table:table-cell>
              <table:table-cell office:value-type="float" office:value="0.0449">
                <text:p>0.04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608">
                <text:p>44608</text:p>
              </table:table-cell>
              <table:table-cell office:value-type="float" office:value="0.0384">
                <text:p>0.03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615">
                <text:p>44615</text:p>
              </table:table-cell>
              <table:table-cell office:value-type="float" office:value="0.0355">
                <text:p>0.03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622">
                <text:p>44622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629">
                <text:p>44629</text:p>
              </table:table-cell>
              <table:table-cell office:value-type="float" office:value="0.0487">
                <text:p>0.04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tick-marks-minor-inner="false" chart:tick-marks-minor-outer="true" chart:logarithmic="false" chart:minimum="4447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de59" draw:fill-color="#ffde5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678cm" svg:height="11.423cm" xlink:href=".." xlink:type="simple" chart:class="chart:scatter" chart:style-name="ch1">
        <chart:title svg:x="2.12cm" svg:y="0.363cm" chart:style-name="ch2">
          <text:p>COVID Symptom Study prevalence estimate for England, compared to ONS Infection Survey</text:p>
        </chart:title>
        <chart:legend chart:legend-position="end" svg:x="17.297cm" svg:y="5.163cm" style:legend-expansion="high" chart:style-name="ch3"/>
        <chart:plot-area chart:style-name="ch4" table:cell-range-address="CSS.C2:CSS.D1000 CSS.B1:CSS.B1 ONS.E1:ONS.E1 ONS.D2:ONS.D1000" chart:data-source-has-labels="row" svg:x="0.413cm" svg:y="1.874cm" svg:width="16.471cm" svg:height="9.321cm">
          <chart:coordinate-region svg:x="1.643cm" svg:y="2.074cm" svg:width="14.578cm" svg:height="8.47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CSS.D2:CSS.D1000" chart:label-cell-address="CSS.B1:CSS.B1" chart:class="chart:scatter">
            <chart:domain table:cell-range-address="CSS.C2:CSS.C1000"/>
            <chart:data-point chart:repeated="999"/>
          </chart:series>
          <chart:series chart:style-name="ch9" chart:values-cell-range-address="ONS.D2:ONS.D1000" chart:label-cell-address="ONS.E1:ONS.E1" chart:class="chart:scatter">
            <chart:domain table:cell-range-address="ONS.A2:ONS.A1000"/>
            <chart:data-point chart:repeated="9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tive_cases</text:p>
                <draw:g>
                  <svg:desc>CSS.B1:CSS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NS * 1</text:p>
                <draw:g>
                  <svg:desc>ONS.E1:ON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494">
                <text:p>44494</text:p>
                <draw:g>
                  <svg:desc>CSS.C2:CSS.C1000</svg:desc>
                </draw:g>
              </table:table-cell>
              <table:table-cell office:value-type="float" office:value="0.0188887456634803">
                <text:p>0.0188887456634803</text:p>
                <draw:g>
                  <svg:desc>CSS.D2:CSS.D1000</svg:desc>
                </draw:g>
              </table:table-cell>
              <table:table-cell office:value-type="float" office:value="44021">
                <text:p>44021</text:p>
                <draw:g>
                  <svg:desc>ONS.A2:ONS.A1000</svg:desc>
                </draw:g>
              </table:table-cell>
              <table:table-cell office:value-type="float" office:value="0.0004">
                <text:p>0.0004</text:p>
                <draw:g>
                  <svg:desc>ONS.D2:ONS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495">
                <text:p>44495</text:p>
              </table:table-cell>
              <table:table-cell office:value-type="float" office:value="0.0188180419863948">
                <text:p>0.0188180419863948</text:p>
              </table:table-cell>
              <table:table-cell office:value-type="float" office:value="44028">
                <text:p>44028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496">
                <text:p>44496</text:p>
              </table:table-cell>
              <table:table-cell office:value-type="float" office:value="0.0186856983918798">
                <text:p>0.0186856983918798</text:p>
              </table:table-cell>
              <table:table-cell office:value-type="float" office:value="44035">
                <text:p>44035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97">
                <text:p>44497</text:p>
              </table:table-cell>
              <table:table-cell office:value-type="float" office:value="0.0184918788778134">
                <text:p>0.0184918788778134</text:p>
              </table:table-cell>
              <table:table-cell office:value-type="float" office:value="44042">
                <text:p>44042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498">
                <text:p>44498</text:p>
              </table:table-cell>
              <table:table-cell office:value-type="float" office:value="0.0182534221522312">
                <text:p>0.0182534221522312</text:p>
              </table:table-cell>
              <table:table-cell office:value-type="float" office:value="44049">
                <text:p>44049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499">
                <text:p>44499</text:p>
              </table:table-cell>
              <table:table-cell office:value-type="float" office:value="0.0179755723099482">
                <text:p>0.0179755723099482</text:p>
              </table:table-cell>
              <table:table-cell office:value-type="float" office:value="44053">
                <text:p>44053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500">
                <text:p>44500</text:p>
              </table:table-cell>
              <table:table-cell office:value-type="float" office:value="0.0176659980376931">
                <text:p>0.0176659980376931</text:p>
              </table:table-cell>
              <table:table-cell office:value-type="float" office:value="44060">
                <text:p>44060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501">
                <text:p>44501</text:p>
              </table:table-cell>
              <table:table-cell office:value-type="float" office:value="0.0173233940447578">
                <text:p>0.0173233940447578</text:p>
              </table:table-cell>
              <table:table-cell office:value-type="float" office:value="44065">
                <text:p>44065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502">
                <text:p>44502</text:p>
              </table:table-cell>
              <table:table-cell office:value-type="float" office:value="0.0169596429334716">
                <text:p>0.0169596429334716</text:p>
              </table:table-cell>
              <table:table-cell office:value-type="float" office:value="44076">
                <text:p>44076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503">
                <text:p>44503</text:p>
              </table:table-cell>
              <table:table-cell office:value-type="float" office:value="0.0166048758415085">
                <text:p>0.0166048758415085</text:p>
              </table:table-cell>
              <table:table-cell office:value-type="float" office:value="44081">
                <text:p>44081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504">
                <text:p>44504</text:p>
              </table:table-cell>
              <table:table-cell office:value-type="float" office:value="0.0162700303277378">
                <text:p>0.0162700303277378</text:p>
              </table:table-cell>
              <table:table-cell office:value-type="float" office:value="44090">
                <text:p>44090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505">
                <text:p>44505</text:p>
              </table:table-cell>
              <table:table-cell office:value-type="float" office:value="0.0159335916989839">
                <text:p>0.0159335916989839</text:p>
              </table:table-cell>
              <table:table-cell office:value-type="float" office:value="44095">
                <text:p>44095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506">
                <text:p>44506</text:p>
              </table:table-cell>
              <table:table-cell office:value-type="float" office:value="0.0156286919060305">
                <text:p>0.0156286919060305</text:p>
              </table:table-cell>
              <table:table-cell office:value-type="float" office:value="44102">
                <text:p>44102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507">
                <text:p>44507</text:p>
              </table:table-cell>
              <table:table-cell office:value-type="float" office:value="0.015354596061513">
                <text:p>0.015354596061513</text:p>
              </table:table-cell>
              <table:table-cell office:value-type="float" office:value="44109">
                <text:p>44109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508">
                <text:p>44508</text:p>
              </table:table-cell>
              <table:table-cell office:value-type="float" office:value="0.0151235125978823">
                <text:p>0.0151235125978823</text:p>
              </table:table-cell>
              <table:table-cell office:value-type="float" office:value="44117">
                <text:p>44117</text:p>
              </table:table-cell>
              <table:table-cell office:value-type="float" office:value="0.0079">
                <text:p>0.0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509">
                <text:p>44509</text:p>
              </table:table-cell>
              <table:table-cell office:value-type="float" office:value="0.0149529136300215">
                <text:p>0.0149529136300215</text:p>
              </table:table-cell>
              <table:table-cell office:value-type="float" office:value="44124">
                <text:p>44124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510">
                <text:p>44510</text:p>
              </table:table-cell>
              <table:table-cell office:value-type="float" office:value="0.0148376593206013">
                <text:p>0.0148376593206013</text:p>
              </table:table-cell>
              <table:table-cell office:value-type="float" office:value="44132">
                <text:p>44132</text:p>
              </table:table-cell>
              <table:table-cell office:value-type="float" office:value="0.0113">
                <text:p>0.01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511">
                <text:p>44511</text:p>
              </table:table-cell>
              <table:table-cell office:value-type="float" office:value="0.0147791503431323">
                <text:p>0.0147791503431323</text:p>
              </table:table-cell>
              <table:table-cell office:value-type="float" office:value="44138">
                <text:p>44138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512">
                <text:p>44512</text:p>
              </table:table-cell>
              <table:table-cell office:value-type="float" office:value="0.0147897458011986">
                <text:p>0.0147897458011986</text:p>
              </table:table-cell>
              <table:table-cell office:value-type="float" office:value="44146">
                <text:p>44146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513">
                <text:p>44513</text:p>
              </table:table-cell>
              <table:table-cell office:value-type="float" office:value="0.0148506330172853">
                <text:p>0.0148506330172853</text:p>
              </table:table-cell>
              <table:table-cell office:value-type="float" office:value="44153">
                <text:p>44153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514">
                <text:p>44514</text:p>
              </table:table-cell>
              <table:table-cell office:value-type="float" office:value="0.014943930673766">
                <text:p>0.014943930673766</text:p>
              </table:table-cell>
              <table:table-cell office:value-type="float" office:value="44160">
                <text:p>44160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515">
                <text:p>44515</text:p>
              </table:table-cell>
              <table:table-cell office:value-type="float" office:value="0.0150821857414605">
                <text:p>0.0150821857414605</text:p>
              </table:table-cell>
              <table:table-cell office:value-type="float" office:value="44167">
                <text:p>44167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516">
                <text:p>44516</text:p>
              </table:table-cell>
              <table:table-cell office:value-type="float" office:value="0.0152383109818118">
                <text:p>0.0152383109818118</text:p>
              </table:table-cell>
              <table:table-cell office:value-type="float" office:value="44174">
                <text:p>44174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517">
                <text:p>44517</text:p>
              </table:table-cell>
              <table:table-cell office:value-type="float" office:value="0.015401530594436">
                <text:p>0.015401530594436</text:p>
              </table:table-cell>
              <table:table-cell office:value-type="float" office:value="44180">
                <text:p>44180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518">
                <text:p>44518</text:p>
              </table:table-cell>
              <table:table-cell office:value-type="float" office:value="0.0155563814577191">
                <text:p>0.0155563814577191</text:p>
              </table:table-cell>
              <table:table-cell office:value-type="float" office:value="44185">
                <text:p>44185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519">
                <text:p>44519</text:p>
              </table:table-cell>
              <table:table-cell office:value-type="float" office:value="0.0157144549087209">
                <text:p>0.0157144549087209</text:p>
              </table:table-cell>
              <table:table-cell office:value-type="float" office:value="44195">
                <text:p>44195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520">
                <text:p>44520</text:p>
              </table:table-cell>
              <table:table-cell office:value-type="float" office:value="0.0158584026331757">
                <text:p>0.0158584026331757</text:p>
              </table:table-cell>
              <table:table-cell office:value-type="float" office:value="44202">
                <text:p>44202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521">
                <text:p>44521</text:p>
              </table:table-cell>
              <table:table-cell office:value-type="float" office:value="0.0159894273165733">
                <text:p>0.0159894273165733</text:p>
              </table:table-cell>
              <table:table-cell office:value-type="float" office:value="44209">
                <text:p>44209</text:p>
              </table:table-cell>
              <table:table-cell office:value-type="float" office:value="0.0188">
                <text:p>0.01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522">
                <text:p>44522</text:p>
              </table:table-cell>
              <table:table-cell office:value-type="float" office:value="0.0161024706616696">
                <text:p>0.0161024706616696</text:p>
              </table:table-cell>
              <table:table-cell office:value-type="float" office:value="44216">
                <text:p>44216</text:p>
              </table:table-cell>
              <table:table-cell office:value-type="float" office:value="0.0187">
                <text:p>0.01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523">
                <text:p>44523</text:p>
              </table:table-cell>
              <table:table-cell office:value-type="float" office:value="0.0161886992890951">
                <text:p>0.0161886992890951</text:p>
              </table:table-cell>
              <table:table-cell office:value-type="float" office:value="44223">
                <text:p>44223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524">
                <text:p>44524</text:p>
              </table:table-cell>
              <table:table-cell office:value-type="float" office:value="0.0162651849068694">
                <text:p>0.0162651849068694</text:p>
              </table:table-cell>
              <table:table-cell office:value-type="float" office:value="44229">
                <text:p>44229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525">
                <text:p>44525</text:p>
              </table:table-cell>
              <table:table-cell office:value-type="float" office:value="0.0163435336847096">
                <text:p>0.0163435336847096</text:p>
              </table:table-cell>
              <table:table-cell office:value-type="float" office:value="44236">
                <text:p>44236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526">
                <text:p>44526</text:p>
              </table:table-cell>
              <table:table-cell office:value-type="float" office:value="0.0164179577249462">
                <text:p>0.0164179577249462</text:p>
              </table:table-cell>
              <table:table-cell office:value-type="float" office:value="44243">
                <text:p>44243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527">
                <text:p>44527</text:p>
              </table:table-cell>
              <table:table-cell office:value-type="float" office:value="0.0164957461968513">
                <text:p>0.0164957461968513</text:p>
              </table:table-cell>
              <table:table-cell office:value-type="float" office:value="44251">
                <text:p>44251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528">
                <text:p>44528</text:p>
              </table:table-cell>
              <table:table-cell office:value-type="float" office:value="0.0165898997317121">
                <text:p>0.0165898997317121</text:p>
              </table:table-cell>
              <table:table-cell office:value-type="float" office:value="44257">
                <text:p>44257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529">
                <text:p>44529</text:p>
              </table:table-cell>
              <table:table-cell office:value-type="float" office:value="0.0166703232060261">
                <text:p>0.0166703232060261</text:p>
              </table:table-cell>
              <table:table-cell office:value-type="float" office:value="44265">
                <text:p>44265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530">
                <text:p>44530</text:p>
              </table:table-cell>
              <table:table-cell office:value-type="float" office:value="0.0167462918313529">
                <text:p>0.0167462918313529</text:p>
              </table:table-cell>
              <table:table-cell office:value-type="float" office:value="44272">
                <text:p>4427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531">
                <text:p>44531</text:p>
              </table:table-cell>
              <table:table-cell office:value-type="float" office:value="0.0168339236917315">
                <text:p>0.0168339236917315</text:p>
              </table:table-cell>
              <table:table-cell office:value-type="float" office:value="44279">
                <text:p>44279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532">
                <text:p>44532</text:p>
              </table:table-cell>
              <table:table-cell office:value-type="float" office:value="0.0169318811117907">
                <text:p>0.0169318811117907</text:p>
              </table:table-cell>
              <table:table-cell office:value-type="float" office:value="44286">
                <text:p>4428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533">
                <text:p>44533</text:p>
              </table:table-cell>
              <table:table-cell office:value-type="float" office:value="0.0170506716372607">
                <text:p>0.0170506716372607</text:p>
              </table:table-cell>
              <table:table-cell office:value-type="float" office:value="44293">
                <text:p>44293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534">
                <text:p>44534</text:p>
              </table:table-cell>
              <table:table-cell office:value-type="float" office:value="0.017188345485021">
                <text:p>0.017188345485021</text:p>
              </table:table-cell>
              <table:table-cell office:value-type="float" office:value="44299">
                <text:p>44299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535">
                <text:p>44535</text:p>
              </table:table-cell>
              <table:table-cell office:value-type="float" office:value="0.0173592048124046">
                <text:p>0.0173592048124046</text:p>
              </table:table-cell>
              <table:table-cell office:value-type="float" office:value="44307">
                <text:p>4430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536">
                <text:p>44536</text:p>
              </table:table-cell>
              <table:table-cell office:value-type="float" office:value="0.0175670286447405">
                <text:p>0.0175670286447405</text:p>
              </table:table-cell>
              <table:table-cell office:value-type="float" office:value="44315">
                <text:p>44315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537">
                <text:p>44537</text:p>
              </table:table-cell>
              <table:table-cell office:value-type="float" office:value="0.0178550659514133">
                <text:p>0.0178550659514133</text:p>
              </table:table-cell>
              <table:table-cell office:value-type="float" office:value="44321">
                <text:p>44321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538">
                <text:p>44538</text:p>
              </table:table-cell>
              <table:table-cell office:value-type="float" office:value="0.0182816633020092">
                <text:p>0.0182816633020092</text:p>
              </table:table-cell>
              <table:table-cell office:value-type="float" office:value="44328">
                <text:p>44328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539">
                <text:p>44539</text:p>
              </table:table-cell>
              <table:table-cell office:value-type="float" office:value="0.018850596874672">
                <text:p>0.018850596874672</text:p>
              </table:table-cell>
              <table:table-cell office:value-type="float" office:value="44335">
                <text:p>44335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540">
                <text:p>44540</text:p>
              </table:table-cell>
              <table:table-cell office:value-type="float" office:value="0.019537941377262">
                <text:p>0.019537941377262</text:p>
              </table:table-cell>
              <table:table-cell office:value-type="float" office:value="44342">
                <text:p>44342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541">
                <text:p>44541</text:p>
              </table:table-cell>
              <table:table-cell office:value-type="float" office:value="0.0203410564909014">
                <text:p>0.0203410564909014</text:p>
              </table:table-cell>
              <table:table-cell office:value-type="float" office:value="44349">
                <text:p>44349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542">
                <text:p>44542</text:p>
              </table:table-cell>
              <table:table-cell office:value-type="float" office:value="0.0212723892310804">
                <text:p>0.0212723892310804</text:p>
              </table:table-cell>
              <table:table-cell office:value-type="float" office:value="44356">
                <text:p>44356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543">
                <text:p>44543</text:p>
              </table:table-cell>
              <table:table-cell office:value-type="float" office:value="0.0223114293661226">
                <text:p>0.0223114293661226</text:p>
              </table:table-cell>
              <table:table-cell office:value-type="float" office:value="44363">
                <text:p>44363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544">
                <text:p>44544</text:p>
              </table:table-cell>
              <table:table-cell office:value-type="float" office:value="0.0234721717403679">
                <text:p>0.0234721717403679</text:p>
              </table:table-cell>
              <table:table-cell office:value-type="float" office:value="44370">
                <text:p>44370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545">
                <text:p>44545</text:p>
              </table:table-cell>
              <table:table-cell office:value-type="float" office:value="0.0247343802096987">
                <text:p>0.0247343802096987</text:p>
              </table:table-cell>
              <table:table-cell office:value-type="float" office:value="44377">
                <text:p>44377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546">
                <text:p>44546</text:p>
              </table:table-cell>
              <table:table-cell office:value-type="float" office:value="0.0260966276498838">
                <text:p>0.0260966276498838</text:p>
              </table:table-cell>
              <table:table-cell office:value-type="float" office:value="44384">
                <text:p>44384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547">
                <text:p>44547</text:p>
              </table:table-cell>
              <table:table-cell office:value-type="float" office:value="0.027540512807088">
                <text:p>0.027540512807088</text:p>
              </table:table-cell>
              <table:table-cell office:value-type="float" office:value="44391">
                <text:p>4439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548">
                <text:p>44548</text:p>
              </table:table-cell>
              <table:table-cell office:value-type="float" office:value="0.0290161235446459">
                <text:p>0.0290161235446459</text:p>
              </table:table-cell>
              <table:table-cell office:value-type="float" office:value="44398">
                <text:p>44398</text:p>
              </table:table-cell>
              <table:table-cell office:value-type="float" office:value="0.0157">
                <text:p>0.01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549">
                <text:p>44549</text:p>
              </table:table-cell>
              <table:table-cell office:value-type="float" office:value="0.0304996110587582">
                <text:p>0.0304996110587582</text:p>
              </table:table-cell>
              <table:table-cell office:value-type="float" office:value="44405">
                <text:p>44405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550">
                <text:p>44550</text:p>
              </table:table-cell>
              <table:table-cell office:value-type="float" office:value="0.0319688145114875">
                <text:p>0.0319688145114875</text:p>
              </table:table-cell>
              <table:table-cell office:value-type="float" office:value="44411">
                <text:p>44411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551">
                <text:p>44551</text:p>
              </table:table-cell>
              <table:table-cell office:value-type="float" office:value="0.0333785637653249">
                <text:p>0.0333785637653249</text:p>
              </table:table-cell>
              <table:table-cell office:value-type="float" office:value="44419">
                <text:p>44419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552">
                <text:p>44552</text:p>
              </table:table-cell>
              <table:table-cell office:value-type="float" office:value="0.0347148701410308">
                <text:p>0.0347148701410308</text:p>
              </table:table-cell>
              <table:table-cell office:value-type="float" office:value="44425">
                <text:p>44425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553">
                <text:p>44553</text:p>
              </table:table-cell>
              <table:table-cell office:value-type="float" office:value="0.0359884402332372">
                <text:p>0.0359884402332372</text:p>
              </table:table-cell>
              <table:table-cell office:value-type="float" office:value="44432">
                <text:p>44432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554">
                <text:p>44554</text:p>
              </table:table-cell>
              <table:table-cell office:value-type="float" office:value="0.0371879205238323">
                <text:p>0.0371879205238323</text:p>
              </table:table-cell>
              <table:table-cell office:value-type="float" office:value="44439">
                <text:p>44439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555">
                <text:p>44555</text:p>
              </table:table-cell>
              <table:table-cell office:value-type="float" office:value="0.0383062230759372">
                <text:p>0.0383062230759372</text:p>
              </table:table-cell>
              <table:table-cell office:value-type="float" office:value="44447">
                <text:p>44447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556">
                <text:p>44556</text:p>
              </table:table-cell>
              <table:table-cell office:value-type="float" office:value="0.0393110339434716">
                <text:p>0.0393110339434716</text:p>
              </table:table-cell>
              <table:table-cell office:value-type="float" office:value="44454">
                <text:p>44454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557">
                <text:p>44557</text:p>
              </table:table-cell>
              <table:table-cell office:value-type="float" office:value="0.0401955738753259">
                <text:p>0.0401955738753259</text:p>
              </table:table-cell>
              <table:table-cell office:value-type="float" office:value="44461">
                <text:p>44461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558">
                <text:p>44558</text:p>
              </table:table-cell>
              <table:table-cell office:value-type="float" office:value="0.0409582174684804">
                <text:p>0.0409582174684804</text:p>
              </table:table-cell>
              <table:table-cell office:value-type="float" office:value="44468">
                <text:p>44468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559">
                <text:p>44559</text:p>
              </table:table-cell>
              <table:table-cell office:value-type="float" office:value="0.041590519806317">
                <text:p>0.041590519806317</text:p>
              </table:table-cell>
              <table:table-cell office:value-type="float" office:value="44475">
                <text:p>44475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560">
                <text:p>44560</text:p>
              </table:table-cell>
              <table:table-cell office:value-type="float" office:value="0.0420858837156816">
                <text:p>0.0420858837156816</text:p>
              </table:table-cell>
              <table:table-cell office:value-type="float" office:value="44482">
                <text:p>44482</text:p>
              </table:table-cell>
              <table:table-cell office:value-type="float" office:value="0.0179">
                <text:p>0.01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561">
                <text:p>44561</text:p>
              </table:table-cell>
              <table:table-cell office:value-type="float" office:value="0.0424508736704957">
                <text:p>0.0424508736704957</text:p>
              </table:table-cell>
              <table:table-cell office:value-type="float" office:value="44488">
                <text:p>44488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562">
                <text:p>44562</text:p>
              </table:table-cell>
              <table:table-cell office:value-type="float" office:value="0.0426955179299276">
                <text:p>0.0426955179299276</text:p>
              </table:table-cell>
              <table:table-cell office:value-type="float" office:value="44496">
                <text:p>44496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563">
                <text:p>44563</text:p>
              </table:table-cell>
              <table:table-cell office:value-type="float" office:value="0.0428107631345519">
                <text:p>0.0428107631345519</text:p>
              </table:table-cell>
              <table:table-cell office:value-type="float" office:value="44503">
                <text:p>44503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564">
                <text:p>44564</text:p>
              </table:table-cell>
              <table:table-cell office:value-type="float" office:value="0.0427900091102732">
                <text:p>0.0427900091102732</text:p>
              </table:table-cell>
              <table:table-cell office:value-type="float" office:value="44510">
                <text:p>44510</text:p>
              </table:table-cell>
              <table:table-cell office:value-type="float" office:value="0.0151">
                <text:p>0.01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565">
                <text:p>44565</text:p>
              </table:table-cell>
              <table:table-cell office:value-type="float" office:value="0.0426251046946931">
                <text:p>0.0426251046946931</text:p>
              </table:table-cell>
              <table:table-cell office:value-type="float" office:value="44517">
                <text:p>44517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566">
                <text:p>44566</text:p>
              </table:table-cell>
              <table:table-cell office:value-type="float" office:value="0.0423061167389191">
                <text:p>0.0423061167389191</text:p>
              </table:table-cell>
              <table:table-cell office:value-type="float" office:value="44524">
                <text:p>44524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567">
                <text:p>44567</text:p>
              </table:table-cell>
              <table:table-cell office:value-type="float" office:value="0.0418459863278194">
                <text:p>0.0418459863278194</text:p>
              </table:table-cell>
              <table:table-cell office:value-type="float" office:value="44528">
                <text:p>44528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568">
                <text:p>44568</text:p>
              </table:table-cell>
              <table:table-cell office:value-type="float" office:value="0.041261249623064">
                <text:p>0.041261249623064</text:p>
              </table:table-cell>
              <table:table-cell office:value-type="float" office:value="44538">
                <text:p>44538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569">
                <text:p>44569</text:p>
              </table:table-cell>
              <table:table-cell office:value-type="float" office:value="0.0405783725815647">
                <text:p>0.0405783725815647</text:p>
              </table:table-cell>
              <table:table-cell office:value-type="float" office:value="44543">
                <text:p>44543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570">
                <text:p>44570</text:p>
              </table:table-cell>
              <table:table-cell office:value-type="float" office:value="0.0398270147282119">
                <text:p>0.0398270147282119</text:p>
              </table:table-cell>
              <table:table-cell office:value-type="float" office:value="44546">
                <text:p>44546</text:p>
              </table:table-cell>
              <table:table-cell office:value-type="float" office:value="0.0283">
                <text:p>0.02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571">
                <text:p>44571</text:p>
              </table:table-cell>
              <table:table-cell office:value-type="float" office:value="0.0390336134196296">
                <text:p>0.0390336134196296</text:p>
              </table:table-cell>
              <table:table-cell office:value-type="float" office:value="44550">
                <text:p>44550</text:p>
              </table:table-cell>
              <table:table-cell office:value-type="float" office:value="0.0371">
                <text:p>0.03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572">
                <text:p>44572</text:p>
              </table:table-cell>
              <table:table-cell office:value-type="float" office:value="0.0381915258457317">
                <text:p>0.0381915258457317</text:p>
              </table:table-cell>
              <table:table-cell office:value-type="float" office:value="44558">
                <text:p>4455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573">
                <text:p>44573</text:p>
              </table:table-cell>
              <table:table-cell office:value-type="float" office:value="0.0373681601745556">
                <text:p>0.0373681601745556</text:p>
              </table:table-cell>
              <table:table-cell office:value-type="float" office:value="44564">
                <text:p>44564</text:p>
              </table:table-cell>
              <table:table-cell office:value-type="float" office:value="0.0685">
                <text:p>0.06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574">
                <text:p>44574</text:p>
              </table:table-cell>
              <table:table-cell office:value-type="float" office:value="0.0365789323729444">
                <text:p>0.0365789323729444</text:p>
              </table:table-cell>
              <table:table-cell office:value-type="float" office:value="44573">
                <text:p>44573</text:p>
              </table:table-cell>
              <table:table-cell office:value-type="float" office:value="0.0547">
                <text:p>0.05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575">
                <text:p>44575</text:p>
              </table:table-cell>
              <table:table-cell office:value-type="float" office:value="0.0358754183251346">
                <text:p>0.0358754183251346</text:p>
              </table:table-cell>
              <table:table-cell office:value-type="float" office:value="44580">
                <text:p>44580</text:p>
              </table:table-cell>
              <table:table-cell office:value-type="float" office:value="0.0482">
                <text:p>0.04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576">
                <text:p>44576</text:p>
              </table:table-cell>
              <table:table-cell office:value-type="float" office:value="0.0352510216153287">
                <text:p>0.0352510216153287</text:p>
              </table:table-cell>
              <table:table-cell office:value-type="float" office:value="44587">
                <text:p>44587</text:p>
              </table:table-cell>
              <table:table-cell office:value-type="float" office:value="0.0483">
                <text:p>0.04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577">
                <text:p>44577</text:p>
              </table:table-cell>
              <table:table-cell office:value-type="float" office:value="0.0347551555613425">
                <text:p>0.0347551555613425</text:p>
              </table:table-cell>
              <table:table-cell office:value-type="float" office:value="44594">
                <text:p>44594</text:p>
              </table:table-cell>
              <table:table-cell office:value-type="float" office:value="0.0518">
                <text:p>0.05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578">
                <text:p>44578</text:p>
              </table:table-cell>
              <table:table-cell office:value-type="float" office:value="0.0343929556119545">
                <text:p>0.0343929556119545</text:p>
              </table:table-cell>
              <table:table-cell office:value-type="float" office:value="44601">
                <text:p>44601</text:p>
              </table:table-cell>
              <table:table-cell office:value-type="float" office:value="0.0449">
                <text:p>0.04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579">
                <text:p>44579</text:p>
              </table:table-cell>
              <table:table-cell office:value-type="float" office:value="0.0341750938067263">
                <text:p>0.0341750938067263</text:p>
              </table:table-cell>
              <table:table-cell office:value-type="float" office:value="44608">
                <text:p>44608</text:p>
              </table:table-cell>
              <table:table-cell office:value-type="float" office:value="0.0384">
                <text:p>0.03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580">
                <text:p>44580</text:p>
              </table:table-cell>
              <table:table-cell office:value-type="float" office:value="0.0340983058673825">
                <text:p>0.0340983058673825</text:p>
              </table:table-cell>
              <table:table-cell office:value-type="float" office:value="44615">
                <text:p>44615</text:p>
              </table:table-cell>
              <table:table-cell office:value-type="float" office:value="0.0355">
                <text:p>0.03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581">
                <text:p>44581</text:p>
              </table:table-cell>
              <table:table-cell office:value-type="float" office:value="0.0341719558940716">
                <text:p>0.0341719558940716</text:p>
              </table:table-cell>
              <table:table-cell office:value-type="float" office:value="44622">
                <text:p>44622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82">
                <text:p>44582</text:p>
              </table:table-cell>
              <table:table-cell office:value-type="float" office:value="0.034383860521913">
                <text:p>0.034383860521913</text:p>
              </table:table-cell>
              <table:table-cell office:value-type="float" office:value="44629">
                <text:p>44629</text:p>
              </table:table-cell>
              <table:table-cell office:value-type="float" office:value="0.0487">
                <text:p>0.04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83">
                <text:p>44583</text:p>
              </table:table-cell>
              <table:table-cell office:value-type="float" office:value="0.0347220462397039">
                <text:p>0.0347220462397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584">
                <text:p>44584</text:p>
              </table:table-cell>
              <table:table-cell office:value-type="float" office:value="0.0351781186156296">
                <text:p>0.035178118615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585">
                <text:p>44585</text:p>
              </table:table-cell>
              <table:table-cell office:value-type="float" office:value="0.0357118619152806">
                <text:p>0.0357118619152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586">
                <text:p>44586</text:p>
              </table:table-cell>
              <table:table-cell office:value-type="float" office:value="0.0363178031253493">
                <text:p>0.0363178031253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587">
                <text:p>44587</text:p>
              </table:table-cell>
              <table:table-cell office:value-type="float" office:value="0.0369717145374348">
                <text:p>0.0369717145374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588">
                <text:p>44588</text:p>
              </table:table-cell>
              <table:table-cell office:value-type="float" office:value="0.0376563499637078">
                <text:p>0.0376563499637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589">
                <text:p>44589</text:p>
              </table:table-cell>
              <table:table-cell office:value-type="float" office:value="0.0383390061365543">
                <text:p>0.0383390061365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590">
                <text:p>44590</text:p>
              </table:table-cell>
              <table:table-cell office:value-type="float" office:value="0.0390166870272329">
                <text:p>0.0390166870272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591">
                <text:p>44591</text:p>
              </table:table-cell>
              <table:table-cell office:value-type="float" office:value="0.0396436743782951">
                <text:p>0.0396436743782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592">
                <text:p>44592</text:p>
              </table:table-cell>
              <table:table-cell office:value-type="float" office:value="0.040203236652244">
                <text:p>0.040203236652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593">
                <text:p>44593</text:p>
              </table:table-cell>
              <table:table-cell office:value-type="float" office:value="0.0406824640612027">
                <text:p>0.0406824640612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594">
                <text:p>44594</text:p>
              </table:table-cell>
              <table:table-cell office:value-type="float" office:value="0.0410518981151844">
                <text:p>0.0410518981151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595">
                <text:p>44595</text:p>
              </table:table-cell>
              <table:table-cell office:value-type="float" office:value="0.0413040885646564">
                <text:p>0.0413040885646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596">
                <text:p>44596</text:p>
              </table:table-cell>
              <table:table-cell office:value-type="float" office:value="0.0414579810945513">
                <text:p>0.0414579810945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597">
                <text:p>44597</text:p>
              </table:table-cell>
              <table:table-cell office:value-type="float" office:value="0.0415089427281734">
                <text:p>0.041508942728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598">
                <text:p>44598</text:p>
              </table:table-cell>
              <table:table-cell office:value-type="float" office:value="0.0414350897995035">
                <text:p>0.0414350897995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599">
                <text:p>44599</text:p>
              </table:table-cell>
              <table:table-cell office:value-type="float" office:value="0.0412599712739208">
                <text:p>0.0412599712739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600">
                <text:p>44600</text:p>
              </table:table-cell>
              <table:table-cell office:value-type="float" office:value="0.0409759773520976">
                <text:p>0.040975977352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601">
                <text:p>44601</text:p>
              </table:table-cell>
              <table:table-cell office:value-type="float" office:value="0.0405810761121333">
                <text:p>0.040581076112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602">
                <text:p>44602</text:p>
              </table:table-cell>
              <table:table-cell office:value-type="float" office:value="0.0401251508741858">
                <text:p>0.040125150874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603">
                <text:p>44603</text:p>
              </table:table-cell>
              <table:table-cell office:value-type="float" office:value="0.0396098209773892">
                <text:p>0.039609820977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604">
                <text:p>44604</text:p>
              </table:table-cell>
              <table:table-cell office:value-type="float" office:value="0.039027590651913">
                <text:p>0.03902759065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605">
                <text:p>44605</text:p>
              </table:table-cell>
              <table:table-cell office:value-type="float" office:value="0.0384006486237834">
                <text:p>0.0384006486237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606">
                <text:p>44606</text:p>
              </table:table-cell>
              <table:table-cell office:value-type="float" office:value="0.0377434670678839">
                <text:p>0.0377434670678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607">
                <text:p>44607</text:p>
              </table:table-cell>
              <table:table-cell office:value-type="float" office:value="0.0370537039040524">
                <text:p>0.037053703904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608">
                <text:p>44608</text:p>
              </table:table-cell>
              <table:table-cell office:value-type="float" office:value="0.0363424390634481">
                <text:p>0.0363424390634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609">
                <text:p>44609</text:p>
              </table:table-cell>
              <table:table-cell office:value-type="float" office:value="0.0356394576884954">
                <text:p>0.0356394576884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610">
                <text:p>44610</text:p>
              </table:table-cell>
              <table:table-cell office:value-type="float" office:value="0.0349559878938837">
                <text:p>0.0349559878938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611">
                <text:p>44611</text:p>
              </table:table-cell>
              <table:table-cell office:value-type="float" office:value="0.0342963469848481">
                <text:p>0.0342963469848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612">
                <text:p>44612</text:p>
              </table:table-cell>
              <table:table-cell office:value-type="float" office:value="0.0336857853560845">
                <text:p>0.0336857853560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613">
                <text:p>44613</text:p>
              </table:table-cell>
              <table:table-cell office:value-type="float" office:value="0.0331229442864427">
                <text:p>0.033122944286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614">
                <text:p>44614</text:p>
              </table:table-cell>
              <table:table-cell office:value-type="float" office:value="0.0326184879485761">
                <text:p>0.0326184879485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615">
                <text:p>44615</text:p>
              </table:table-cell>
              <table:table-cell office:value-type="float" office:value="0.0322008109760078">
                <text:p>0.0322008109760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616">
                <text:p>44616</text:p>
              </table:table-cell>
              <table:table-cell office:value-type="float" office:value="0.0318748043357241">
                <text:p>0.0318748043357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617">
                <text:p>44617</text:p>
              </table:table-cell>
              <table:table-cell office:value-type="float" office:value="0.0316626370994652">
                <text:p>0.0316626370994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618">
                <text:p>44618</text:p>
              </table:table-cell>
              <table:table-cell office:value-type="float" office:value="0.031567429098093">
                <text:p>0.031567429098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619">
                <text:p>44619</text:p>
              </table:table-cell>
              <table:table-cell office:value-type="float" office:value="0.0315917224215016">
                <text:p>0.0315917224215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620">
                <text:p>44620</text:p>
              </table:table-cell>
              <table:table-cell office:value-type="float" office:value="0.031764793043451">
                <text:p>0.031764793043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621">
                <text:p>44621</text:p>
              </table:table-cell>
              <table:table-cell office:value-type="float" office:value="0.0321225107109607">
                <text:p>0.0321225107109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622">
                <text:p>44622</text:p>
              </table:table-cell>
              <table:table-cell office:value-type="float" office:value="0.0326706006939868">
                <text:p>0.0326706006939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623">
                <text:p>44623</text:p>
              </table:table-cell>
              <table:table-cell office:value-type="float" office:value="0.0334277452269906">
                <text:p>0.0334277452269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624">
                <text:p>44624</text:p>
              </table:table-cell>
              <table:table-cell office:value-type="float" office:value="0.0343869311693773">
                <text:p>0.0343869311693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625">
                <text:p>44625</text:p>
              </table:table-cell>
              <table:table-cell office:value-type="float" office:value="0.0355361880315751">
                <text:p>0.0355361880315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626">
                <text:p>44626</text:p>
              </table:table-cell>
              <table:table-cell office:value-type="float" office:value="0.0368608465030841">
                <text:p>0.0368608465030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627">
                <text:p>44627</text:p>
              </table:table-cell>
              <table:table-cell office:value-type="float" office:value="0.0383557240118404">
                <text:p>0.0383557240118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628">
                <text:p>44628</text:p>
              </table:table-cell>
              <table:table-cell office:value-type="float" office:value="0.0399672957426414">
                <text:p>0.0399672957426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629">
                <text:p>44629</text:p>
              </table:table-cell>
              <table:table-cell office:value-type="float" office:value="0.0416740907672723">
                <text:p>0.0416740907672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4630">
                <text:p>44630</text:p>
              </table:table-cell>
              <table:table-cell office:value-type="float" office:value="0.0435027667981013">
                <text:p>0.043502766798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tick-marks-minor-inner="false" chart:tick-marks-minor-outer="true" chart:logarithmic="false" chart:minimum="4447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de59" draw:fill-color="#ffde5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78cm" svg:height="11.423cm" xlink:href=".." xlink:type="simple" chart:class="chart:scatter" chart:style-name="ch1">
        <chart:title svg:x="2.12cm" svg:y="0.363cm" chart:style-name="ch2">
          <text:p>COVID Symptom Study prevalence estimate for England, compared to ONS Infection Survey. LOG SCALE</text:p>
        </chart:title>
        <chart:legend chart:legend-position="end" svg:x="17.297cm" svg:y="5.163cm" style:legend-expansion="high" chart:style-name="ch3"/>
        <chart:plot-area chart:style-name="ch4" table:cell-range-address="CSS.C2:CSS.D1000 CSS.B1:CSS.B1 ONS.E1:ONS.E1 ONS.D2:ONS.D1000" chart:data-source-has-labels="row" svg:x="0.413cm" svg:y="1.874cm" svg:width="16.471cm" svg:height="9.321cm">
          <chart:coordinate-region svg:x="1.828cm" svg:y="2.073cm" svg:width="14.393cm" svg:height="8.476cm"/>
          <chart:axis chart:dimension="x" chart:name="primary-x" chart:style-name="ch5"/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CSS.D2:CSS.D1000" chart:label-cell-address="CSS.B1:CSS.B1" chart:class="chart:scatter">
            <chart:domain table:cell-range-address="CSS.C2:CSS.C1000"/>
            <chart:data-point chart:repeated="999"/>
          </chart:series>
          <chart:series chart:style-name="ch10" chart:values-cell-range-address="ONS.D2:ONS.D1000" chart:label-cell-address="ONS.E1:ONS.E1" chart:class="chart:scatter">
            <chart:domain table:cell-range-address="ONS.A2:ONS.A1000"/>
            <chart:data-point chart:repeated="9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tive_cases</text:p>
                <draw:g>
                  <svg:desc>CSS.B1:CSS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NS * 1</text:p>
                <draw:g>
                  <svg:desc>ONS.E1:ON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494">
                <text:p>44494</text:p>
                <draw:g>
                  <svg:desc>CSS.C2:CSS.C1000</svg:desc>
                </draw:g>
              </table:table-cell>
              <table:table-cell office:value-type="float" office:value="0.0188887456634803">
                <text:p>0.0188887456634803</text:p>
                <draw:g>
                  <svg:desc>CSS.D2:CSS.D1000</svg:desc>
                </draw:g>
              </table:table-cell>
              <table:table-cell office:value-type="float" office:value="44021">
                <text:p>44021</text:p>
                <draw:g>
                  <svg:desc>ONS.A2:ONS.A1000</svg:desc>
                </draw:g>
              </table:table-cell>
              <table:table-cell office:value-type="float" office:value="0.0004">
                <text:p>0.0004</text:p>
                <draw:g>
                  <svg:desc>ONS.D2:ONS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495">
                <text:p>44495</text:p>
              </table:table-cell>
              <table:table-cell office:value-type="float" office:value="0.0188180419863948">
                <text:p>0.0188180419863948</text:p>
              </table:table-cell>
              <table:table-cell office:value-type="float" office:value="44028">
                <text:p>44028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496">
                <text:p>44496</text:p>
              </table:table-cell>
              <table:table-cell office:value-type="float" office:value="0.0186856983918798">
                <text:p>0.0186856983918798</text:p>
              </table:table-cell>
              <table:table-cell office:value-type="float" office:value="44035">
                <text:p>44035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97">
                <text:p>44497</text:p>
              </table:table-cell>
              <table:table-cell office:value-type="float" office:value="0.0184918788778134">
                <text:p>0.0184918788778134</text:p>
              </table:table-cell>
              <table:table-cell office:value-type="float" office:value="44042">
                <text:p>44042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498">
                <text:p>44498</text:p>
              </table:table-cell>
              <table:table-cell office:value-type="float" office:value="0.0182534221522312">
                <text:p>0.0182534221522312</text:p>
              </table:table-cell>
              <table:table-cell office:value-type="float" office:value="44049">
                <text:p>44049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499">
                <text:p>44499</text:p>
              </table:table-cell>
              <table:table-cell office:value-type="float" office:value="0.0179755723099482">
                <text:p>0.0179755723099482</text:p>
              </table:table-cell>
              <table:table-cell office:value-type="float" office:value="44053">
                <text:p>44053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500">
                <text:p>44500</text:p>
              </table:table-cell>
              <table:table-cell office:value-type="float" office:value="0.0176659980376931">
                <text:p>0.0176659980376931</text:p>
              </table:table-cell>
              <table:table-cell office:value-type="float" office:value="44060">
                <text:p>44060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501">
                <text:p>44501</text:p>
              </table:table-cell>
              <table:table-cell office:value-type="float" office:value="0.0173233940447578">
                <text:p>0.0173233940447578</text:p>
              </table:table-cell>
              <table:table-cell office:value-type="float" office:value="44065">
                <text:p>44065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502">
                <text:p>44502</text:p>
              </table:table-cell>
              <table:table-cell office:value-type="float" office:value="0.0169596429334716">
                <text:p>0.0169596429334716</text:p>
              </table:table-cell>
              <table:table-cell office:value-type="float" office:value="44076">
                <text:p>44076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503">
                <text:p>44503</text:p>
              </table:table-cell>
              <table:table-cell office:value-type="float" office:value="0.0166048758415085">
                <text:p>0.0166048758415085</text:p>
              </table:table-cell>
              <table:table-cell office:value-type="float" office:value="44081">
                <text:p>44081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504">
                <text:p>44504</text:p>
              </table:table-cell>
              <table:table-cell office:value-type="float" office:value="0.0162700303277378">
                <text:p>0.0162700303277378</text:p>
              </table:table-cell>
              <table:table-cell office:value-type="float" office:value="44090">
                <text:p>44090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505">
                <text:p>44505</text:p>
              </table:table-cell>
              <table:table-cell office:value-type="float" office:value="0.0159335916989839">
                <text:p>0.0159335916989839</text:p>
              </table:table-cell>
              <table:table-cell office:value-type="float" office:value="44095">
                <text:p>44095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506">
                <text:p>44506</text:p>
              </table:table-cell>
              <table:table-cell office:value-type="float" office:value="0.0156286919060305">
                <text:p>0.0156286919060305</text:p>
              </table:table-cell>
              <table:table-cell office:value-type="float" office:value="44102">
                <text:p>44102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507">
                <text:p>44507</text:p>
              </table:table-cell>
              <table:table-cell office:value-type="float" office:value="0.015354596061513">
                <text:p>0.015354596061513</text:p>
              </table:table-cell>
              <table:table-cell office:value-type="float" office:value="44109">
                <text:p>44109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508">
                <text:p>44508</text:p>
              </table:table-cell>
              <table:table-cell office:value-type="float" office:value="0.0151235125978823">
                <text:p>0.0151235125978823</text:p>
              </table:table-cell>
              <table:table-cell office:value-type="float" office:value="44117">
                <text:p>44117</text:p>
              </table:table-cell>
              <table:table-cell office:value-type="float" office:value="0.0079">
                <text:p>0.0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509">
                <text:p>44509</text:p>
              </table:table-cell>
              <table:table-cell office:value-type="float" office:value="0.0149529136300215">
                <text:p>0.0149529136300215</text:p>
              </table:table-cell>
              <table:table-cell office:value-type="float" office:value="44124">
                <text:p>44124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510">
                <text:p>44510</text:p>
              </table:table-cell>
              <table:table-cell office:value-type="float" office:value="0.0148376593206013">
                <text:p>0.0148376593206013</text:p>
              </table:table-cell>
              <table:table-cell office:value-type="float" office:value="44132">
                <text:p>44132</text:p>
              </table:table-cell>
              <table:table-cell office:value-type="float" office:value="0.0113">
                <text:p>0.01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511">
                <text:p>44511</text:p>
              </table:table-cell>
              <table:table-cell office:value-type="float" office:value="0.0147791503431323">
                <text:p>0.0147791503431323</text:p>
              </table:table-cell>
              <table:table-cell office:value-type="float" office:value="44138">
                <text:p>44138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512">
                <text:p>44512</text:p>
              </table:table-cell>
              <table:table-cell office:value-type="float" office:value="0.0147897458011986">
                <text:p>0.0147897458011986</text:p>
              </table:table-cell>
              <table:table-cell office:value-type="float" office:value="44146">
                <text:p>44146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513">
                <text:p>44513</text:p>
              </table:table-cell>
              <table:table-cell office:value-type="float" office:value="0.0148506330172853">
                <text:p>0.0148506330172853</text:p>
              </table:table-cell>
              <table:table-cell office:value-type="float" office:value="44153">
                <text:p>44153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514">
                <text:p>44514</text:p>
              </table:table-cell>
              <table:table-cell office:value-type="float" office:value="0.014943930673766">
                <text:p>0.014943930673766</text:p>
              </table:table-cell>
              <table:table-cell office:value-type="float" office:value="44160">
                <text:p>44160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515">
                <text:p>44515</text:p>
              </table:table-cell>
              <table:table-cell office:value-type="float" office:value="0.0150821857414605">
                <text:p>0.0150821857414605</text:p>
              </table:table-cell>
              <table:table-cell office:value-type="float" office:value="44167">
                <text:p>44167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516">
                <text:p>44516</text:p>
              </table:table-cell>
              <table:table-cell office:value-type="float" office:value="0.0152383109818118">
                <text:p>0.0152383109818118</text:p>
              </table:table-cell>
              <table:table-cell office:value-type="float" office:value="44174">
                <text:p>44174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517">
                <text:p>44517</text:p>
              </table:table-cell>
              <table:table-cell office:value-type="float" office:value="0.015401530594436">
                <text:p>0.015401530594436</text:p>
              </table:table-cell>
              <table:table-cell office:value-type="float" office:value="44180">
                <text:p>44180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518">
                <text:p>44518</text:p>
              </table:table-cell>
              <table:table-cell office:value-type="float" office:value="0.0155563814577191">
                <text:p>0.0155563814577191</text:p>
              </table:table-cell>
              <table:table-cell office:value-type="float" office:value="44185">
                <text:p>44185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519">
                <text:p>44519</text:p>
              </table:table-cell>
              <table:table-cell office:value-type="float" office:value="0.0157144549087209">
                <text:p>0.0157144549087209</text:p>
              </table:table-cell>
              <table:table-cell office:value-type="float" office:value="44195">
                <text:p>44195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520">
                <text:p>44520</text:p>
              </table:table-cell>
              <table:table-cell office:value-type="float" office:value="0.0158584026331757">
                <text:p>0.0158584026331757</text:p>
              </table:table-cell>
              <table:table-cell office:value-type="float" office:value="44202">
                <text:p>44202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521">
                <text:p>44521</text:p>
              </table:table-cell>
              <table:table-cell office:value-type="float" office:value="0.0159894273165733">
                <text:p>0.0159894273165733</text:p>
              </table:table-cell>
              <table:table-cell office:value-type="float" office:value="44209">
                <text:p>44209</text:p>
              </table:table-cell>
              <table:table-cell office:value-type="float" office:value="0.0188">
                <text:p>0.01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522">
                <text:p>44522</text:p>
              </table:table-cell>
              <table:table-cell office:value-type="float" office:value="0.0161024706616696">
                <text:p>0.0161024706616696</text:p>
              </table:table-cell>
              <table:table-cell office:value-type="float" office:value="44216">
                <text:p>44216</text:p>
              </table:table-cell>
              <table:table-cell office:value-type="float" office:value="0.0187">
                <text:p>0.01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523">
                <text:p>44523</text:p>
              </table:table-cell>
              <table:table-cell office:value-type="float" office:value="0.0161886992890951">
                <text:p>0.0161886992890951</text:p>
              </table:table-cell>
              <table:table-cell office:value-type="float" office:value="44223">
                <text:p>44223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524">
                <text:p>44524</text:p>
              </table:table-cell>
              <table:table-cell office:value-type="float" office:value="0.0162651849068694">
                <text:p>0.0162651849068694</text:p>
              </table:table-cell>
              <table:table-cell office:value-type="float" office:value="44229">
                <text:p>44229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525">
                <text:p>44525</text:p>
              </table:table-cell>
              <table:table-cell office:value-type="float" office:value="0.0163435336847096">
                <text:p>0.0163435336847096</text:p>
              </table:table-cell>
              <table:table-cell office:value-type="float" office:value="44236">
                <text:p>44236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526">
                <text:p>44526</text:p>
              </table:table-cell>
              <table:table-cell office:value-type="float" office:value="0.0164179577249462">
                <text:p>0.0164179577249462</text:p>
              </table:table-cell>
              <table:table-cell office:value-type="float" office:value="44243">
                <text:p>44243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527">
                <text:p>44527</text:p>
              </table:table-cell>
              <table:table-cell office:value-type="float" office:value="0.0164957461968513">
                <text:p>0.0164957461968513</text:p>
              </table:table-cell>
              <table:table-cell office:value-type="float" office:value="44251">
                <text:p>44251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528">
                <text:p>44528</text:p>
              </table:table-cell>
              <table:table-cell office:value-type="float" office:value="0.0165898997317121">
                <text:p>0.0165898997317121</text:p>
              </table:table-cell>
              <table:table-cell office:value-type="float" office:value="44257">
                <text:p>44257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529">
                <text:p>44529</text:p>
              </table:table-cell>
              <table:table-cell office:value-type="float" office:value="0.0166703232060261">
                <text:p>0.0166703232060261</text:p>
              </table:table-cell>
              <table:table-cell office:value-type="float" office:value="44265">
                <text:p>44265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530">
                <text:p>44530</text:p>
              </table:table-cell>
              <table:table-cell office:value-type="float" office:value="0.0167462918313529">
                <text:p>0.0167462918313529</text:p>
              </table:table-cell>
              <table:table-cell office:value-type="float" office:value="44272">
                <text:p>4427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531">
                <text:p>44531</text:p>
              </table:table-cell>
              <table:table-cell office:value-type="float" office:value="0.0168339236917315">
                <text:p>0.0168339236917315</text:p>
              </table:table-cell>
              <table:table-cell office:value-type="float" office:value="44279">
                <text:p>44279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532">
                <text:p>44532</text:p>
              </table:table-cell>
              <table:table-cell office:value-type="float" office:value="0.0169318811117907">
                <text:p>0.0169318811117907</text:p>
              </table:table-cell>
              <table:table-cell office:value-type="float" office:value="44286">
                <text:p>4428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533">
                <text:p>44533</text:p>
              </table:table-cell>
              <table:table-cell office:value-type="float" office:value="0.0170506716372607">
                <text:p>0.0170506716372607</text:p>
              </table:table-cell>
              <table:table-cell office:value-type="float" office:value="44293">
                <text:p>44293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534">
                <text:p>44534</text:p>
              </table:table-cell>
              <table:table-cell office:value-type="float" office:value="0.017188345485021">
                <text:p>0.017188345485021</text:p>
              </table:table-cell>
              <table:table-cell office:value-type="float" office:value="44299">
                <text:p>44299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535">
                <text:p>44535</text:p>
              </table:table-cell>
              <table:table-cell office:value-type="float" office:value="0.0173592048124046">
                <text:p>0.0173592048124046</text:p>
              </table:table-cell>
              <table:table-cell office:value-type="float" office:value="44307">
                <text:p>4430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536">
                <text:p>44536</text:p>
              </table:table-cell>
              <table:table-cell office:value-type="float" office:value="0.0175670286447405">
                <text:p>0.0175670286447405</text:p>
              </table:table-cell>
              <table:table-cell office:value-type="float" office:value="44315">
                <text:p>44315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537">
                <text:p>44537</text:p>
              </table:table-cell>
              <table:table-cell office:value-type="float" office:value="0.0178550659514133">
                <text:p>0.0178550659514133</text:p>
              </table:table-cell>
              <table:table-cell office:value-type="float" office:value="44321">
                <text:p>44321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538">
                <text:p>44538</text:p>
              </table:table-cell>
              <table:table-cell office:value-type="float" office:value="0.0182816633020092">
                <text:p>0.0182816633020092</text:p>
              </table:table-cell>
              <table:table-cell office:value-type="float" office:value="44328">
                <text:p>44328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539">
                <text:p>44539</text:p>
              </table:table-cell>
              <table:table-cell office:value-type="float" office:value="0.018850596874672">
                <text:p>0.018850596874672</text:p>
              </table:table-cell>
              <table:table-cell office:value-type="float" office:value="44335">
                <text:p>44335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540">
                <text:p>44540</text:p>
              </table:table-cell>
              <table:table-cell office:value-type="float" office:value="0.019537941377262">
                <text:p>0.019537941377262</text:p>
              </table:table-cell>
              <table:table-cell office:value-type="float" office:value="44342">
                <text:p>44342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541">
                <text:p>44541</text:p>
              </table:table-cell>
              <table:table-cell office:value-type="float" office:value="0.0203410564909014">
                <text:p>0.0203410564909014</text:p>
              </table:table-cell>
              <table:table-cell office:value-type="float" office:value="44349">
                <text:p>44349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542">
                <text:p>44542</text:p>
              </table:table-cell>
              <table:table-cell office:value-type="float" office:value="0.0212723892310804">
                <text:p>0.0212723892310804</text:p>
              </table:table-cell>
              <table:table-cell office:value-type="float" office:value="44356">
                <text:p>44356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543">
                <text:p>44543</text:p>
              </table:table-cell>
              <table:table-cell office:value-type="float" office:value="0.0223114293661226">
                <text:p>0.0223114293661226</text:p>
              </table:table-cell>
              <table:table-cell office:value-type="float" office:value="44363">
                <text:p>44363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544">
                <text:p>44544</text:p>
              </table:table-cell>
              <table:table-cell office:value-type="float" office:value="0.0234721717403679">
                <text:p>0.0234721717403679</text:p>
              </table:table-cell>
              <table:table-cell office:value-type="float" office:value="44370">
                <text:p>44370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545">
                <text:p>44545</text:p>
              </table:table-cell>
              <table:table-cell office:value-type="float" office:value="0.0247343802096987">
                <text:p>0.0247343802096987</text:p>
              </table:table-cell>
              <table:table-cell office:value-type="float" office:value="44377">
                <text:p>44377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546">
                <text:p>44546</text:p>
              </table:table-cell>
              <table:table-cell office:value-type="float" office:value="0.0260966276498838">
                <text:p>0.0260966276498838</text:p>
              </table:table-cell>
              <table:table-cell office:value-type="float" office:value="44384">
                <text:p>44384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547">
                <text:p>44547</text:p>
              </table:table-cell>
              <table:table-cell office:value-type="float" office:value="0.027540512807088">
                <text:p>0.027540512807088</text:p>
              </table:table-cell>
              <table:table-cell office:value-type="float" office:value="44391">
                <text:p>4439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548">
                <text:p>44548</text:p>
              </table:table-cell>
              <table:table-cell office:value-type="float" office:value="0.0290161235446459">
                <text:p>0.0290161235446459</text:p>
              </table:table-cell>
              <table:table-cell office:value-type="float" office:value="44398">
                <text:p>44398</text:p>
              </table:table-cell>
              <table:table-cell office:value-type="float" office:value="0.0157">
                <text:p>0.01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549">
                <text:p>44549</text:p>
              </table:table-cell>
              <table:table-cell office:value-type="float" office:value="0.0304996110587582">
                <text:p>0.0304996110587582</text:p>
              </table:table-cell>
              <table:table-cell office:value-type="float" office:value="44405">
                <text:p>44405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550">
                <text:p>44550</text:p>
              </table:table-cell>
              <table:table-cell office:value-type="float" office:value="0.0319688145114875">
                <text:p>0.0319688145114875</text:p>
              </table:table-cell>
              <table:table-cell office:value-type="float" office:value="44411">
                <text:p>44411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551">
                <text:p>44551</text:p>
              </table:table-cell>
              <table:table-cell office:value-type="float" office:value="0.0333785637653249">
                <text:p>0.0333785637653249</text:p>
              </table:table-cell>
              <table:table-cell office:value-type="float" office:value="44419">
                <text:p>44419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552">
                <text:p>44552</text:p>
              </table:table-cell>
              <table:table-cell office:value-type="float" office:value="0.0347148701410308">
                <text:p>0.0347148701410308</text:p>
              </table:table-cell>
              <table:table-cell office:value-type="float" office:value="44425">
                <text:p>44425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553">
                <text:p>44553</text:p>
              </table:table-cell>
              <table:table-cell office:value-type="float" office:value="0.0359884402332372">
                <text:p>0.0359884402332372</text:p>
              </table:table-cell>
              <table:table-cell office:value-type="float" office:value="44432">
                <text:p>44432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554">
                <text:p>44554</text:p>
              </table:table-cell>
              <table:table-cell office:value-type="float" office:value="0.0371879205238323">
                <text:p>0.0371879205238323</text:p>
              </table:table-cell>
              <table:table-cell office:value-type="float" office:value="44439">
                <text:p>44439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555">
                <text:p>44555</text:p>
              </table:table-cell>
              <table:table-cell office:value-type="float" office:value="0.0383062230759372">
                <text:p>0.0383062230759372</text:p>
              </table:table-cell>
              <table:table-cell office:value-type="float" office:value="44447">
                <text:p>44447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556">
                <text:p>44556</text:p>
              </table:table-cell>
              <table:table-cell office:value-type="float" office:value="0.0393110339434716">
                <text:p>0.0393110339434716</text:p>
              </table:table-cell>
              <table:table-cell office:value-type="float" office:value="44454">
                <text:p>44454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557">
                <text:p>44557</text:p>
              </table:table-cell>
              <table:table-cell office:value-type="float" office:value="0.0401955738753259">
                <text:p>0.0401955738753259</text:p>
              </table:table-cell>
              <table:table-cell office:value-type="float" office:value="44461">
                <text:p>44461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558">
                <text:p>44558</text:p>
              </table:table-cell>
              <table:table-cell office:value-type="float" office:value="0.0409582174684804">
                <text:p>0.0409582174684804</text:p>
              </table:table-cell>
              <table:table-cell office:value-type="float" office:value="44468">
                <text:p>44468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559">
                <text:p>44559</text:p>
              </table:table-cell>
              <table:table-cell office:value-type="float" office:value="0.041590519806317">
                <text:p>0.041590519806317</text:p>
              </table:table-cell>
              <table:table-cell office:value-type="float" office:value="44475">
                <text:p>44475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560">
                <text:p>44560</text:p>
              </table:table-cell>
              <table:table-cell office:value-type="float" office:value="0.0420858837156816">
                <text:p>0.0420858837156816</text:p>
              </table:table-cell>
              <table:table-cell office:value-type="float" office:value="44482">
                <text:p>44482</text:p>
              </table:table-cell>
              <table:table-cell office:value-type="float" office:value="0.0179">
                <text:p>0.01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561">
                <text:p>44561</text:p>
              </table:table-cell>
              <table:table-cell office:value-type="float" office:value="0.0424508736704957">
                <text:p>0.0424508736704957</text:p>
              </table:table-cell>
              <table:table-cell office:value-type="float" office:value="44488">
                <text:p>44488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562">
                <text:p>44562</text:p>
              </table:table-cell>
              <table:table-cell office:value-type="float" office:value="0.0426955179299276">
                <text:p>0.0426955179299276</text:p>
              </table:table-cell>
              <table:table-cell office:value-type="float" office:value="44496">
                <text:p>44496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563">
                <text:p>44563</text:p>
              </table:table-cell>
              <table:table-cell office:value-type="float" office:value="0.0428107631345519">
                <text:p>0.0428107631345519</text:p>
              </table:table-cell>
              <table:table-cell office:value-type="float" office:value="44503">
                <text:p>44503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564">
                <text:p>44564</text:p>
              </table:table-cell>
              <table:table-cell office:value-type="float" office:value="0.0427900091102732">
                <text:p>0.0427900091102732</text:p>
              </table:table-cell>
              <table:table-cell office:value-type="float" office:value="44510">
                <text:p>44510</text:p>
              </table:table-cell>
              <table:table-cell office:value-type="float" office:value="0.0151">
                <text:p>0.01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565">
                <text:p>44565</text:p>
              </table:table-cell>
              <table:table-cell office:value-type="float" office:value="0.0426251046946931">
                <text:p>0.0426251046946931</text:p>
              </table:table-cell>
              <table:table-cell office:value-type="float" office:value="44517">
                <text:p>44517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566">
                <text:p>44566</text:p>
              </table:table-cell>
              <table:table-cell office:value-type="float" office:value="0.0423061167389191">
                <text:p>0.0423061167389191</text:p>
              </table:table-cell>
              <table:table-cell office:value-type="float" office:value="44524">
                <text:p>44524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567">
                <text:p>44567</text:p>
              </table:table-cell>
              <table:table-cell office:value-type="float" office:value="0.0418459863278194">
                <text:p>0.0418459863278194</text:p>
              </table:table-cell>
              <table:table-cell office:value-type="float" office:value="44528">
                <text:p>44528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568">
                <text:p>44568</text:p>
              </table:table-cell>
              <table:table-cell office:value-type="float" office:value="0.041261249623064">
                <text:p>0.041261249623064</text:p>
              </table:table-cell>
              <table:table-cell office:value-type="float" office:value="44538">
                <text:p>44538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569">
                <text:p>44569</text:p>
              </table:table-cell>
              <table:table-cell office:value-type="float" office:value="0.0405783725815647">
                <text:p>0.0405783725815647</text:p>
              </table:table-cell>
              <table:table-cell office:value-type="float" office:value="44543">
                <text:p>44543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570">
                <text:p>44570</text:p>
              </table:table-cell>
              <table:table-cell office:value-type="float" office:value="0.0398270147282119">
                <text:p>0.0398270147282119</text:p>
              </table:table-cell>
              <table:table-cell office:value-type="float" office:value="44546">
                <text:p>44546</text:p>
              </table:table-cell>
              <table:table-cell office:value-type="float" office:value="0.0283">
                <text:p>0.02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571">
                <text:p>44571</text:p>
              </table:table-cell>
              <table:table-cell office:value-type="float" office:value="0.0390336134196296">
                <text:p>0.0390336134196296</text:p>
              </table:table-cell>
              <table:table-cell office:value-type="float" office:value="44550">
                <text:p>44550</text:p>
              </table:table-cell>
              <table:table-cell office:value-type="float" office:value="0.0371">
                <text:p>0.03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572">
                <text:p>44572</text:p>
              </table:table-cell>
              <table:table-cell office:value-type="float" office:value="0.0381915258457317">
                <text:p>0.0381915258457317</text:p>
              </table:table-cell>
              <table:table-cell office:value-type="float" office:value="44558">
                <text:p>4455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573">
                <text:p>44573</text:p>
              </table:table-cell>
              <table:table-cell office:value-type="float" office:value="0.0373681601745556">
                <text:p>0.0373681601745556</text:p>
              </table:table-cell>
              <table:table-cell office:value-type="float" office:value="44564">
                <text:p>44564</text:p>
              </table:table-cell>
              <table:table-cell office:value-type="float" office:value="0.0685">
                <text:p>0.06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574">
                <text:p>44574</text:p>
              </table:table-cell>
              <table:table-cell office:value-type="float" office:value="0.0365789323729444">
                <text:p>0.0365789323729444</text:p>
              </table:table-cell>
              <table:table-cell office:value-type="float" office:value="44573">
                <text:p>44573</text:p>
              </table:table-cell>
              <table:table-cell office:value-type="float" office:value="0.0547">
                <text:p>0.05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575">
                <text:p>44575</text:p>
              </table:table-cell>
              <table:table-cell office:value-type="float" office:value="0.0358754183251346">
                <text:p>0.0358754183251346</text:p>
              </table:table-cell>
              <table:table-cell office:value-type="float" office:value="44580">
                <text:p>44580</text:p>
              </table:table-cell>
              <table:table-cell office:value-type="float" office:value="0.0482">
                <text:p>0.04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576">
                <text:p>44576</text:p>
              </table:table-cell>
              <table:table-cell office:value-type="float" office:value="0.0352510216153287">
                <text:p>0.0352510216153287</text:p>
              </table:table-cell>
              <table:table-cell office:value-type="float" office:value="44587">
                <text:p>44587</text:p>
              </table:table-cell>
              <table:table-cell office:value-type="float" office:value="0.0483">
                <text:p>0.04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577">
                <text:p>44577</text:p>
              </table:table-cell>
              <table:table-cell office:value-type="float" office:value="0.0347551555613425">
                <text:p>0.0347551555613425</text:p>
              </table:table-cell>
              <table:table-cell office:value-type="float" office:value="44594">
                <text:p>44594</text:p>
              </table:table-cell>
              <table:table-cell office:value-type="float" office:value="0.0518">
                <text:p>0.05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578">
                <text:p>44578</text:p>
              </table:table-cell>
              <table:table-cell office:value-type="float" office:value="0.0343929556119545">
                <text:p>0.0343929556119545</text:p>
              </table:table-cell>
              <table:table-cell office:value-type="float" office:value="44601">
                <text:p>44601</text:p>
              </table:table-cell>
              <table:table-cell office:value-type="float" office:value="0.0449">
                <text:p>0.04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579">
                <text:p>44579</text:p>
              </table:table-cell>
              <table:table-cell office:value-type="float" office:value="0.0341750938067263">
                <text:p>0.0341750938067263</text:p>
              </table:table-cell>
              <table:table-cell office:value-type="float" office:value="44608">
                <text:p>44608</text:p>
              </table:table-cell>
              <table:table-cell office:value-type="float" office:value="0.0384">
                <text:p>0.03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580">
                <text:p>44580</text:p>
              </table:table-cell>
              <table:table-cell office:value-type="float" office:value="0.0340983058673825">
                <text:p>0.0340983058673825</text:p>
              </table:table-cell>
              <table:table-cell office:value-type="float" office:value="44615">
                <text:p>44615</text:p>
              </table:table-cell>
              <table:table-cell office:value-type="float" office:value="0.0355">
                <text:p>0.03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581">
                <text:p>44581</text:p>
              </table:table-cell>
              <table:table-cell office:value-type="float" office:value="0.0341719558940716">
                <text:p>0.0341719558940716</text:p>
              </table:table-cell>
              <table:table-cell office:value-type="float" office:value="44622">
                <text:p>44622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82">
                <text:p>44582</text:p>
              </table:table-cell>
              <table:table-cell office:value-type="float" office:value="0.034383860521913">
                <text:p>0.034383860521913</text:p>
              </table:table-cell>
              <table:table-cell office:value-type="float" office:value="44629">
                <text:p>44629</text:p>
              </table:table-cell>
              <table:table-cell office:value-type="float" office:value="0.0487">
                <text:p>0.04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83">
                <text:p>44583</text:p>
              </table:table-cell>
              <table:table-cell office:value-type="float" office:value="0.0347220462397039">
                <text:p>0.0347220462397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584">
                <text:p>44584</text:p>
              </table:table-cell>
              <table:table-cell office:value-type="float" office:value="0.0351781186156296">
                <text:p>0.035178118615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585">
                <text:p>44585</text:p>
              </table:table-cell>
              <table:table-cell office:value-type="float" office:value="0.0357118619152806">
                <text:p>0.0357118619152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586">
                <text:p>44586</text:p>
              </table:table-cell>
              <table:table-cell office:value-type="float" office:value="0.0363178031253493">
                <text:p>0.0363178031253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587">
                <text:p>44587</text:p>
              </table:table-cell>
              <table:table-cell office:value-type="float" office:value="0.0369717145374348">
                <text:p>0.0369717145374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588">
                <text:p>44588</text:p>
              </table:table-cell>
              <table:table-cell office:value-type="float" office:value="0.0376563499637078">
                <text:p>0.0376563499637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589">
                <text:p>44589</text:p>
              </table:table-cell>
              <table:table-cell office:value-type="float" office:value="0.0383390061365543">
                <text:p>0.0383390061365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590">
                <text:p>44590</text:p>
              </table:table-cell>
              <table:table-cell office:value-type="float" office:value="0.0390166870272329">
                <text:p>0.0390166870272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591">
                <text:p>44591</text:p>
              </table:table-cell>
              <table:table-cell office:value-type="float" office:value="0.0396436743782951">
                <text:p>0.0396436743782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592">
                <text:p>44592</text:p>
              </table:table-cell>
              <table:table-cell office:value-type="float" office:value="0.040203236652244">
                <text:p>0.040203236652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593">
                <text:p>44593</text:p>
              </table:table-cell>
              <table:table-cell office:value-type="float" office:value="0.0406824640612027">
                <text:p>0.0406824640612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594">
                <text:p>44594</text:p>
              </table:table-cell>
              <table:table-cell office:value-type="float" office:value="0.0410518981151844">
                <text:p>0.0410518981151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595">
                <text:p>44595</text:p>
              </table:table-cell>
              <table:table-cell office:value-type="float" office:value="0.0413040885646564">
                <text:p>0.0413040885646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596">
                <text:p>44596</text:p>
              </table:table-cell>
              <table:table-cell office:value-type="float" office:value="0.0414579810945513">
                <text:p>0.0414579810945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597">
                <text:p>44597</text:p>
              </table:table-cell>
              <table:table-cell office:value-type="float" office:value="0.0415089427281734">
                <text:p>0.041508942728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598">
                <text:p>44598</text:p>
              </table:table-cell>
              <table:table-cell office:value-type="float" office:value="0.0414350897995035">
                <text:p>0.0414350897995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599">
                <text:p>44599</text:p>
              </table:table-cell>
              <table:table-cell office:value-type="float" office:value="0.0412599712739208">
                <text:p>0.0412599712739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600">
                <text:p>44600</text:p>
              </table:table-cell>
              <table:table-cell office:value-type="float" office:value="0.0409759773520976">
                <text:p>0.040975977352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601">
                <text:p>44601</text:p>
              </table:table-cell>
              <table:table-cell office:value-type="float" office:value="0.0405810761121333">
                <text:p>0.040581076112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602">
                <text:p>44602</text:p>
              </table:table-cell>
              <table:table-cell office:value-type="float" office:value="0.0401251508741858">
                <text:p>0.040125150874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603">
                <text:p>44603</text:p>
              </table:table-cell>
              <table:table-cell office:value-type="float" office:value="0.0396098209773892">
                <text:p>0.039609820977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604">
                <text:p>44604</text:p>
              </table:table-cell>
              <table:table-cell office:value-type="float" office:value="0.039027590651913">
                <text:p>0.03902759065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605">
                <text:p>44605</text:p>
              </table:table-cell>
              <table:table-cell office:value-type="float" office:value="0.0384006486237834">
                <text:p>0.0384006486237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606">
                <text:p>44606</text:p>
              </table:table-cell>
              <table:table-cell office:value-type="float" office:value="0.0377434670678839">
                <text:p>0.0377434670678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607">
                <text:p>44607</text:p>
              </table:table-cell>
              <table:table-cell office:value-type="float" office:value="0.0370537039040524">
                <text:p>0.037053703904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608">
                <text:p>44608</text:p>
              </table:table-cell>
              <table:table-cell office:value-type="float" office:value="0.0363424390634481">
                <text:p>0.0363424390634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609">
                <text:p>44609</text:p>
              </table:table-cell>
              <table:table-cell office:value-type="float" office:value="0.0356394576884954">
                <text:p>0.0356394576884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610">
                <text:p>44610</text:p>
              </table:table-cell>
              <table:table-cell office:value-type="float" office:value="0.0349559878938837">
                <text:p>0.0349559878938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611">
                <text:p>44611</text:p>
              </table:table-cell>
              <table:table-cell office:value-type="float" office:value="0.0342963469848481">
                <text:p>0.0342963469848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612">
                <text:p>44612</text:p>
              </table:table-cell>
              <table:table-cell office:value-type="float" office:value="0.0336857853560845">
                <text:p>0.0336857853560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613">
                <text:p>44613</text:p>
              </table:table-cell>
              <table:table-cell office:value-type="float" office:value="0.0331229442864427">
                <text:p>0.033122944286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614">
                <text:p>44614</text:p>
              </table:table-cell>
              <table:table-cell office:value-type="float" office:value="0.0326184879485761">
                <text:p>0.0326184879485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615">
                <text:p>44615</text:p>
              </table:table-cell>
              <table:table-cell office:value-type="float" office:value="0.0322008109760078">
                <text:p>0.0322008109760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616">
                <text:p>44616</text:p>
              </table:table-cell>
              <table:table-cell office:value-type="float" office:value="0.0318748043357241">
                <text:p>0.0318748043357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617">
                <text:p>44617</text:p>
              </table:table-cell>
              <table:table-cell office:value-type="float" office:value="0.0316626370994652">
                <text:p>0.0316626370994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618">
                <text:p>44618</text:p>
              </table:table-cell>
              <table:table-cell office:value-type="float" office:value="0.031567429098093">
                <text:p>0.031567429098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619">
                <text:p>44619</text:p>
              </table:table-cell>
              <table:table-cell office:value-type="float" office:value="0.0315917224215016">
                <text:p>0.0315917224215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620">
                <text:p>44620</text:p>
              </table:table-cell>
              <table:table-cell office:value-type="float" office:value="0.031764793043451">
                <text:p>0.031764793043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621">
                <text:p>44621</text:p>
              </table:table-cell>
              <table:table-cell office:value-type="float" office:value="0.0321225107109607">
                <text:p>0.0321225107109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622">
                <text:p>44622</text:p>
              </table:table-cell>
              <table:table-cell office:value-type="float" office:value="0.0326706006939868">
                <text:p>0.0326706006939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623">
                <text:p>44623</text:p>
              </table:table-cell>
              <table:table-cell office:value-type="float" office:value="0.0334277452269906">
                <text:p>0.0334277452269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624">
                <text:p>44624</text:p>
              </table:table-cell>
              <table:table-cell office:value-type="float" office:value="0.0343869311693773">
                <text:p>0.0343869311693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625">
                <text:p>44625</text:p>
              </table:table-cell>
              <table:table-cell office:value-type="float" office:value="0.0355361880315751">
                <text:p>0.0355361880315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626">
                <text:p>44626</text:p>
              </table:table-cell>
              <table:table-cell office:value-type="float" office:value="0.0368608465030841">
                <text:p>0.0368608465030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627">
                <text:p>44627</text:p>
              </table:table-cell>
              <table:table-cell office:value-type="float" office:value="0.0383557240118404">
                <text:p>0.0383557240118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628">
                <text:p>44628</text:p>
              </table:table-cell>
              <table:table-cell office:value-type="float" office:value="0.0399672957426414">
                <text:p>0.0399672957426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629">
                <text:p>44629</text:p>
              </table:table-cell>
              <table:table-cell office:value-type="float" office:value="0.0416740907672723">
                <text:p>0.0416740907672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4630">
                <text:p>44630</text:p>
              </table:table-cell>
              <table:table-cell office:value-type="float" office:value="0.0435027667981013">
                <text:p>0.043502766798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